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83in"/>
    </style:style>
    <style:style style:name="co2" style:family="table-column">
      <style:table-column-properties fo:break-before="auto" style:column-width="0.6173in"/>
    </style:style>
    <style:style style:name="co3" style:family="table-column">
      <style:table-column-properties fo:break-before="auto" style:column-width="0.6327in"/>
    </style:style>
    <style:style style:name="co4" style:family="table-column">
      <style:table-column-properties fo:break-before="auto" style:column-width="0.5402in"/>
    </style:style>
    <style:style style:name="co5" style:family="table-column">
      <style:table-column-properties fo:break-before="auto" style:column-width="0.454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02in" fo:break-before="auto" style:use-optimal-row-height="false"/>
    </style:style>
    <style:style style:name="ro2" style:family="table-row">
      <style:table-row-properties style:row-height="0.1972in" fo:break-before="auto" style:use-optimal-row-height="false"/>
    </style:style>
    <style:style style:name="ro3" style:family="table-row">
      <style:table-row-properties style:row-height="0.1028in" fo:break-before="auto" style:use-optimal-row-height="true"/>
    </style:style>
    <style:style style:name="ro4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size="6pt" style:font-size-asian="6pt" style:font-size-complex="6pt"/>
    </style:style>
    <style:style style:name="ce2" style:family="table-cell" style:parent-style-name="Default" style:data-style-name="N100"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style:use-window-font-color="true" fo:font-size="6pt" style:font-size-asian="6pt" style:font-size-complex="6pt"/>
    </style:style>
    <style:style style:name="ce4" style:family="table-cell" style:parent-style-name="Default">
      <style:table-cell-properties fo:background-color="#999999" fo:wrap-option="wrap" fo:border="0.06pt solid #000000"/>
      <style:text-properties style:use-window-font-color="true" fo:font-size="6pt" style:font-size-asian="6pt" style:font-size-complex="6pt"/>
    </style:style>
    <style:style style:name="ce5" style:family="table-cell" style:parent-style-name="Default">
      <style:table-cell-properties fo:background-color="#999999" fo:border="0.06pt solid #000000"/>
      <style:text-properties style:use-window-font-color="true" fo:font-size="6pt" style:font-size-asian="6pt" style:font-size-complex="6pt"/>
    </style:style>
    <style:style style:name="ce6" style:family="table-cell" style:parent-style-name="Default" style:data-style-name="N11">
      <style:table-cell-properties fo:background-color="transparent"/>
      <style:text-properties fo:font-size="6pt" style:font-size-asian="6pt" style:font-size-complex="6pt"/>
    </style:style>
    <style:style style:name="ce7" style:family="table-cell" style:parent-style-name="Default" style:data-style-name="N11">
      <style:text-properties fo:font-size="6pt" style:font-size-asian="6pt" style:font-size-complex="6pt"/>
    </style:style>
    <style:style style:name="ce8" style:family="table-cell" style:parent-style-name="Default" style:data-style-name="N11">
      <style:table-cell-properties fo:background-color="#999999" fo:border="0.06pt solid #000000"/>
      <style:text-properties style:use-window-font-color="true" fo:font-size="6pt" style:font-size-asian="6pt" style:font-size-complex="6pt"/>
    </style:style>
    <style:style style:name="ce9" style:family="table-cell" style:parent-style-name="Default" style:data-style-name="N11">
      <style:table-cell-properties fo:background-color="#cccccc" fo:wrap-option="wrap" fo:border="0.06pt solid #000000"/>
      <style:text-properties style:use-window-font-color="true" fo:font-size="6pt" style:font-size-asian="6pt" style:font-size-complex="6pt"/>
    </style:style>
    <style:style style:name="ce10" style:family="table-cell" style:parent-style-name="Default" style:data-style-name="N0">
      <style:table-cell-properties fo:background-color="#cccccc" fo:border="0.06pt solid #000000"/>
      <style:text-properties style:use-window-font-color="true" fo:font-size="6pt" style:font-size-asian="6pt" style:font-size-complex="6pt"/>
    </style:style>
    <style:style style:name="ce11" style:family="table-cell" style:parent-style-name="Default" style:data-style-name="N2">
      <style:table-cell-properties fo:background-color="#cccccc" fo:border="0.06pt solid #000000"/>
      <style:text-properties style:use-window-font-color="true" fo:font-size="6pt" style:font-size-asian="6pt" style:font-size-complex="6pt"/>
    </style:style>
    <style:style style:name="ce12" style:family="table-cell" style:parent-style-name="Default">
      <style:table-cell-properties fo:background-color="#999999" style:text-align-source="fix" style:repeat-content="false" fo:wrap-option="wrap" fo:border="0.06pt solid #000000"/>
      <style:paragraph-properties fo:text-align="center" fo:margin-left="0in"/>
      <style:text-properties fo:font-size="6pt" style:font-size-asian="6pt" style:font-size-complex="6pt"/>
    </style:style>
    <style:style style:name="ce13" style:family="table-cell" style:parent-style-name="Default" style:data-style-name="N11">
      <style:table-cell-properties fo:background-color="#999999" fo:border="0.06pt solid #000000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fo:font-size="6pt" style:font-size-asian="6pt" style:font-size-complex="6pt"/>
    </style:style>
    <style:style style:name="ce15" style:family="table-cell" style:parent-style-name="Default">
      <style:table-cell-properties fo:background-color="#999999" fo:border="0.06pt solid #000000"/>
      <style:text-properties fo:font-size="6pt" style:font-size-asian="6pt" style:font-size-complex="6pt"/>
    </style:style>
    <style:style style:name="ce16" style:family="table-cell" style:parent-style-name="Default">
      <style:table-cell-properties fo:background-color="#999999"/>
      <style:text-properties fo:font-size="6pt" style:font-size-asian="6pt" style:font-size-complex="6pt"/>
    </style:style>
    <style:style style:name="ce17" style:family="table-cell" style:parent-style-name="Default" style:data-style-name="N11">
      <style:table-cell-properties fo:background-color="#cccccc" fo:border="0.06pt solid #000000"/>
      <style:text-properties style:use-window-font-color="true" fo:font-size="6pt" style:font-size-asian="6pt" style:font-size-complex="6pt"/>
    </style:style>
    <style:style style:name="ce18" style:family="table-cell" style:parent-style-name="Default">
      <style:table-cell-properties fo:background-color="#00cccc" fo:border="0.06pt solid #000000"/>
      <style:text-properties fo:font-size="6pt" style:font-size-asian="6pt" style:font-size-complex="6pt"/>
    </style:style>
    <style:style style:name="ce19" style:family="table-cell" style:parent-style-name="Default" style:data-style-name="N11">
      <style:table-cell-properties fo:background-color="#00cccc" fo:border="0.06pt solid #000000"/>
      <style:text-properties fo:font-size="6pt" style:font-size-asian="6pt" style:font-size-complex="6pt"/>
    </style:style>
    <style:style style:name="ce20" style:family="table-cell" style:parent-style-name="Default">
      <style:table-cell-properties fo:background-color="#ff8080" fo:border="0.06pt solid #000000"/>
      <style:text-properties fo:font-size="6pt" style:font-size-asian="6pt" style:font-size-complex="6pt"/>
    </style:style>
    <style:style style:name="ce21" style:family="table-cell" style:parent-style-name="Default" style:data-style-name="N11">
      <style:table-cell-properties fo:background-color="#ff8080" fo:border="0.06pt solid #000000"/>
      <style:text-properties fo:font-size="6pt" style:font-size-asian="6pt" style:font-size-complex="6pt"/>
    </style:style>
    <style:style style:name="gr1" style:family="graphic">
      <style:graphic-properties draw:ole-draw-aspect="1"/>
    </style:style>
  </office:automatic-styles>
  <office:body>
    <office:spreadsheet>
      <table:table table:name="Portfolio" table:style-name="ta1">
        <table:shapes>
          <draw:frame draw:z-index="0" draw:style-name="gr1" svg:width="6.376in" svg:height="5.2366in" svg:x="7.1433in" svg:y="2.2547in">
            <draw:object draw:notify-on-update-of-ranges="Portfolio.A3:Portfolio.A255 Portfolio.J1:Portfolio.J1 Portfolio.J3:Portfolio.J25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7"/>
        <table:table-column table:style-name="co1" table:default-cell-style-name="ce1"/>
        <table:table-column table:style-name="co1" table:default-cell-style-name="ce7"/>
        <table:table-column table:style-name="co1" table:default-cell-style-name="ce1"/>
        <table:table-column table:style-name="co1" table:default-cell-style-name="ce7"/>
        <table:table-column table:style-name="co1" table:default-cell-style-name="ce1"/>
        <table:table-column table:style-name="co1" table:default-cell-style-name="ce7"/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008" table:default-cell-style-name="ce1"/>
        <table:table-row table:style-name="ro1">
          <table:table-cell/>
          <table:table-cell table:style-name="ce3" office:value-type="string" table:number-columns-spanned="2" table:number-rows-spanned="1">
            <text:p>AAPL (Apple)</text:p>
          </table:table-cell>
          <table:covered-table-cell table:style-name="ce8"/>
          <table:table-cell table:style-name="ce12" office:value-type="string" table:number-columns-spanned="2" table:number-rows-spanned="1">
            <text:p>TLT (iShares Barclays 20+ tr bond)</text:p>
          </table:table-cell>
          <table:covered-table-cell table:style-name="ce13"/>
          <table:table-cell table:style-name="ce14" office:value-type="string" table:number-columns-spanned="2" table:number-rows-spanned="1">
            <text:p>XOM (Exxon Mobil)</text:p>
          </table:table-cell>
          <table:covered-table-cell table:style-name="ce13"/>
          <table:table-cell table:style-name="ce14" office:value-type="string" table:number-columns-spanned="2" table:number-rows-spanned="1">
            <text:p>GLD (gold ETF)</text:p>
          </table:table-cell>
          <table:covered-table-cell table:style-name="ce15"/>
          <table:table-cell table:style-name="ce14" office:value-type="string" table:number-columns-spanned="2" table:number-rows-spanned="1">
            <text:p>Total Portfolio</text:p>
          </table:table-cell>
          <table:covered-table-cell table:style-name="ce16"/>
          <table:table-cell table:style-name="ce14" office:value-type="string" table:number-columns-spanned="2" table:number-rows-spanned="1">
            <text:p>SPY</text:p>
          </table:table-cell>
          <table:covered-table-cell table:style-name="ce15"/>
          <table:table-cell table:number-columns-repeated="1011"/>
        </table:table-row>
        <table:table-row table:style-name="ro2">
          <table:table-cell office:value-type="string">
            <text:p>Date</text:p>
          </table:table-cell>
          <table:table-cell table:style-name="ce4" office:value-type="string">
            <text:p>Adj Close</text:p>
          </table:table-cell>
          <table:table-cell table:style-name="ce9" office:value-type="string">
            <text:p>Portfolio Pos.</text:p>
          </table:table-cell>
          <table:table-cell table:style-name="ce4" office:value-type="string">
            <text:p>Adj Close</text:p>
          </table:table-cell>
          <table:table-cell table:style-name="ce9" office:value-type="string">
            <text:p>Portfolio Pos.</text:p>
          </table:table-cell>
          <table:table-cell table:style-name="ce4" office:value-type="string">
            <text:p>Adj Close</text:p>
          </table:table-cell>
          <table:table-cell table:style-name="ce9" office:value-type="string">
            <text:p>Portfolio Pos.</text:p>
          </table:table-cell>
          <table:table-cell table:style-name="ce4" office:value-type="string">
            <text:p>Adj Close</text:p>
          </table:table-cell>
          <table:table-cell table:style-name="ce9" office:value-type="string">
            <text:p>Portfolio Pos.</text:p>
          </table:table-cell>
          <table:table-cell table:style-name="ce4" office:value-type="string">
            <text:p>Adj. Value</text:p>
          </table:table-cell>
          <table:table-cell table:style-name="ce9" office:value-type="string">
            <text:p>Da Ret</text:p>
          </table:table-cell>
          <table:table-cell table:style-name="ce4" office:value-type="string">
            <text:p>Adj Close</text:p>
          </table:table-cell>
          <table:table-cell table:style-name="ce9" office:value-type="string">
            <text:p>Da Ret</text:p>
          </table:table-cell>
          <table:table-cell office:value-type="string">
            <text:p>Date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0-12-31</text:p>
          </table:table-cell>
          <table:table-cell table:style-name="ce5" office:value-type="float" office:value="321.18">
            <text:p>321.18</text:p>
          </table:table-cell>
          <table:table-cell table:style-name="ce10" table:formula="of:=([.$J$3]*[.$Q6])" office:value-type="float" office:value="10000">
            <text:p>10000</text:p>
          </table:table-cell>
          <table:table-cell table:style-name="ce5" office:value-type="float" office:value="88.67">
            <text:p>88.67</text:p>
          </table:table-cell>
          <table:table-cell table:style-name="ce10" table:formula="of:=([.$J$3]*[.$Q7])" office:value-type="float" office:value="50000">
            <text:p>50000</text:p>
          </table:table-cell>
          <table:table-cell table:style-name="ce5" office:value-type="float" office:value="70.1">
            <text:p>70.1</text:p>
          </table:table-cell>
          <table:table-cell table:style-name="ce10" table:formula="of:=([.$J$3]*[.$Q8])" office:value-type="float" office:value="30000">
            <text:p>30000</text:p>
          </table:table-cell>
          <table:table-cell table:style-name="ce5" office:value-type="float" office:value="138.72">
            <text:p>138.72</text:p>
          </table:table-cell>
          <table:table-cell table:style-name="ce10" table:formula="of:=([.$J$3]*[.$Q9])" office:value-type="float" office:value="10000">
            <text:p>10000</text:p>
          </table:table-cell>
          <table:table-cell table:style-name="ce5" table:formula="of:=[.Q11]" office:value-type="float" office:value="100000">
            <text:p>100000</text:p>
          </table:table-cell>
          <table:table-cell table:style-name="ce17" table:formula="of:=0" office:value-type="percentage" office:value="0">
            <text:p>0.00%</text:p>
          </table:table-cell>
          <table:table-cell table:style-name="ce5" office:value-type="float" office:value="121.35">
            <text:p>121.35</text:p>
          </table:table-cell>
          <table:table-cell table:style-name="ce17" table:formula="of:=0" office:value-type="percentage" office:value="0">
            <text:p>0.00%</text:p>
          </table:table-cell>
          <table:table-cell table:style-name="ce2" office:value-type="string">
            <text:p>2010-12-3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1-03</text:p>
          </table:table-cell>
          <table:table-cell table:style-name="ce5" office:value-type="float" office:value="328.16">
            <text:p>328.16</text:p>
          </table:table-cell>
          <table:table-cell table:style-name="ce11" table:formula="of:=([.C$3]/[.B$3])*[.B4]" office:value-type="float" office:value="10217.3236191544">
            <text:p>10217.32</text:p>
          </table:table-cell>
          <table:table-cell table:style-name="ce5" office:value-type="float" office:value="88">
            <text:p>88</text:p>
          </table:table-cell>
          <table:table-cell table:style-name="ce11" table:formula="of:=([.E$3]/[.D$3])*[.D4]" office:value-type="float" office:value="49622.1946543363">
            <text:p>49622.19</text:p>
          </table:table-cell>
          <table:table-cell table:style-name="ce5" office:value-type="float" office:value="71.47">
            <text:p>71.47</text:p>
          </table:table-cell>
          <table:table-cell table:style-name="ce11" table:formula="of:=([.G$3]/[.F$3])*[.F4]" office:value-type="float" office:value="30586.305278174">
            <text:p>30586.31</text:p>
          </table:table-cell>
          <table:table-cell table:style-name="ce5" office:value-type="float" office:value="138">
            <text:p>138</text:p>
          </table:table-cell>
          <table:table-cell table:style-name="ce11" table:formula="of:=([.I$3]/[.H$3])*[.H4]" office:value-type="float" office:value="9948.09688581315">
            <text:p>9948.10</text:p>
          </table:table-cell>
          <table:table-cell table:style-name="ce5" table:formula="of:=SUM([.C4];[.E4];[.G4];[.I4])" office:value-type="float" office:value="100373.920437478">
            <text:p>100373.920437478</text:p>
          </table:table-cell>
          <table:table-cell table:style-name="ce17" table:formula="of:=([.J4]/[.J3]) -1" office:value-type="percentage" office:value="0.00373920437477859">
            <text:p>0.37%</text:p>
          </table:table-cell>
          <table:table-cell table:style-name="ce5" office:value-type="float" office:value="122.6">
            <text:p>122.6</text:p>
          </table:table-cell>
          <table:table-cell table:style-name="ce17" table:formula="of:=([.L4]/[.L3]) -1" office:value-type="percentage" office:value="0.0103007828594974">
            <text:p>1.03%</text:p>
          </table:table-cell>
          <table:table-cell table:style-name="ce2" office:value-type="string">
            <text:p>2011-01-03</text:p>
          </table:table-cell>
          <table:table-cell/>
          <table:table-cell table:style-name="ce18" office:value-type="string">
            <text:p>Portfolio</text:p>
          </table:table-cell>
          <table:table-cell table:style-name="ce18" office:value-type="string">
            <text:p>Weight</text:p>
          </table:table-cell>
          <table:table-cell table:style-name="ce20" office:value-type="string">
            <text:p>SPY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1-01-04</text:p>
          </table:table-cell>
          <table:table-cell table:style-name="ce5" office:value-type="float" office:value="329.87">
            <text:p>329.87</text:p>
          </table:table-cell>
          <table:table-cell table:style-name="ce11" table:formula="of:=([.C$3]/[.B$3])*[.B5]" office:value-type="float" office:value="10270.5647923283">
            <text:p>10270.56</text:p>
          </table:table-cell>
          <table:table-cell table:style-name="ce5" office:value-type="float" office:value="88.11">
            <text:p>88.11</text:p>
          </table:table-cell>
          <table:table-cell table:style-name="ce11" table:formula="of:=([.E$3]/[.D$3])*[.D5]" office:value-type="float" office:value="49684.2223976542">
            <text:p>49684.22</text:p>
          </table:table-cell>
          <table:table-cell table:style-name="ce5" office:value-type="float" office:value="71.8">
            <text:p>71.8</text:p>
          </table:table-cell>
          <table:table-cell table:style-name="ce11" table:formula="of:=([.G$3]/[.F$3])*[.F5]" office:value-type="float" office:value="30727.5320970043">
            <text:p>30727.53</text:p>
          </table:table-cell>
          <table:table-cell table:style-name="ce5" office:value-type="float" office:value="134.75">
            <text:p>134.75</text:p>
          </table:table-cell>
          <table:table-cell table:style-name="ce11" table:formula="of:=([.I$3]/[.H$3])*[.H5]" office:value-type="float" office:value="9713.81199538639">
            <text:p>9713.81</text:p>
          </table:table-cell>
          <table:table-cell table:style-name="ce5" table:formula="of:=SUM([.C5];[.E5];[.G5];[.I5])" office:value-type="float" office:value="100396.131282373">
            <text:p>100396.131282373</text:p>
          </table:table-cell>
          <table:table-cell table:style-name="ce17" table:formula="of:=([.J5]/[.J4]) -1" office:value-type="percentage" office:value="0.000221281033943255">
            <text:p>0.02%</text:p>
          </table:table-cell>
          <table:table-cell table:style-name="ce5" office:value-type="float" office:value="122.54">
            <text:p>122.54</text:p>
          </table:table-cell>
          <table:table-cell table:style-name="ce17" table:formula="of:=([.L5]/[.L4]) -1" office:value-type="percentage" office:value="-0.000489396411092913">
            <text:p>-0.05%</text:p>
          </table:table-cell>
          <table:table-cell table:style-name="ce2" office:value-type="string">
            <text:p>2011-01-04</text:p>
          </table:table-cell>
          <table:table-cell/>
          <table:table-cell table:style-name="ce18" table:number-columns-repeated="2"/>
          <table:table-cell table:style-name="ce20"/>
          <table:table-cell table:number-columns-repeated="1006"/>
        </table:table-row>
        <table:table-row table:style-name="ro3">
          <table:table-cell table:style-name="ce2" office:value-type="string">
            <text:p>2011-01-05</text:p>
          </table:table-cell>
          <table:table-cell table:style-name="ce5" office:value-type="float" office:value="332.57">
            <text:p>332.57</text:p>
          </table:table-cell>
          <table:table-cell table:style-name="ce11" table:formula="of:=([.C$3]/[.B$3])*[.B6]" office:value-type="float" office:value="10354.6298026029">
            <text:p>10354.63</text:p>
          </table:table-cell>
          <table:table-cell table:style-name="ce5" office:value-type="float" office:value="86.17">
            <text:p>86.17</text:p>
          </table:table-cell>
          <table:table-cell table:style-name="ce11" table:formula="of:=([.E$3]/[.D$3])*[.D6]" office:value-type="float" office:value="48590.2785609564">
            <text:p>48590.28</text:p>
          </table:table-cell>
          <table:table-cell table:style-name="ce5" office:value-type="float" office:value="71.61">
            <text:p>71.61</text:p>
          </table:table-cell>
          <table:table-cell table:style-name="ce11" table:formula="of:=([.G$3]/[.F$3])*[.F6]" office:value-type="float" office:value="30646.2196861626">
            <text:p>30646.22</text:p>
          </table:table-cell>
          <table:table-cell table:style-name="ce5" office:value-type="float" office:value="134.37">
            <text:p>134.37</text:p>
          </table:table-cell>
          <table:table-cell table:style-name="ce11" table:formula="of:=([.I$3]/[.H$3])*[.H6]" office:value-type="float" office:value="9686.41868512111">
            <text:p>9686.42</text:p>
          </table:table-cell>
          <table:table-cell table:style-name="ce5" table:formula="of:=SUM([.C6];[.E6];[.G6];[.I6])" office:value-type="float" office:value="99277.546734843">
            <text:p>99277.546734843</text:p>
          </table:table-cell>
          <table:table-cell table:style-name="ce17" table:formula="of:=([.J6]/[.J5]) -1" office:value-type="percentage" office:value="-0.0111417096778768">
            <text:p>-1.11%</text:p>
          </table:table-cell>
          <table:table-cell table:style-name="ce5" office:value-type="float" office:value="123.17">
            <text:p>123.17</text:p>
          </table:table-cell>
          <table:table-cell table:style-name="ce17" table:formula="of:=([.L6]/[.L5]) -1" office:value-type="percentage" office:value="0.00514117839072958">
            <text:p>0.51%</text:p>
          </table:table-cell>
          <table:table-cell table:style-name="ce2" office:value-type="string">
            <text:p>2011-01-05</text:p>
          </table:table-cell>
          <table:table-cell/>
          <table:table-cell table:style-name="ce18" office:value-type="string">
            <text:p>AAPL</text:p>
          </table:table-cell>
          <table:table-cell table:style-name="ce18" office:value-type="float" office:value="0.1">
            <text:p>0.1</text:p>
          </table:table-cell>
          <table:table-cell table:style-name="ce20" office:value-type="string">
            <text:p>N/A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1-01-06</text:p>
          </table:table-cell>
          <table:table-cell table:style-name="ce5" office:value-type="float" office:value="332.3">
            <text:p>332.3</text:p>
          </table:table-cell>
          <table:table-cell table:style-name="ce11" table:formula="of:=([.C$3]/[.B$3])*[.B7]" office:value-type="float" office:value="10346.2233015754">
            <text:p>10346.22</text:p>
          </table:table-cell>
          <table:table-cell table:style-name="ce5" office:value-type="float" office:value="86.54">
            <text:p>86.54</text:p>
          </table:table-cell>
          <table:table-cell table:style-name="ce11" table:formula="of:=([.E$3]/[.D$3])*[.D7]" office:value-type="float" office:value="48798.9173339348">
            <text:p>48798.92</text:p>
          </table:table-cell>
          <table:table-cell table:style-name="ce5" office:value-type="float" office:value="72.07">
            <text:p>72.07</text:p>
          </table:table-cell>
          <table:table-cell table:style-name="ce11" table:formula="of:=([.G$3]/[.F$3])*[.F7]" office:value-type="float" office:value="30843.0813124108">
            <text:p>30843.08</text:p>
          </table:table-cell>
          <table:table-cell table:style-name="ce5" office:value-type="float" office:value="133.83">
            <text:p>133.83</text:p>
          </table:table-cell>
          <table:table-cell table:style-name="ce11" table:formula="of:=([.I$3]/[.H$3])*[.H7]" office:value-type="float" office:value="9647.49134948097">
            <text:p>9647.49</text:p>
          </table:table-cell>
          <table:table-cell table:style-name="ce5" table:formula="of:=SUM([.C7];[.E7];[.G7];[.I7])" office:value-type="float" office:value="99635.7132974021">
            <text:p>99635.7132974021</text:p>
          </table:table-cell>
          <table:table-cell table:style-name="ce17" table:formula="of:=([.J7]/[.J6]) -1" office:value-type="percentage" office:value="0.00360772978723678">
            <text:p>0.36%</text:p>
          </table:table-cell>
          <table:table-cell table:style-name="ce5" office:value-type="float" office:value="122.93">
            <text:p>122.93</text:p>
          </table:table-cell>
          <table:table-cell table:style-name="ce17" table:formula="of:=([.L7]/[.L6]) -1" office:value-type="percentage" office:value="-0.00194852642688959">
            <text:p>-0.19%</text:p>
          </table:table-cell>
          <table:table-cell table:style-name="ce2" office:value-type="string">
            <text:p>2011-01-06</text:p>
          </table:table-cell>
          <table:table-cell/>
          <table:table-cell table:style-name="ce18" office:value-type="string">
            <text:p>TLT</text:p>
          </table:table-cell>
          <table:table-cell table:style-name="ce18" office:value-type="float" office:value="0.5">
            <text:p>0.5</text:p>
          </table:table-cell>
          <table:table-cell table:style-name="ce20" office:value-type="string">
            <text:p>N/A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1-01-07</text:p>
          </table:table-cell>
          <table:table-cell table:style-name="ce5" office:value-type="float" office:value="334.68">
            <text:p>334.68</text:p>
          </table:table-cell>
          <table:table-cell table:style-name="ce11" table:formula="of:=([.C$3]/[.B$3])*[.B8]" office:value-type="float" office:value="10420.3250513731">
            <text:p>10420.33</text:p>
          </table:table-cell>
          <table:table-cell table:style-name="ce5" office:value-type="float" office:value="87">
            <text:p>87</text:p>
          </table:table-cell>
          <table:table-cell table:style-name="ce11" table:formula="of:=([.E$3]/[.D$3])*[.D8]" office:value-type="float" office:value="49058.3060787188">
            <text:p>49058.31</text:p>
          </table:table-cell>
          <table:table-cell table:style-name="ce5" office:value-type="float" office:value="72.46">
            <text:p>72.46</text:p>
          </table:table-cell>
          <table:table-cell table:style-name="ce11" table:formula="of:=([.G$3]/[.F$3])*[.F8]" office:value-type="float" office:value="31009.9857346648">
            <text:p>31009.99</text:p>
          </table:table-cell>
          <table:table-cell table:style-name="ce5" office:value-type="float" office:value="133.58">
            <text:p>133.58</text:p>
          </table:table-cell>
          <table:table-cell table:style-name="ce11" table:formula="of:=([.I$3]/[.H$3])*[.H8]" office:value-type="float" office:value="9629.46943483276">
            <text:p>9629.47</text:p>
          </table:table-cell>
          <table:table-cell table:style-name="ce5" table:formula="of:=SUM([.C8];[.E8];[.G8];[.I8])" office:value-type="float" office:value="100118.086299589">
            <text:p>100118.086299589</text:p>
          </table:table-cell>
          <table:table-cell table:style-name="ce17" table:formula="of:=([.J8]/[.J7]) -1" office:value-type="percentage" office:value="0.00484136647617017">
            <text:p>0.48%</text:p>
          </table:table-cell>
          <table:table-cell table:style-name="ce5" office:value-type="float" office:value="122.69">
            <text:p>122.69</text:p>
          </table:table-cell>
          <table:table-cell table:style-name="ce17" table:formula="of:=([.L8]/[.L7]) -1" office:value-type="percentage" office:value="-0.00195233059464739">
            <text:p>-0.20%</text:p>
          </table:table-cell>
          <table:table-cell table:style-name="ce2" office:value-type="string">
            <text:p>2011-01-07</text:p>
          </table:table-cell>
          <table:table-cell/>
          <table:table-cell table:style-name="ce18" office:value-type="string">
            <text:p>XOM</text:p>
          </table:table-cell>
          <table:table-cell table:style-name="ce18" office:value-type="float" office:value="0.3">
            <text:p>0.3</text:p>
          </table:table-cell>
          <table:table-cell table:style-name="ce20" office:value-type="string">
            <text:p>N/A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1-01-10</text:p>
          </table:table-cell>
          <table:table-cell table:style-name="ce5" office:value-type="float" office:value="340.99">
            <text:p>340.99</text:p>
          </table:table-cell>
          <table:table-cell table:style-name="ce11" table:formula="of:=([.C$3]/[.B$3])*[.B9]" office:value-type="float" office:value="10616.7880939037">
            <text:p>10616.79</text:p>
          </table:table-cell>
          <table:table-cell table:style-name="ce5" office:value-type="float" office:value="87.48">
            <text:p>87.48</text:p>
          </table:table-cell>
          <table:table-cell table:style-name="ce11" table:formula="of:=([.E$3]/[.D$3])*[.D9]" office:value-type="float" office:value="49328.9725950152">
            <text:p>49328.97</text:p>
          </table:table-cell>
          <table:table-cell table:style-name="ce5" office:value-type="float" office:value="72.02">
            <text:p>72.02</text:p>
          </table:table-cell>
          <table:table-cell table:style-name="ce11" table:formula="of:=([.G$3]/[.F$3])*[.F9]" office:value-type="float" office:value="30821.6833095578">
            <text:p>30821.68</text:p>
          </table:table-cell>
          <table:table-cell table:style-name="ce5" office:value-type="float" office:value="134.12">
            <text:p>134.12</text:p>
          </table:table-cell>
          <table:table-cell table:style-name="ce11" table:formula="of:=([.I$3]/[.H$3])*[.H9]" office:value-type="float" office:value="9668.39677047289">
            <text:p>9668.40</text:p>
          </table:table-cell>
          <table:table-cell table:style-name="ce5" table:formula="of:=SUM([.C9];[.E9];[.G9];[.I9])" office:value-type="float" office:value="100435.84076895">
            <text:p>100435.84076895</text:p>
          </table:table-cell>
          <table:table-cell table:style-name="ce17" table:formula="of:=([.J9]/[.J8]) -1" office:value-type="percentage" office:value="0.00317379687431685">
            <text:p>0.32%</text:p>
          </table:table-cell>
          <table:table-cell table:style-name="ce5" office:value-type="float" office:value="122.54">
            <text:p>122.54</text:p>
          </table:table-cell>
          <table:table-cell table:style-name="ce17" table:formula="of:=([.L9]/[.L8]) -1" office:value-type="percentage" office:value="-0.00122259352840481">
            <text:p>-0.12%</text:p>
          </table:table-cell>
          <table:table-cell table:style-name="ce2" office:value-type="string">
            <text:p>2011-01-10</text:p>
          </table:table-cell>
          <table:table-cell/>
          <table:table-cell table:style-name="ce18" office:value-type="string">
            <text:p>GLD</text:p>
          </table:table-cell>
          <table:table-cell table:style-name="ce18" table:formula="of:=1-SUM([.Q6:.Q8])" office:value-type="float" office:value="0.1">
            <text:p>0.1</text:p>
          </table:table-cell>
          <table:table-cell table:style-name="ce20" office:value-type="string">
            <text:p>N/A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1-01-11</text:p>
          </table:table-cell>
          <table:table-cell table:style-name="ce5" office:value-type="float" office:value="340.18">
            <text:p>340.18</text:p>
          </table:table-cell>
          <table:table-cell table:style-name="ce11" table:formula="of:=([.C$3]/[.B$3])*[.B10]" office:value-type="float" office:value="10591.5685908213">
            <text:p>10591.57</text:p>
          </table:table-cell>
          <table:table-cell table:style-name="ce5" office:value-type="float" office:value="86.99">
            <text:p>86.99</text:p>
          </table:table-cell>
          <table:table-cell table:style-name="ce11" table:formula="of:=([.E$3]/[.D$3])*[.D10]" office:value-type="float" office:value="49052.6671929627">
            <text:p>49052.67</text:p>
          </table:table-cell>
          <table:table-cell table:style-name="ce5" office:value-type="float" office:value="72.56">
            <text:p>72.56</text:p>
          </table:table-cell>
          <table:table-cell table:style-name="ce11" table:formula="of:=([.G$3]/[.F$3])*[.F10]" office:value-type="float" office:value="31052.7817403709">
            <text:p>31052.78</text:p>
          </table:table-cell>
          <table:table-cell table:style-name="ce5" office:value-type="float" office:value="134.91">
            <text:p>134.91</text:p>
          </table:table-cell>
          <table:table-cell table:style-name="ce11" table:formula="of:=([.I$3]/[.H$3])*[.H10]" office:value-type="float" office:value="9725.34602076124">
            <text:p>9725.35</text:p>
          </table:table-cell>
          <table:table-cell table:style-name="ce5" table:formula="of:=SUM([.C10];[.E10];[.G10];[.I10])" office:value-type="float" office:value="100422.363544916">
            <text:p>100422.363544916</text:p>
          </table:table-cell>
          <table:table-cell table:style-name="ce17" table:formula="of:=([.J10]/[.J9]) -1" office:value-type="percentage" office:value="-0.000134187396952146">
            <text:p>-0.01%</text:p>
          </table:table-cell>
          <table:table-cell table:style-name="ce5" office:value-type="float" office:value="122.97">
            <text:p>122.97</text:p>
          </table:table-cell>
          <table:table-cell table:style-name="ce17" table:formula="of:=([.L10]/[.L9]) -1" office:value-type="percentage" office:value="0.00350905826668835">
            <text:p>0.35%</text:p>
          </table:table-cell>
          <table:table-cell table:style-name="ce2" office:value-type="string">
            <text:p>2011-01-11</text:p>
          </table:table-cell>
          <table:table-cell/>
          <table:table-cell table:style-name="ce18" table:number-columns-repeated="2"/>
          <table:table-cell table:style-name="ce20"/>
          <table:table-cell table:number-columns-repeated="1006"/>
        </table:table-row>
        <table:table-row table:style-name="ro3">
          <table:table-cell table:style-name="ce2" office:value-type="string">
            <text:p>2011-01-12</text:p>
          </table:table-cell>
          <table:table-cell table:style-name="ce5" office:value-type="float" office:value="342.95">
            <text:p>342.95</text:p>
          </table:table-cell>
          <table:table-cell table:style-name="ce11" table:formula="of:=([.C$3]/[.B$3])*[.B11]" office:value-type="float" office:value="10677.8130643253">
            <text:p>10677.81</text:p>
          </table:table-cell>
          <table:table-cell table:style-name="ce5" office:value-type="float" office:value="86.31">
            <text:p>86.31</text:p>
          </table:table-cell>
          <table:table-cell table:style-name="ce11" table:formula="of:=([.E$3]/[.D$3])*[.D11]" office:value-type="float" office:value="48669.2229615428">
            <text:p>48669.22</text:p>
          </table:table-cell>
          <table:table-cell table:style-name="ce5" office:value-type="float" office:value="73.41">
            <text:p>73.41</text:p>
          </table:table-cell>
          <table:table-cell table:style-name="ce11" table:formula="of:=([.G$3]/[.F$3])*[.F11]" office:value-type="float" office:value="31416.547788873">
            <text:p>31416.55</text:p>
          </table:table-cell>
          <table:table-cell table:style-name="ce5" office:value-type="float" office:value="135.46">
            <text:p>135.46</text:p>
          </table:table-cell>
          <table:table-cell table:style-name="ce11" table:formula="of:=([.I$3]/[.H$3])*[.H11]" office:value-type="float" office:value="9764.99423298731">
            <text:p>9764.99</text:p>
          </table:table-cell>
          <table:table-cell table:style-name="ce5" table:formula="of:=SUM([.C11];[.E11];[.G11];[.I11])" office:value-type="float" office:value="100528.578047728">
            <text:p>100528.578047728</text:p>
          </table:table-cell>
          <table:table-cell table:style-name="ce17" table:formula="of:=([.J11]/[.J10]) -1" office:value-type="percentage" office:value="0.00105767778274601">
            <text:p>0.11%</text:p>
          </table:table-cell>
          <table:table-cell table:style-name="ce5" office:value-type="float" office:value="124.08">
            <text:p>124.08</text:p>
          </table:table-cell>
          <table:table-cell table:style-name="ce17" table:formula="of:=([.L11]/[.L10]) -1" office:value-type="percentage" office:value="0.00902659185167121">
            <text:p>0.90%</text:p>
          </table:table-cell>
          <table:table-cell table:style-name="ce2" office:value-type="string">
            <text:p>2011-01-12</text:p>
          </table:table-cell>
          <table:table-cell/>
          <table:table-cell table:style-name="ce18" office:value-type="string">
            <text:p>Initial Value</text:p>
          </table:table-cell>
          <table:table-cell table:style-name="ce18" office:value-type="float" office:value="100000">
            <text:p>100000</text:p>
          </table:table-cell>
          <table:table-cell table:style-name="ce20" table:formula="of:=[Portfolio.L3]" office:value-type="float" office:value="121.35">
            <text:p>121.3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1-01-13</text:p>
          </table:table-cell>
          <table:table-cell table:style-name="ce5" office:value-type="float" office:value="344.2">
            <text:p>344.2</text:p>
          </table:table-cell>
          <table:table-cell table:style-name="ce11" table:formula="of:=([.C$3]/[.B$3])*[.B12]" office:value-type="float" office:value="10716.7320505635">
            <text:p>10716.73</text:p>
          </table:table-cell>
          <table:table-cell table:style-name="ce5" office:value-type="float" office:value="87.08">
            <text:p>87.08</text:p>
          </table:table-cell>
          <table:table-cell table:style-name="ce11" table:formula="of:=([.E$3]/[.D$3])*[.D12]" office:value-type="float" office:value="49103.4171647682">
            <text:p>49103.42</text:p>
          </table:table-cell>
          <table:table-cell table:style-name="ce5" office:value-type="float" office:value="73.54">
            <text:p>73.54</text:p>
          </table:table-cell>
          <table:table-cell table:style-name="ce11" table:formula="of:=([.G$3]/[.F$3])*[.F12]" office:value-type="float" office:value="31472.182596291">
            <text:p>31472.18</text:p>
          </table:table-cell>
          <table:table-cell table:style-name="ce5" office:value-type="float" office:value="134.05">
            <text:p>134.05</text:p>
          </table:table-cell>
          <table:table-cell table:style-name="ce11" table:formula="of:=([.I$3]/[.H$3])*[.H12]" office:value-type="float" office:value="9663.3506343714">
            <text:p>9663.35</text:p>
          </table:table-cell>
          <table:table-cell table:style-name="ce5" table:formula="of:=SUM([.C12];[.E12];[.G12];[.I12])" office:value-type="float" office:value="100955.682445994">
            <text:p>100955.682445994</text:p>
          </table:table-cell>
          <table:table-cell table:style-name="ce17" table:formula="of:=([.J12]/[.J11]) -1" office:value-type="percentage" office:value="0.00424858688504459">
            <text:p>0.42%</text:p>
          </table:table-cell>
          <table:table-cell table:style-name="ce5" office:value-type="float" office:value="123.88">
            <text:p>123.88</text:p>
          </table:table-cell>
          <table:table-cell table:style-name="ce17" table:formula="of:=([.L12]/[.L11]) -1" office:value-type="percentage" office:value="-0.00161186331399099">
            <text:p>-0.16%</text:p>
          </table:table-cell>
          <table:table-cell table:style-name="ce2" office:value-type="string">
            <text:p>2011-01-13</text:p>
          </table:table-cell>
          <table:table-cell/>
          <table:table-cell table:style-name="ce18" office:value-type="string">
            <text:p>Final Value</text:p>
          </table:table-cell>
          <table:table-cell table:style-name="ce18" table:formula="of:=[Portfolio.J255]" office:value-type="float" office:value="126111.448994994">
            <text:p>126111.448994994</text:p>
          </table:table-cell>
          <table:table-cell table:style-name="ce20" table:formula="of:=[Portfolio.L255]" office:value-type="float" office:value="123.65">
            <text:p>123.6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1-01-14</text:p>
          </table:table-cell>
          <table:table-cell table:style-name="ce5" office:value-type="float" office:value="346.99">
            <text:p>346.99</text:p>
          </table:table-cell>
          <table:table-cell table:style-name="ce11" table:formula="of:=([.C$3]/[.B$3])*[.B13]" office:value-type="float" office:value="10803.5992278473">
            <text:p>10803.60</text:p>
          </table:table-cell>
          <table:table-cell table:style-name="ce5" office:value-type="float" office:value="86.52">
            <text:p>86.52</text:p>
          </table:table-cell>
          <table:table-cell table:style-name="ce11" table:formula="of:=([.E$3]/[.D$3])*[.D13]" office:value-type="float" office:value="48787.6395624225">
            <text:p>48787.64</text:p>
          </table:table-cell>
          <table:table-cell table:style-name="ce5" office:value-type="float" office:value="74.62">
            <text:p>74.62</text:p>
          </table:table-cell>
          <table:table-cell table:style-name="ce11" table:formula="of:=([.G$3]/[.F$3])*[.F13]" office:value-type="float" office:value="31934.3794579173">
            <text:p>31934.38</text:p>
          </table:table-cell>
          <table:table-cell table:style-name="ce5" office:value-type="float" office:value="132.69">
            <text:p>132.69</text:p>
          </table:table-cell>
          <table:table-cell table:style-name="ce11" table:formula="of:=([.I$3]/[.H$3])*[.H13]" office:value-type="float" office:value="9565.31141868512">
            <text:p>9565.31</text:p>
          </table:table-cell>
          <table:table-cell table:style-name="ce5" table:formula="of:=SUM([.C13];[.E13];[.G13];[.I13])" office:value-type="float" office:value="101090.929666872">
            <text:p>101090.929666872</text:p>
          </table:table-cell>
          <table:table-cell table:style-name="ce17" table:formula="of:=([.J13]/[.J12]) -1" office:value-type="percentage" office:value="0.00133966922516038">
            <text:p>0.13%</text:p>
          </table:table-cell>
          <table:table-cell table:style-name="ce5" office:value-type="float" office:value="124.77">
            <text:p>124.77</text:p>
          </table:table-cell>
          <table:table-cell table:style-name="ce17" table:formula="of:=([.L13]/[.L12]) -1" office:value-type="percentage" office:value="0.00718437197287702">
            <text:p>0.72%</text:p>
          </table:table-cell>
          <table:table-cell table:style-name="ce2" office:value-type="string">
            <text:p>2011-01-14</text:p>
          </table:table-cell>
          <table:table-cell/>
          <table:table-cell table:style-name="ce18" office:value-type="string">
            <text:p>Annual <text:s/>Return</text:p>
          </table:table-cell>
          <table:table-cell table:style-name="ce19" table:formula="of:=([.Q12]/[.Q11]) -1" office:value-type="percentage" office:value="0.261114489949939">
            <text:p>26.11%</text:p>
          </table:table-cell>
          <table:table-cell table:style-name="ce21" table:formula="of:=([.R12]/[.R11]) -1" office:value-type="percentage" office:value="0.0189534404614751">
            <text:p>1.90%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1-01-18</text:p>
          </table:table-cell>
          <table:table-cell table:style-name="ce5" office:value-type="float" office:value="339.19">
            <text:p>339.19</text:p>
          </table:table-cell>
          <table:table-cell table:style-name="ce11" table:formula="of:=([.C$3]/[.B$3])*[.B14]" office:value-type="float" office:value="10560.7447537207">
            <text:p>10560.74</text:p>
          </table:table-cell>
          <table:table-cell table:style-name="ce5" office:value-type="float" office:value="86.12">
            <text:p>86.12</text:p>
          </table:table-cell>
          <table:table-cell table:style-name="ce11" table:formula="of:=([.E$3]/[.D$3])*[.D14]" office:value-type="float" office:value="48562.0841321755">
            <text:p>48562.08</text:p>
          </table:table-cell>
          <table:table-cell table:style-name="ce5" office:value-type="float" office:value="75.45">
            <text:p>75.45</text:p>
          </table:table-cell>
          <table:table-cell table:style-name="ce11" table:formula="of:=([.G$3]/[.F$3])*[.F14]" office:value-type="float" office:value="32289.5863052782">
            <text:p>32289.59</text:p>
          </table:table-cell>
          <table:table-cell table:style-name="ce5" office:value-type="float" office:value="133.43">
            <text:p>133.43</text:p>
          </table:table-cell>
          <table:table-cell table:style-name="ce11" table:formula="of:=([.I$3]/[.H$3])*[.H14]" office:value-type="float" office:value="9618.65628604383">
            <text:p>9618.66</text:p>
          </table:table-cell>
          <table:table-cell table:style-name="ce5" table:formula="of:=SUM([.C14];[.E14];[.G14];[.I14])" office:value-type="float" office:value="101031.071477218">
            <text:p>101031.071477218</text:p>
          </table:table-cell>
          <table:table-cell table:style-name="ce17" table:formula="of:=([.J14]/[.J13]) -1" office:value-type="percentage" office:value="-0.000592122259150951">
            <text:p>-0.06%</text:p>
          </table:table-cell>
          <table:table-cell table:style-name="ce5" office:value-type="float" office:value="124.99">
            <text:p>124.99</text:p>
          </table:table-cell>
          <table:table-cell table:style-name="ce17" table:formula="of:=([.L14]/[.L13]) -1" office:value-type="percentage" office:value="0.00176324436964004">
            <text:p>0.18%</text:p>
          </table:table-cell>
          <table:table-cell table:style-name="ce2" office:value-type="string">
            <text:p>2011-01-18</text:p>
          </table:table-cell>
          <table:table-cell/>
          <table:table-cell table:style-name="ce18" table:number-columns-repeated="2"/>
          <table:table-cell table:style-name="ce20"/>
          <table:table-cell table:number-columns-repeated="1006"/>
        </table:table-row>
        <table:table-row table:style-name="ro3">
          <table:table-cell table:style-name="ce2" office:value-type="string">
            <text:p>2011-01-19</text:p>
          </table:table-cell>
          <table:table-cell table:style-name="ce5" office:value-type="float" office:value="337.39">
            <text:p>337.39</text:p>
          </table:table-cell>
          <table:table-cell table:style-name="ce11" table:formula="of:=([.C$3]/[.B$3])*[.B15]" office:value-type="float" office:value="10504.7014135376">
            <text:p>10504.70</text:p>
          </table:table-cell>
          <table:table-cell table:style-name="ce5" office:value-type="float" office:value="86.74">
            <text:p>86.74</text:p>
          </table:table-cell>
          <table:table-cell table:style-name="ce11" table:formula="of:=([.E$3]/[.D$3])*[.D15]" office:value-type="float" office:value="48911.6950490583">
            <text:p>48911.70</text:p>
          </table:table-cell>
          <table:table-cell table:style-name="ce5" office:value-type="float" office:value="75">
            <text:p>75</text:p>
          </table:table-cell>
          <table:table-cell table:style-name="ce11" table:formula="of:=([.G$3]/[.F$3])*[.F15]" office:value-type="float" office:value="32097.0042796006">
            <text:p>32097.00</text:p>
          </table:table-cell>
          <table:table-cell table:style-name="ce5" office:value-type="float" office:value="133.72">
            <text:p>133.72</text:p>
          </table:table-cell>
          <table:table-cell table:style-name="ce11" table:formula="of:=([.I$3]/[.H$3])*[.H15]" office:value-type="float" office:value="9639.56170703576">
            <text:p>9639.56</text:p>
          </table:table-cell>
          <table:table-cell table:style-name="ce5" table:formula="of:=SUM([.C15];[.E15];[.G15];[.I15])" office:value-type="float" office:value="101152.962449232">
            <text:p>101152.962449232</text:p>
          </table:table-cell>
          <table:table-cell table:style-name="ce17" table:formula="of:=([.J15]/[.J14]) -1" office:value-type="percentage" office:value="0.00120647015053721">
            <text:p>0.12%</text:p>
          </table:table-cell>
          <table:table-cell table:style-name="ce5" office:value-type="float" office:value="123.76">
            <text:p>123.76</text:p>
          </table:table-cell>
          <table:table-cell table:style-name="ce17" table:formula="of:=([.L15]/[.L14]) -1" office:value-type="percentage" office:value="-0.00984078726298099">
            <text:p>-0.98%</text:p>
          </table:table-cell>
          <table:table-cell table:style-name="ce2" office:value-type="string">
            <text:p>2011-01-19</text:p>
          </table:table-cell>
          <table:table-cell/>
          <table:table-cell table:style-name="ce18" office:value-type="string">
            <text:p>Avg Port DR</text:p>
          </table:table-cell>
          <table:table-cell table:style-name="ce18" table:formula="of:=AVERAGE([Portfolio.K3:Portfolio.K255])" office:value-type="percentage" office:value="0.000933331783963677">
            <text:p>0.09%</text:p>
          </table:table-cell>
          <table:table-cell table:style-name="ce20" table:formula="of:=AVERAGE([Portfolio.M3:Portfolio.M255])" office:value-type="percentage" office:value="0.000178962810127317">
            <text:p>0.02%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1-01-20</text:p>
          </table:table-cell>
          <table:table-cell table:style-name="ce5" office:value-type="float" office:value="331.26">
            <text:p>331.26</text:p>
          </table:table-cell>
          <table:table-cell table:style-name="ce11" table:formula="of:=([.C$3]/[.B$3])*[.B16]" office:value-type="float" office:value="10313.8427050252">
            <text:p>10313.84</text:p>
          </table:table-cell>
          <table:table-cell table:style-name="ce5" office:value-type="float" office:value="85.54">
            <text:p>85.54</text:p>
          </table:table-cell>
          <table:table-cell table:style-name="ce11" table:formula="of:=([.E$3]/[.D$3])*[.D16]" office:value-type="float" office:value="48235.0287583174">
            <text:p>48235.03</text:p>
          </table:table-cell>
          <table:table-cell table:style-name="ce5" office:value-type="float" office:value="74.53">
            <text:p>74.53</text:p>
          </table:table-cell>
          <table:table-cell table:style-name="ce11" table:formula="of:=([.G$3]/[.F$3])*[.F16]" office:value-type="float" office:value="31895.8630527817">
            <text:p>31895.86</text:p>
          </table:table-cell>
          <table:table-cell table:style-name="ce5" office:value-type="float" office:value="131.2">
            <text:p>131.2</text:p>
          </table:table-cell>
          <table:table-cell table:style-name="ce11" table:formula="of:=([.I$3]/[.H$3])*[.H16]" office:value-type="float" office:value="9457.90080738177">
            <text:p>9457.90</text:p>
          </table:table-cell>
          <table:table-cell table:style-name="ce5" table:formula="of:=SUM([.C16];[.E16];[.G16];[.I16])" office:value-type="float" office:value="99902.6353235061">
            <text:p>99902.6353235061</text:p>
          </table:table-cell>
          <table:table-cell table:style-name="ce17" table:formula="of:=([.J16]/[.J15]) -1" office:value-type="percentage" office:value="-0.012360756377784">
            <text:p>-1.24%</text:p>
          </table:table-cell>
          <table:table-cell table:style-name="ce5" office:value-type="float" office:value="123.6">
            <text:p>123.6</text:p>
          </table:table-cell>
          <table:table-cell table:style-name="ce17" table:formula="of:=([.L16]/[.L15]) -1" office:value-type="percentage" office:value="-0.00129282482223669">
            <text:p>-0.13%</text:p>
          </table:table-cell>
          <table:table-cell table:style-name="ce2" office:value-type="string">
            <text:p>2011-01-20</text:p>
          </table:table-cell>
          <table:table-cell/>
          <table:table-cell table:style-name="ce18" office:value-type="string">
            <text:p>Std Dev Port</text:p>
          </table:table-cell>
          <table:table-cell table:style-name="ce18" table:formula="of:=STDEV([Portfolio.K3:Portfolio.K255])" office:value-type="float" office:value="0.00565544433496563">
            <text:p>0.0056554443</text:p>
          </table:table-cell>
          <table:table-cell table:style-name="ce20" table:formula="of:=STDEV([Portfolio.M3:Portfolio.M255])" office:value-type="float" office:value="0.0144695302834235">
            <text:p>0.0144695303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1-01-21</text:p>
          </table:table-cell>
          <table:table-cell table:style-name="ce5" office:value-type="float" office:value="325.32">
            <text:p>325.32</text:p>
          </table:table-cell>
          <table:table-cell table:style-name="ce11" table:formula="of:=([.C$3]/[.B$3])*[.B17]" office:value-type="float" office:value="10128.8996824211">
            <text:p>10128.90</text:p>
          </table:table-cell>
          <table:table-cell table:style-name="ce5" office:value-type="float" office:value="86.22">
            <text:p>86.22</text:p>
          </table:table-cell>
          <table:table-cell table:style-name="ce11" table:formula="of:=([.E$3]/[.D$3])*[.D17]" office:value-type="float" office:value="48618.4729897372">
            <text:p>48618.47</text:p>
          </table:table-cell>
          <table:table-cell table:style-name="ce5" office:value-type="float" office:value="75.71">
            <text:p>75.71</text:p>
          </table:table-cell>
          <table:table-cell table:style-name="ce11" table:formula="of:=([.G$3]/[.F$3])*[.F17]" office:value-type="float" office:value="32400.8559201141">
            <text:p>32400.86</text:p>
          </table:table-cell>
          <table:table-cell table:style-name="ce5" office:value-type="float" office:value="131.03">
            <text:p>131.03</text:p>
          </table:table-cell>
          <table:table-cell table:style-name="ce11" table:formula="of:=([.I$3]/[.H$3])*[.H17]" office:value-type="float" office:value="9445.64590542099">
            <text:p>9445.65</text:p>
          </table:table-cell>
          <table:table-cell table:style-name="ce5" table:formula="of:=SUM([.C17];[.E17];[.G17];[.I17])" office:value-type="float" office:value="100593.874497693">
            <text:p>100593.874497693</text:p>
          </table:table-cell>
          <table:table-cell table:style-name="ce17" table:formula="of:=([.J17]/[.J16]) -1" office:value-type="percentage" office:value="0.00691912852898136">
            <text:p>0.69%</text:p>
          </table:table-cell>
          <table:table-cell table:style-name="ce5" office:value-type="float" office:value="123.88">
            <text:p>123.88</text:p>
          </table:table-cell>
          <table:table-cell table:style-name="ce17" table:formula="of:=([.L17]/[.L16]) -1" office:value-type="percentage" office:value="0.00226537216828482">
            <text:p>0.23%</text:p>
          </table:table-cell>
          <table:table-cell table:style-name="ce2" office:value-type="string">
            <text:p>2011-01-21</text:p>
          </table:table-cell>
          <table:table-cell/>
          <table:table-cell table:style-name="ce18" office:value-type="string">
            <text:p>Sharpe</text:p>
          </table:table-cell>
          <table:table-cell table:style-name="ce18" table:formula="of:=SQRT(252)*[.Q15]/[.Q16]" office:value-type="float" office:value="2.61980878405568">
            <text:p>2.6198087841</text:p>
          </table:table-cell>
          <table:table-cell table:style-name="ce20" table:formula="of:=SQRT(252)*[.R15]/[.R16]" office:value-type="float" office:value="0.196339928215331">
            <text:p>0.1963399282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1-01-24</text:p>
          </table:table-cell>
          <table:table-cell table:style-name="ce5" office:value-type="float" office:value="336.01">
            <text:p>336.01</text:p>
          </table:table-cell>
          <table:table-cell table:style-name="ce11" table:formula="of:=([.C$3]/[.B$3])*[.B18]" office:value-type="float" office:value="10461.7348527306">
            <text:p>10461.73</text:p>
          </table:table-cell>
          <table:table-cell table:style-name="ce5" office:value-type="float" office:value="86.26">
            <text:p>86.26</text:p>
          </table:table-cell>
          <table:table-cell table:style-name="ce11" table:formula="of:=([.E$3]/[.D$3])*[.D18]" office:value-type="float" office:value="48641.0285327619">
            <text:p>48641.03</text:p>
          </table:table-cell>
          <table:table-cell table:style-name="ce5" office:value-type="float" office:value="75.34">
            <text:p>75.34</text:p>
          </table:table-cell>
          <table:table-cell table:style-name="ce11" table:formula="of:=([.G$3]/[.F$3])*[.F18]" office:value-type="float" office:value="32242.5106990014">
            <text:p>32242.51</text:p>
          </table:table-cell>
          <table:table-cell table:style-name="ce5" office:value-type="float" office:value="130.36">
            <text:p>130.36</text:p>
          </table:table-cell>
          <table:table-cell table:style-name="ce11" table:formula="of:=([.I$3]/[.H$3])*[.H18]" office:value-type="float" office:value="9397.34717416378">
            <text:p>9397.35</text:p>
          </table:table-cell>
          <table:table-cell table:style-name="ce5" table:formula="of:=SUM([.C18];[.E18];[.G18];[.I18])" office:value-type="float" office:value="100742.621258658">
            <text:p>100742.621258658</text:p>
          </table:table-cell>
          <table:table-cell table:style-name="ce17" table:formula="of:=([.J18]/[.J17]) -1" office:value-type="percentage" office:value="0.00147868607017121">
            <text:p>0.15%</text:p>
          </table:table-cell>
          <table:table-cell table:style-name="ce5" office:value-type="float" office:value="124.58">
            <text:p>124.58</text:p>
          </table:table-cell>
          <table:table-cell table:style-name="ce17" table:formula="of:=([.L18]/[.L17]) -1" office:value-type="percentage" office:value="0.00565062964158858">
            <text:p>0.57%</text:p>
          </table:table-cell>
          <table:table-cell table:style-name="ce2" office:value-type="string">
            <text:p>2011-01-2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1-25</text:p>
          </table:table-cell>
          <table:table-cell table:style-name="ce5" office:value-type="float" office:value="339.94">
            <text:p>339.94</text:p>
          </table:table-cell>
          <table:table-cell table:style-name="ce11" table:formula="of:=([.C$3]/[.B$3])*[.B19]" office:value-type="float" office:value="10584.0961454636">
            <text:p>10584.10</text:p>
          </table:table-cell>
          <table:table-cell table:style-name="ce5" office:value-type="float" office:value="87.08">
            <text:p>87.08</text:p>
          </table:table-cell>
          <table:table-cell table:style-name="ce11" table:formula="of:=([.E$3]/[.D$3])*[.D19]" office:value-type="float" office:value="49103.4171647682">
            <text:p>49103.42</text:p>
          </table:table-cell>
          <table:table-cell table:style-name="ce5" office:value-type="float" office:value="75.43">
            <text:p>75.43</text:p>
          </table:table-cell>
          <table:table-cell table:style-name="ce11" table:formula="of:=([.G$3]/[.F$3])*[.F19]" office:value-type="float" office:value="32281.027104137">
            <text:p>32281.03</text:p>
          </table:table-cell>
          <table:table-cell table:style-name="ce5" office:value-type="float" office:value="130.1">
            <text:p>130.1</text:p>
          </table:table-cell>
          <table:table-cell table:style-name="ce11" table:formula="of:=([.I$3]/[.H$3])*[.H19]" office:value-type="float" office:value="9378.60438292964">
            <text:p>9378.60</text:p>
          </table:table-cell>
          <table:table-cell table:style-name="ce5" table:formula="of:=SUM([.C19];[.E19];[.G19];[.I19])" office:value-type="float" office:value="101347.144797298">
            <text:p>101347.144797298</text:p>
          </table:table-cell>
          <table:table-cell table:style-name="ce17" table:formula="of:=([.J19]/[.J18]) -1" office:value-type="percentage" office:value="0.00600067311221353">
            <text:p>0.60%</text:p>
          </table:table-cell>
          <table:table-cell table:style-name="ce5" office:value-type="float" office:value="124.65">
            <text:p>124.65</text:p>
          </table:table-cell>
          <table:table-cell table:style-name="ce17" table:formula="of:=([.L19]/[.L18]) -1" office:value-type="percentage" office:value="0.000561887943490103">
            <text:p>0.06%</text:p>
          </table:table-cell>
          <table:table-cell table:style-name="ce2" office:value-type="string">
            <text:p>2011-01-2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1-26</text:p>
          </table:table-cell>
          <table:table-cell table:style-name="ce5" office:value-type="float" office:value="342.38">
            <text:p>342.38</text:p>
          </table:table-cell>
          <table:table-cell table:style-name="ce11" table:formula="of:=([.C$3]/[.B$3])*[.B20]" office:value-type="float" office:value="10660.0660066007">
            <text:p>10660.07</text:p>
          </table:table-cell>
          <table:table-cell table:style-name="ce5" office:value-type="float" office:value="85.76">
            <text:p>85.76</text:p>
          </table:table-cell>
          <table:table-cell table:style-name="ce11" table:formula="of:=([.E$3]/[.D$3])*[.D20]" office:value-type="float" office:value="48359.0842449532">
            <text:p>48359.08</text:p>
          </table:table-cell>
          <table:table-cell table:style-name="ce5" office:value-type="float" office:value="76.37">
            <text:p>76.37</text:p>
          </table:table-cell>
          <table:table-cell table:style-name="ce11" table:formula="of:=([.G$3]/[.F$3])*[.F20]" office:value-type="float" office:value="32683.3095577746">
            <text:p>32683.31</text:p>
          </table:table-cell>
          <table:table-cell table:style-name="ce5" office:value-type="float" office:value="131.16">
            <text:p>131.16</text:p>
          </table:table-cell>
          <table:table-cell table:style-name="ce11" table:formula="of:=([.I$3]/[.H$3])*[.H20]" office:value-type="float" office:value="9455.01730103806">
            <text:p>9455.02</text:p>
          </table:table-cell>
          <table:table-cell table:style-name="ce5" table:formula="of:=SUM([.C20];[.E20];[.G20];[.I20])" office:value-type="float" office:value="101157.477110367">
            <text:p>101157.477110367</text:p>
          </table:table-cell>
          <table:table-cell table:style-name="ce17" table:formula="of:=([.J20]/[.J19]) -1" office:value-type="percentage" office:value="-0.00187146551894712">
            <text:p>-0.19%</text:p>
          </table:table-cell>
          <table:table-cell table:style-name="ce5" office:value-type="float" office:value="125.13">
            <text:p>125.13</text:p>
          </table:table-cell>
          <table:table-cell table:style-name="ce17" table:formula="of:=([.L20]/[.L19]) -1" office:value-type="percentage" office:value="0.00385078219013235">
            <text:p>0.39%</text:p>
          </table:table-cell>
          <table:table-cell table:style-name="ce2" office:value-type="string">
            <text:p>2011-01-2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1-27</text:p>
          </table:table-cell>
          <table:table-cell table:style-name="ce5" office:value-type="float" office:value="341.74">
            <text:p>341.74</text:p>
          </table:table-cell>
          <table:table-cell table:style-name="ce11" table:formula="of:=([.C$3]/[.B$3])*[.B21]" office:value-type="float" office:value="10640.1394856467">
            <text:p>10640.14</text:p>
          </table:table-cell>
          <table:table-cell table:style-name="ce5" office:value-type="float" office:value="86.15">
            <text:p>86.15</text:p>
          </table:table-cell>
          <table:table-cell table:style-name="ce11" table:formula="of:=([.E$3]/[.D$3])*[.D21]" office:value-type="float" office:value="48579.000789444">
            <text:p>48579.00</text:p>
          </table:table-cell>
          <table:table-cell table:style-name="ce5" office:value-type="float" office:value="76.58">
            <text:p>76.58</text:p>
          </table:table-cell>
          <table:table-cell table:style-name="ce11" table:formula="of:=([.G$3]/[.F$3])*[.F21]" office:value-type="float" office:value="32773.1811697575">
            <text:p>32773.18</text:p>
          </table:table-cell>
          <table:table-cell table:style-name="ce5" office:value-type="float" office:value="127.93">
            <text:p>127.93</text:p>
          </table:table-cell>
          <table:table-cell table:style-name="ce11" table:formula="of:=([.I$3]/[.H$3])*[.H21]" office:value-type="float" office:value="9222.17416378316">
            <text:p>9222.17</text:p>
          </table:table-cell>
          <table:table-cell table:style-name="ce5" table:formula="of:=SUM([.C21];[.E21];[.G21];[.I21])" office:value-type="float" office:value="101214.495608631">
            <text:p>101214.495608631</text:p>
          </table:table-cell>
          <table:table-cell table:style-name="ce17" table:formula="of:=([.J21]/[.J20]) -1" office:value-type="percentage" office:value="0.000563660738618355">
            <text:p>0.06%</text:p>
          </table:table-cell>
          <table:table-cell table:style-name="ce5" office:value-type="float" office:value="125.44">
            <text:p>125.44</text:p>
          </table:table-cell>
          <table:table-cell table:style-name="ce17" table:formula="of:=([.L21]/[.L20]) -1" office:value-type="percentage" office:value="0.00247742347958124">
            <text:p>0.25%</text:p>
          </table:table-cell>
          <table:table-cell table:style-name="ce2" office:value-type="string">
            <text:p>2011-01-2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1-28</text:p>
          </table:table-cell>
          <table:table-cell table:style-name="ce5" office:value-type="float" office:value="334.66">
            <text:p>334.66</text:p>
          </table:table-cell>
          <table:table-cell table:style-name="ce11" table:formula="of:=([.C$3]/[.B$3])*[.B22]" office:value-type="float" office:value="10419.7023475933">
            <text:p>10419.70</text:p>
          </table:table-cell>
          <table:table-cell table:style-name="ce5" office:value-type="float" office:value="86.6">
            <text:p>86.6</text:p>
          </table:table-cell>
          <table:table-cell table:style-name="ce11" table:formula="of:=([.E$3]/[.D$3])*[.D22]" office:value-type="float" office:value="48832.7506484719">
            <text:p>48832.75</text:p>
          </table:table-cell>
          <table:table-cell table:style-name="ce5" office:value-type="float" office:value="75.72">
            <text:p>75.72</text:p>
          </table:table-cell>
          <table:table-cell table:style-name="ce11" table:formula="of:=([.G$3]/[.F$3])*[.F22]" office:value-type="float" office:value="32405.1355206847">
            <text:p>32405.14</text:p>
          </table:table-cell>
          <table:table-cell table:style-name="ce5" office:value-type="float" office:value="130.28">
            <text:p>130.28</text:p>
          </table:table-cell>
          <table:table-cell table:style-name="ce11" table:formula="of:=([.I$3]/[.H$3])*[.H22]" office:value-type="float" office:value="9391.58016147636">
            <text:p>9391.58</text:p>
          </table:table-cell>
          <table:table-cell table:style-name="ce5" table:formula="of:=SUM([.C22];[.E22];[.G22];[.I22])" office:value-type="float" office:value="101049.168678226">
            <text:p>101049.168678226</text:p>
          </table:table-cell>
          <table:table-cell table:style-name="ce17" table:formula="of:=([.J22]/[.J21]) -1" office:value-type="percentage" office:value="-0.00163343135201099">
            <text:p>-0.16%</text:p>
          </table:table-cell>
          <table:table-cell table:style-name="ce5" office:value-type="float" office:value="123.25">
            <text:p>123.25</text:p>
          </table:table-cell>
          <table:table-cell table:style-name="ce17" table:formula="of:=([.L22]/[.L21]) -1" office:value-type="percentage" office:value="-0.0174585459183674">
            <text:p>-1.75%</text:p>
          </table:table-cell>
          <table:table-cell table:style-name="ce2" office:value-type="string">
            <text:p>2011-01-2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1-31</text:p>
          </table:table-cell>
          <table:table-cell table:style-name="ce5" office:value-type="float" office:value="337.87">
            <text:p>337.87</text:p>
          </table:table-cell>
          <table:table-cell table:style-name="ce11" table:formula="of:=([.C$3]/[.B$3])*[.B23]" office:value-type="float" office:value="10519.6463042531">
            <text:p>10519.65</text:p>
          </table:table-cell>
          <table:table-cell table:style-name="ce5" office:value-type="float" office:value="85.94">
            <text:p>85.94</text:p>
          </table:table-cell>
          <table:table-cell table:style-name="ce11" table:formula="of:=([.E$3]/[.D$3])*[.D23]" office:value-type="float" office:value="48460.5841885643">
            <text:p>48460.58</text:p>
          </table:table-cell>
          <table:table-cell table:style-name="ce5" office:value-type="float" office:value="77.34">
            <text:p>77.34</text:p>
          </table:table-cell>
          <table:table-cell table:style-name="ce11" table:formula="of:=([.G$3]/[.F$3])*[.F23]" office:value-type="float" office:value="33098.4308131241">
            <text:p>33098.43</text:p>
          </table:table-cell>
          <table:table-cell table:style-name="ce5" office:value-type="float" office:value="129.87">
            <text:p>129.87</text:p>
          </table:table-cell>
          <table:table-cell table:style-name="ce11" table:formula="of:=([.I$3]/[.H$3])*[.H23]" office:value-type="float" office:value="9362.02422145329">
            <text:p>9362.02</text:p>
          </table:table-cell>
          <table:table-cell table:style-name="ce5" table:formula="of:=SUM([.C23];[.E23];[.G23];[.I23])" office:value-type="float" office:value="101440.685527395">
            <text:p>101440.685527395</text:p>
          </table:table-cell>
          <table:table-cell table:style-name="ce17" table:formula="of:=([.J23]/[.J22]) -1" office:value-type="percentage" office:value="0.00387451825967333">
            <text:p>0.39%</text:p>
          </table:table-cell>
          <table:table-cell table:style-name="ce5" office:value-type="float" office:value="124.18">
            <text:p>124.18</text:p>
          </table:table-cell>
          <table:table-cell table:style-name="ce17" table:formula="of:=([.L23]/[.L22]) -1" office:value-type="percentage" office:value="0.0075456389452333">
            <text:p>0.75%</text:p>
          </table:table-cell>
          <table:table-cell table:style-name="ce2" office:value-type="string">
            <text:p>2011-01-3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2-01</text:p>
          </table:table-cell>
          <table:table-cell table:style-name="ce5" office:value-type="float" office:value="343.55">
            <text:p>343.55</text:p>
          </table:table-cell>
          <table:table-cell table:style-name="ce11" table:formula="of:=([.C$3]/[.B$3])*[.B24]" office:value-type="float" office:value="10696.4941777197">
            <text:p>10696.49</text:p>
          </table:table-cell>
          <table:table-cell table:style-name="ce5" office:value-type="float" office:value="85.51">
            <text:p>85.51</text:p>
          </table:table-cell>
          <table:table-cell table:style-name="ce11" table:formula="of:=([.E$3]/[.D$3])*[.D24]" office:value-type="float" office:value="48218.1121010488">
            <text:p>48218.11</text:p>
          </table:table-cell>
          <table:table-cell table:style-name="ce5" office:value-type="float" office:value="80.44">
            <text:p>80.44</text:p>
          </table:table-cell>
          <table:table-cell table:style-name="ce11" table:formula="of:=([.G$3]/[.F$3])*[.F24]" office:value-type="float" office:value="34425.1069900143">
            <text:p>34425.11</text:p>
          </table:table-cell>
          <table:table-cell table:style-name="ce5" office:value-type="float" office:value="130.8">
            <text:p>130.8</text:p>
          </table:table-cell>
          <table:table-cell table:style-name="ce11" table:formula="of:=([.I$3]/[.H$3])*[.H24]" office:value-type="float" office:value="9429.06574394464">
            <text:p>9429.07</text:p>
          </table:table-cell>
          <table:table-cell table:style-name="ce5" table:formula="of:=SUM([.C24];[.E24];[.G24];[.I24])" office:value-type="float" office:value="102768.779012727">
            <text:p>102768.779012727</text:p>
          </table:table-cell>
          <table:table-cell table:style-name="ce17" table:formula="of:=([.J24]/[.J23]) -1" office:value-type="percentage" office:value="0.0130923157550422">
            <text:p>1.31%</text:p>
          </table:table-cell>
          <table:table-cell table:style-name="ce5" office:value-type="float" office:value="126.16">
            <text:p>126.16</text:p>
          </table:table-cell>
          <table:table-cell table:style-name="ce17" table:formula="of:=([.L24]/[.L23]) -1" office:value-type="percentage" office:value="0.0159445965533902">
            <text:p>1.59%</text:p>
          </table:table-cell>
          <table:table-cell table:style-name="ce2" office:value-type="string">
            <text:p>2011-02-0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2-02</text:p>
          </table:table-cell>
          <table:table-cell table:style-name="ce5" office:value-type="float" office:value="342.85">
            <text:p>342.85</text:p>
          </table:table-cell>
          <table:table-cell table:style-name="ce11" table:formula="of:=([.C$3]/[.B$3])*[.B25]" office:value-type="float" office:value="10674.6995454262">
            <text:p>10674.70</text:p>
          </table:table-cell>
          <table:table-cell table:style-name="ce5" office:value-type="float" office:value="85.53">
            <text:p>85.53</text:p>
          </table:table-cell>
          <table:table-cell table:style-name="ce11" table:formula="of:=([.E$3]/[.D$3])*[.D25]" office:value-type="float" office:value="48229.3898725612">
            <text:p>48229.39</text:p>
          </table:table-cell>
          <table:table-cell table:style-name="ce5" office:value-type="float" office:value="79.96">
            <text:p>79.96</text:p>
          </table:table-cell>
          <table:table-cell table:style-name="ce11" table:formula="of:=([.G$3]/[.F$3])*[.F25]" office:value-type="float" office:value="34219.6861626248">
            <text:p>34219.69</text:p>
          </table:table-cell>
          <table:table-cell table:style-name="ce5" office:value-type="float" office:value="130.45">
            <text:p>130.45</text:p>
          </table:table-cell>
          <table:table-cell table:style-name="ce11" table:formula="of:=([.I$3]/[.H$3])*[.H25]" office:value-type="float" office:value="9403.83506343714">
            <text:p>9403.84</text:p>
          </table:table-cell>
          <table:table-cell table:style-name="ce5" table:formula="of:=SUM([.C25];[.E25];[.G25];[.I25])" office:value-type="float" office:value="102527.610644049">
            <text:p>102527.610644049</text:p>
          </table:table-cell>
          <table:table-cell table:style-name="ce17" table:formula="of:=([.J25]/[.J24]) -1" office:value-type="percentage" office:value="-0.00234670851395591">
            <text:p>-0.23%</text:p>
          </table:table-cell>
          <table:table-cell table:style-name="ce5" office:value-type="float" office:value="125.92">
            <text:p>125.92</text:p>
          </table:table-cell>
          <table:table-cell table:style-name="ce17" table:formula="of:=([.L25]/[.L24]) -1" office:value-type="percentage" office:value="-0.00190234622701324">
            <text:p>-0.19%</text:p>
          </table:table-cell>
          <table:table-cell table:style-name="ce2" office:value-type="string">
            <text:p>2011-02-0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2-03</text:p>
          </table:table-cell>
          <table:table-cell table:style-name="ce5" office:value-type="float" office:value="341.97">
            <text:p>341.97</text:p>
          </table:table-cell>
          <table:table-cell table:style-name="ce11" table:formula="of:=([.C$3]/[.B$3])*[.B26]" office:value-type="float" office:value="10647.3005791145">
            <text:p>10647.30</text:p>
          </table:table-cell>
          <table:table-cell table:style-name="ce5" office:value-type="float" office:value="84.82">
            <text:p>84.82</text:p>
          </table:table-cell>
          <table:table-cell table:style-name="ce11" table:formula="of:=([.E$3]/[.D$3])*[.D26]" office:value-type="float" office:value="47829.0289838728">
            <text:p>47829.03</text:p>
          </table:table-cell>
          <table:table-cell table:style-name="ce5" office:value-type="float" office:value="79.99">
            <text:p>79.99</text:p>
          </table:table-cell>
          <table:table-cell table:style-name="ce11" table:formula="of:=([.G$3]/[.F$3])*[.F26]" office:value-type="float" office:value="34232.5249643367">
            <text:p>34232.52</text:p>
          </table:table-cell>
          <table:table-cell table:style-name="ce5" office:value-type="float" office:value="132.2">
            <text:p>132.2</text:p>
          </table:table-cell>
          <table:table-cell table:style-name="ce11" table:formula="of:=([.I$3]/[.H$3])*[.H26]" office:value-type="float" office:value="9529.98846597462">
            <text:p>9529.99</text:p>
          </table:table-cell>
          <table:table-cell table:style-name="ce5" table:formula="of:=SUM([.C26];[.E26];[.G26];[.I26])" office:value-type="float" office:value="102238.842993299">
            <text:p>102238.842993299</text:p>
          </table:table-cell>
          <table:table-cell table:style-name="ce17" table:formula="of:=([.J26]/[.J25]) -1" office:value-type="percentage" office:value="-0.0028164866901399">
            <text:p>-0.28%</text:p>
          </table:table-cell>
          <table:table-cell table:style-name="ce5" office:value-type="float" office:value="126.2">
            <text:p>126.2</text:p>
          </table:table-cell>
          <table:table-cell table:style-name="ce17" table:formula="of:=([.L26]/[.L25]) -1" office:value-type="percentage" office:value="0.00222363405336723">
            <text:p>0.22%</text:p>
          </table:table-cell>
          <table:table-cell table:style-name="ce2" office:value-type="string">
            <text:p>2011-02-0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2-04</text:p>
          </table:table-cell>
          <table:table-cell table:style-name="ce5" office:value-type="float" office:value="345.02">
            <text:p>345.02</text:p>
          </table:table-cell>
          <table:table-cell table:style-name="ce11" table:formula="of:=([.C$3]/[.B$3])*[.B27]" office:value-type="float" office:value="10742.2629055358">
            <text:p>10742.26</text:p>
          </table:table-cell>
          <table:table-cell table:style-name="ce5" office:value-type="float" office:value="83.96">
            <text:p>83.96</text:p>
          </table:table-cell>
          <table:table-cell table:style-name="ce11" table:formula="of:=([.E$3]/[.D$3])*[.D27]" office:value-type="float" office:value="47344.0848088418">
            <text:p>47344.08</text:p>
          </table:table-cell>
          <table:table-cell table:style-name="ce5" office:value-type="float" office:value="79.84">
            <text:p>79.84</text:p>
          </table:table-cell>
          <table:table-cell table:style-name="ce11" table:formula="of:=([.G$3]/[.F$3])*[.F27]" office:value-type="float" office:value="34168.3309557775">
            <text:p>34168.33</text:p>
          </table:table-cell>
          <table:table-cell table:style-name="ce5" office:value-type="float" office:value="131.66">
            <text:p>131.66</text:p>
          </table:table-cell>
          <table:table-cell table:style-name="ce11" table:formula="of:=([.I$3]/[.H$3])*[.H27]" office:value-type="float" office:value="9491.06113033449">
            <text:p>9491.06</text:p>
          </table:table-cell>
          <table:table-cell table:style-name="ce5" table:formula="of:=SUM([.C27];[.E27];[.G27];[.I27])" office:value-type="float" office:value="101745.73980049">
            <text:p>101745.73980049</text:p>
          </table:table-cell>
          <table:table-cell table:style-name="ce17" table:formula="of:=([.J27]/[.J26]) -1" office:value-type="percentage" office:value="-0.00482305138020123">
            <text:p>-0.48%</text:p>
          </table:table-cell>
          <table:table-cell table:style-name="ce5" office:value-type="float" office:value="126.56">
            <text:p>126.56</text:p>
          </table:table-cell>
          <table:table-cell table:style-name="ce17" table:formula="of:=([.L27]/[.L26]) -1" office:value-type="percentage" office:value="0.00285261489698896">
            <text:p>0.29%</text:p>
          </table:table-cell>
          <table:table-cell table:style-name="ce2" office:value-type="string">
            <text:p>2011-02-0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2-07</text:p>
          </table:table-cell>
          <table:table-cell table:style-name="ce5" office:value-type="float" office:value="350.38">
            <text:p>350.38</text:p>
          </table:table-cell>
          <table:table-cell table:style-name="ce11" table:formula="of:=([.C$3]/[.B$3])*[.B28]" office:value-type="float" office:value="10909.1475185254">
            <text:p>10909.15</text:p>
          </table:table-cell>
          <table:table-cell table:style-name="ce5" office:value-type="float" office:value="84.4">
            <text:p>84.4</text:p>
          </table:table-cell>
          <table:table-cell table:style-name="ce11" table:formula="of:=([.E$3]/[.D$3])*[.D28]" office:value-type="float" office:value="47592.1957821135">
            <text:p>47592.20</text:p>
          </table:table-cell>
          <table:table-cell table:style-name="ce5" office:value-type="float" office:value="80.46">
            <text:p>80.46</text:p>
          </table:table-cell>
          <table:table-cell table:style-name="ce11" table:formula="of:=([.G$3]/[.F$3])*[.F28]" office:value-type="float" office:value="34433.6661911555">
            <text:p>34433.67</text:p>
          </table:table-cell>
          <table:table-cell table:style-name="ce5" office:value-type="float" office:value="131.68">
            <text:p>131.68</text:p>
          </table:table-cell>
          <table:table-cell table:style-name="ce11" table:formula="of:=([.I$3]/[.H$3])*[.H28]" office:value-type="float" office:value="9492.50288350634">
            <text:p>9492.50</text:p>
          </table:table-cell>
          <table:table-cell table:style-name="ce5" table:formula="of:=SUM([.C28];[.E28];[.G28];[.I28])" office:value-type="float" office:value="102427.512375301">
            <text:p>102427.512375301</text:p>
          </table:table-cell>
          <table:table-cell table:style-name="ce17" table:formula="of:=([.J28]/[.J27]) -1" office:value-type="percentage" office:value="0.00670074812122889">
            <text:p>0.67%</text:p>
          </table:table-cell>
          <table:table-cell table:style-name="ce5" office:value-type="float" office:value="127.35">
            <text:p>127.35</text:p>
          </table:table-cell>
          <table:table-cell table:style-name="ce17" table:formula="of:=([.L28]/[.L27]) -1" office:value-type="percentage" office:value="0.00624209860935521">
            <text:p>0.62%</text:p>
          </table:table-cell>
          <table:table-cell table:style-name="ce2" office:value-type="string">
            <text:p>2011-02-0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2-08</text:p>
          </table:table-cell>
          <table:table-cell table:style-name="ce5" office:value-type="float" office:value="353.68">
            <text:p>353.68</text:p>
          </table:table-cell>
          <table:table-cell table:style-name="ce11" table:formula="of:=([.C$3]/[.B$3])*[.B29]" office:value-type="float" office:value="11011.8936421944">
            <text:p>11011.89</text:p>
          </table:table-cell>
          <table:table-cell table:style-name="ce5" office:value-type="float" office:value="83.62">
            <text:p>83.62</text:p>
          </table:table-cell>
          <table:table-cell table:style-name="ce11" table:formula="of:=([.E$3]/[.D$3])*[.D29]" office:value-type="float" office:value="47152.3626931318">
            <text:p>47152.36</text:p>
          </table:table-cell>
          <table:table-cell table:style-name="ce5" office:value-type="float" office:value="79.97">
            <text:p>79.97</text:p>
          </table:table-cell>
          <table:table-cell table:style-name="ce11" table:formula="of:=([.G$3]/[.F$3])*[.F29]" office:value-type="float" office:value="34223.9657631954">
            <text:p>34223.97</text:p>
          </table:table-cell>
          <table:table-cell table:style-name="ce5" office:value-type="float" office:value="133.14">
            <text:p>133.14</text:p>
          </table:table-cell>
          <table:table-cell table:style-name="ce11" table:formula="of:=([.I$3]/[.H$3])*[.H29]" office:value-type="float" office:value="9597.7508650519">
            <text:p>9597.75</text:p>
          </table:table-cell>
          <table:table-cell table:style-name="ce5" table:formula="of:=SUM([.C29];[.E29];[.G29];[.I29])" office:value-type="float" office:value="101985.972963574">
            <text:p>101985.972963574</text:p>
          </table:table-cell>
          <table:table-cell table:style-name="ce17" table:formula="of:=([.J29]/[.J28]) -1" office:value-type="percentage" office:value="-0.00431075012453019">
            <text:p>-0.43%</text:p>
          </table:table-cell>
          <table:table-cell table:style-name="ce5" office:value-type="float" office:value="127.93">
            <text:p>127.93</text:p>
          </table:table-cell>
          <table:table-cell table:style-name="ce17" table:formula="of:=([.L29]/[.L28]) -1" office:value-type="percentage" office:value="0.00455437769925404">
            <text:p>0.46%</text:p>
          </table:table-cell>
          <table:table-cell table:style-name="ce2" office:value-type="string">
            <text:p>2011-02-0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2-09</text:p>
          </table:table-cell>
          <table:table-cell table:style-name="ce5" office:value-type="float" office:value="356.63">
            <text:p>356.63</text:p>
          </table:table-cell>
          <table:table-cell table:style-name="ce11" table:formula="of:=([.C$3]/[.B$3])*[.B30]" office:value-type="float" office:value="11103.7424497167">
            <text:p>11103.74</text:p>
          </table:table-cell>
          <table:table-cell table:style-name="ce5" office:value-type="float" office:value="84.35">
            <text:p>84.35</text:p>
          </table:table-cell>
          <table:table-cell table:style-name="ce11" table:formula="of:=([.E$3]/[.D$3])*[.D30]" office:value-type="float" office:value="47564.0013533326">
            <text:p>47564.00</text:p>
          </table:table-cell>
          <table:table-cell table:style-name="ce5" office:value-type="float" office:value="79.55">
            <text:p>79.55</text:p>
          </table:table-cell>
          <table:table-cell table:style-name="ce11" table:formula="of:=([.G$3]/[.F$3])*[.F30]" office:value-type="float" office:value="34044.2225392297">
            <text:p>34044.22</text:p>
          </table:table-cell>
          <table:table-cell table:style-name="ce5" office:value-type="float" office:value="133.07">
            <text:p>133.07</text:p>
          </table:table-cell>
          <table:table-cell table:style-name="ce11" table:formula="of:=([.I$3]/[.H$3])*[.H30]" office:value-type="float" office:value="9592.7047289504">
            <text:p>9592.70</text:p>
          </table:table-cell>
          <table:table-cell table:style-name="ce5" table:formula="of:=SUM([.C30];[.E30];[.G30];[.I30])" office:value-type="float" office:value="102304.671071229">
            <text:p>102304.671071229</text:p>
          </table:table-cell>
          <table:table-cell table:style-name="ce17" table:formula="of:=([.J30]/[.J29]) -1" office:value-type="percentage" office:value="0.00312492099055195">
            <text:p>0.31%</text:p>
          </table:table-cell>
          <table:table-cell table:style-name="ce5" office:value-type="float" office:value="127.64">
            <text:p>127.64</text:p>
          </table:table-cell>
          <table:table-cell table:style-name="ce17" table:formula="of:=([.L30]/[.L29]) -1" office:value-type="percentage" office:value="-0.00226686469162829">
            <text:p>-0.23%</text:p>
          </table:table-cell>
          <table:table-cell table:style-name="ce2" office:value-type="string">
            <text:p>2011-02-0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2-10</text:p>
          </table:table-cell>
          <table:table-cell table:style-name="ce5" office:value-type="float" office:value="353.02">
            <text:p>353.02</text:p>
          </table:table-cell>
          <table:table-cell table:style-name="ce11" table:formula="of:=([.C$3]/[.B$3])*[.B31]" office:value-type="float" office:value="10991.3444174606">
            <text:p>10991.34</text:p>
          </table:table-cell>
          <table:table-cell table:style-name="ce5" office:value-type="float" office:value="83.38">
            <text:p>83.38</text:p>
          </table:table-cell>
          <table:table-cell table:style-name="ce11" table:formula="of:=([.E$3]/[.D$3])*[.D31]" office:value-type="float" office:value="47017.0294349836">
            <text:p>47017.03</text:p>
          </table:table-cell>
          <table:table-cell table:style-name="ce5" office:value-type="float" office:value="80.18">
            <text:p>80.18</text:p>
          </table:table-cell>
          <table:table-cell table:style-name="ce11" table:formula="of:=([.G$3]/[.F$3])*[.F31]" office:value-type="float" office:value="34313.8373751783">
            <text:p>34313.84</text:p>
          </table:table-cell>
          <table:table-cell table:style-name="ce5" office:value-type="float" office:value="132.85">
            <text:p>132.85</text:p>
          </table:table-cell>
          <table:table-cell table:style-name="ce11" table:formula="of:=([.I$3]/[.H$3])*[.H31]" office:value-type="float" office:value="9576.84544405998">
            <text:p>9576.85</text:p>
          </table:table-cell>
          <table:table-cell table:style-name="ce5" table:formula="of:=SUM([.C31];[.E31];[.G31];[.I31])" office:value-type="float" office:value="101899.056671683">
            <text:p>101899.056671683</text:p>
          </table:table-cell>
          <table:table-cell table:style-name="ce17" table:formula="of:=([.J31]/[.J30]) -1" office:value-type="percentage" office:value="-0.00396476910877674">
            <text:p>-0.40%</text:p>
          </table:table-cell>
          <table:table-cell table:style-name="ce5" office:value-type="float" office:value="127.69">
            <text:p>127.69</text:p>
          </table:table-cell>
          <table:table-cell table:style-name="ce17" table:formula="of:=([.L31]/[.L30]) -1" office:value-type="percentage" office:value="0.000391726731432174">
            <text:p>0.04%</text:p>
          </table:table-cell>
          <table:table-cell table:style-name="ce2" office:value-type="string">
            <text:p>2011-02-1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2-11</text:p>
          </table:table-cell>
          <table:table-cell table:style-name="ce5" office:value-type="float" office:value="355.32">
            <text:p>355.32</text:p>
          </table:table-cell>
          <table:table-cell table:style-name="ce11" table:formula="of:=([.C$3]/[.B$3])*[.B32]" office:value-type="float" office:value="11062.955352139">
            <text:p>11062.96</text:p>
          </table:table-cell>
          <table:table-cell table:style-name="ce5" office:value-type="float" office:value="84.58">
            <text:p>84.58</text:p>
          </table:table-cell>
          <table:table-cell table:style-name="ce11" table:formula="of:=([.E$3]/[.D$3])*[.D32]" office:value-type="float" office:value="47693.6957257246">
            <text:p>47693.70</text:p>
          </table:table-cell>
          <table:table-cell table:style-name="ce5" office:value-type="float" office:value="79.81">
            <text:p>79.81</text:p>
          </table:table-cell>
          <table:table-cell table:style-name="ce11" table:formula="of:=([.G$3]/[.F$3])*[.F32]" office:value-type="float" office:value="34155.4921540656">
            <text:p>34155.49</text:p>
          </table:table-cell>
          <table:table-cell table:style-name="ce5" office:value-type="float" office:value="132.32">
            <text:p>132.32</text:p>
          </table:table-cell>
          <table:table-cell table:style-name="ce11" table:formula="of:=([.I$3]/[.H$3])*[.H32]" office:value-type="float" office:value="9538.63898500577">
            <text:p>9538.64</text:p>
          </table:table-cell>
          <table:table-cell table:style-name="ce5" table:formula="of:=SUM([.C32];[.E32];[.G32];[.I32])" office:value-type="float" office:value="102450.782216935">
            <text:p>102450.782216935</text:p>
          </table:table-cell>
          <table:table-cell table:style-name="ce17" table:formula="of:=([.J32]/[.J31]) -1" office:value-type="percentage" office:value="0.0054144323144234">
            <text:p>0.54%</text:p>
          </table:table-cell>
          <table:table-cell table:style-name="ce5" office:value-type="float" office:value="128.45">
            <text:p>128.45</text:p>
          </table:table-cell>
          <table:table-cell table:style-name="ce17" table:formula="of:=([.L32]/[.L31]) -1" office:value-type="percentage" office:value="0.00595191479364088">
            <text:p>0.60%</text:p>
          </table:table-cell>
          <table:table-cell table:style-name="ce2" office:value-type="string">
            <text:p>2011-02-1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2-14</text:p>
          </table:table-cell>
          <table:table-cell table:style-name="ce5" office:value-type="float" office:value="357.64">
            <text:p>357.64</text:p>
          </table:table-cell>
          <table:table-cell table:style-name="ce11" table:formula="of:=([.C$3]/[.B$3])*[.B33]" office:value-type="float" office:value="11135.1889905972">
            <text:p>11135.19</text:p>
          </table:table-cell>
          <table:table-cell table:style-name="ce5" office:value-type="float" office:value="84.64">
            <text:p>84.64</text:p>
          </table:table-cell>
          <table:table-cell table:style-name="ce11" table:formula="of:=([.E$3]/[.D$3])*[.D33]" office:value-type="float" office:value="47727.5290402616">
            <text:p>47727.53</text:p>
          </table:table-cell>
          <table:table-cell table:style-name="ce5" office:value-type="float" office:value="81.83">
            <text:p>81.83</text:p>
          </table:table-cell>
          <table:table-cell table:style-name="ce11" table:formula="of:=([.G$3]/[.F$3])*[.F33]" office:value-type="float" office:value="35019.9714693295">
            <text:p>35019.97</text:p>
          </table:table-cell>
          <table:table-cell table:style-name="ce5" office:value-type="float" office:value="132.95">
            <text:p>132.95</text:p>
          </table:table-cell>
          <table:table-cell table:style-name="ce11" table:formula="of:=([.I$3]/[.H$3])*[.H33]" office:value-type="float" office:value="9584.05420991926">
            <text:p>9584.05</text:p>
          </table:table-cell>
          <table:table-cell table:style-name="ce5" table:formula="of:=SUM([.C33];[.E33];[.G33];[.I33])" office:value-type="float" office:value="103466.743710108">
            <text:p>103466.743710108</text:p>
          </table:table-cell>
          <table:table-cell table:style-name="ce17" table:formula="of:=([.J33]/[.J32]) -1" office:value-type="percentage" office:value="0.00991658112498728">
            <text:p>0.99%</text:p>
          </table:table-cell>
          <table:table-cell table:style-name="ce5" office:value-type="float" office:value="128.76">
            <text:p>128.76</text:p>
          </table:table-cell>
          <table:table-cell table:style-name="ce17" table:formula="of:=([.L33]/[.L32]) -1" office:value-type="percentage" office:value="0.00241339042428956">
            <text:p>0.24%</text:p>
          </table:table-cell>
          <table:table-cell table:style-name="ce2" office:value-type="string">
            <text:p>2011-02-1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2-15</text:p>
          </table:table-cell>
          <table:table-cell table:style-name="ce5" office:value-type="float" office:value="358.36">
            <text:p>358.36</text:p>
          </table:table-cell>
          <table:table-cell table:style-name="ce11" table:formula="of:=([.C$3]/[.B$3])*[.B34]" office:value-type="float" office:value="11157.6063266704">
            <text:p>11157.61</text:p>
          </table:table-cell>
          <table:table-cell table:style-name="ce5" office:value-type="float" office:value="85.01">
            <text:p>85.01</text:p>
          </table:table-cell>
          <table:table-cell table:style-name="ce11" table:formula="of:=([.E$3]/[.D$3])*[.D34]" office:value-type="float" office:value="47936.1678132401">
            <text:p>47936.17</text:p>
          </table:table-cell>
          <table:table-cell table:style-name="ce5" office:value-type="float" office:value="79.96">
            <text:p>79.96</text:p>
          </table:table-cell>
          <table:table-cell table:style-name="ce11" table:formula="of:=([.G$3]/[.F$3])*[.F34]" office:value-type="float" office:value="34219.6861626248">
            <text:p>34219.69</text:p>
          </table:table-cell>
          <table:table-cell table:style-name="ce5" office:value-type="float" office:value="133.97">
            <text:p>133.97</text:p>
          </table:table-cell>
          <table:table-cell table:style-name="ce11" table:formula="of:=([.I$3]/[.H$3])*[.H34]" office:value-type="float" office:value="9657.58362168397">
            <text:p>9657.58</text:p>
          </table:table-cell>
          <table:table-cell table:style-name="ce5" table:formula="of:=SUM([.C34];[.E34];[.G34];[.I34])" office:value-type="float" office:value="102971.043924219">
            <text:p>102971.043924219</text:p>
          </table:table-cell>
          <table:table-cell table:style-name="ce17" table:formula="of:=([.J34]/[.J33]) -1" office:value-type="percentage" office:value="-0.00479090931166404">
            <text:p>-0.48%</text:p>
          </table:table-cell>
          <table:table-cell table:style-name="ce5" office:value-type="float" office:value="128.35">
            <text:p>128.35</text:p>
          </table:table-cell>
          <table:table-cell table:style-name="ce17" table:formula="of:=([.L34]/[.L33]) -1" office:value-type="percentage" office:value="-0.00318421870146002">
            <text:p>-0.32%</text:p>
          </table:table-cell>
          <table:table-cell table:style-name="ce2" office:value-type="string">
            <text:p>2011-02-1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2-16</text:p>
          </table:table-cell>
          <table:table-cell table:style-name="ce5" office:value-type="float" office:value="361.58">
            <text:p>361.58</text:p>
          </table:table-cell>
          <table:table-cell table:style-name="ce11" table:formula="of:=([.C$3]/[.B$3])*[.B35]" office:value-type="float" office:value="11257.8616352201">
            <text:p>11257.86</text:p>
          </table:table-cell>
          <table:table-cell table:style-name="ce5" office:value-type="float" office:value="84.74">
            <text:p>84.74</text:p>
          </table:table-cell>
          <table:table-cell table:style-name="ce11" table:formula="of:=([.E$3]/[.D$3])*[.D35]" office:value-type="float" office:value="47783.9178978234">
            <text:p>47783.92</text:p>
          </table:table-cell>
          <table:table-cell table:style-name="ce5" office:value-type="float" office:value="80.65">
            <text:p>80.65</text:p>
          </table:table-cell>
          <table:table-cell table:style-name="ce11" table:formula="of:=([.G$3]/[.F$3])*[.F35]" office:value-type="float" office:value="34514.9786019972">
            <text:p>34514.98</text:p>
          </table:table-cell>
          <table:table-cell table:style-name="ce5" office:value-type="float" office:value="134.1">
            <text:p>134.1</text:p>
          </table:table-cell>
          <table:table-cell table:style-name="ce11" table:formula="of:=([.I$3]/[.H$3])*[.H35]" office:value-type="float" office:value="9666.95501730104">
            <text:p>9666.96</text:p>
          </table:table-cell>
          <table:table-cell table:style-name="ce5" table:formula="of:=SUM([.C35];[.E35];[.G35];[.I35])" office:value-type="float" office:value="103223.713152342">
            <text:p>103223.713152342</text:p>
          </table:table-cell>
          <table:table-cell table:style-name="ce17" table:formula="of:=([.J35]/[.J34]) -1" office:value-type="percentage" office:value="0.00245378912841132">
            <text:p>0.25%</text:p>
          </table:table-cell>
          <table:table-cell table:style-name="ce5" office:value-type="float" office:value="129.17">
            <text:p>129.17</text:p>
          </table:table-cell>
          <table:table-cell table:style-name="ce17" table:formula="of:=([.L35]/[.L34]) -1" office:value-type="percentage" office:value="0.00638878067783399">
            <text:p>0.64%</text:p>
          </table:table-cell>
          <table:table-cell table:style-name="ce2" office:value-type="string">
            <text:p>2011-02-1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2-17</text:p>
          </table:table-cell>
          <table:table-cell table:style-name="ce5" office:value-type="float" office:value="356.77">
            <text:p>356.77</text:p>
          </table:table-cell>
          <table:table-cell table:style-name="ce11" table:formula="of:=([.C$3]/[.B$3])*[.B36]" office:value-type="float" office:value="11108.1013761754">
            <text:p>11108.10</text:p>
          </table:table-cell>
          <table:table-cell table:style-name="ce5" office:value-type="float" office:value="84.87">
            <text:p>84.87</text:p>
          </table:table-cell>
          <table:table-cell table:style-name="ce11" table:formula="of:=([.E$3]/[.D$3])*[.D36]" office:value-type="float" office:value="47857.2234126537">
            <text:p>47857.22</text:p>
          </table:table-cell>
          <table:table-cell table:style-name="ce5" office:value-type="float" office:value="80.83">
            <text:p>80.83</text:p>
          </table:table-cell>
          <table:table-cell table:style-name="ce11" table:formula="of:=([.G$3]/[.F$3])*[.F36]" office:value-type="float" office:value="34592.0114122682">
            <text:p>34592.01</text:p>
          </table:table-cell>
          <table:table-cell table:style-name="ce5" office:value-type="float" office:value="135.04">
            <text:p>135.04</text:p>
          </table:table-cell>
          <table:table-cell table:style-name="ce11" table:formula="of:=([.I$3]/[.H$3])*[.H36]" office:value-type="float" office:value="9734.71741637832">
            <text:p>9734.72</text:p>
          </table:table-cell>
          <table:table-cell table:style-name="ce5" table:formula="of:=SUM([.C36];[.E36];[.G36];[.I36])" office:value-type="float" office:value="103292.053617476">
            <text:p>103292.053617476</text:p>
          </table:table-cell>
          <table:table-cell table:style-name="ce17" table:formula="of:=([.J36]/[.J35]) -1" office:value-type="percentage" office:value="0.000662061681824699">
            <text:p>0.07%</text:p>
          </table:table-cell>
          <table:table-cell table:style-name="ce5" office:value-type="float" office:value="129.55">
            <text:p>129.55</text:p>
          </table:table-cell>
          <table:table-cell table:style-name="ce17" table:formula="of:=([.L36]/[.L35]) -1" office:value-type="percentage" office:value="0.00294185956491466">
            <text:p>0.29%</text:p>
          </table:table-cell>
          <table:table-cell table:style-name="ce2" office:value-type="string">
            <text:p>2011-02-1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2-18</text:p>
          </table:table-cell>
          <table:table-cell table:style-name="ce5" office:value-type="float" office:value="349.06">
            <text:p>349.06</text:p>
          </table:table-cell>
          <table:table-cell table:style-name="ce11" table:formula="of:=([.C$3]/[.B$3])*[.B37]" office:value-type="float" office:value="10868.0490690578">
            <text:p>10868.05</text:p>
          </table:table-cell>
          <table:table-cell table:style-name="ce5" office:value-type="float" office:value="84.61">
            <text:p>84.61</text:p>
          </table:table-cell>
          <table:table-cell table:style-name="ce11" table:formula="of:=([.E$3]/[.D$3])*[.D37]" office:value-type="float" office:value="47710.6123829931">
            <text:p>47710.61</text:p>
          </table:table-cell>
          <table:table-cell table:style-name="ce5" office:value-type="float" office:value="81.43">
            <text:p>81.43</text:p>
          </table:table-cell>
          <table:table-cell table:style-name="ce11" table:formula="of:=([.G$3]/[.F$3])*[.F37]" office:value-type="float" office:value="34848.787446505">
            <text:p>34848.79</text:p>
          </table:table-cell>
          <table:table-cell table:style-name="ce5" office:value-type="float" office:value="135.41">
            <text:p>135.41</text:p>
          </table:table-cell>
          <table:table-cell table:style-name="ce11" table:formula="of:=([.I$3]/[.H$3])*[.H37]" office:value-type="float" office:value="9761.38985005767">
            <text:p>9761.39</text:p>
          </table:table-cell>
          <table:table-cell table:style-name="ce5" table:formula="of:=SUM([.C37];[.E37];[.G37];[.I37])" office:value-type="float" office:value="103188.838748614">
            <text:p>103188.838748614</text:p>
          </table:table-cell>
          <table:table-cell table:style-name="ce17" table:formula="of:=([.J37]/[.J36]) -1" office:value-type="percentage" office:value="-0.000999252752240998">
            <text:p>-0.10%</text:p>
          </table:table-cell>
          <table:table-cell table:style-name="ce5" office:value-type="float" office:value="129.82">
            <text:p>129.82</text:p>
          </table:table-cell>
          <table:table-cell table:style-name="ce17" table:formula="of:=([.L37]/[.L36]) -1" office:value-type="percentage" office:value="0.00208413739868774">
            <text:p>0.21%</text:p>
          </table:table-cell>
          <table:table-cell table:style-name="ce2" office:value-type="string">
            <text:p>2011-02-1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2-22</text:p>
          </table:table-cell>
          <table:table-cell table:style-name="ce5" office:value-type="float" office:value="337.16">
            <text:p>337.16</text:p>
          </table:table-cell>
          <table:table-cell table:style-name="ce11" table:formula="of:=([.C$3]/[.B$3])*[.B38]" office:value-type="float" office:value="10497.5403200697">
            <text:p>10497.54</text:p>
          </table:table-cell>
          <table:table-cell table:style-name="ce5" office:value-type="float" office:value="85.87">
            <text:p>85.87</text:p>
          </table:table-cell>
          <table:table-cell table:style-name="ce11" table:formula="of:=([.E$3]/[.D$3])*[.D38]" office:value-type="float" office:value="48421.1119882711">
            <text:p>48421.11</text:p>
          </table:table-cell>
          <table:table-cell table:style-name="ce5" office:value-type="float" office:value="82.34">
            <text:p>82.34</text:p>
          </table:table-cell>
          <table:table-cell table:style-name="ce11" table:formula="of:=([.G$3]/[.F$3])*[.F38]" office:value-type="float" office:value="35238.2310984308">
            <text:p>35238.23</text:p>
          </table:table-cell>
          <table:table-cell table:style-name="ce5" office:value-type="float" office:value="136.29">
            <text:p>136.29</text:p>
          </table:table-cell>
          <table:table-cell table:style-name="ce11" table:formula="of:=([.I$3]/[.H$3])*[.H38]" office:value-type="float" office:value="9824.82698961938">
            <text:p>9824.83</text:p>
          </table:table-cell>
          <table:table-cell table:style-name="ce5" table:formula="of:=SUM([.C38];[.E38];[.G38];[.I38])" office:value-type="float" office:value="103981.710396391">
            <text:p>103981.710396391</text:p>
          </table:table-cell>
          <table:table-cell table:style-name="ce17" table:formula="of:=([.J38]/[.J37]) -1" office:value-type="percentage" office:value="0.00768369580850692">
            <text:p>0.77%</text:p>
          </table:table-cell>
          <table:table-cell table:style-name="ce5" office:value-type="float" office:value="127.22">
            <text:p>127.22</text:p>
          </table:table-cell>
          <table:table-cell table:style-name="ce17" table:formula="of:=([.L38]/[.L37]) -1" office:value-type="percentage" office:value="-0.0200277307040517">
            <text:p>-2.00%</text:p>
          </table:table-cell>
          <table:table-cell table:style-name="ce2" office:value-type="string">
            <text:p>2011-02-2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2-23</text:p>
          </table:table-cell>
          <table:table-cell table:style-name="ce5" office:value-type="float" office:value="341.16">
            <text:p>341.16</text:p>
          </table:table-cell>
          <table:table-cell table:style-name="ce11" table:formula="of:=([.C$3]/[.B$3])*[.B39]" office:value-type="float" office:value="10622.0810760321">
            <text:p>10622.08</text:p>
          </table:table-cell>
          <table:table-cell table:style-name="ce5" office:value-type="float" office:value="86.19">
            <text:p>86.19</text:p>
          </table:table-cell>
          <table:table-cell table:style-name="ce11" table:formula="of:=([.E$3]/[.D$3])*[.D39]" office:value-type="float" office:value="48601.5563324687">
            <text:p>48601.56</text:p>
          </table:table-cell>
          <table:table-cell table:style-name="ce5" office:value-type="float" office:value="83.91">
            <text:p>83.91</text:p>
          </table:table-cell>
          <table:table-cell table:style-name="ce11" table:formula="of:=([.G$3]/[.F$3])*[.F39]" office:value-type="float" office:value="35910.1283880171">
            <text:p>35910.13</text:p>
          </table:table-cell>
          <table:table-cell table:style-name="ce5" office:value-type="float" office:value="137.51">
            <text:p>137.51</text:p>
          </table:table-cell>
          <table:table-cell table:style-name="ce11" table:formula="of:=([.I$3]/[.H$3])*[.H39]" office:value-type="float" office:value="9912.77393310265">
            <text:p>9912.77</text:p>
          </table:table-cell>
          <table:table-cell table:style-name="ce5" table:formula="of:=SUM([.C39];[.E39];[.G39];[.I39])" office:value-type="float" office:value="105046.539729621">
            <text:p>105046.539729621</text:p>
          </table:table-cell>
          <table:table-cell table:style-name="ce17" table:formula="of:=([.J39]/[.J38]) -1" office:value-type="percentage" office:value="0.0102405445070126">
            <text:p>1.02%</text:p>
          </table:table-cell>
          <table:table-cell table:style-name="ce5" office:value-type="float" office:value="126.43">
            <text:p>126.43</text:p>
          </table:table-cell>
          <table:table-cell table:style-name="ce17" table:formula="of:=([.L39]/[.L38]) -1" office:value-type="percentage" office:value="-0.00620971545354498">
            <text:p>-0.62%</text:p>
          </table:table-cell>
          <table:table-cell table:style-name="ce2" office:value-type="string">
            <text:p>2011-02-2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2-24</text:p>
          </table:table-cell>
          <table:table-cell table:style-name="ce5" office:value-type="float" office:value="341.41">
            <text:p>341.41</text:p>
          </table:table-cell>
          <table:table-cell table:style-name="ce11" table:formula="of:=([.C$3]/[.B$3])*[.B40]" office:value-type="float" office:value="10629.8648732798">
            <text:p>10629.86</text:p>
          </table:table-cell>
          <table:table-cell table:style-name="ce5" office:value-type="float" office:value="86.73">
            <text:p>86.73</text:p>
          </table:table-cell>
          <table:table-cell table:style-name="ce11" table:formula="of:=([.E$3]/[.D$3])*[.D40]" office:value-type="float" office:value="48906.0561633021">
            <text:p>48906.06</text:p>
          </table:table-cell>
          <table:table-cell table:style-name="ce5" office:value-type="float" office:value="82.85">
            <text:p>82.85</text:p>
          </table:table-cell>
          <table:table-cell table:style-name="ce11" table:formula="of:=([.G$3]/[.F$3])*[.F40]" office:value-type="float" office:value="35456.4907275321">
            <text:p>35456.49</text:p>
          </table:table-cell>
          <table:table-cell table:style-name="ce5" office:value-type="float" office:value="136.48">
            <text:p>136.48</text:p>
          </table:table-cell>
          <table:table-cell table:style-name="ce11" table:formula="of:=([.I$3]/[.H$3])*[.H40]" office:value-type="float" office:value="9838.52364475202">
            <text:p>9838.52</text:p>
          </table:table-cell>
          <table:table-cell table:style-name="ce5" table:formula="of:=SUM([.C40];[.E40];[.G40];[.I40])" office:value-type="float" office:value="104830.935408866">
            <text:p>104830.935408866</text:p>
          </table:table-cell>
          <table:table-cell table:style-name="ce17" table:formula="of:=([.J40]/[.J39]) -1" office:value-type="percentage" office:value="-0.00205246475809218">
            <text:p>-0.21%</text:p>
          </table:table-cell>
          <table:table-cell table:style-name="ce5" office:value-type="float" office:value="126.35">
            <text:p>126.35</text:p>
          </table:table-cell>
          <table:table-cell table:style-name="ce17" table:formula="of:=([.L40]/[.L39]) -1" office:value-type="percentage" office:value="-0.000632761211737831">
            <text:p>-0.06%</text:p>
          </table:table-cell>
          <table:table-cell table:style-name="ce2" office:value-type="string">
            <text:p>2011-02-2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2-25</text:p>
          </table:table-cell>
          <table:table-cell table:style-name="ce5" office:value-type="float" office:value="346.67">
            <text:p>346.67</text:p>
          </table:table-cell>
          <table:table-cell table:style-name="ce11" table:formula="of:=([.C$3]/[.B$3])*[.B41]" office:value-type="float" office:value="10793.6359673703">
            <text:p>10793.64</text:p>
          </table:table-cell>
          <table:table-cell table:style-name="ce5" office:value-type="float" office:value="87.24">
            <text:p>87.24</text:p>
          </table:table-cell>
          <table:table-cell table:style-name="ce11" table:formula="of:=([.E$3]/[.D$3])*[.D41]" office:value-type="float" office:value="49193.639336867">
            <text:p>49193.64</text:p>
          </table:table-cell>
          <table:table-cell table:style-name="ce5" office:value-type="float" office:value="82.24">
            <text:p>82.24</text:p>
          </table:table-cell>
          <table:table-cell table:style-name="ce11" table:formula="of:=([.G$3]/[.F$3])*[.F41]" office:value-type="float" office:value="35195.4350927247">
            <text:p>35195.44</text:p>
          </table:table-cell>
          <table:table-cell table:style-name="ce5" office:value-type="float" office:value="137.38">
            <text:p>137.38</text:p>
          </table:table-cell>
          <table:table-cell table:style-name="ce11" table:formula="of:=([.I$3]/[.H$3])*[.H41]" office:value-type="float" office:value="9903.40253748558">
            <text:p>9903.40</text:p>
          </table:table-cell>
          <table:table-cell table:style-name="ce5" table:formula="of:=SUM([.C41];[.E41];[.G41];[.I41])" office:value-type="float" office:value="105086.112934448">
            <text:p>105086.112934448</text:p>
          </table:table-cell>
          <table:table-cell table:style-name="ce17" table:formula="of:=([.J41]/[.J40]) -1" office:value-type="percentage" office:value="0.00243418151890307">
            <text:p>0.24%</text:p>
          </table:table-cell>
          <table:table-cell table:style-name="ce5" office:value-type="float" office:value="127.7">
            <text:p>127.7</text:p>
          </table:table-cell>
          <table:table-cell table:style-name="ce17" table:formula="of:=([.L41]/[.L40]) -1" office:value-type="percentage" office:value="0.0106846062524733">
            <text:p>1.07%</text:p>
          </table:table-cell>
          <table:table-cell table:style-name="ce2" office:value-type="string">
            <text:p>2011-02-2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2-28</text:p>
          </table:table-cell>
          <table:table-cell table:style-name="ce5" office:value-type="float" office:value="351.7">
            <text:p>351.7</text:p>
          </table:table-cell>
          <table:table-cell table:style-name="ce11" table:formula="of:=([.C$3]/[.B$3])*[.B42]" office:value-type="float" office:value="10950.245967993">
            <text:p>10950.25</text:p>
          </table:table-cell>
          <table:table-cell table:style-name="ce5" office:value-type="float" office:value="87.36">
            <text:p>87.36</text:p>
          </table:table-cell>
          <table:table-cell table:style-name="ce11" table:formula="of:=([.E$3]/[.D$3])*[.D42]" office:value-type="float" office:value="49261.3059659411">
            <text:p>49261.31</text:p>
          </table:table-cell>
          <table:table-cell table:style-name="ce5" office:value-type="float" office:value="82.42">
            <text:p>82.42</text:p>
          </table:table-cell>
          <table:table-cell table:style-name="ce11" table:formula="of:=([.G$3]/[.F$3])*[.F42]" office:value-type="float" office:value="35272.4679029957">
            <text:p>35272.47</text:p>
          </table:table-cell>
          <table:table-cell table:style-name="ce5" office:value-type="float" office:value="137.66">
            <text:p>137.66</text:p>
          </table:table-cell>
          <table:table-cell table:style-name="ce11" table:formula="of:=([.I$3]/[.H$3])*[.H42]" office:value-type="float" office:value="9923.58708189158">
            <text:p>9923.59</text:p>
          </table:table-cell>
          <table:table-cell table:style-name="ce5" table:formula="of:=SUM([.C42];[.E42];[.G42];[.I42])" office:value-type="float" office:value="105407.606918821">
            <text:p>105407.606918821</text:p>
          </table:table-cell>
          <table:table-cell table:style-name="ce17" table:formula="of:=([.J42]/[.J41]) -1" office:value-type="percentage" office:value="0.00305933843584438">
            <text:p>0.31%</text:p>
          </table:table-cell>
          <table:table-cell table:style-name="ce5" office:value-type="float" office:value="128.49">
            <text:p>128.49</text:p>
          </table:table-cell>
          <table:table-cell table:style-name="ce17" table:formula="of:=([.L42]/[.L41]) -1" office:value-type="percentage" office:value="0.00618637431480029">
            <text:p>0.62%</text:p>
          </table:table-cell>
          <table:table-cell table:style-name="ce2" office:value-type="string">
            <text:p>2011-02-2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3-01</text:p>
          </table:table-cell>
          <table:table-cell table:style-name="ce5" office:value-type="float" office:value="347.82">
            <text:p>347.82</text:p>
          </table:table-cell>
          <table:table-cell table:style-name="ce11" table:formula="of:=([.C$3]/[.B$3])*[.B43]" office:value-type="float" office:value="10829.4414347095">
            <text:p>10829.44</text:p>
          </table:table-cell>
          <table:table-cell table:style-name="ce5" office:value-type="float" office:value="87.61">
            <text:p>87.61</text:p>
          </table:table-cell>
          <table:table-cell table:style-name="ce11" table:formula="of:=([.E$3]/[.D$3])*[.D43]" office:value-type="float" office:value="49402.2781098455">
            <text:p>49402.28</text:p>
          </table:table-cell>
          <table:table-cell table:style-name="ce5" office:value-type="float" office:value="81.72">
            <text:p>81.72</text:p>
          </table:table-cell>
          <table:table-cell table:style-name="ce11" table:formula="of:=([.G$3]/[.F$3])*[.F43]" office:value-type="float" office:value="34972.8958630528">
            <text:p>34972.90</text:p>
          </table:table-cell>
          <table:table-cell table:style-name="ce5" office:value-type="float" office:value="140.03">
            <text:p>140.03</text:p>
          </table:table-cell>
          <table:table-cell table:style-name="ce11" table:formula="of:=([.I$3]/[.H$3])*[.H43]" office:value-type="float" office:value="10094.4348327566">
            <text:p>10094.43</text:p>
          </table:table-cell>
          <table:table-cell table:style-name="ce5" table:formula="of:=SUM([.C43];[.E43];[.G43];[.I43])" office:value-type="float" office:value="105299.050240364">
            <text:p>105299.050240364</text:p>
          </table:table-cell>
          <table:table-cell table:style-name="ce17" table:formula="of:=([.J43]/[.J42]) -1" office:value-type="percentage" office:value="-0.00102987518292352">
            <text:p>-0.10%</text:p>
          </table:table-cell>
          <table:table-cell table:style-name="ce5" office:value-type="float" office:value="126.35">
            <text:p>126.35</text:p>
          </table:table-cell>
          <table:table-cell table:style-name="ce17" table:formula="of:=([.L43]/[.L42]) -1" office:value-type="percentage" office:value="-0.0166549926064287">
            <text:p>-1.67%</text:p>
          </table:table-cell>
          <table:table-cell table:style-name="ce2" office:value-type="string">
            <text:p>2011-03-0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3-02</text:p>
          </table:table-cell>
          <table:table-cell table:style-name="ce5" office:value-type="float" office:value="350.61">
            <text:p>350.61</text:p>
          </table:table-cell>
          <table:table-cell table:style-name="ce11" table:formula="of:=([.C$3]/[.B$3])*[.B44]" office:value-type="float" office:value="10916.3086119933">
            <text:p>10916.31</text:p>
          </table:table-cell>
          <table:table-cell table:style-name="ce5" office:value-type="float" office:value="86.26">
            <text:p>86.26</text:p>
          </table:table-cell>
          <table:table-cell table:style-name="ce11" table:formula="of:=([.E$3]/[.D$3])*[.D44]" office:value-type="float" office:value="48641.0285327619">
            <text:p>48641.03</text:p>
          </table:table-cell>
          <table:table-cell table:style-name="ce5" office:value-type="float" office:value="81.99">
            <text:p>81.99</text:p>
          </table:table-cell>
          <table:table-cell table:style-name="ce11" table:formula="of:=([.G$3]/[.F$3])*[.F44]" office:value-type="float" office:value="35088.4450784593">
            <text:p>35088.45</text:p>
          </table:table-cell>
          <table:table-cell table:style-name="ce5" office:value-type="float" office:value="139.92">
            <text:p>139.92</text:p>
          </table:table-cell>
          <table:table-cell table:style-name="ce11" table:formula="of:=([.I$3]/[.H$3])*[.H44]" office:value-type="float" office:value="10086.5051903114">
            <text:p>10086.51</text:p>
          </table:table-cell>
          <table:table-cell table:style-name="ce5" table:formula="of:=SUM([.C44];[.E44];[.G44];[.I44])" office:value-type="float" office:value="104732.287413526">
            <text:p>104732.287413526</text:p>
          </table:table-cell>
          <table:table-cell table:style-name="ce17" table:formula="of:=([.J44]/[.J43]) -1" office:value-type="percentage" office:value="-0.00538241157488795">
            <text:p>-0.54%</text:p>
          </table:table-cell>
          <table:table-cell table:style-name="ce5" office:value-type="float" office:value="126.62">
            <text:p>126.62</text:p>
          </table:table-cell>
          <table:table-cell table:style-name="ce17" table:formula="of:=([.L44]/[.L43]) -1" office:value-type="percentage" office:value="0.00213692125049469">
            <text:p>0.21%</text:p>
          </table:table-cell>
          <table:table-cell table:style-name="ce2" office:value-type="string">
            <text:p>2011-03-0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3-03</text:p>
          </table:table-cell>
          <table:table-cell table:style-name="ce5" office:value-type="float" office:value="358.02">
            <text:p>358.02</text:p>
          </table:table-cell>
          <table:table-cell table:style-name="ce11" table:formula="of:=([.C$3]/[.B$3])*[.B45]" office:value-type="float" office:value="11147.0203624136">
            <text:p>11147.02</text:p>
          </table:table-cell>
          <table:table-cell table:style-name="ce5" office:value-type="float" office:value="85.42">
            <text:p>85.42</text:p>
          </table:table-cell>
          <table:table-cell table:style-name="ce11" table:formula="of:=([.E$3]/[.D$3])*[.D45]" office:value-type="float" office:value="48167.3621292433">
            <text:p>48167.36</text:p>
          </table:table-cell>
          <table:table-cell table:style-name="ce5" office:value-type="float" office:value="82.7">
            <text:p>82.7</text:p>
          </table:table-cell>
          <table:table-cell table:style-name="ce11" table:formula="of:=([.G$3]/[.F$3])*[.F45]" office:value-type="float" office:value="35392.2967189729">
            <text:p>35392.30</text:p>
          </table:table-cell>
          <table:table-cell table:style-name="ce5" office:value-type="float" office:value="138.09">
            <text:p>138.09</text:p>
          </table:table-cell>
          <table:table-cell table:style-name="ce11" table:formula="of:=([.I$3]/[.H$3])*[.H45]" office:value-type="float" office:value="9954.58477508651">
            <text:p>9954.58</text:p>
          </table:table-cell>
          <table:table-cell table:style-name="ce5" table:formula="of:=SUM([.C45];[.E45];[.G45];[.I45])" office:value-type="float" office:value="104661.263985716">
            <text:p>104661.263985716</text:p>
          </table:table-cell>
          <table:table-cell table:style-name="ce17" table:formula="of:=([.J45]/[.J44]) -1" office:value-type="percentage" office:value="-0.000678142620233801">
            <text:p>-0.07%</text:p>
          </table:table-cell>
          <table:table-cell table:style-name="ce5" office:value-type="float" office:value="128.8">
            <text:p>128.8</text:p>
          </table:table-cell>
          <table:table-cell table:style-name="ce17" table:formula="of:=([.L45]/[.L44]) -1" office:value-type="percentage" office:value="0.0172168693729269">
            <text:p>1.72%</text:p>
          </table:table-cell>
          <table:table-cell table:style-name="ce2" office:value-type="string">
            <text:p>2011-03-0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3-04</text:p>
          </table:table-cell>
          <table:table-cell table:style-name="ce5" office:value-type="float" office:value="358.46">
            <text:p>358.46</text:p>
          </table:table-cell>
          <table:table-cell table:style-name="ce11" table:formula="of:=([.C$3]/[.B$3])*[.B46]" office:value-type="float" office:value="11160.7198455695">
            <text:p>11160.72</text:p>
          </table:table-cell>
          <table:table-cell table:style-name="ce5" office:value-type="float" office:value="86.13">
            <text:p>86.13</text:p>
          </table:table-cell>
          <table:table-cell table:style-name="ce11" table:formula="of:=([.E$3]/[.D$3])*[.D46]" office:value-type="float" office:value="48567.7230179317">
            <text:p>48567.72</text:p>
          </table:table-cell>
          <table:table-cell table:style-name="ce5" office:value-type="float" office:value="81.99">
            <text:p>81.99</text:p>
          </table:table-cell>
          <table:table-cell table:style-name="ce11" table:formula="of:=([.G$3]/[.F$3])*[.F46]" office:value-type="float" office:value="35088.4450784593">
            <text:p>35088.45</text:p>
          </table:table-cell>
          <table:table-cell table:style-name="ce5" office:value-type="float" office:value="139.35">
            <text:p>139.35</text:p>
          </table:table-cell>
          <table:table-cell table:style-name="ce11" table:formula="of:=([.I$3]/[.H$3])*[.H46]" office:value-type="float" office:value="10045.4152249135">
            <text:p>10045.42</text:p>
          </table:table-cell>
          <table:table-cell table:style-name="ce5" table:formula="of:=SUM([.C46];[.E46];[.G46];[.I46])" office:value-type="float" office:value="104862.303166874">
            <text:p>104862.303166874</text:p>
          </table:table-cell>
          <table:table-cell table:style-name="ce17" table:formula="of:=([.J46]/[.J45]) -1" office:value-type="percentage" office:value="0.00192085565854749">
            <text:p>0.19%</text:p>
          </table:table-cell>
          <table:table-cell table:style-name="ce5" office:value-type="float" office:value="127.83">
            <text:p>127.83</text:p>
          </table:table-cell>
          <table:table-cell table:style-name="ce17" table:formula="of:=([.L46]/[.L45]) -1" office:value-type="percentage" office:value="-0.0075310559006212">
            <text:p>-0.75%</text:p>
          </table:table-cell>
          <table:table-cell table:style-name="ce2" office:value-type="string">
            <text:p>2011-03-0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3-07</text:p>
          </table:table-cell>
          <table:table-cell table:style-name="ce5" office:value-type="float" office:value="353.84">
            <text:p>353.84</text:p>
          </table:table-cell>
          <table:table-cell table:style-name="ce11" table:formula="of:=([.C$3]/[.B$3])*[.B47]" office:value-type="float" office:value="11016.8752724329">
            <text:p>11016.88</text:p>
          </table:table-cell>
          <table:table-cell table:style-name="ce5" office:value-type="float" office:value="85.58">
            <text:p>85.58</text:p>
          </table:table-cell>
          <table:table-cell table:style-name="ce11" table:formula="of:=([.E$3]/[.D$3])*[.D47]" office:value-type="float" office:value="48257.5843013421">
            <text:p>48257.58</text:p>
          </table:table-cell>
          <table:table-cell table:style-name="ce5" office:value-type="float" office:value="81.64">
            <text:p>81.64</text:p>
          </table:table-cell>
          <table:table-cell table:style-name="ce11" table:formula="of:=([.G$3]/[.F$3])*[.F47]" office:value-type="float" office:value="34938.6590584879">
            <text:p>34938.66</text:p>
          </table:table-cell>
          <table:table-cell table:style-name="ce5" office:value-type="float" office:value="139.72">
            <text:p>139.72</text:p>
          </table:table-cell>
          <table:table-cell table:style-name="ce11" table:formula="of:=([.I$3]/[.H$3])*[.H47]" office:value-type="float" office:value="10072.0876585928">
            <text:p>10072.09</text:p>
          </table:table-cell>
          <table:table-cell table:style-name="ce5" table:formula="of:=SUM([.C47];[.E47];[.G47];[.I47])" office:value-type="float" office:value="104285.206290856">
            <text:p>104285.206290856</text:p>
          </table:table-cell>
          <table:table-cell table:style-name="ce17" table:formula="of:=([.J47]/[.J46]) -1" office:value-type="percentage" office:value="-0.00550337784494304">
            <text:p>-0.55%</text:p>
          </table:table-cell>
          <table:table-cell table:style-name="ce5" office:value-type="float" office:value="126.83">
            <text:p>126.83</text:p>
          </table:table-cell>
          <table:table-cell table:style-name="ce17" table:formula="of:=([.L47]/[.L46]) -1" office:value-type="percentage" office:value="-0.00782288977548307">
            <text:p>-0.78%</text:p>
          </table:table-cell>
          <table:table-cell table:style-name="ce2" office:value-type="string">
            <text:p>2011-03-0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3-08</text:p>
          </table:table-cell>
          <table:table-cell table:style-name="ce5" office:value-type="float" office:value="354.24">
            <text:p>354.24</text:p>
          </table:table-cell>
          <table:table-cell table:style-name="ce11" table:formula="of:=([.C$3]/[.B$3])*[.B48]" office:value-type="float" office:value="11029.3293480291">
            <text:p>11029.33</text:p>
          </table:table-cell>
          <table:table-cell table:style-name="ce5" office:value-type="float" office:value="85.06">
            <text:p>85.06</text:p>
          </table:table-cell>
          <table:table-cell table:style-name="ce11" table:formula="of:=([.E$3]/[.D$3])*[.D48]" office:value-type="float" office:value="47964.362242021">
            <text:p>47964.36</text:p>
          </table:table-cell>
          <table:table-cell table:style-name="ce5" office:value-type="float" office:value="81.53">
            <text:p>81.53</text:p>
          </table:table-cell>
          <table:table-cell table:style-name="ce11" table:formula="of:=([.G$3]/[.F$3])*[.F48]" office:value-type="float" office:value="34891.5834522111">
            <text:p>34891.58</text:p>
          </table:table-cell>
          <table:table-cell table:style-name="ce5" office:value-type="float" office:value="139.36">
            <text:p>139.36</text:p>
          </table:table-cell>
          <table:table-cell table:style-name="ce11" table:formula="of:=([.I$3]/[.H$3])*[.H48]" office:value-type="float" office:value="10046.1361014994">
            <text:p>10046.14</text:p>
          </table:table-cell>
          <table:table-cell table:style-name="ce5" table:formula="of:=SUM([.C48];[.E48];[.G48];[.I48])" office:value-type="float" office:value="103931.411143761">
            <text:p>103931.411143761</text:p>
          </table:table-cell>
          <table:table-cell table:style-name="ce17" table:formula="of:=([.J48]/[.J47]) -1" office:value-type="percentage" office:value="-0.00339257273086535">
            <text:p>-0.34%</text:p>
          </table:table-cell>
          <table:table-cell table:style-name="ce5" office:value-type="float" office:value="127.94">
            <text:p>127.94</text:p>
          </table:table-cell>
          <table:table-cell table:style-name="ce17" table:formula="of:=([.L48]/[.L47]) -1" office:value-type="percentage" office:value="0.00875187258535037">
            <text:p>0.88%</text:p>
          </table:table-cell>
          <table:table-cell table:style-name="ce2" office:value-type="string">
            <text:p>2011-03-0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3-09</text:p>
          </table:table-cell>
          <table:table-cell table:style-name="ce5" office:value-type="float" office:value="350.96">
            <text:p>350.96</text:p>
          </table:table-cell>
          <table:table-cell table:style-name="ce11" table:formula="of:=([.C$3]/[.B$3])*[.B49]" office:value-type="float" office:value="10927.20592814">
            <text:p>10927.21</text:p>
          </table:table-cell>
          <table:table-cell table:style-name="ce5" office:value-type="float" office:value="85.89">
            <text:p>85.89</text:p>
          </table:table-cell>
          <table:table-cell table:style-name="ce11" table:formula="of:=([.E$3]/[.D$3])*[.D49]" office:value-type="float" office:value="48432.3897597835">
            <text:p>48432.39</text:p>
          </table:table-cell>
          <table:table-cell table:style-name="ce5" office:value-type="float" office:value="81.32">
            <text:p>81.32</text:p>
          </table:table-cell>
          <table:table-cell table:style-name="ce11" table:formula="of:=([.G$3]/[.F$3])*[.F49]" office:value-type="float" office:value="34801.7118402282">
            <text:p>34801.71</text:p>
          </table:table-cell>
          <table:table-cell table:style-name="ce5" office:value-type="float" office:value="139.41">
            <text:p>139.41</text:p>
          </table:table-cell>
          <table:table-cell table:style-name="ce11" table:formula="of:=([.I$3]/[.H$3])*[.H49]" office:value-type="float" office:value="10049.7404844291">
            <text:p>10049.74</text:p>
          </table:table-cell>
          <table:table-cell table:style-name="ce5" table:formula="of:=SUM([.C49];[.E49];[.G49];[.I49])" office:value-type="float" office:value="104211.048012581">
            <text:p>104211.048012581</text:p>
          </table:table-cell>
          <table:table-cell table:style-name="ce17" table:formula="of:=([.J49]/[.J48]) -1" office:value-type="percentage" office:value="0.0026905905129424">
            <text:p>0.27%</text:p>
          </table:table-cell>
          <table:table-cell table:style-name="ce5" office:value-type="float" office:value="127.76">
            <text:p>127.76</text:p>
          </table:table-cell>
          <table:table-cell table:style-name="ce17" table:formula="of:=([.L49]/[.L48]) -1" office:value-type="percentage" office:value="-0.00140690948882283">
            <text:p>-0.14%</text:p>
          </table:table-cell>
          <table:table-cell table:style-name="ce2" office:value-type="string">
            <text:p>2011-03-0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3-10</text:p>
          </table:table-cell>
          <table:table-cell table:style-name="ce5" office:value-type="float" office:value="345.19">
            <text:p>345.19</text:p>
          </table:table-cell>
          <table:table-cell table:style-name="ce11" table:formula="of:=([.C$3]/[.B$3])*[.B50]" office:value-type="float" office:value="10747.5558876642">
            <text:p>10747.56</text:p>
          </table:table-cell>
          <table:table-cell table:style-name="ce5" office:value-type="float" office:value="87.33">
            <text:p>87.33</text:p>
          </table:table-cell>
          <table:table-cell table:style-name="ce11" table:formula="of:=([.E$3]/[.D$3])*[.D50]" office:value-type="float" office:value="49244.3893086726">
            <text:p>49244.39</text:p>
          </table:table-cell>
          <table:table-cell table:style-name="ce5" office:value-type="float" office:value="78.43">
            <text:p>78.43</text:p>
          </table:table-cell>
          <table:table-cell table:style-name="ce11" table:formula="of:=([.G$3]/[.F$3])*[.F50]" office:value-type="float" office:value="33564.907275321">
            <text:p>33564.91</text:p>
          </table:table-cell>
          <table:table-cell table:style-name="ce5" office:value-type="float" office:value="137.77">
            <text:p>137.77</text:p>
          </table:table-cell>
          <table:table-cell table:style-name="ce11" table:formula="of:=([.I$3]/[.H$3])*[.H50]" office:value-type="float" office:value="9931.51672433679">
            <text:p>9931.52</text:p>
          </table:table-cell>
          <table:table-cell table:style-name="ce5" table:formula="of:=SUM([.C50];[.E50];[.G50];[.I50])" office:value-type="float" office:value="103488.369195995">
            <text:p>103488.369195995</text:p>
          </table:table-cell>
          <table:table-cell table:style-name="ce17" table:formula="of:=([.J50]/[.J49]) -1" office:value-type="percentage" office:value="-0.00693476200814069">
            <text:p>-0.69%</text:p>
          </table:table-cell>
          <table:table-cell table:style-name="ce5" office:value-type="float" office:value="125.39">
            <text:p>125.39</text:p>
          </table:table-cell>
          <table:table-cell table:style-name="ce17" table:formula="of:=([.L50]/[.L49]) -1" office:value-type="percentage" office:value="-0.0185504070131497">
            <text:p>-1.86%</text:p>
          </table:table-cell>
          <table:table-cell table:style-name="ce2" office:value-type="string">
            <text:p>2011-03-1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3-11</text:p>
          </table:table-cell>
          <table:table-cell table:style-name="ce5" office:value-type="float" office:value="350.49">
            <text:p>350.49</text:p>
          </table:table-cell>
          <table:table-cell table:style-name="ce11" table:formula="of:=([.C$3]/[.B$3])*[.B51]" office:value-type="float" office:value="10912.5723893144">
            <text:p>10912.57</text:p>
          </table:table-cell>
          <table:table-cell table:style-name="ce5" office:value-type="float" office:value="86.83">
            <text:p>86.83</text:p>
          </table:table-cell>
          <table:table-cell table:style-name="ce11" table:formula="of:=([.E$3]/[.D$3])*[.D51]" office:value-type="float" office:value="48962.4450208639">
            <text:p>48962.45</text:p>
          </table:table-cell>
          <table:table-cell table:style-name="ce5" office:value-type="float" office:value="79.14">
            <text:p>79.14</text:p>
          </table:table-cell>
          <table:table-cell table:style-name="ce11" table:formula="of:=([.G$3]/[.F$3])*[.F51]" office:value-type="float" office:value="33868.7589158345">
            <text:p>33868.76</text:p>
          </table:table-cell>
          <table:table-cell table:style-name="ce5" office:value-type="float" office:value="138.22">
            <text:p>138.22</text:p>
          </table:table-cell>
          <table:table-cell table:style-name="ce11" table:formula="of:=([.I$3]/[.H$3])*[.H51]" office:value-type="float" office:value="9963.95617070357">
            <text:p>9963.96</text:p>
          </table:table-cell>
          <table:table-cell table:style-name="ce5" table:formula="of:=SUM([.C51];[.E51];[.G51];[.I51])" office:value-type="float" office:value="103707.732496716">
            <text:p>103707.732496716</text:p>
          </table:table-cell>
          <table:table-cell table:style-name="ce17" table:formula="of:=([.J51]/[.J50]) -1" office:value-type="percentage" office:value="0.0021196903809193">
            <text:p>0.21%</text:p>
          </table:table-cell>
          <table:table-cell table:style-name="ce5" office:value-type="float" office:value="126.26">
            <text:p>126.26</text:p>
          </table:table-cell>
          <table:table-cell table:style-name="ce17" table:formula="of:=([.L51]/[.L50]) -1" office:value-type="percentage" office:value="0.00693835234069695">
            <text:p>0.69%</text:p>
          </table:table-cell>
          <table:table-cell table:style-name="ce2" office:value-type="string">
            <text:p>2011-03-1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3-14</text:p>
          </table:table-cell>
          <table:table-cell table:style-name="ce5" office:value-type="float" office:value="352.05">
            <text:p>352.05</text:p>
          </table:table-cell>
          <table:table-cell table:style-name="ce11" table:formula="of:=([.C$3]/[.B$3])*[.B52]" office:value-type="float" office:value="10961.1432841397">
            <text:p>10961.14</text:p>
          </table:table-cell>
          <table:table-cell table:style-name="ce5" office:value-type="float" office:value="86.8">
            <text:p>86.8</text:p>
          </table:table-cell>
          <table:table-cell table:style-name="ce11" table:formula="of:=([.E$3]/[.D$3])*[.D52]" office:value-type="float" office:value="48945.5283635953">
            <text:p>48945.53</text:p>
          </table:table-cell>
          <table:table-cell table:style-name="ce5" office:value-type="float" office:value="79.39">
            <text:p>79.39</text:p>
          </table:table-cell>
          <table:table-cell table:style-name="ce11" table:formula="of:=([.G$3]/[.F$3])*[.F52]" office:value-type="float" office:value="33975.7489300999">
            <text:p>33975.75</text:p>
          </table:table-cell>
          <table:table-cell table:style-name="ce5" office:value-type="float" office:value="138.86">
            <text:p>138.86</text:p>
          </table:table-cell>
          <table:table-cell table:style-name="ce11" table:formula="of:=([.I$3]/[.H$3])*[.H52]" office:value-type="float" office:value="10010.092272203">
            <text:p>10010.09</text:p>
          </table:table-cell>
          <table:table-cell table:style-name="ce5" table:formula="of:=SUM([.C52];[.E52];[.G52];[.I52])" office:value-type="float" office:value="103892.512850038">
            <text:p>103892.512850038</text:p>
          </table:table-cell>
          <table:table-cell table:style-name="ce17" table:formula="of:=([.J52]/[.J51]) -1" office:value-type="percentage" office:value="0.00178174133088294">
            <text:p>0.18%</text:p>
          </table:table-cell>
          <table:table-cell table:style-name="ce5" office:value-type="float" office:value="125.5">
            <text:p>125.5</text:p>
          </table:table-cell>
          <table:table-cell table:style-name="ce17" table:formula="of:=([.L52]/[.L51]) -1" office:value-type="percentage" office:value="-0.00601932520196424">
            <text:p>-0.60%</text:p>
          </table:table-cell>
          <table:table-cell table:style-name="ce2" office:value-type="string">
            <text:p>2011-03-1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3-15</text:p>
          </table:table-cell>
          <table:table-cell table:style-name="ce5" office:value-type="float" office:value="343.95">
            <text:p>343.95</text:p>
          </table:table-cell>
          <table:table-cell table:style-name="ce11" table:formula="of:=([.C$3]/[.B$3])*[.B53]" office:value-type="float" office:value="10708.9482533159">
            <text:p>10708.95</text:p>
          </table:table-cell>
          <table:table-cell table:style-name="ce5" office:value-type="float" office:value="88.1">
            <text:p>88.1</text:p>
          </table:table-cell>
          <table:table-cell table:style-name="ce11" table:formula="of:=([.E$3]/[.D$3])*[.D53]" office:value-type="float" office:value="49678.583511898">
            <text:p>49678.58</text:p>
          </table:table-cell>
          <table:table-cell table:style-name="ce5" office:value-type="float" office:value="78.44">
            <text:p>78.44</text:p>
          </table:table-cell>
          <table:table-cell table:style-name="ce11" table:formula="of:=([.G$3]/[.F$3])*[.F53]" office:value-type="float" office:value="33569.1868758916">
            <text:p>33569.19</text:p>
          </table:table-cell>
          <table:table-cell table:style-name="ce5" office:value-type="float" office:value="136.27">
            <text:p>136.27</text:p>
          </table:table-cell>
          <table:table-cell table:style-name="ce11" table:formula="of:=([.I$3]/[.H$3])*[.H53]" office:value-type="float" office:value="9823.38523644752">
            <text:p>9823.39</text:p>
          </table:table-cell>
          <table:table-cell table:style-name="ce5" table:formula="of:=SUM([.C53];[.E53];[.G53];[.I53])" office:value-type="float" office:value="103780.103877553">
            <text:p>103780.103877553</text:p>
          </table:table-cell>
          <table:table-cell table:style-name="ce17" table:formula="of:=([.J53]/[.J52]) -1" office:value-type="percentage" office:value="-0.00108197375731145">
            <text:p>-0.11%</text:p>
          </table:table-cell>
          <table:table-cell table:style-name="ce5" office:value-type="float" office:value="124.06">
            <text:p>124.06</text:p>
          </table:table-cell>
          <table:table-cell table:style-name="ce17" table:formula="of:=([.L53]/[.L52]) -1" office:value-type="percentage" office:value="-0.0114741035856574">
            <text:p>-1.15%</text:p>
          </table:table-cell>
          <table:table-cell table:style-name="ce2" office:value-type="string">
            <text:p>2011-03-1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3-16</text:p>
          </table:table-cell>
          <table:table-cell table:style-name="ce5" office:value-type="float" office:value="328.6">
            <text:p>328.6</text:p>
          </table:table-cell>
          <table:table-cell table:style-name="ce11" table:formula="of:=([.C$3]/[.B$3])*[.B54]" office:value-type="float" office:value="10231.0231023102">
            <text:p>10231.02</text:p>
          </table:table-cell>
          <table:table-cell table:style-name="ce5" office:value-type="float" office:value="89.09">
            <text:p>89.09</text:p>
          </table:table-cell>
          <table:table-cell table:style-name="ce11" table:formula="of:=([.E$3]/[.D$3])*[.D54]" office:value-type="float" office:value="50236.8332017593">
            <text:p>50236.83</text:p>
          </table:table-cell>
          <table:table-cell table:style-name="ce5" office:value-type="float" office:value="76.43">
            <text:p>76.43</text:p>
          </table:table-cell>
          <table:table-cell table:style-name="ce11" table:formula="of:=([.G$3]/[.F$3])*[.F54]" office:value-type="float" office:value="32708.9871611983">
            <text:p>32708.99</text:p>
          </table:table-cell>
          <table:table-cell table:style-name="ce5" office:value-type="float" office:value="136.24">
            <text:p>136.24</text:p>
          </table:table-cell>
          <table:table-cell table:style-name="ce11" table:formula="of:=([.I$3]/[.H$3])*[.H54]" office:value-type="float" office:value="9821.22260668974">
            <text:p>9821.22</text:p>
          </table:table-cell>
          <table:table-cell table:style-name="ce5" table:formula="of:=SUM([.C54];[.E54];[.G54];[.I54])" office:value-type="float" office:value="102998.066071958">
            <text:p>102998.066071958</text:p>
          </table:table-cell>
          <table:table-cell table:style-name="ce17" table:formula="of:=([.J54]/[.J53]) -1" office:value-type="percentage" office:value="-0.00753552729642826">
            <text:p>-0.75%</text:p>
          </table:table-cell>
          <table:table-cell table:style-name="ce5" office:value-type="float" office:value="121.76">
            <text:p>121.76</text:p>
          </table:table-cell>
          <table:table-cell table:style-name="ce17" table:formula="of:=([.L54]/[.L53]) -1" office:value-type="percentage" office:value="-0.0185394164114138">
            <text:p>-1.85%</text:p>
          </table:table-cell>
          <table:table-cell table:style-name="ce2" office:value-type="string">
            <text:p>2011-03-1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3-17</text:p>
          </table:table-cell>
          <table:table-cell table:style-name="ce5" office:value-type="float" office:value="333.21">
            <text:p>333.21</text:p>
          </table:table-cell>
          <table:table-cell table:style-name="ce11" table:formula="of:=([.C$3]/[.B$3])*[.B55]" office:value-type="float" office:value="10374.5563235569">
            <text:p>10374.56</text:p>
          </table:table-cell>
          <table:table-cell table:style-name="ce5" office:value-type="float" office:value="88.41">
            <text:p>88.41</text:p>
          </table:table-cell>
          <table:table-cell table:style-name="ce11" table:formula="of:=([.E$3]/[.D$3])*[.D55]" office:value-type="float" office:value="49853.3889703395">
            <text:p>49853.39</text:p>
          </table:table-cell>
          <table:table-cell table:style-name="ce5" office:value-type="float" office:value="78.21">
            <text:p>78.21</text:p>
          </table:table-cell>
          <table:table-cell table:style-name="ce11" table:formula="of:=([.G$3]/[.F$3])*[.F55]" office:value-type="float" office:value="33470.7560627675">
            <text:p>33470.76</text:p>
          </table:table-cell>
          <table:table-cell table:style-name="ce5" office:value-type="float" office:value="136.97">
            <text:p>136.97</text:p>
          </table:table-cell>
          <table:table-cell table:style-name="ce11" table:formula="of:=([.I$3]/[.H$3])*[.H55]" office:value-type="float" office:value="9873.84659746251">
            <text:p>9873.85</text:p>
          </table:table-cell>
          <table:table-cell table:style-name="ce5" table:formula="of:=SUM([.C55];[.E55];[.G55];[.I55])" office:value-type="float" office:value="103572.547954126">
            <text:p>103572.547954126</text:p>
          </table:table-cell>
          <table:table-cell table:style-name="ce17" table:formula="of:=([.J55]/[.J54]) -1" office:value-type="percentage" office:value="0.00557759872663444">
            <text:p>0.56%</text:p>
          </table:table-cell>
          <table:table-cell table:style-name="ce5" office:value-type="float" office:value="123.38">
            <text:p>123.38</text:p>
          </table:table-cell>
          <table:table-cell table:style-name="ce17" table:formula="of:=([.L55]/[.L54]) -1" office:value-type="percentage" office:value="0.0133048620236531">
            <text:p>1.33%</text:p>
          </table:table-cell>
          <table:table-cell table:style-name="ce2" office:value-type="string">
            <text:p>2011-03-1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3-18</text:p>
          </table:table-cell>
          <table:table-cell table:style-name="ce5" office:value-type="float" office:value="329.26">
            <text:p>329.26</text:p>
          </table:table-cell>
          <table:table-cell table:style-name="ce11" table:formula="of:=([.C$3]/[.B$3])*[.B56]" office:value-type="float" office:value="10251.572327044">
            <text:p>10251.57</text:p>
          </table:table-cell>
          <table:table-cell table:style-name="ce5" office:value-type="float" office:value="88.65">
            <text:p>88.65</text:p>
          </table:table-cell>
          <table:table-cell table:style-name="ce11" table:formula="of:=([.E$3]/[.D$3])*[.D56]" office:value-type="float" office:value="49988.7222284877">
            <text:p>49988.72</text:p>
          </table:table-cell>
          <table:table-cell table:style-name="ce5" office:value-type="float" office:value="77.91">
            <text:p>77.91</text:p>
          </table:table-cell>
          <table:table-cell table:style-name="ce11" table:formula="of:=([.G$3]/[.F$3])*[.F56]" office:value-type="float" office:value="33342.3680456491">
            <text:p>33342.37</text:p>
          </table:table-cell>
          <table:table-cell table:style-name="ce5" office:value-type="float" office:value="138.37">
            <text:p>138.37</text:p>
          </table:table-cell>
          <table:table-cell table:style-name="ce11" table:formula="of:=([.I$3]/[.H$3])*[.H56]" office:value-type="float" office:value="9974.7693194925">
            <text:p>9974.77</text:p>
          </table:table-cell>
          <table:table-cell table:style-name="ce5" table:formula="of:=SUM([.C56];[.E56];[.G56];[.I56])" office:value-type="float" office:value="103557.431920673">
            <text:p>103557.431920673</text:p>
          </table:table-cell>
          <table:table-cell table:style-name="ce17" table:formula="of:=([.J56]/[.J55]) -1" office:value-type="percentage" office:value="-0.000145946331838731">
            <text:p>-0.01%</text:p>
          </table:table-cell>
          <table:table-cell table:style-name="ce5" office:value-type="float" office:value="123.82">
            <text:p>123.82</text:p>
          </table:table-cell>
          <table:table-cell table:style-name="ce17" table:formula="of:=([.L56]/[.L55]) -1" office:value-type="percentage" office:value="0.00356621818771274">
            <text:p>0.36%</text:p>
          </table:table-cell>
          <table:table-cell table:style-name="ce2" office:value-type="string">
            <text:p>2011-03-1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3-21</text:p>
          </table:table-cell>
          <table:table-cell table:style-name="ce5" office:value-type="float" office:value="337.85">
            <text:p>337.85</text:p>
          </table:table-cell>
          <table:table-cell table:style-name="ce11" table:formula="of:=([.C$3]/[.B$3])*[.B57]" office:value-type="float" office:value="10519.0236004733">
            <text:p>10519.02</text:p>
          </table:table-cell>
          <table:table-cell table:style-name="ce5" office:value-type="float" office:value="88.12">
            <text:p>88.12</text:p>
          </table:table-cell>
          <table:table-cell table:style-name="ce11" table:formula="of:=([.E$3]/[.D$3])*[.D57]" office:value-type="float" office:value="49689.8612834104">
            <text:p>49689.86</text:p>
          </table:table-cell>
          <table:table-cell table:style-name="ce5" office:value-type="float" office:value="79.83">
            <text:p>79.83</text:p>
          </table:table-cell>
          <table:table-cell table:style-name="ce11" table:formula="of:=([.G$3]/[.F$3])*[.F57]" office:value-type="float" office:value="34164.0513552068">
            <text:p>34164.05</text:p>
          </table:table-cell>
          <table:table-cell table:style-name="ce5" office:value-type="float" office:value="139.14">
            <text:p>139.14</text:p>
          </table:table-cell>
          <table:table-cell table:style-name="ce11" table:formula="of:=([.I$3]/[.H$3])*[.H57]" office:value-type="float" office:value="10030.276816609">
            <text:p>10030.28</text:p>
          </table:table-cell>
          <table:table-cell table:style-name="ce5" table:formula="of:=SUM([.C57];[.E57];[.G57];[.I57])" office:value-type="float" office:value="104403.2130557">
            <text:p>104403.2130557</text:p>
          </table:table-cell>
          <table:table-cell table:style-name="ce17" table:formula="of:=([.J57]/[.J56]) -1" office:value-type="percentage" office:value="0.00816726640801746">
            <text:p>0.82%</text:p>
          </table:table-cell>
          <table:table-cell table:style-name="ce5" office:value-type="float" office:value="125.74">
            <text:p>125.74</text:p>
          </table:table-cell>
          <table:table-cell table:style-name="ce17" table:formula="of:=([.L57]/[.L56]) -1" office:value-type="percentage" office:value="0.0155063802293651">
            <text:p>1.55%</text:p>
          </table:table-cell>
          <table:table-cell table:style-name="ce2" office:value-type="string">
            <text:p>2011-03-2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3-22</text:p>
          </table:table-cell>
          <table:table-cell table:style-name="ce5" office:value-type="float" office:value="339.74">
            <text:p>339.74</text:p>
          </table:table-cell>
          <table:table-cell table:style-name="ce11" table:formula="of:=([.C$3]/[.B$3])*[.B58]" office:value-type="float" office:value="10577.8691076655">
            <text:p>10577.87</text:p>
          </table:table-cell>
          <table:table-cell table:style-name="ce5" office:value-type="float" office:value="88.42">
            <text:p>88.42</text:p>
          </table:table-cell>
          <table:table-cell table:style-name="ce11" table:formula="of:=([.E$3]/[.D$3])*[.D58]" office:value-type="float" office:value="49859.0278560956">
            <text:p>49859.03</text:p>
          </table:table-cell>
          <table:table-cell table:style-name="ce5" office:value-type="float" office:value="79.56">
            <text:p>79.56</text:p>
          </table:table-cell>
          <table:table-cell table:style-name="ce11" table:formula="of:=([.G$3]/[.F$3])*[.F58]" office:value-type="float" office:value="34048.5021398003">
            <text:p>34048.50</text:p>
          </table:table-cell>
          <table:table-cell table:style-name="ce5" office:value-type="float" office:value="139.05">
            <text:p>139.05</text:p>
          </table:table-cell>
          <table:table-cell table:style-name="ce11" table:formula="of:=([.I$3]/[.H$3])*[.H58]" office:value-type="float" office:value="10023.7889273356">
            <text:p>10023.79</text:p>
          </table:table-cell>
          <table:table-cell table:style-name="ce5" table:formula="of:=SUM([.C58];[.E58];[.G58];[.I58])" office:value-type="float" office:value="104509.188030897">
            <text:p>104509.188030897</text:p>
          </table:table-cell>
          <table:table-cell table:style-name="ce17" table:formula="of:=([.J58]/[.J57]) -1" office:value-type="percentage" office:value="0.00101505472959929">
            <text:p>0.10%</text:p>
          </table:table-cell>
          <table:table-cell table:style-name="ce5" office:value-type="float" office:value="125.31">
            <text:p>125.31</text:p>
          </table:table-cell>
          <table:table-cell table:style-name="ce17" table:formula="of:=([.L58]/[.L57]) -1" office:value-type="percentage" office:value="-0.00341975505010328">
            <text:p>-0.34%</text:p>
          </table:table-cell>
          <table:table-cell table:style-name="ce2" office:value-type="string">
            <text:p>2011-03-2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3-23</text:p>
          </table:table-cell>
          <table:table-cell table:style-name="ce5" office:value-type="float" office:value="337.74">
            <text:p>337.74</text:p>
          </table:table-cell>
          <table:table-cell table:style-name="ce11" table:formula="of:=([.C$3]/[.B$3])*[.B59]" office:value-type="float" office:value="10515.5987296843">
            <text:p>10515.60</text:p>
          </table:table-cell>
          <table:table-cell table:style-name="ce5" office:value-type="float" office:value="88.3">
            <text:p>88.3</text:p>
          </table:table-cell>
          <table:table-cell table:style-name="ce11" table:formula="of:=([.E$3]/[.D$3])*[.D59]" office:value-type="float" office:value="49791.3612270215">
            <text:p>49791.36</text:p>
          </table:table-cell>
          <table:table-cell table:style-name="ce5" office:value-type="float" office:value="79.6">
            <text:p>79.6</text:p>
          </table:table-cell>
          <table:table-cell table:style-name="ce11" table:formula="of:=([.G$3]/[.F$3])*[.F59]" office:value-type="float" office:value="34065.6205420827">
            <text:p>34065.62</text:p>
          </table:table-cell>
          <table:table-cell table:style-name="ce5" office:value-type="float" office:value="140.34">
            <text:p>140.34</text:p>
          </table:table-cell>
          <table:table-cell table:style-name="ce11" table:formula="of:=([.I$3]/[.H$3])*[.H59]" office:value-type="float" office:value="10116.7820069204">
            <text:p>10116.78</text:p>
          </table:table-cell>
          <table:table-cell table:style-name="ce5" table:formula="of:=SUM([.C59];[.E59];[.G59];[.I59])" office:value-type="float" office:value="104489.362505709">
            <text:p>104489.362505709</text:p>
          </table:table-cell>
          <table:table-cell table:style-name="ce17" table:formula="of:=([.J59]/[.J58]) -1" office:value-type="percentage" office:value="-0.000189701265138398">
            <text:p>-0.02%</text:p>
          </table:table-cell>
          <table:table-cell table:style-name="ce5" office:value-type="float" office:value="125.67">
            <text:p>125.67</text:p>
          </table:table-cell>
          <table:table-cell table:style-name="ce17" table:formula="of:=([.L59]/[.L58]) -1" office:value-type="percentage" office:value="0.00287287526933211">
            <text:p>0.29%</text:p>
          </table:table-cell>
          <table:table-cell table:style-name="ce2" office:value-type="string">
            <text:p>2011-03-2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3-24</text:p>
          </table:table-cell>
          <table:table-cell table:style-name="ce5" office:value-type="float" office:value="343.5">
            <text:p>343.5</text:p>
          </table:table-cell>
          <table:table-cell table:style-name="ce11" table:formula="of:=([.C$3]/[.B$3])*[.B60]" office:value-type="float" office:value="10694.9374182701">
            <text:p>10694.94</text:p>
          </table:table-cell>
          <table:table-cell table:style-name="ce5" office:value-type="float" office:value="87.64">
            <text:p>87.64</text:p>
          </table:table-cell>
          <table:table-cell table:style-name="ce11" table:formula="of:=([.E$3]/[.D$3])*[.D60]" office:value-type="float" office:value="49419.194767114">
            <text:p>49419.19</text:p>
          </table:table-cell>
          <table:table-cell table:style-name="ce5" office:value-type="float" office:value="79.73">
            <text:p>79.73</text:p>
          </table:table-cell>
          <table:table-cell table:style-name="ce11" table:formula="of:=([.G$3]/[.F$3])*[.F60]" office:value-type="float" office:value="34121.2553495007">
            <text:p>34121.26</text:p>
          </table:table-cell>
          <table:table-cell table:style-name="ce5" office:value-type="float" office:value="139.22">
            <text:p>139.22</text:p>
          </table:table-cell>
          <table:table-cell table:style-name="ce11" table:formula="of:=([.I$3]/[.H$3])*[.H60]" office:value-type="float" office:value="10036.0438292964">
            <text:p>10036.04</text:p>
          </table:table-cell>
          <table:table-cell table:style-name="ce5" table:formula="of:=SUM([.C60];[.E60];[.G60];[.I60])" office:value-type="float" office:value="104271.431364181">
            <text:p>104271.431364181</text:p>
          </table:table-cell>
          <table:table-cell table:style-name="ce17" table:formula="of:=([.J60]/[.J59]) -1" office:value-type="percentage" office:value="-0.00208567777907342">
            <text:p>-0.21%</text:p>
          </table:table-cell>
          <table:table-cell table:style-name="ce5" office:value-type="float" office:value="126.87">
            <text:p>126.87</text:p>
          </table:table-cell>
          <table:table-cell table:style-name="ce17" table:formula="of:=([.L60]/[.L59]) -1" office:value-type="percentage" office:value="0.00954881833373111">
            <text:p>0.95%</text:p>
          </table:table-cell>
          <table:table-cell table:style-name="ce2" office:value-type="string">
            <text:p>2011-03-2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3-25</text:p>
          </table:table-cell>
          <table:table-cell table:style-name="ce5" office:value-type="float" office:value="350.04">
            <text:p>350.04</text:p>
          </table:table-cell>
          <table:table-cell table:style-name="ce11" table:formula="of:=([.C$3]/[.B$3])*[.B61]" office:value-type="float" office:value="10898.5615542686">
            <text:p>10898.56</text:p>
          </table:table-cell>
          <table:table-cell table:style-name="ce5" office:value-type="float" office:value="87.42">
            <text:p>87.42</text:p>
          </table:table-cell>
          <table:table-cell table:style-name="ce11" table:formula="of:=([.E$3]/[.D$3])*[.D61]" office:value-type="float" office:value="49295.1392804782">
            <text:p>49295.14</text:p>
          </table:table-cell>
          <table:table-cell table:style-name="ce5" office:value-type="float" office:value="80.58">
            <text:p>80.58</text:p>
          </table:table-cell>
          <table:table-cell table:style-name="ce11" table:formula="of:=([.G$3]/[.F$3])*[.F61]" office:value-type="float" office:value="34485.0213980029">
            <text:p>34485.02</text:p>
          </table:table-cell>
          <table:table-cell table:style-name="ce5" office:value-type="float" office:value="139.26">
            <text:p>139.26</text:p>
          </table:table-cell>
          <table:table-cell table:style-name="ce11" table:formula="of:=([.I$3]/[.H$3])*[.H61]" office:value-type="float" office:value="10038.9273356401">
            <text:p>10038.93</text:p>
          </table:table-cell>
          <table:table-cell table:style-name="ce5" table:formula="of:=SUM([.C61];[.E61];[.G61];[.I61])" office:value-type="float" office:value="104717.64956839">
            <text:p>104717.64956839</text:p>
          </table:table-cell>
          <table:table-cell table:style-name="ce17" table:formula="of:=([.J61]/[.J60]) -1" office:value-type="percentage" office:value="0.00427939080120665">
            <text:p>0.43%</text:p>
          </table:table-cell>
          <table:table-cell table:style-name="ce5" office:value-type="float" office:value="127.25">
            <text:p>127.25</text:p>
          </table:table-cell>
          <table:table-cell table:style-name="ce17" table:formula="of:=([.L61]/[.L60]) -1" office:value-type="percentage" office:value="0.00299519192874587">
            <text:p>0.30%</text:p>
          </table:table-cell>
          <table:table-cell table:style-name="ce2" office:value-type="string">
            <text:p>2011-03-2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3-28</text:p>
          </table:table-cell>
          <table:table-cell table:style-name="ce5" office:value-type="float" office:value="348.94">
            <text:p>348.94</text:p>
          </table:table-cell>
          <table:table-cell table:style-name="ce11" table:formula="of:=([.C$3]/[.B$3])*[.B62]" office:value-type="float" office:value="10864.312846379">
            <text:p>10864.31</text:p>
          </table:table-cell>
          <table:table-cell table:style-name="ce5" office:value-type="float" office:value="87.55">
            <text:p>87.55</text:p>
          </table:table-cell>
          <table:table-cell table:style-name="ce11" table:formula="of:=([.E$3]/[.D$3])*[.D62]" office:value-type="float" office:value="49368.4447953084">
            <text:p>49368.44</text:p>
          </table:table-cell>
          <table:table-cell table:style-name="ce5" office:value-type="float" office:value="80.44">
            <text:p>80.44</text:p>
          </table:table-cell>
          <table:table-cell table:style-name="ce11" table:formula="of:=([.G$3]/[.F$3])*[.F62]" office:value-type="float" office:value="34425.1069900143">
            <text:p>34425.11</text:p>
          </table:table-cell>
          <table:table-cell table:style-name="ce5" office:value-type="float" office:value="138.54">
            <text:p>138.54</text:p>
          </table:table-cell>
          <table:table-cell table:style-name="ce11" table:formula="of:=([.I$3]/[.H$3])*[.H62]" office:value-type="float" office:value="9987.02422145329">
            <text:p>9987.02</text:p>
          </table:table-cell>
          <table:table-cell table:style-name="ce5" table:formula="of:=SUM([.C62];[.E62];[.G62];[.I62])" office:value-type="float" office:value="104644.888853155">
            <text:p>104644.888853155</text:p>
          </table:table-cell>
          <table:table-cell table:style-name="ce17" table:formula="of:=([.J62]/[.J61]) -1" office:value-type="percentage" office:value="-0.000694827620126404">
            <text:p>-0.07%</text:p>
          </table:table-cell>
          <table:table-cell table:style-name="ce5" office:value-type="float" office:value="126.94">
            <text:p>126.94</text:p>
          </table:table-cell>
          <table:table-cell table:style-name="ce17" table:formula="of:=([.L62]/[.L61]) -1" office:value-type="percentage" office:value="-0.00243614931237723">
            <text:p>-0.24%</text:p>
          </table:table-cell>
          <table:table-cell table:style-name="ce2" office:value-type="string">
            <text:p>2011-03-2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3-29</text:p>
          </table:table-cell>
          <table:table-cell table:style-name="ce5" office:value-type="float" office:value="349.46">
            <text:p>349.46</text:p>
          </table:table-cell>
          <table:table-cell table:style-name="ce11" table:formula="of:=([.C$3]/[.B$3])*[.B63]" office:value-type="float" office:value="10880.5031446541">
            <text:p>10880.50</text:p>
          </table:table-cell>
          <table:table-cell table:style-name="ce5" office:value-type="float" office:value="86.87">
            <text:p>86.87</text:p>
          </table:table-cell>
          <table:table-cell table:style-name="ce11" table:formula="of:=([.E$3]/[.D$3])*[.D63]" office:value-type="float" office:value="48985.0005638886">
            <text:p>48985.00</text:p>
          </table:table-cell>
          <table:table-cell table:style-name="ce5" office:value-type="float" office:value="80.23">
            <text:p>80.23</text:p>
          </table:table-cell>
          <table:table-cell table:style-name="ce11" table:formula="of:=([.G$3]/[.F$3])*[.F63]" office:value-type="float" office:value="34335.2353780314">
            <text:p>34335.24</text:p>
          </table:table-cell>
          <table:table-cell table:style-name="ce5" office:value-type="float" office:value="138.21">
            <text:p>138.21</text:p>
          </table:table-cell>
          <table:table-cell table:style-name="ce11" table:formula="of:=([.I$3]/[.H$3])*[.H63]" office:value-type="float" office:value="9963.23529411765">
            <text:p>9963.24</text:p>
          </table:table-cell>
          <table:table-cell table:style-name="ce5" table:formula="of:=SUM([.C63];[.E63];[.G63];[.I63])" office:value-type="float" office:value="104163.974380692">
            <text:p>104163.974380692</text:p>
          </table:table-cell>
          <table:table-cell table:style-name="ce17" table:formula="of:=([.J63]/[.J62]) -1" office:value-type="percentage" office:value="-0.00459568047454417">
            <text:p>-0.46%</text:p>
          </table:table-cell>
          <table:table-cell table:style-name="ce5" office:value-type="float" office:value="127.8">
            <text:p>127.8</text:p>
          </table:table-cell>
          <table:table-cell table:style-name="ce17" table:formula="of:=([.L63]/[.L62]) -1" office:value-type="percentage" office:value="0.00677485426185598">
            <text:p>0.68%</text:p>
          </table:table-cell>
          <table:table-cell table:style-name="ce2" office:value-type="string">
            <text:p>2011-03-2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3-30</text:p>
          </table:table-cell>
          <table:table-cell table:style-name="ce5" office:value-type="float" office:value="347.14">
            <text:p>347.14</text:p>
          </table:table-cell>
          <table:table-cell table:style-name="ce11" table:formula="of:=([.C$3]/[.B$3])*[.B64]" office:value-type="float" office:value="10808.2695061959">
            <text:p>10808.27</text:p>
          </table:table-cell>
          <table:table-cell table:style-name="ce5" office:value-type="float" office:value="87.56">
            <text:p>87.56</text:p>
          </table:table-cell>
          <table:table-cell table:style-name="ce11" table:formula="of:=([.E$3]/[.D$3])*[.D64]" office:value-type="float" office:value="49374.0836810646">
            <text:p>49374.08</text:p>
          </table:table-cell>
          <table:table-cell table:style-name="ce5" office:value-type="float" office:value="81.42">
            <text:p>81.42</text:p>
          </table:table-cell>
          <table:table-cell table:style-name="ce11" table:formula="of:=([.G$3]/[.F$3])*[.F64]" office:value-type="float" office:value="34844.5078459344">
            <text:p>34844.51</text:p>
          </table:table-cell>
          <table:table-cell table:style-name="ce5" office:value-type="float" office:value="138.67">
            <text:p>138.67</text:p>
          </table:table-cell>
          <table:table-cell table:style-name="ce11" table:formula="of:=([.I$3]/[.H$3])*[.H64]" office:value-type="float" office:value="9996.39561707036">
            <text:p>9996.40</text:p>
          </table:table-cell>
          <table:table-cell table:style-name="ce5" table:formula="of:=SUM([.C64];[.E64];[.G64];[.I64])" office:value-type="float" office:value="105023.256650265">
            <text:p>105023.256650265</text:p>
          </table:table-cell>
          <table:table-cell table:style-name="ce17" table:formula="of:=([.J64]/[.J63]) -1" office:value-type="percentage" office:value="0.0082493229994578">
            <text:p>0.82%</text:p>
          </table:table-cell>
          <table:table-cell table:style-name="ce5" office:value-type="float" office:value="128.68">
            <text:p>128.68</text:p>
          </table:table-cell>
          <table:table-cell table:style-name="ce17" table:formula="of:=([.L64]/[.L63]) -1" office:value-type="percentage" office:value="0.00688575899843502">
            <text:p>0.69%</text:p>
          </table:table-cell>
          <table:table-cell table:style-name="ce2" office:value-type="string">
            <text:p>2011-03-3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3-31</text:p>
          </table:table-cell>
          <table:table-cell table:style-name="ce5" office:value-type="float" office:value="347.02">
            <text:p>347.02</text:p>
          </table:table-cell>
          <table:table-cell table:style-name="ce11" table:formula="of:=([.C$3]/[.B$3])*[.B65]" office:value-type="float" office:value="10804.533283517">
            <text:p>10804.53</text:p>
          </table:table-cell>
          <table:table-cell table:style-name="ce5" office:value-type="float" office:value="87.38">
            <text:p>87.38</text:p>
          </table:table-cell>
          <table:table-cell table:style-name="ce11" table:formula="of:=([.E$3]/[.D$3])*[.D65]" office:value-type="float" office:value="49272.5837374535">
            <text:p>49272.58</text:p>
          </table:table-cell>
          <table:table-cell table:style-name="ce5" office:value-type="float" office:value="81.08">
            <text:p>81.08</text:p>
          </table:table-cell>
          <table:table-cell table:style-name="ce11" table:formula="of:=([.G$3]/[.F$3])*[.F65]" office:value-type="float" office:value="34699.0014265335">
            <text:p>34699.00</text:p>
          </table:table-cell>
          <table:table-cell table:style-name="ce5" office:value-type="float" office:value="139.86">
            <text:p>139.86</text:p>
          </table:table-cell>
          <table:table-cell table:style-name="ce11" table:formula="of:=([.I$3]/[.H$3])*[.H65]" office:value-type="float" office:value="10082.1799307958">
            <text:p>10082.18</text:p>
          </table:table-cell>
          <table:table-cell table:style-name="ce5" table:formula="of:=SUM([.C65];[.E65];[.G65];[.I65])" office:value-type="float" office:value="104858.2983783">
            <text:p>104858.2983783</text:p>
          </table:table-cell>
          <table:table-cell table:style-name="ce17" table:formula="of:=([.J65]/[.J64]) -1" office:value-type="percentage" office:value="-0.0015706832679423">
            <text:p>-0.16%</text:p>
          </table:table-cell>
          <table:table-cell table:style-name="ce5" office:value-type="float" office:value="128.51">
            <text:p>128.51</text:p>
          </table:table-cell>
          <table:table-cell table:style-name="ce17" table:formula="of:=([.L65]/[.L64]) -1" office:value-type="percentage" office:value="-0.00132110662107565">
            <text:p>-0.13%</text:p>
          </table:table-cell>
          <table:table-cell table:style-name="ce2" office:value-type="string">
            <text:p>2011-03-3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4-01</text:p>
          </table:table-cell>
          <table:table-cell table:style-name="ce5" office:value-type="float" office:value="343.09">
            <text:p>343.09</text:p>
          </table:table-cell>
          <table:table-cell table:style-name="ce11" table:formula="of:=([.C$3]/[.B$3])*[.B66]" office:value-type="float" office:value="10682.171990784">
            <text:p>10682.17</text:p>
          </table:table-cell>
          <table:table-cell table:style-name="ce5" office:value-type="float" office:value="87.81">
            <text:p>87.81</text:p>
          </table:table-cell>
          <table:table-cell table:style-name="ce11" table:formula="of:=([.E$3]/[.D$3])*[.D66]" office:value-type="float" office:value="49515.055824969">
            <text:p>49515.06</text:p>
          </table:table-cell>
          <table:table-cell table:style-name="ce5" office:value-type="float" office:value="81.61">
            <text:p>81.61</text:p>
          </table:table-cell>
          <table:table-cell table:style-name="ce11" table:formula="of:=([.G$3]/[.F$3])*[.F66]" office:value-type="float" office:value="34925.820256776">
            <text:p>34925.82</text:p>
          </table:table-cell>
          <table:table-cell table:style-name="ce5" office:value-type="float" office:value="139.2">
            <text:p>139.2</text:p>
          </table:table-cell>
          <table:table-cell table:style-name="ce11" table:formula="of:=([.I$3]/[.H$3])*[.H66]" office:value-type="float" office:value="10034.6020761246">
            <text:p>10034.60</text:p>
          </table:table-cell>
          <table:table-cell table:style-name="ce5" table:formula="of:=SUM([.C66];[.E66];[.G66];[.I66])" office:value-type="float" office:value="105157.650148654">
            <text:p>105157.650148654</text:p>
          </table:table-cell>
          <table:table-cell table:style-name="ce17" table:formula="of:=([.J66]/[.J65]) -1" office:value-type="percentage" office:value="0.00285482193573006">
            <text:p>0.29%</text:p>
          </table:table-cell>
          <table:table-cell table:style-name="ce5" office:value-type="float" office:value="129.05">
            <text:p>129.05</text:p>
          </table:table-cell>
          <table:table-cell table:style-name="ce17" table:formula="of:=([.L66]/[.L65]) -1" office:value-type="percentage" office:value="0.00420200762586576">
            <text:p>0.42%</text:p>
          </table:table-cell>
          <table:table-cell table:style-name="ce2" office:value-type="string">
            <text:p>2011-04-0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4-04</text:p>
          </table:table-cell>
          <table:table-cell table:style-name="ce5" office:value-type="float" office:value="339.73">
            <text:p>339.73</text:p>
          </table:table-cell>
          <table:table-cell table:style-name="ce11" table:formula="of:=([.C$3]/[.B$3])*[.B67]" office:value-type="float" office:value="10577.5577557756">
            <text:p>10577.56</text:p>
          </table:table-cell>
          <table:table-cell table:style-name="ce5" office:value-type="float" office:value="87.9">
            <text:p>87.9</text:p>
          </table:table-cell>
          <table:table-cell table:style-name="ce11" table:formula="of:=([.E$3]/[.D$3])*[.D67]" office:value-type="float" office:value="49565.8057967746">
            <text:p>49565.81</text:p>
          </table:table-cell>
          <table:table-cell table:style-name="ce5" office:value-type="float" office:value="81.79">
            <text:p>81.79</text:p>
          </table:table-cell>
          <table:table-cell table:style-name="ce11" table:formula="of:=([.G$3]/[.F$3])*[.F67]" office:value-type="float" office:value="35002.8530670471">
            <text:p>35002.85</text:p>
          </table:table-cell>
          <table:table-cell table:style-name="ce5" office:value-type="float" office:value="139.84">
            <text:p>139.84</text:p>
          </table:table-cell>
          <table:table-cell table:style-name="ce11" table:formula="of:=([.I$3]/[.H$3])*[.H67]" office:value-type="float" office:value="10080.738177624">
            <text:p>10080.74</text:p>
          </table:table-cell>
          <table:table-cell table:style-name="ce5" table:formula="of:=SUM([.C67];[.E67];[.G67];[.I67])" office:value-type="float" office:value="105226.954797221">
            <text:p>105226.954797221</text:p>
          </table:table-cell>
          <table:table-cell table:style-name="ce17" table:formula="of:=([.J67]/[.J66]) -1" office:value-type="percentage" office:value="0.000659054747511823">
            <text:p>0.07%</text:p>
          </table:table-cell>
          <table:table-cell table:style-name="ce5" office:value-type="float" office:value="129.15">
            <text:p>129.15</text:p>
          </table:table-cell>
          <table:table-cell table:style-name="ce17" table:formula="of:=([.L67]/[.L66]) -1" office:value-type="percentage" office:value="0.000774893452150316">
            <text:p>0.08%</text:p>
          </table:table-cell>
          <table:table-cell table:style-name="ce2" office:value-type="string">
            <text:p>2011-04-0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4-05</text:p>
          </table:table-cell>
          <table:table-cell table:style-name="ce5" office:value-type="float" office:value="337.44">
            <text:p>337.44</text:p>
          </table:table-cell>
          <table:table-cell table:style-name="ce11" table:formula="of:=([.C$3]/[.B$3])*[.B68]" office:value-type="float" office:value="10506.2581729871">
            <text:p>10506.26</text:p>
          </table:table-cell>
          <table:table-cell table:style-name="ce5" office:value-type="float" office:value="87.55">
            <text:p>87.55</text:p>
          </table:table-cell>
          <table:table-cell table:style-name="ce11" table:formula="of:=([.E$3]/[.D$3])*[.D68]" office:value-type="float" office:value="49368.4447953084">
            <text:p>49368.44</text:p>
          </table:table-cell>
          <table:table-cell table:style-name="ce5" office:value-type="float" office:value="82.32">
            <text:p>82.32</text:p>
          </table:table-cell>
          <table:table-cell table:style-name="ce11" table:formula="of:=([.G$3]/[.F$3])*[.F68]" office:value-type="float" office:value="35229.6718972896">
            <text:p>35229.67</text:p>
          </table:table-cell>
          <table:table-cell table:style-name="ce5" office:value-type="float" office:value="142.05">
            <text:p>142.05</text:p>
          </table:table-cell>
          <table:table-cell table:style-name="ce11" table:formula="of:=([.I$3]/[.H$3])*[.H68]" office:value-type="float" office:value="10240.0519031142">
            <text:p>10240.05</text:p>
          </table:table-cell>
          <table:table-cell table:style-name="ce5" table:formula="of:=SUM([.C68];[.E68];[.G68];[.I68])" office:value-type="float" office:value="105344.426768699">
            <text:p>105344.426768699</text:p>
          </table:table-cell>
          <table:table-cell table:style-name="ce17" table:formula="of:=([.J68]/[.J67]) -1" office:value-type="percentage" office:value="0.0011163676807382">
            <text:p>0.11%</text:p>
          </table:table-cell>
          <table:table-cell table:style-name="ce5" office:value-type="float" office:value="129.14">
            <text:p>129.14</text:p>
          </table:table-cell>
          <table:table-cell table:style-name="ce17" table:formula="of:=([.L68]/[.L67]) -1" office:value-type="percentage" office:value="-0.0000774293457221908">
            <text:p>-0.01%</text:p>
          </table:table-cell>
          <table:table-cell table:style-name="ce2" office:value-type="string">
            <text:p>2011-04-0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4-06</text:p>
          </table:table-cell>
          <table:table-cell table:style-name="ce5" office:value-type="float" office:value="336.59">
            <text:p>336.59</text:p>
          </table:table-cell>
          <table:table-cell table:style-name="ce11" table:formula="of:=([.C$3]/[.B$3])*[.B69]" office:value-type="float" office:value="10479.7932623451">
            <text:p>10479.79</text:p>
          </table:table-cell>
          <table:table-cell table:style-name="ce5" office:value-type="float" office:value="86.24">
            <text:p>86.24</text:p>
          </table:table-cell>
          <table:table-cell table:style-name="ce11" table:formula="of:=([.E$3]/[.D$3])*[.D69]" office:value-type="float" office:value="48629.7507612496">
            <text:p>48629.75</text:p>
          </table:table-cell>
          <table:table-cell table:style-name="ce5" office:value-type="float" office:value="82.09">
            <text:p>82.09</text:p>
          </table:table-cell>
          <table:table-cell table:style-name="ce11" table:formula="of:=([.G$3]/[.F$3])*[.F69]" office:value-type="float" office:value="35131.2410841655">
            <text:p>35131.24</text:p>
          </table:table-cell>
          <table:table-cell table:style-name="ce5" office:value-type="float" office:value="142.38">
            <text:p>142.38</text:p>
          </table:table-cell>
          <table:table-cell table:style-name="ce11" table:formula="of:=([.I$3]/[.H$3])*[.H69]" office:value-type="float" office:value="10263.8408304498">
            <text:p>10263.84</text:p>
          </table:table-cell>
          <table:table-cell table:style-name="ce5" table:formula="of:=SUM([.C69];[.E69];[.G69];[.I69])" office:value-type="float" office:value="104504.62593821">
            <text:p>104504.62593821</text:p>
          </table:table-cell>
          <table:table-cell table:style-name="ce17" table:formula="of:=([.J69]/[.J68]) -1" office:value-type="percentage" office:value="-0.00797195310895049">
            <text:p>-0.80%</text:p>
          </table:table-cell>
          <table:table-cell table:style-name="ce5" office:value-type="float" office:value="129.54">
            <text:p>129.54</text:p>
          </table:table-cell>
          <table:table-cell table:style-name="ce17" table:formula="of:=([.L69]/[.L68]) -1" office:value-type="percentage" office:value="0.00309741365959426">
            <text:p>0.31%</text:p>
          </table:table-cell>
          <table:table-cell table:style-name="ce2" office:value-type="string">
            <text:p>2011-04-0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4-07</text:p>
          </table:table-cell>
          <table:table-cell table:style-name="ce5" office:value-type="float" office:value="336.63">
            <text:p>336.63</text:p>
          </table:table-cell>
          <table:table-cell table:style-name="ce11" table:formula="of:=([.C$3]/[.B$3])*[.B70]" office:value-type="float" office:value="10481.0386699047">
            <text:p>10481.04</text:p>
          </table:table-cell>
          <table:table-cell table:style-name="ce5" office:value-type="float" office:value="86.07">
            <text:p>86.07</text:p>
          </table:table-cell>
          <table:table-cell table:style-name="ce11" table:formula="of:=([.E$3]/[.D$3])*[.D70]" office:value-type="float" office:value="48533.8897033946">
            <text:p>48533.89</text:p>
          </table:table-cell>
          <table:table-cell table:style-name="ce5" office:value-type="float" office:value="82.65">
            <text:p>82.65</text:p>
          </table:table-cell>
          <table:table-cell table:style-name="ce11" table:formula="of:=([.G$3]/[.F$3])*[.F70]" office:value-type="float" office:value="35370.8987161198">
            <text:p>35370.90</text:p>
          </table:table-cell>
          <table:table-cell table:style-name="ce5" office:value-type="float" office:value="142.51">
            <text:p>142.51</text:p>
          </table:table-cell>
          <table:table-cell table:style-name="ce11" table:formula="of:=([.I$3]/[.H$3])*[.H70]" office:value-type="float" office:value="10273.2122260669">
            <text:p>10273.21</text:p>
          </table:table-cell>
          <table:table-cell table:style-name="ce5" table:formula="of:=SUM([.C70];[.E70];[.G70];[.I70])" office:value-type="float" office:value="104659.039315486">
            <text:p>104659.039315486</text:p>
          </table:table-cell>
          <table:table-cell table:style-name="ce17" table:formula="of:=([.J70]/[.J69]) -1" office:value-type="percentage" office:value="0.00147757456562125">
            <text:p>0.15%</text:p>
          </table:table-cell>
          <table:table-cell table:style-name="ce5" office:value-type="float" office:value="129.21">
            <text:p>129.21</text:p>
          </table:table-cell>
          <table:table-cell table:style-name="ce17" table:formula="of:=([.L70]/[.L69]) -1" office:value-type="percentage" office:value="-0.00254747568318658">
            <text:p>-0.25%</text:p>
          </table:table-cell>
          <table:table-cell table:style-name="ce2" office:value-type="string">
            <text:p>2011-04-0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4-08</text:p>
          </table:table-cell>
          <table:table-cell table:style-name="ce5" office:value-type="float" office:value="333.63">
            <text:p>333.63</text:p>
          </table:table-cell>
          <table:table-cell table:style-name="ce11" table:formula="of:=([.C$3]/[.B$3])*[.B71]" office:value-type="float" office:value="10387.6331029329">
            <text:p>10387.63</text:p>
          </table:table-cell>
          <table:table-cell table:style-name="ce5" office:value-type="float" office:value="85.61">
            <text:p>85.61</text:p>
          </table:table-cell>
          <table:table-cell table:style-name="ce11" table:formula="of:=([.E$3]/[.D$3])*[.D71]" office:value-type="float" office:value="48274.5009586106">
            <text:p>48274.50</text:p>
          </table:table-cell>
          <table:table-cell table:style-name="ce5" office:value-type="float" office:value="82.83">
            <text:p>82.83</text:p>
          </table:table-cell>
          <table:table-cell table:style-name="ce11" table:formula="of:=([.G$3]/[.F$3])*[.F71]" office:value-type="float" office:value="35447.9315263909">
            <text:p>35447.93</text:p>
          </table:table-cell>
          <table:table-cell table:style-name="ce5" office:value-type="float" office:value="143.66">
            <text:p>143.66</text:p>
          </table:table-cell>
          <table:table-cell table:style-name="ce11" table:formula="of:=([.I$3]/[.H$3])*[.H71]" office:value-type="float" office:value="10356.1130334487">
            <text:p>10356.11</text:p>
          </table:table-cell>
          <table:table-cell table:style-name="ce5" table:formula="of:=SUM([.C71];[.E71];[.G71];[.I71])" office:value-type="float" office:value="104466.178621383">
            <text:p>104466.178621383</text:p>
          </table:table-cell>
          <table:table-cell table:style-name="ce17" table:formula="of:=([.J71]/[.J70]) -1" office:value-type="percentage" office:value="-0.00184275238301823">
            <text:p>-0.18%</text:p>
          </table:table-cell>
          <table:table-cell table:style-name="ce5" office:value-type="float" office:value="128.77">
            <text:p>128.77</text:p>
          </table:table-cell>
          <table:table-cell table:style-name="ce17" table:formula="of:=([.L71]/[.L70]) -1" office:value-type="percentage" office:value="-0.00340530918659543">
            <text:p>-0.34%</text:p>
          </table:table-cell>
          <table:table-cell table:style-name="ce2" office:value-type="string">
            <text:p>2011-04-0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4-11</text:p>
          </table:table-cell>
          <table:table-cell table:style-name="ce5" office:value-type="float" office:value="329.39">
            <text:p>329.39</text:p>
          </table:table-cell>
          <table:table-cell table:style-name="ce11" table:formula="of:=([.C$3]/[.B$3])*[.B72]" office:value-type="float" office:value="10255.6199016128">
            <text:p>10255.62</text:p>
          </table:table-cell>
          <table:table-cell table:style-name="ce5" office:value-type="float" office:value="85.68">
            <text:p>85.68</text:p>
          </table:table-cell>
          <table:table-cell table:style-name="ce11" table:formula="of:=([.E$3]/[.D$3])*[.D72]" office:value-type="float" office:value="48313.9731589038">
            <text:p>48313.97</text:p>
          </table:table-cell>
          <table:table-cell table:style-name="ce5" office:value-type="float" office:value="82.07">
            <text:p>82.07</text:p>
          </table:table-cell>
          <table:table-cell table:style-name="ce11" table:formula="of:=([.G$3]/[.F$3])*[.F72]" office:value-type="float" office:value="35122.6818830243">
            <text:p>35122.68</text:p>
          </table:table-cell>
          <table:table-cell table:style-name="ce5" office:value-type="float" office:value="142.64">
            <text:p>142.64</text:p>
          </table:table-cell>
          <table:table-cell table:style-name="ce11" table:formula="of:=([.I$3]/[.H$3])*[.H72]" office:value-type="float" office:value="10282.583621684">
            <text:p>10282.58</text:p>
          </table:table-cell>
          <table:table-cell table:style-name="ce5" table:formula="of:=SUM([.C72];[.E72];[.G72];[.I72])" office:value-type="float" office:value="103974.858565225">
            <text:p>103974.858565225</text:p>
          </table:table-cell>
          <table:table-cell table:style-name="ce17" table:formula="of:=([.J72]/[.J71]) -1" office:value-type="percentage" office:value="-0.00470314950390705">
            <text:p>-0.47%</text:p>
          </table:table-cell>
          <table:table-cell table:style-name="ce5" office:value-type="float" office:value="128.38">
            <text:p>128.38</text:p>
          </table:table-cell>
          <table:table-cell table:style-name="ce17" table:formula="of:=([.L72]/[.L71]) -1" office:value-type="percentage" office:value="-0.00302865574279731">
            <text:p>-0.30%</text:p>
          </table:table-cell>
          <table:table-cell table:style-name="ce2" office:value-type="string">
            <text:p>2011-04-1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4-12</text:p>
          </table:table-cell>
          <table:table-cell table:style-name="ce5" office:value-type="float" office:value="330.98">
            <text:p>330.98</text:p>
          </table:table-cell>
          <table:table-cell table:style-name="ce11" table:formula="of:=([.C$3]/[.B$3])*[.B73]" office:value-type="float" office:value="10305.1248521079">
            <text:p>10305.12</text:p>
          </table:table-cell>
          <table:table-cell table:style-name="ce5" office:value-type="float" office:value="86.61">
            <text:p>86.61</text:p>
          </table:table-cell>
          <table:table-cell table:style-name="ce11" table:formula="of:=([.E$3]/[.D$3])*[.D73]" office:value-type="float" office:value="48838.389534228">
            <text:p>48838.39</text:p>
          </table:table-cell>
          <table:table-cell table:style-name="ce5" office:value-type="float" office:value="80.16">
            <text:p>80.16</text:p>
          </table:table-cell>
          <table:table-cell table:style-name="ce11" table:formula="of:=([.G$3]/[.F$3])*[.F73]" office:value-type="float" office:value="34305.2781740371">
            <text:p>34305.28</text:p>
          </table:table-cell>
          <table:table-cell table:style-name="ce5" office:value-type="float" office:value="141.61">
            <text:p>141.61</text:p>
          </table:table-cell>
          <table:table-cell table:style-name="ce11" table:formula="of:=([.I$3]/[.H$3])*[.H73]" office:value-type="float" office:value="10208.3333333333">
            <text:p>10208.33</text:p>
          </table:table-cell>
          <table:table-cell table:style-name="ce5" table:formula="of:=SUM([.C73];[.E73];[.G73];[.I73])" office:value-type="float" office:value="103657.125893706">
            <text:p>103657.125893706</text:p>
          </table:table-cell>
          <table:table-cell table:style-name="ce17" table:formula="of:=([.J73]/[.J72]) -1" office:value-type="percentage" office:value="-0.00305586057921114">
            <text:p>-0.31%</text:p>
          </table:table-cell>
          <table:table-cell table:style-name="ce5" office:value-type="float" office:value="127.42">
            <text:p>127.42</text:p>
          </table:table-cell>
          <table:table-cell table:style-name="ce17" table:formula="of:=([.L73]/[.L72]) -1" office:value-type="percentage" office:value="-0.00747780028041745">
            <text:p>-0.75%</text:p>
          </table:table-cell>
          <table:table-cell table:style-name="ce2" office:value-type="string">
            <text:p>2011-04-1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4-13</text:p>
          </table:table-cell>
          <table:table-cell table:style-name="ce5" office:value-type="float" office:value="334.69">
            <text:p>334.69</text:p>
          </table:table-cell>
          <table:table-cell table:style-name="ce11" table:formula="of:=([.C$3]/[.B$3])*[.B74]" office:value-type="float" office:value="10420.636403263">
            <text:p>10420.64</text:p>
          </table:table-cell>
          <table:table-cell table:style-name="ce5" office:value-type="float" office:value="87.15">
            <text:p>87.15</text:p>
          </table:table-cell>
          <table:table-cell table:style-name="ce11" table:formula="of:=([.E$3]/[.D$3])*[.D74]" office:value-type="float" office:value="49142.8893650615">
            <text:p>49142.89</text:p>
          </table:table-cell>
          <table:table-cell table:style-name="ce5" office:value-type="float" office:value="80.14">
            <text:p>80.14</text:p>
          </table:table-cell>
          <table:table-cell table:style-name="ce11" table:formula="of:=([.G$3]/[.F$3])*[.F74]" office:value-type="float" office:value="34296.7189728959">
            <text:p>34296.72</text:p>
          </table:table-cell>
          <table:table-cell table:style-name="ce5" office:value-type="float" office:value="141.9">
            <text:p>141.9</text:p>
          </table:table-cell>
          <table:table-cell table:style-name="ce11" table:formula="of:=([.I$3]/[.H$3])*[.H74]" office:value-type="float" office:value="10229.2387543253">
            <text:p>10229.24</text:p>
          </table:table-cell>
          <table:table-cell table:style-name="ce5" table:formula="of:=SUM([.C74];[.E74];[.G74];[.I74])" office:value-type="float" office:value="104089.483495546">
            <text:p>104089.483495546</text:p>
          </table:table-cell>
          <table:table-cell table:style-name="ce17" table:formula="of:=([.J74]/[.J73]) -1" office:value-type="percentage" office:value="0.00417103598147794">
            <text:p>0.42%</text:p>
          </table:table-cell>
          <table:table-cell table:style-name="ce5" office:value-type="float" office:value="127.41">
            <text:p>127.41</text:p>
          </table:table-cell>
          <table:table-cell table:style-name="ce17" table:formula="of:=([.L74]/[.L73]) -1" office:value-type="percentage" office:value="-0.0000784806152880346">
            <text:p>-0.01%</text:p>
          </table:table-cell>
          <table:table-cell table:style-name="ce2" office:value-type="string">
            <text:p>2011-04-1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4-14</text:p>
          </table:table-cell>
          <table:table-cell table:style-name="ce5" office:value-type="float" office:value="331">
            <text:p>331</text:p>
          </table:table-cell>
          <table:table-cell table:style-name="ce11" table:formula="of:=([.C$3]/[.B$3])*[.B75]" office:value-type="float" office:value="10305.7475558877">
            <text:p>10305.75</text:p>
          </table:table-cell>
          <table:table-cell table:style-name="ce5" office:value-type="float" office:value="87.08">
            <text:p>87.08</text:p>
          </table:table-cell>
          <table:table-cell table:style-name="ce11" table:formula="of:=([.E$3]/[.D$3])*[.D75]" office:value-type="float" office:value="49103.4171647682">
            <text:p>49103.42</text:p>
          </table:table-cell>
          <table:table-cell table:style-name="ce5" office:value-type="float" office:value="80.41">
            <text:p>80.41</text:p>
          </table:table-cell>
          <table:table-cell table:style-name="ce11" table:formula="of:=([.G$3]/[.F$3])*[.F75]" office:value-type="float" office:value="34412.2681883024">
            <text:p>34412.27</text:p>
          </table:table-cell>
          <table:table-cell table:style-name="ce5" office:value-type="float" office:value="143.81">
            <text:p>143.81</text:p>
          </table:table-cell>
          <table:table-cell table:style-name="ce11" table:formula="of:=([.I$3]/[.H$3])*[.H75]" office:value-type="float" office:value="10366.9261822376">
            <text:p>10366.93</text:p>
          </table:table-cell>
          <table:table-cell table:style-name="ce5" table:formula="of:=SUM([.C75];[.E75];[.G75];[.I75])" office:value-type="float" office:value="104188.359091196">
            <text:p>104188.359091196</text:p>
          </table:table-cell>
          <table:table-cell table:style-name="ce17" table:formula="of:=([.J75]/[.J74]) -1" office:value-type="percentage" office:value="0.000949909561753337">
            <text:p>0.09%</text:p>
          </table:table-cell>
          <table:table-cell table:style-name="ce5" office:value-type="float" office:value="127.51">
            <text:p>127.51</text:p>
          </table:table-cell>
          <table:table-cell table:style-name="ce17" table:formula="of:=([.L75]/[.L74]) -1" office:value-type="percentage" office:value="0.000784867749784146">
            <text:p>0.08%</text:p>
          </table:table-cell>
          <table:table-cell table:style-name="ce2" office:value-type="string">
            <text:p>2011-04-1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4-15</text:p>
          </table:table-cell>
          <table:table-cell table:style-name="ce5" office:value-type="float" office:value="326.06">
            <text:p>326.06</text:p>
          </table:table-cell>
          <table:table-cell table:style-name="ce11" table:formula="of:=([.C$3]/[.B$3])*[.B76]" office:value-type="float" office:value="10151.9397222741">
            <text:p>10151.94</text:p>
          </table:table-cell>
          <table:table-cell table:style-name="ce5" office:value-type="float" office:value="88.27">
            <text:p>88.27</text:p>
          </table:table-cell>
          <table:table-cell table:style-name="ce11" table:formula="of:=([.E$3]/[.D$3])*[.D76]" office:value-type="float" office:value="49774.444569753">
            <text:p>49774.44</text:p>
          </table:table-cell>
          <table:table-cell table:style-name="ce5" office:value-type="float" office:value="81.23">
            <text:p>81.23</text:p>
          </table:table-cell>
          <table:table-cell table:style-name="ce11" table:formula="of:=([.G$3]/[.F$3])*[.F76]" office:value-type="float" office:value="34763.1954350927">
            <text:p>34763.20</text:p>
          </table:table-cell>
          <table:table-cell table:style-name="ce5" office:value-type="float" office:value="145.05">
            <text:p>145.05</text:p>
          </table:table-cell>
          <table:table-cell table:style-name="ce11" table:formula="of:=([.I$3]/[.H$3])*[.H76]" office:value-type="float" office:value="10456.3148788927">
            <text:p>10456.31</text:p>
          </table:table-cell>
          <table:table-cell table:style-name="ce5" table:formula="of:=SUM([.C76];[.E76];[.G76];[.I76])" office:value-type="float" office:value="105145.894606013">
            <text:p>105145.894606013</text:p>
          </table:table-cell>
          <table:table-cell table:style-name="ce17" table:formula="of:=([.J76]/[.J75]) -1" office:value-type="percentage" office:value="0.00919042706084405">
            <text:p>0.92%</text:p>
          </table:table-cell>
          <table:table-cell table:style-name="ce5" office:value-type="float" office:value="127.97">
            <text:p>127.97</text:p>
          </table:table-cell>
          <table:table-cell table:style-name="ce17" table:formula="of:=([.L76]/[.L75]) -1" office:value-type="percentage" office:value="0.00360756019135744">
            <text:p>0.36%</text:p>
          </table:table-cell>
          <table:table-cell table:style-name="ce2" office:value-type="string">
            <text:p>2011-04-1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4-18</text:p>
          </table:table-cell>
          <table:table-cell table:style-name="ce5" office:value-type="float" office:value="330.43">
            <text:p>330.43</text:p>
          </table:table-cell>
          <table:table-cell table:style-name="ce11" table:formula="of:=([.C$3]/[.B$3])*[.B77]" office:value-type="float" office:value="10288.000498163">
            <text:p>10288.00</text:p>
          </table:table-cell>
          <table:table-cell table:style-name="ce5" office:value-type="float" office:value="88.47">
            <text:p>88.47</text:p>
          </table:table-cell>
          <table:table-cell table:style-name="ce11" table:formula="of:=([.E$3]/[.D$3])*[.D77]" office:value-type="float" office:value="49887.2222848765">
            <text:p>49887.22</text:p>
          </table:table-cell>
          <table:table-cell table:style-name="ce5" office:value-type="float" office:value="80.08">
            <text:p>80.08</text:p>
          </table:table-cell>
          <table:table-cell table:style-name="ce11" table:formula="of:=([.G$3]/[.F$3])*[.F77]" office:value-type="float" office:value="34271.0413694722">
            <text:p>34271.04</text:p>
          </table:table-cell>
          <table:table-cell table:style-name="ce5" office:value-type="float" office:value="145.93">
            <text:p>145.93</text:p>
          </table:table-cell>
          <table:table-cell table:style-name="ce11" table:formula="of:=([.I$3]/[.H$3])*[.H77]" office:value-type="float" office:value="10519.7520184544">
            <text:p>10519.75</text:p>
          </table:table-cell>
          <table:table-cell table:style-name="ce5" table:formula="of:=SUM([.C77];[.E77];[.G77];[.I77])" office:value-type="float" office:value="104966.016170966">
            <text:p>104966.016170966</text:p>
          </table:table-cell>
          <table:table-cell table:style-name="ce17" table:formula="of:=([.J77]/[.J76]) -1" office:value-type="percentage" office:value="-0.00171075091158279">
            <text:p>-0.17%</text:p>
          </table:table-cell>
          <table:table-cell table:style-name="ce5" office:value-type="float" office:value="126.54">
            <text:p>126.54</text:p>
          </table:table-cell>
          <table:table-cell table:style-name="ce17" table:formula="of:=([.L77]/[.L76]) -1" office:value-type="percentage" office:value="-0.0111744940220364">
            <text:p>-1.12%</text:p>
          </table:table-cell>
          <table:table-cell table:style-name="ce2" office:value-type="string">
            <text:p>2011-04-1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4-19</text:p>
          </table:table-cell>
          <table:table-cell table:style-name="ce5" office:value-type="float" office:value="336.42">
            <text:p>336.42</text:p>
          </table:table-cell>
          <table:table-cell table:style-name="ce11" table:formula="of:=([.C$3]/[.B$3])*[.B78]" office:value-type="float" office:value="10474.5002802167">
            <text:p>10474.50</text:p>
          </table:table-cell>
          <table:table-cell table:style-name="ce5" office:value-type="float" office:value="88.85">
            <text:p>88.85</text:p>
          </table:table-cell>
          <table:table-cell table:style-name="ce11" table:formula="of:=([.E$3]/[.D$3])*[.D78]" office:value-type="float" office:value="50101.4999436111">
            <text:p>50101.50</text:p>
          </table:table-cell>
          <table:table-cell table:style-name="ce5" office:value-type="float" office:value="80.76">
            <text:p>80.76</text:p>
          </table:table-cell>
          <table:table-cell table:style-name="ce11" table:formula="of:=([.G$3]/[.F$3])*[.F78]" office:value-type="float" office:value="34562.0542082739">
            <text:p>34562.05</text:p>
          </table:table-cell>
          <table:table-cell table:style-name="ce5" office:value-type="float" office:value="145.93">
            <text:p>145.93</text:p>
          </table:table-cell>
          <table:table-cell table:style-name="ce11" table:formula="of:=([.I$3]/[.H$3])*[.H78]" office:value-type="float" office:value="10519.7520184544">
            <text:p>10519.75</text:p>
          </table:table-cell>
          <table:table-cell table:style-name="ce5" table:formula="of:=SUM([.C78];[.E78];[.G78];[.I78])" office:value-type="float" office:value="105657.806450556">
            <text:p>105657.806450556</text:p>
          </table:table-cell>
          <table:table-cell table:style-name="ce17" table:formula="of:=([.J78]/[.J77]) -1" office:value-type="percentage" office:value="0.00659061194113764">
            <text:p>0.66%</text:p>
          </table:table-cell>
          <table:table-cell table:style-name="ce5" office:value-type="float" office:value="127.26">
            <text:p>127.26</text:p>
          </table:table-cell>
          <table:table-cell table:style-name="ce17" table:formula="of:=([.L78]/[.L77]) -1" office:value-type="percentage" office:value="0.00568990042674256">
            <text:p>0.57%</text:p>
          </table:table-cell>
          <table:table-cell table:style-name="ce2" office:value-type="string">
            <text:p>2011-04-1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4-20</text:p>
          </table:table-cell>
          <table:table-cell table:style-name="ce5" office:value-type="float" office:value="340.95">
            <text:p>340.95</text:p>
          </table:table-cell>
          <table:table-cell table:style-name="ce11" table:formula="of:=([.C$3]/[.B$3])*[.B79]" office:value-type="float" office:value="10615.5426863441">
            <text:p>10615.54</text:p>
          </table:table-cell>
          <table:table-cell table:style-name="ce5" office:value-type="float" office:value="88.28">
            <text:p>88.28</text:p>
          </table:table-cell>
          <table:table-cell table:style-name="ce11" table:formula="of:=([.E$3]/[.D$3])*[.D79]" office:value-type="float" office:value="49780.0834555092">
            <text:p>49780.08</text:p>
          </table:table-cell>
          <table:table-cell table:style-name="ce5" office:value-type="float" office:value="82.54">
            <text:p>82.54</text:p>
          </table:table-cell>
          <table:table-cell table:style-name="ce11" table:formula="of:=([.G$3]/[.F$3])*[.F79]" office:value-type="float" office:value="35323.8231098431">
            <text:p>35323.82</text:p>
          </table:table-cell>
          <table:table-cell table:style-name="ce5" office:value-type="float" office:value="146.5">
            <text:p>146.5</text:p>
          </table:table-cell>
          <table:table-cell table:style-name="ce11" table:formula="of:=([.I$3]/[.H$3])*[.H79]" office:value-type="float" office:value="10560.8419838524">
            <text:p>10560.84</text:p>
          </table:table-cell>
          <table:table-cell table:style-name="ce5" table:formula="of:=SUM([.C79];[.E79];[.G79];[.I79])" office:value-type="float" office:value="106280.291235549">
            <text:p>106280.291235549</text:p>
          </table:table-cell>
          <table:table-cell table:style-name="ce17" table:formula="of:=([.J79]/[.J78]) -1" office:value-type="percentage" office:value="0.00589151720922665">
            <text:p>0.59%</text:p>
          </table:table-cell>
          <table:table-cell table:style-name="ce5" office:value-type="float" office:value="129">
            <text:p>129</text:p>
          </table:table-cell>
          <table:table-cell table:style-name="ce17" table:formula="of:=([.L79]/[.L78]) -1" office:value-type="percentage" office:value="0.0136727958510137">
            <text:p>1.37%</text:p>
          </table:table-cell>
          <table:table-cell table:style-name="ce2" office:value-type="string">
            <text:p>2011-04-2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4-21</text:p>
          </table:table-cell>
          <table:table-cell table:style-name="ce5" office:value-type="float" office:value="349.2">
            <text:p>349.2</text:p>
          </table:table-cell>
          <table:table-cell table:style-name="ce11" table:formula="of:=([.C$3]/[.B$3])*[.B80]" office:value-type="float" office:value="10872.4079955165">
            <text:p>10872.41</text:p>
          </table:table-cell>
          <table:table-cell table:style-name="ce5" office:value-type="float" office:value="88.2">
            <text:p>88.2</text:p>
          </table:table-cell>
          <table:table-cell table:style-name="ce11" table:formula="of:=([.E$3]/[.D$3])*[.D80]" office:value-type="float" office:value="49734.9723694598">
            <text:p>49734.97</text:p>
          </table:table-cell>
          <table:table-cell table:style-name="ce5" office:value-type="float" office:value="83.22">
            <text:p>83.22</text:p>
          </table:table-cell>
          <table:table-cell table:style-name="ce11" table:formula="of:=([.G$3]/[.F$3])*[.F80]" office:value-type="float" office:value="35614.8359486448">
            <text:p>35614.84</text:p>
          </table:table-cell>
          <table:table-cell table:style-name="ce5" office:value-type="float" office:value="146.74">
            <text:p>146.74</text:p>
          </table:table-cell>
          <table:table-cell table:style-name="ce11" table:formula="of:=([.I$3]/[.H$3])*[.H80]" office:value-type="float" office:value="10578.1430219146">
            <text:p>10578.14</text:p>
          </table:table-cell>
          <table:table-cell table:style-name="ce5" table:formula="of:=SUM([.C80];[.E80];[.G80];[.I80])" office:value-type="float" office:value="106800.359335536">
            <text:p>106800.359335536</text:p>
          </table:table-cell>
          <table:table-cell table:style-name="ce17" table:formula="of:=([.J80]/[.J79]) -1" office:value-type="percentage" office:value="0.00489336351962355">
            <text:p>0.49%</text:p>
          </table:table-cell>
          <table:table-cell table:style-name="ce5" office:value-type="float" office:value="129.66">
            <text:p>129.66</text:p>
          </table:table-cell>
          <table:table-cell table:style-name="ce17" table:formula="of:=([.L80]/[.L79]) -1" office:value-type="percentage" office:value="0.00511627906976742">
            <text:p>0.51%</text:p>
          </table:table-cell>
          <table:table-cell table:style-name="ce2" office:value-type="string">
            <text:p>2011-04-2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4-25</text:p>
          </table:table-cell>
          <table:table-cell table:style-name="ce5" office:value-type="float" office:value="351.5">
            <text:p>351.5</text:p>
          </table:table-cell>
          <table:table-cell table:style-name="ce11" table:formula="of:=([.C$3]/[.B$3])*[.B81]" office:value-type="float" office:value="10944.0189301949">
            <text:p>10944.02</text:p>
          </table:table-cell>
          <table:table-cell table:style-name="ce5" office:value-type="float" office:value="88.53">
            <text:p>88.53</text:p>
          </table:table-cell>
          <table:table-cell table:style-name="ce11" table:formula="of:=([.E$3]/[.D$3])*[.D81]" office:value-type="float" office:value="49921.0555994136">
            <text:p>49921.06</text:p>
          </table:table-cell>
          <table:table-cell table:style-name="ce5" office:value-type="float" office:value="83.09">
            <text:p>83.09</text:p>
          </table:table-cell>
          <table:table-cell table:style-name="ce11" table:formula="of:=([.G$3]/[.F$3])*[.F81]" office:value-type="float" office:value="35559.2011412268">
            <text:p>35559.20</text:p>
          </table:table-cell>
          <table:table-cell table:style-name="ce5" office:value-type="float" office:value="146.87">
            <text:p>146.87</text:p>
          </table:table-cell>
          <table:table-cell table:style-name="ce11" table:formula="of:=([.I$3]/[.H$3])*[.H81]" office:value-type="float" office:value="10587.5144175317">
            <text:p>10587.51</text:p>
          </table:table-cell>
          <table:table-cell table:style-name="ce5" table:formula="of:=SUM([.C81];[.E81];[.G81];[.I81])" office:value-type="float" office:value="107011.790088367">
            <text:p>107011.790088367</text:p>
          </table:table-cell>
          <table:table-cell table:style-name="ce17" table:formula="of:=([.J81]/[.J80]) -1" office:value-type="percentage" office:value="0.00197968203615284">
            <text:p>0.20%</text:p>
          </table:table-cell>
          <table:table-cell table:style-name="ce5" office:value-type="float" office:value="129.52">
            <text:p>129.52</text:p>
          </table:table-cell>
          <table:table-cell table:style-name="ce17" table:formula="of:=([.L81]/[.L80]) -1" office:value-type="percentage" office:value="-0.00107974703069558">
            <text:p>-0.11%</text:p>
          </table:table-cell>
          <table:table-cell table:style-name="ce2" office:value-type="string">
            <text:p>2011-04-2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4-26</text:p>
          </table:table-cell>
          <table:table-cell table:style-name="ce5" office:value-type="float" office:value="348.92">
            <text:p>348.92</text:p>
          </table:table-cell>
          <table:table-cell table:style-name="ce11" table:formula="of:=([.C$3]/[.B$3])*[.B82]" office:value-type="float" office:value="10863.6901425992">
            <text:p>10863.69</text:p>
          </table:table-cell>
          <table:table-cell table:style-name="ce5" office:value-type="float" office:value="89.39">
            <text:p>89.39</text:p>
          </table:table-cell>
          <table:table-cell table:style-name="ce11" table:formula="of:=([.E$3]/[.D$3])*[.D82]" office:value-type="float" office:value="50405.9997744446">
            <text:p>50406.00</text:p>
          </table:table-cell>
          <table:table-cell table:style-name="ce5" office:value-type="float" office:value="84.25">
            <text:p>84.25</text:p>
          </table:table-cell>
          <table:table-cell table:style-name="ce11" table:formula="of:=([.G$3]/[.F$3])*[.F82]" office:value-type="float" office:value="36055.634807418">
            <text:p>36055.63</text:p>
          </table:table-cell>
          <table:table-cell table:style-name="ce5" office:value-type="float" office:value="146.38">
            <text:p>146.38</text:p>
          </table:table-cell>
          <table:table-cell table:style-name="ce11" table:formula="of:=([.I$3]/[.H$3])*[.H82]" office:value-type="float" office:value="10552.1914648212">
            <text:p>10552.19</text:p>
          </table:table-cell>
          <table:table-cell table:style-name="ce5" table:formula="of:=SUM([.C82];[.E82];[.G82];[.I82])" office:value-type="float" office:value="107877.516189283">
            <text:p>107877.516189283</text:p>
          </table:table-cell>
          <table:table-cell table:style-name="ce17" table:formula="of:=([.J82]/[.J81]) -1" office:value-type="percentage" office:value="0.00809000671982996">
            <text:p>0.81%</text:p>
          </table:table-cell>
          <table:table-cell table:style-name="ce5" office:value-type="float" office:value="130.64">
            <text:p>130.64</text:p>
          </table:table-cell>
          <table:table-cell table:style-name="ce17" table:formula="of:=([.L82]/[.L81]) -1" office:value-type="percentage" office:value="0.00864731315626921">
            <text:p>0.86%</text:p>
          </table:table-cell>
          <table:table-cell table:style-name="ce2" office:value-type="string">
            <text:p>2011-04-2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4-27</text:p>
          </table:table-cell>
          <table:table-cell table:style-name="ce5" office:value-type="float" office:value="348.65">
            <text:p>348.65</text:p>
          </table:table-cell>
          <table:table-cell table:style-name="ce11" table:formula="of:=([.C$3]/[.B$3])*[.B83]" office:value-type="float" office:value="10855.2836415717">
            <text:p>10855.28</text:p>
          </table:table-cell>
          <table:table-cell table:style-name="ce5" office:value-type="float" office:value="88.48">
            <text:p>88.48</text:p>
          </table:table-cell>
          <table:table-cell table:style-name="ce11" table:formula="of:=([.E$3]/[.D$3])*[.D83]" office:value-type="float" office:value="49892.8611706327">
            <text:p>49892.86</text:p>
          </table:table-cell>
          <table:table-cell table:style-name="ce5" office:value-type="float" office:value="84.59">
            <text:p>84.59</text:p>
          </table:table-cell>
          <table:table-cell table:style-name="ce11" table:formula="of:=([.G$3]/[.F$3])*[.F83]" office:value-type="float" office:value="36201.1412268188">
            <text:p>36201.14</text:p>
          </table:table-cell>
          <table:table-cell table:style-name="ce5" office:value-type="float" office:value="149.2">
            <text:p>149.2</text:p>
          </table:table-cell>
          <table:table-cell table:style-name="ce11" table:formula="of:=([.I$3]/[.H$3])*[.H83]" office:value-type="float" office:value="10755.4786620531">
            <text:p>10755.48</text:p>
          </table:table-cell>
          <table:table-cell table:style-name="ce5" table:formula="of:=SUM([.C83];[.E83];[.G83];[.I83])" office:value-type="float" office:value="107704.764701076">
            <text:p>107704.764701076</text:p>
          </table:table-cell>
          <table:table-cell table:style-name="ce17" table:formula="of:=([.J83]/[.J82]) -1" office:value-type="percentage" office:value="-0.00160136694196356">
            <text:p>-0.16%</text:p>
          </table:table-cell>
          <table:table-cell table:style-name="ce5" office:value-type="float" office:value="131.49">
            <text:p>131.49</text:p>
          </table:table-cell>
          <table:table-cell table:style-name="ce17" table:formula="of:=([.L83]/[.L82]) -1" office:value-type="percentage" office:value="0.00650642988364991">
            <text:p>0.65%</text:p>
          </table:table-cell>
          <table:table-cell table:style-name="ce2" office:value-type="string">
            <text:p>2011-04-2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4-28</text:p>
          </table:table-cell>
          <table:table-cell table:style-name="ce5" office:value-type="float" office:value="345.27">
            <text:p>345.27</text:p>
          </table:table-cell>
          <table:table-cell table:style-name="ce11" table:formula="of:=([.C$3]/[.B$3])*[.B84]" office:value-type="float" office:value="10750.0467027835">
            <text:p>10750.05</text:p>
          </table:table-cell>
          <table:table-cell table:style-name="ce5" office:value-type="float" office:value="89.15">
            <text:p>89.15</text:p>
          </table:table-cell>
          <table:table-cell table:style-name="ce11" table:formula="of:=([.E$3]/[.D$3])*[.D84]" office:value-type="float" office:value="50270.6665162964">
            <text:p>50270.67</text:p>
          </table:table-cell>
          <table:table-cell table:style-name="ce5" office:value-type="float" office:value="84.17">
            <text:p>84.17</text:p>
          </table:table-cell>
          <table:table-cell table:style-name="ce11" table:formula="of:=([.G$3]/[.F$3])*[.F84]" office:value-type="float" office:value="36021.3980028531">
            <text:p>36021.40</text:p>
          </table:table-cell>
          <table:table-cell table:style-name="ce5" office:value-type="float" office:value="149.82">
            <text:p>149.82</text:p>
          </table:table-cell>
          <table:table-cell table:style-name="ce11" table:formula="of:=([.I$3]/[.H$3])*[.H84]" office:value-type="float" office:value="10800.1730103806">
            <text:p>10800.17</text:p>
          </table:table-cell>
          <table:table-cell table:style-name="ce5" table:formula="of:=SUM([.C84];[.E84];[.G84];[.I84])" office:value-type="float" office:value="107842.284232314">
            <text:p>107842.284232314</text:p>
          </table:table-cell>
          <table:table-cell table:style-name="ce17" table:formula="of:=([.J84]/[.J83]) -1" office:value-type="percentage" office:value="0.00127681938323665">
            <text:p>0.13%</text:p>
          </table:table-cell>
          <table:table-cell table:style-name="ce5" office:value-type="float" office:value="131.92">
            <text:p>131.92</text:p>
          </table:table-cell>
          <table:table-cell table:style-name="ce17" table:formula="of:=([.L84]/[.L83]) -1" office:value-type="percentage" office:value="0.00327021066240762">
            <text:p>0.33%</text:p>
          </table:table-cell>
          <table:table-cell table:style-name="ce2" office:value-type="string">
            <text:p>2011-04-2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4-29</text:p>
          </table:table-cell>
          <table:table-cell table:style-name="ce5" office:value-type="float" office:value="348.63">
            <text:p>348.63</text:p>
          </table:table-cell>
          <table:table-cell table:style-name="ce11" table:formula="of:=([.C$3]/[.B$3])*[.B85]" office:value-type="float" office:value="10854.6609377919">
            <text:p>10854.66</text:p>
          </table:table-cell>
          <table:table-cell table:style-name="ce5" office:value-type="float" office:value="89.43">
            <text:p>89.43</text:p>
          </table:table-cell>
          <table:table-cell table:style-name="ce11" table:formula="of:=([.E$3]/[.D$3])*[.D85]" office:value-type="float" office:value="50428.5553174693">
            <text:p>50428.56</text:p>
          </table:table-cell>
          <table:table-cell table:style-name="ce5" office:value-type="float" office:value="84.79">
            <text:p>84.79</text:p>
          </table:table-cell>
          <table:table-cell table:style-name="ce11" table:formula="of:=([.G$3]/[.F$3])*[.F85]" office:value-type="float" office:value="36286.7332382311">
            <text:p>36286.73</text:p>
          </table:table-cell>
          <table:table-cell table:style-name="ce5" office:value-type="float" office:value="152.37">
            <text:p>152.37</text:p>
          </table:table-cell>
          <table:table-cell table:style-name="ce11" table:formula="of:=([.I$3]/[.H$3])*[.H85]" office:value-type="float" office:value="10983.9965397924">
            <text:p>10984.00</text:p>
          </table:table-cell>
          <table:table-cell table:style-name="ce5" table:formula="of:=SUM([.C85];[.E85];[.G85];[.I85])" office:value-type="float" office:value="108553.946033285">
            <text:p>108553.946033285</text:p>
          </table:table-cell>
          <table:table-cell table:style-name="ce17" table:formula="of:=([.J85]/[.J84]) -1" office:value-type="percentage" office:value="0.00659909798867053">
            <text:p>0.66%</text:p>
          </table:table-cell>
          <table:table-cell table:style-name="ce5" office:value-type="float" office:value="132.23">
            <text:p>132.23</text:p>
          </table:table-cell>
          <table:table-cell table:style-name="ce17" table:formula="of:=([.L85]/[.L84]) -1" office:value-type="percentage" office:value="0.00234990903577925">
            <text:p>0.23%</text:p>
          </table:table-cell>
          <table:table-cell table:style-name="ce2" office:value-type="string">
            <text:p>2011-04-2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5-02</text:p>
          </table:table-cell>
          <table:table-cell table:style-name="ce5" office:value-type="float" office:value="344.8">
            <text:p>344.8</text:p>
          </table:table-cell>
          <table:table-cell table:style-name="ce11" table:formula="of:=([.C$3]/[.B$3])*[.B86]" office:value-type="float" office:value="10735.4131639579">
            <text:p>10735.41</text:p>
          </table:table-cell>
          <table:table-cell table:style-name="ce5" office:value-type="float" office:value="89.57">
            <text:p>89.57</text:p>
          </table:table-cell>
          <table:table-cell table:style-name="ce11" table:formula="of:=([.E$3]/[.D$3])*[.D86]" office:value-type="float" office:value="50507.4997180557">
            <text:p>50507.50</text:p>
          </table:table-cell>
          <table:table-cell table:style-name="ce5" office:value-type="float" office:value="83.81">
            <text:p>83.81</text:p>
          </table:table-cell>
          <table:table-cell table:style-name="ce11" table:formula="of:=([.G$3]/[.F$3])*[.F86]" office:value-type="float" office:value="35867.332382311">
            <text:p>35867.33</text:p>
          </table:table-cell>
          <table:table-cell table:style-name="ce5" office:value-type="float" office:value="150.41">
            <text:p>150.41</text:p>
          </table:table-cell>
          <table:table-cell table:style-name="ce11" table:formula="of:=([.I$3]/[.H$3])*[.H86]" office:value-type="float" office:value="10842.7047289504">
            <text:p>10842.70</text:p>
          </table:table-cell>
          <table:table-cell table:style-name="ce5" table:formula="of:=SUM([.C86];[.E86];[.G86];[.I86])" office:value-type="float" office:value="107952.949993275">
            <text:p>107952.949993275</text:p>
          </table:table-cell>
          <table:table-cell table:style-name="ce17" table:formula="of:=([.J86]/[.J85]) -1" office:value-type="percentage" office:value="-0.00553638132901557">
            <text:p>-0.55%</text:p>
          </table:table-cell>
          <table:table-cell table:style-name="ce5" office:value-type="float" office:value="132.02">
            <text:p>132.02</text:p>
          </table:table-cell>
          <table:table-cell table:style-name="ce17" table:formula="of:=([.L86]/[.L85]) -1" office:value-type="percentage" office:value="-0.00158814187400724">
            <text:p>-0.16%</text:p>
          </table:table-cell>
          <table:table-cell table:style-name="ce2" office:value-type="string">
            <text:p>2011-05-0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5-03</text:p>
          </table:table-cell>
          <table:table-cell table:style-name="ce5" office:value-type="float" office:value="346.71">
            <text:p>346.71</text:p>
          </table:table-cell>
          <table:table-cell table:style-name="ce11" table:formula="of:=([.C$3]/[.B$3])*[.B87]" office:value-type="float" office:value="10794.8813749299">
            <text:p>10794.88</text:p>
          </table:table-cell>
          <table:table-cell table:style-name="ce5" office:value-type="float" office:value="90.08">
            <text:p>90.08</text:p>
          </table:table-cell>
          <table:table-cell table:style-name="ce11" table:formula="of:=([.E$3]/[.D$3])*[.D87]" office:value-type="float" office:value="50795.0828916206">
            <text:p>50795.08</text:p>
          </table:table-cell>
          <table:table-cell table:style-name="ce5" office:value-type="float" office:value="82.51">
            <text:p>82.51</text:p>
          </table:table-cell>
          <table:table-cell table:style-name="ce11" table:formula="of:=([.G$3]/[.F$3])*[.F87]" office:value-type="float" office:value="35310.9843081312">
            <text:p>35310.98</text:p>
          </table:table-cell>
          <table:table-cell table:style-name="ce5" office:value-type="float" office:value="149.88">
            <text:p>149.88</text:p>
          </table:table-cell>
          <table:table-cell table:style-name="ce11" table:formula="of:=([.I$3]/[.H$3])*[.H87]" office:value-type="float" office:value="10804.4982698962">
            <text:p>10804.50</text:p>
          </table:table-cell>
          <table:table-cell table:style-name="ce5" table:formula="of:=SUM([.C87];[.E87];[.G87];[.I87])" office:value-type="float" office:value="107705.446844578">
            <text:p>107705.446844578</text:p>
          </table:table-cell>
          <table:table-cell table:style-name="ce17" table:formula="of:=([.J87]/[.J86]) -1" office:value-type="percentage" office:value="-0.00229269462958104">
            <text:p>-0.23%</text:p>
          </table:table-cell>
          <table:table-cell table:style-name="ce5" office:value-type="float" office:value="131.55">
            <text:p>131.55</text:p>
          </table:table-cell>
          <table:table-cell table:style-name="ce17" table:formula="of:=([.L87]/[.L86]) -1" office:value-type="percentage" office:value="-0.00356006665656716">
            <text:p>-0.36%</text:p>
          </table:table-cell>
          <table:table-cell table:style-name="ce2" office:value-type="string">
            <text:p>2011-05-0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5-04</text:p>
          </table:table-cell>
          <table:table-cell table:style-name="ce5" office:value-type="float" office:value="348.08">
            <text:p>348.08</text:p>
          </table:table-cell>
          <table:table-cell table:style-name="ce11" table:formula="of:=([.C$3]/[.B$3])*[.B88]" office:value-type="float" office:value="10837.5365838471">
            <text:p>10837.54</text:p>
          </table:table-cell>
          <table:table-cell table:style-name="ce5" office:value-type="float" office:value="90.48">
            <text:p>90.48</text:p>
          </table:table-cell>
          <table:table-cell table:style-name="ce11" table:formula="of:=([.E$3]/[.D$3])*[.D88]" office:value-type="float" office:value="51020.6383218676">
            <text:p>51020.64</text:p>
          </table:table-cell>
          <table:table-cell table:style-name="ce5" office:value-type="float" office:value="81.73">
            <text:p>81.73</text:p>
          </table:table-cell>
          <table:table-cell table:style-name="ce11" table:formula="of:=([.G$3]/[.F$3])*[.F88]" office:value-type="float" office:value="34977.1754636234">
            <text:p>34977.18</text:p>
          </table:table-cell>
          <table:table-cell table:style-name="ce5" office:value-type="float" office:value="147.73">
            <text:p>147.73</text:p>
          </table:table-cell>
          <table:table-cell table:style-name="ce11" table:formula="of:=([.I$3]/[.H$3])*[.H88]" office:value-type="float" office:value="10649.5098039216">
            <text:p>10649.51</text:p>
          </table:table-cell>
          <table:table-cell table:style-name="ce5" table:formula="of:=SUM([.C88];[.E88];[.G88];[.I88])" office:value-type="float" office:value="107484.86017326">
            <text:p>107484.86017326</text:p>
          </table:table-cell>
          <table:table-cell table:style-name="ce17" table:formula="of:=([.J88]/[.J87]) -1" office:value-type="percentage" office:value="-0.00204805492926163">
            <text:p>-0.20%</text:p>
          </table:table-cell>
          <table:table-cell table:style-name="ce5" office:value-type="float" office:value="130.68">
            <text:p>130.68</text:p>
          </table:table-cell>
          <table:table-cell table:style-name="ce17" table:formula="of:=([.L88]/[.L87]) -1" office:value-type="percentage" office:value="-0.00661345496009125">
            <text:p>-0.66%</text:p>
          </table:table-cell>
          <table:table-cell table:style-name="ce2" office:value-type="string">
            <text:p>2011-05-0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5-05</text:p>
          </table:table-cell>
          <table:table-cell table:style-name="ce5" office:value-type="float" office:value="345.27">
            <text:p>345.27</text:p>
          </table:table-cell>
          <table:table-cell table:style-name="ce11" table:formula="of:=([.C$3]/[.B$3])*[.B89]" office:value-type="float" office:value="10750.0467027835">
            <text:p>10750.05</text:p>
          </table:table-cell>
          <table:table-cell table:style-name="ce5" office:value-type="float" office:value="91.34">
            <text:p>91.34</text:p>
          </table:table-cell>
          <table:table-cell table:style-name="ce11" table:formula="of:=([.E$3]/[.D$3])*[.D89]" office:value-type="float" office:value="51505.5824968986">
            <text:p>51505.58</text:p>
          </table:table-cell>
          <table:table-cell table:style-name="ce5" office:value-type="float" office:value="79.62">
            <text:p>79.62</text:p>
          </table:table-cell>
          <table:table-cell table:style-name="ce11" table:formula="of:=([.G$3]/[.F$3])*[.F89]" office:value-type="float" office:value="34074.179743224">
            <text:p>34074.18</text:p>
          </table:table-cell>
          <table:table-cell table:style-name="ce5" office:value-type="float" office:value="143.47">
            <text:p>143.47</text:p>
          </table:table-cell>
          <table:table-cell table:style-name="ce11" table:formula="of:=([.I$3]/[.H$3])*[.H89]" office:value-type="float" office:value="10342.416378316">
            <text:p>10342.42</text:p>
          </table:table-cell>
          <table:table-cell table:style-name="ce5" table:formula="of:=SUM([.C89];[.E89];[.G89];[.I89])" office:value-type="float" office:value="106672.225321222">
            <text:p>106672.225321222</text:p>
          </table:table-cell>
          <table:table-cell table:style-name="ce17" table:formula="of:=([.J89]/[.J88]) -1" office:value-type="percentage" office:value="-0.00756045875416866">
            <text:p>-0.76%</text:p>
          </table:table-cell>
          <table:table-cell table:style-name="ce5" office:value-type="float" office:value="129.49">
            <text:p>129.49</text:p>
          </table:table-cell>
          <table:table-cell table:style-name="ce17" table:formula="of:=([.L89]/[.L88]) -1" office:value-type="percentage" office:value="-0.00910621365166819">
            <text:p>-0.91%</text:p>
          </table:table-cell>
          <table:table-cell table:style-name="ce2" office:value-type="string">
            <text:p>2011-05-0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5-06</text:p>
          </table:table-cell>
          <table:table-cell table:style-name="ce5" office:value-type="float" office:value="345.18">
            <text:p>345.18</text:p>
          </table:table-cell>
          <table:table-cell table:style-name="ce11" table:formula="of:=([.C$3]/[.B$3])*[.B90]" office:value-type="float" office:value="10747.2445357743">
            <text:p>10747.24</text:p>
          </table:table-cell>
          <table:table-cell table:style-name="ce5" office:value-type="float" office:value="90.94">
            <text:p>90.94</text:p>
          </table:table-cell>
          <table:table-cell table:style-name="ce11" table:formula="of:=([.E$3]/[.D$3])*[.D90]" office:value-type="float" office:value="51280.0270666516">
            <text:p>51280.03</text:p>
          </table:table-cell>
          <table:table-cell table:style-name="ce5" office:value-type="float" office:value="79.69">
            <text:p>79.69</text:p>
          </table:table-cell>
          <table:table-cell table:style-name="ce11" table:formula="of:=([.G$3]/[.F$3])*[.F90]" office:value-type="float" office:value="34104.1369472183">
            <text:p>34104.14</text:p>
          </table:table-cell>
          <table:table-cell table:style-name="ce5" office:value-type="float" office:value="145.3">
            <text:p>145.3</text:p>
          </table:table-cell>
          <table:table-cell table:style-name="ce11" table:formula="of:=([.I$3]/[.H$3])*[.H90]" office:value-type="float" office:value="10474.3367935409">
            <text:p>10474.34</text:p>
          </table:table-cell>
          <table:table-cell table:style-name="ce5" table:formula="of:=SUM([.C90];[.E90];[.G90];[.I90])" office:value-type="float" office:value="106605.745343185">
            <text:p>106605.745343185</text:p>
          </table:table-cell>
          <table:table-cell table:style-name="ce17" table:formula="of:=([.J90]/[.J89]) -1" office:value-type="percentage" office:value="-0.000623217316754743">
            <text:p>-0.06%</text:p>
          </table:table-cell>
          <table:table-cell table:style-name="ce5" office:value-type="float" office:value="130.07">
            <text:p>130.07</text:p>
          </table:table-cell>
          <table:table-cell table:style-name="ce17" table:formula="of:=([.L90]/[.L89]) -1" office:value-type="percentage" office:value="0.00447911035601201">
            <text:p>0.45%</text:p>
          </table:table-cell>
          <table:table-cell table:style-name="ce2" office:value-type="string">
            <text:p>2011-05-0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5-09</text:p>
          </table:table-cell>
          <table:table-cell table:style-name="ce5" office:value-type="float" office:value="346.11">
            <text:p>346.11</text:p>
          </table:table-cell>
          <table:table-cell table:style-name="ce11" table:formula="of:=([.C$3]/[.B$3])*[.B91]" office:value-type="float" office:value="10776.2002615356">
            <text:p>10776.20</text:p>
          </table:table-cell>
          <table:table-cell table:style-name="ce5" office:value-type="float" office:value="90.84">
            <text:p>90.84</text:p>
          </table:table-cell>
          <table:table-cell table:style-name="ce11" table:formula="of:=([.E$3]/[.D$3])*[.D91]" office:value-type="float" office:value="51223.6382090899">
            <text:p>51223.64</text:p>
          </table:table-cell>
          <table:table-cell table:style-name="ce5" office:value-type="float" office:value="80.16">
            <text:p>80.16</text:p>
          </table:table-cell>
          <table:table-cell table:style-name="ce11" table:formula="of:=([.G$3]/[.F$3])*[.F91]" office:value-type="float" office:value="34305.2781740371">
            <text:p>34305.28</text:p>
          </table:table-cell>
          <table:table-cell table:style-name="ce5" office:value-type="float" office:value="147.38">
            <text:p>147.38</text:p>
          </table:table-cell>
          <table:table-cell table:style-name="ce11" table:formula="of:=([.I$3]/[.H$3])*[.H91]" office:value-type="float" office:value="10624.2791234141">
            <text:p>10624.28</text:p>
          </table:table-cell>
          <table:table-cell table:style-name="ce5" table:formula="of:=SUM([.C91];[.E91];[.G91];[.I91])" office:value-type="float" office:value="106929.395768077">
            <text:p>106929.395768077</text:p>
          </table:table-cell>
          <table:table-cell table:style-name="ce17" table:formula="of:=([.J91]/[.J90]) -1" office:value-type="percentage" office:value="0.00303595668178658">
            <text:p>0.30%</text:p>
          </table:table-cell>
          <table:table-cell table:style-name="ce5" office:value-type="float" office:value="130.57">
            <text:p>130.57</text:p>
          </table:table-cell>
          <table:table-cell table:style-name="ce17" table:formula="of:=([.L91]/[.L90]) -1" office:value-type="percentage" office:value="0.00384408395479352">
            <text:p>0.38%</text:p>
          </table:table-cell>
          <table:table-cell table:style-name="ce2" office:value-type="string">
            <text:p>2011-05-0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5-10</text:p>
          </table:table-cell>
          <table:table-cell table:style-name="ce5" office:value-type="float" office:value="347.96">
            <text:p>347.96</text:p>
          </table:table-cell>
          <table:table-cell table:style-name="ce11" table:formula="of:=([.C$3]/[.B$3])*[.B92]" office:value-type="float" office:value="10833.8003611682">
            <text:p>10833.80</text:p>
          </table:table-cell>
          <table:table-cell table:style-name="ce5" office:value-type="float" office:value="90.19">
            <text:p>90.19</text:p>
          </table:table-cell>
          <table:table-cell table:style-name="ce11" table:formula="of:=([.E$3]/[.D$3])*[.D92]" office:value-type="float" office:value="50857.1106349385">
            <text:p>50857.11</text:p>
          </table:table-cell>
          <table:table-cell table:style-name="ce5" office:value-type="float" office:value="80.31">
            <text:p>80.31</text:p>
          </table:table-cell>
          <table:table-cell table:style-name="ce11" table:formula="of:=([.G$3]/[.F$3])*[.F92]" office:value-type="float" office:value="34369.4721825963">
            <text:p>34369.47</text:p>
          </table:table-cell>
          <table:table-cell table:style-name="ce5" office:value-type="float" office:value="147.9">
            <text:p>147.9</text:p>
          </table:table-cell>
          <table:table-cell table:style-name="ce11" table:formula="of:=([.I$3]/[.H$3])*[.H92]" office:value-type="float" office:value="10661.7647058824">
            <text:p>10661.76</text:p>
          </table:table-cell>
          <table:table-cell table:style-name="ce5" table:formula="of:=SUM([.C92];[.E92];[.G92];[.I92])" office:value-type="float" office:value="106722.147884585">
            <text:p>106722.147884585</text:p>
          </table:table-cell>
          <table:table-cell table:style-name="ce17" table:formula="of:=([.J92]/[.J91]) -1" office:value-type="percentage" office:value="-0.00193817501728699">
            <text:p>-0.19%</text:p>
          </table:table-cell>
          <table:table-cell table:style-name="ce5" office:value-type="float" office:value="131.68">
            <text:p>131.68</text:p>
          </table:table-cell>
          <table:table-cell table:style-name="ce17" table:formula="of:=([.L92]/[.L91]) -1" office:value-type="percentage" office:value="0.00850118710270364">
            <text:p>0.85%</text:p>
          </table:table-cell>
          <table:table-cell table:style-name="ce2" office:value-type="string">
            <text:p>2011-05-1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5-11</text:p>
          </table:table-cell>
          <table:table-cell table:style-name="ce5" office:value-type="float" office:value="345.75">
            <text:p>345.75</text:p>
          </table:table-cell>
          <table:table-cell table:style-name="ce11" table:formula="of:=([.C$3]/[.B$3])*[.B93]" office:value-type="float" office:value="10764.991593499">
            <text:p>10764.99</text:p>
          </table:table-cell>
          <table:table-cell table:style-name="ce5" office:value-type="float" office:value="90.71">
            <text:p>90.71</text:p>
          </table:table-cell>
          <table:table-cell table:style-name="ce11" table:formula="of:=([.E$3]/[.D$3])*[.D93]" office:value-type="float" office:value="51150.3326942596">
            <text:p>51150.33</text:p>
          </table:table-cell>
          <table:table-cell table:style-name="ce5" office:value-type="float" office:value="78.62">
            <text:p>78.62</text:p>
          </table:table-cell>
          <table:table-cell table:style-name="ce11" table:formula="of:=([.G$3]/[.F$3])*[.F93]" office:value-type="float" office:value="33646.2196861626">
            <text:p>33646.22</text:p>
          </table:table-cell>
          <table:table-cell table:style-name="ce5" office:value-type="float" office:value="146.54">
            <text:p>146.54</text:p>
          </table:table-cell>
          <table:table-cell table:style-name="ce11" table:formula="of:=([.I$3]/[.H$3])*[.H93]" office:value-type="float" office:value="10563.7254901961">
            <text:p>10563.73</text:p>
          </table:table-cell>
          <table:table-cell table:style-name="ce5" table:formula="of:=SUM([.C93];[.E93];[.G93];[.I93])" office:value-type="float" office:value="106125.269464117">
            <text:p>106125.269464117</text:p>
          </table:table-cell>
          <table:table-cell table:style-name="ce17" table:formula="of:=([.J93]/[.J92]) -1" office:value-type="percentage" office:value="-0.00559282615932322">
            <text:p>-0.56%</text:p>
          </table:table-cell>
          <table:table-cell table:style-name="ce5" office:value-type="float" office:value="130.3">
            <text:p>130.3</text:p>
          </table:table-cell>
          <table:table-cell table:style-name="ce17" table:formula="of:=([.L93]/[.L92]) -1" office:value-type="percentage" office:value="-0.0104799513973268">
            <text:p>-1.05%</text:p>
          </table:table-cell>
          <table:table-cell table:style-name="ce2" office:value-type="string">
            <text:p>2011-05-1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5-12</text:p>
          </table:table-cell>
          <table:table-cell table:style-name="ce5" office:value-type="float" office:value="345.09">
            <text:p>345.09</text:p>
          </table:table-cell>
          <table:table-cell table:style-name="ce11" table:formula="of:=([.C$3]/[.B$3])*[.B94]" office:value-type="float" office:value="10744.4423687652">
            <text:p>10744.44</text:p>
          </table:table-cell>
          <table:table-cell table:style-name="ce5" office:value-type="float" office:value="90.14">
            <text:p>90.14</text:p>
          </table:table-cell>
          <table:table-cell table:style-name="ce11" table:formula="of:=([.E$3]/[.D$3])*[.D94]" office:value-type="float" office:value="50828.9162061577">
            <text:p>50828.92</text:p>
          </table:table-cell>
          <table:table-cell table:style-name="ce5" office:value-type="float" office:value="78.55">
            <text:p>78.55</text:p>
          </table:table-cell>
          <table:table-cell table:style-name="ce11" table:formula="of:=([.G$3]/[.F$3])*[.F94]" office:value-type="float" office:value="33616.2624821683">
            <text:p>33616.26</text:p>
          </table:table-cell>
          <table:table-cell table:style-name="ce5" office:value-type="float" office:value="146.59">
            <text:p>146.59</text:p>
          </table:table-cell>
          <table:table-cell table:style-name="ce11" table:formula="of:=([.I$3]/[.H$3])*[.H94]" office:value-type="float" office:value="10567.3298731257">
            <text:p>10567.33</text:p>
          </table:table-cell>
          <table:table-cell table:style-name="ce5" table:formula="of:=SUM([.C94];[.E94];[.G94];[.I94])" office:value-type="float" office:value="105756.950930217">
            <text:p>105756.950930217</text:p>
          </table:table-cell>
          <table:table-cell table:style-name="ce17" table:formula="of:=([.J94]/[.J93]) -1" office:value-type="percentage" office:value="-0.00347060163672841">
            <text:p>-0.35%</text:p>
          </table:table-cell>
          <table:table-cell table:style-name="ce5" office:value-type="float" office:value="130.92">
            <text:p>130.92</text:p>
          </table:table-cell>
          <table:table-cell table:style-name="ce17" table:formula="of:=([.L94]/[.L93]) -1" office:value-type="percentage" office:value="0.00475825019186482">
            <text:p>0.48%</text:p>
          </table:table-cell>
          <table:table-cell table:style-name="ce2" office:value-type="string">
            <text:p>2011-05-1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5-13</text:p>
          </table:table-cell>
          <table:table-cell table:style-name="ce5" office:value-type="float" office:value="339.04">
            <text:p>339.04</text:p>
          </table:table-cell>
          <table:table-cell table:style-name="ce11" table:formula="of:=([.C$3]/[.B$3])*[.B95]" office:value-type="float" office:value="10556.0744753721">
            <text:p>10556.07</text:p>
          </table:table-cell>
          <table:table-cell table:style-name="ce5" office:value-type="float" office:value="90.95">
            <text:p>90.95</text:p>
          </table:table-cell>
          <table:table-cell table:style-name="ce11" table:formula="of:=([.E$3]/[.D$3])*[.D95]" office:value-type="float" office:value="51285.6659524078">
            <text:p>51285.67</text:p>
          </table:table-cell>
          <table:table-cell table:style-name="ce5" office:value-type="float" office:value="78.38">
            <text:p>78.38</text:p>
          </table:table-cell>
          <table:table-cell table:style-name="ce11" table:formula="of:=([.G$3]/[.F$3])*[.F95]" office:value-type="float" office:value="33543.5092724679">
            <text:p>33543.51</text:p>
          </table:table-cell>
          <table:table-cell table:style-name="ce5" office:value-type="float" office:value="145.63">
            <text:p>145.63</text:p>
          </table:table-cell>
          <table:table-cell table:style-name="ce11" table:formula="of:=([.I$3]/[.H$3])*[.H95]" office:value-type="float" office:value="10498.1257208766">
            <text:p>10498.13</text:p>
          </table:table-cell>
          <table:table-cell table:style-name="ce5" table:formula="of:=SUM([.C95];[.E95];[.G95];[.I95])" office:value-type="float" office:value="105883.375421124">
            <text:p>105883.375421124</text:p>
          </table:table-cell>
          <table:table-cell table:style-name="ce17" table:formula="of:=([.J95]/[.J94]) -1" office:value-type="percentage" office:value="0.00119542488503566">
            <text:p>0.12%</text:p>
          </table:table-cell>
          <table:table-cell table:style-name="ce5" office:value-type="float" office:value="129.91">
            <text:p>129.91</text:p>
          </table:table-cell>
          <table:table-cell table:style-name="ce17" table:formula="of:=([.L95]/[.L94]) -1" office:value-type="percentage" office:value="-0.00771463489153679">
            <text:p>-0.77%</text:p>
          </table:table-cell>
          <table:table-cell table:style-name="ce2" office:value-type="string">
            <text:p>2011-05-1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5-16</text:p>
          </table:table-cell>
          <table:table-cell table:style-name="ce5" office:value-type="float" office:value="331.88">
            <text:p>331.88</text:p>
          </table:table-cell>
          <table:table-cell table:style-name="ce11" table:formula="of:=([.C$3]/[.B$3])*[.B96]" office:value-type="float" office:value="10333.1465221994">
            <text:p>10333.15</text:p>
          </table:table-cell>
          <table:table-cell table:style-name="ce5" office:value-type="float" office:value="91.46">
            <text:p>91.46</text:p>
          </table:table-cell>
          <table:table-cell table:style-name="ce11" table:formula="of:=([.E$3]/[.D$3])*[.D96]" office:value-type="float" office:value="51573.2491259727">
            <text:p>51573.25</text:p>
          </table:table-cell>
          <table:table-cell table:style-name="ce5" office:value-type="float" office:value="77.77">
            <text:p>77.77</text:p>
          </table:table-cell>
          <table:table-cell table:style-name="ce11" table:formula="of:=([.G$3]/[.F$3])*[.F96]" office:value-type="float" office:value="33282.4536376605">
            <text:p>33282.45</text:p>
          </table:table-cell>
          <table:table-cell table:style-name="ce5" office:value-type="float" office:value="145.37">
            <text:p>145.37</text:p>
          </table:table-cell>
          <table:table-cell table:style-name="ce11" table:formula="of:=([.I$3]/[.H$3])*[.H96]" office:value-type="float" office:value="10479.3829296424">
            <text:p>10479.38</text:p>
          </table:table-cell>
          <table:table-cell table:style-name="ce5" table:formula="of:=SUM([.C96];[.E96];[.G96];[.I96])" office:value-type="float" office:value="105668.232215475">
            <text:p>105668.232215475</text:p>
          </table:table-cell>
          <table:table-cell table:style-name="ce17" table:formula="of:=([.J96]/[.J95]) -1" office:value-type="percentage" office:value="-0.00203188843190594">
            <text:p>-0.20%</text:p>
          </table:table-cell>
          <table:table-cell table:style-name="ce5" office:value-type="float" office:value="129.09">
            <text:p>129.09</text:p>
          </table:table-cell>
          <table:table-cell table:style-name="ce17" table:formula="of:=([.L96]/[.L95]) -1" office:value-type="percentage" office:value="-0.0063120621969055">
            <text:p>-0.63%</text:p>
          </table:table-cell>
          <table:table-cell table:style-name="ce2" office:value-type="string">
            <text:p>2011-05-1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5-17</text:p>
          </table:table-cell>
          <table:table-cell table:style-name="ce5" office:value-type="float" office:value="334.7">
            <text:p>334.7</text:p>
          </table:table-cell>
          <table:table-cell table:style-name="ce11" table:formula="of:=([.C$3]/[.B$3])*[.B97]" office:value-type="float" office:value="10420.9477551529">
            <text:p>10420.95</text:p>
          </table:table-cell>
          <table:table-cell table:style-name="ce5" office:value-type="float" office:value="92.39">
            <text:p>92.39</text:p>
          </table:table-cell>
          <table:table-cell table:style-name="ce11" table:formula="of:=([.E$3]/[.D$3])*[.D97]" office:value-type="float" office:value="52097.6655012969">
            <text:p>52097.67</text:p>
          </table:table-cell>
          <table:table-cell table:style-name="ce5" office:value-type="float" office:value="77.93">
            <text:p>77.93</text:p>
          </table:table-cell>
          <table:table-cell table:style-name="ce11" table:formula="of:=([.G$3]/[.F$3])*[.F97]" office:value-type="float" office:value="33350.9272467903">
            <text:p>33350.93</text:p>
          </table:table-cell>
          <table:table-cell table:style-name="ce5" office:value-type="float" office:value="144.74">
            <text:p>144.74</text:p>
          </table:table-cell>
          <table:table-cell table:style-name="ce11" table:formula="of:=([.I$3]/[.H$3])*[.H97]" office:value-type="float" office:value="10433.967704729">
            <text:p>10433.97</text:p>
          </table:table-cell>
          <table:table-cell table:style-name="ce5" table:formula="of:=SUM([.C97];[.E97];[.G97];[.I97])" office:value-type="float" office:value="106303.508207969">
            <text:p>106303.508207969</text:p>
          </table:table-cell>
          <table:table-cell table:style-name="ce17" table:formula="of:=([.J97]/[.J96]) -1" office:value-type="percentage" office:value="0.00601198656563695">
            <text:p>0.60%</text:p>
          </table:table-cell>
          <table:table-cell table:style-name="ce5" office:value-type="float" office:value="129.07">
            <text:p>129.07</text:p>
          </table:table-cell>
          <table:table-cell table:style-name="ce17" table:formula="of:=([.L97]/[.L96]) -1" office:value-type="percentage" office:value="-0.000154930668525899">
            <text:p>-0.02%</text:p>
          </table:table-cell>
          <table:table-cell table:style-name="ce2" office:value-type="string">
            <text:p>2011-05-1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5-18</text:p>
          </table:table-cell>
          <table:table-cell table:style-name="ce5" office:value-type="float" office:value="338.42">
            <text:p>338.42</text:p>
          </table:table-cell>
          <table:table-cell table:style-name="ce11" table:formula="of:=([.C$3]/[.B$3])*[.B98]" office:value-type="float" office:value="10536.7706581979">
            <text:p>10536.77</text:p>
          </table:table-cell>
          <table:table-cell table:style-name="ce5" office:value-type="float" office:value="91.17">
            <text:p>91.17</text:p>
          </table:table-cell>
          <table:table-cell table:style-name="ce11" table:formula="of:=([.E$3]/[.D$3])*[.D98]" office:value-type="float" office:value="51409.7214390436">
            <text:p>51409.72</text:p>
          </table:table-cell>
          <table:table-cell table:style-name="ce5" office:value-type="float" office:value="79.22">
            <text:p>79.22</text:p>
          </table:table-cell>
          <table:table-cell table:style-name="ce11" table:formula="of:=([.G$3]/[.F$3])*[.F98]" office:value-type="float" office:value="33902.9957203994">
            <text:p>33903.00</text:p>
          </table:table-cell>
          <table:table-cell table:style-name="ce5" office:value-type="float" office:value="145.6">
            <text:p>145.6</text:p>
          </table:table-cell>
          <table:table-cell table:style-name="ce11" table:formula="of:=([.I$3]/[.H$3])*[.H98]" office:value-type="float" office:value="10495.9630911188">
            <text:p>10495.96</text:p>
          </table:table-cell>
          <table:table-cell table:style-name="ce5" table:formula="of:=SUM([.C98];[.E98];[.G98];[.I98])" office:value-type="float" office:value="106345.45090876">
            <text:p>106345.45090876</text:p>
          </table:table-cell>
          <table:table-cell table:style-name="ce17" table:formula="of:=([.J98]/[.J97]) -1" office:value-type="percentage" office:value="0.000394556129875268">
            <text:p>0.04%</text:p>
          </table:table-cell>
          <table:table-cell table:style-name="ce5" office:value-type="float" office:value="130.22">
            <text:p>130.22</text:p>
          </table:table-cell>
          <table:table-cell table:style-name="ce17" table:formula="of:=([.L98]/[.L97]) -1" office:value-type="percentage" office:value="0.00890989385604724">
            <text:p>0.89%</text:p>
          </table:table-cell>
          <table:table-cell table:style-name="ce2" office:value-type="string">
            <text:p>2011-05-1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5-19</text:p>
          </table:table-cell>
          <table:table-cell table:style-name="ce5" office:value-type="float" office:value="339.07">
            <text:p>339.07</text:p>
          </table:table-cell>
          <table:table-cell table:style-name="ce11" table:formula="of:=([.C$3]/[.B$3])*[.B99]" office:value-type="float" office:value="10557.0085310418">
            <text:p>10557.01</text:p>
          </table:table-cell>
          <table:table-cell table:style-name="ce5" office:value-type="float" office:value="91.13">
            <text:p>91.13</text:p>
          </table:table-cell>
          <table:table-cell table:style-name="ce11" table:formula="of:=([.E$3]/[.D$3])*[.D99]" office:value-type="float" office:value="51387.1658960189">
            <text:p>51387.17</text:p>
          </table:table-cell>
          <table:table-cell table:style-name="ce5" office:value-type="float" office:value="79.79">
            <text:p>79.79</text:p>
          </table:table-cell>
          <table:table-cell table:style-name="ce11" table:formula="of:=([.G$3]/[.F$3])*[.F99]" office:value-type="float" office:value="34146.9329529244">
            <text:p>34146.93</text:p>
          </table:table-cell>
          <table:table-cell table:style-name="ce5" office:value-type="float" office:value="145.65">
            <text:p>145.65</text:p>
          </table:table-cell>
          <table:table-cell table:style-name="ce11" table:formula="of:=([.I$3]/[.H$3])*[.H99]" office:value-type="float" office:value="10499.5674740484">
            <text:p>10499.57</text:p>
          </table:table-cell>
          <table:table-cell table:style-name="ce5" table:formula="of:=SUM([.C99];[.E99];[.G99];[.I99])" office:value-type="float" office:value="106590.674854034">
            <text:p>106590.674854034</text:p>
          </table:table-cell>
          <table:table-cell table:style-name="ce17" table:formula="of:=([.J99]/[.J98]) -1" office:value-type="percentage" office:value="0.00230591852475359">
            <text:p>0.23%</text:p>
          </table:table-cell>
          <table:table-cell table:style-name="ce5" office:value-type="float" office:value="130.53">
            <text:p>130.53</text:p>
          </table:table-cell>
          <table:table-cell table:style-name="ce17" table:formula="of:=([.L99]/[.L98]) -1" office:value-type="percentage" office:value="0.00238058669943175">
            <text:p>0.24%</text:p>
          </table:table-cell>
          <table:table-cell table:style-name="ce2" office:value-type="string">
            <text:p>2011-05-1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5-20</text:p>
          </table:table-cell>
          <table:table-cell table:style-name="ce5" office:value-type="float" office:value="333.79">
            <text:p>333.79</text:p>
          </table:table-cell>
          <table:table-cell table:style-name="ce11" table:formula="of:=([.C$3]/[.B$3])*[.B100]" office:value-type="float" office:value="10392.6147331714">
            <text:p>10392.61</text:p>
          </table:table-cell>
          <table:table-cell table:style-name="ce5" office:value-type="float" office:value="91.18">
            <text:p>91.18</text:p>
          </table:table-cell>
          <table:table-cell table:style-name="ce11" table:formula="of:=([.E$3]/[.D$3])*[.D100]" office:value-type="float" office:value="51415.3603247998">
            <text:p>51415.36</text:p>
          </table:table-cell>
          <table:table-cell table:style-name="ce5" office:value-type="float" office:value="79.05">
            <text:p>79.05</text:p>
          </table:table-cell>
          <table:table-cell table:style-name="ce11" table:formula="of:=([.G$3]/[.F$3])*[.F100]" office:value-type="float" office:value="33830.242510699">
            <text:p>33830.24</text:p>
          </table:table-cell>
          <table:table-cell table:style-name="ce5" office:value-type="float" office:value="147.49">
            <text:p>147.49</text:p>
          </table:table-cell>
          <table:table-cell table:style-name="ce11" table:formula="of:=([.I$3]/[.H$3])*[.H100]" office:value-type="float" office:value="10632.2087658593">
            <text:p>10632.21</text:p>
          </table:table-cell>
          <table:table-cell table:style-name="ce5" table:formula="of:=SUM([.C100];[.E100];[.G100];[.I100])" office:value-type="float" office:value="106270.42633453">
            <text:p>106270.42633453</text:p>
          </table:table-cell>
          <table:table-cell table:style-name="ce17" table:formula="of:=([.J100]/[.J99]) -1" office:value-type="percentage" office:value="-0.00300447032484386">
            <text:p>-0.30%</text:p>
          </table:table-cell>
          <table:table-cell table:style-name="ce5" office:value-type="float" office:value="129.49">
            <text:p>129.49</text:p>
          </table:table-cell>
          <table:table-cell table:style-name="ce17" table:formula="of:=([.L100]/[.L99]) -1" office:value-type="percentage" office:value="-0.00796751704588983">
            <text:p>-0.80%</text:p>
          </table:table-cell>
          <table:table-cell table:style-name="ce2" office:value-type="string">
            <text:p>2011-05-2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5-23</text:p>
          </table:table-cell>
          <table:table-cell table:style-name="ce5" office:value-type="float" office:value="332.97">
            <text:p>332.97</text:p>
          </table:table-cell>
          <table:table-cell table:style-name="ce11" table:formula="of:=([.C$3]/[.B$3])*[.B101]" office:value-type="float" office:value="10367.0838781991">
            <text:p>10367.08</text:p>
          </table:table-cell>
          <table:table-cell table:style-name="ce5" office:value-type="float" office:value="91.62">
            <text:p>91.62</text:p>
          </table:table-cell>
          <table:table-cell table:style-name="ce11" table:formula="of:=([.E$3]/[.D$3])*[.D101]" office:value-type="float" office:value="51663.4712980715">
            <text:p>51663.47</text:p>
          </table:table-cell>
          <table:table-cell table:style-name="ce5" office:value-type="float" office:value="78.18">
            <text:p>78.18</text:p>
          </table:table-cell>
          <table:table-cell table:style-name="ce11" table:formula="of:=([.G$3]/[.F$3])*[.F101]" office:value-type="float" office:value="33457.9172610556">
            <text:p>33457.92</text:p>
          </table:table-cell>
          <table:table-cell table:style-name="ce5" office:value-type="float" office:value="147.83">
            <text:p>147.83</text:p>
          </table:table-cell>
          <table:table-cell table:style-name="ce11" table:formula="of:=([.I$3]/[.H$3])*[.H101]" office:value-type="float" office:value="10656.7185697809">
            <text:p>10656.72</text:p>
          </table:table-cell>
          <table:table-cell table:style-name="ce5" table:formula="of:=SUM([.C101];[.E101];[.G101];[.I101])" office:value-type="float" office:value="106145.191007107">
            <text:p>106145.191007107</text:p>
          </table:table-cell>
          <table:table-cell table:style-name="ce17" table:formula="of:=([.J101]/[.J100]) -1" office:value-type="percentage" office:value="-0.00117845887837309">
            <text:p>-0.12%</text:p>
          </table:table-cell>
          <table:table-cell table:style-name="ce5" office:value-type="float" office:value="127.99">
            <text:p>127.99</text:p>
          </table:table-cell>
          <table:table-cell table:style-name="ce17" table:formula="of:=([.L101]/[.L100]) -1" office:value-type="percentage" office:value="-0.0115839060931348">
            <text:p>-1.16%</text:p>
          </table:table-cell>
          <table:table-cell table:style-name="ce2" office:value-type="string">
            <text:p>2011-05-2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5-24</text:p>
          </table:table-cell>
          <table:table-cell table:style-name="ce5" office:value-type="float" office:value="330.77">
            <text:p>330.77</text:p>
          </table:table-cell>
          <table:table-cell table:style-name="ce11" table:formula="of:=([.C$3]/[.B$3])*[.B102]" office:value-type="float" office:value="10298.5864624198">
            <text:p>10298.59</text:p>
          </table:table-cell>
          <table:table-cell table:style-name="ce5" office:value-type="float" office:value="91.96">
            <text:p>91.96</text:p>
          </table:table-cell>
          <table:table-cell table:style-name="ce11" table:formula="of:=([.E$3]/[.D$3])*[.D102]" office:value-type="float" office:value="51855.1934137814">
            <text:p>51855.19</text:p>
          </table:table-cell>
          <table:table-cell table:style-name="ce5" office:value-type="float" office:value="78.78">
            <text:p>78.78</text:p>
          </table:table-cell>
          <table:table-cell table:style-name="ce11" table:formula="of:=([.G$3]/[.F$3])*[.F102]" office:value-type="float" office:value="33714.6932952924">
            <text:p>33714.69</text:p>
          </table:table-cell>
          <table:table-cell table:style-name="ce5" office:value-type="float" office:value="148.59">
            <text:p>148.59</text:p>
          </table:table-cell>
          <table:table-cell table:style-name="ce11" table:formula="of:=([.I$3]/[.H$3])*[.H102]" office:value-type="float" office:value="10711.5051903114">
            <text:p>10711.51</text:p>
          </table:table-cell>
          <table:table-cell table:style-name="ce5" table:formula="of:=SUM([.C102];[.E102];[.G102];[.I102])" office:value-type="float" office:value="106579.978361805">
            <text:p>106579.978361805</text:p>
          </table:table-cell>
          <table:table-cell table:style-name="ce17" table:formula="of:=([.J102]/[.J101]) -1" office:value-type="percentage" office:value="0.0040961568825939">
            <text:p>0.41%</text:p>
          </table:table-cell>
          <table:table-cell table:style-name="ce5" office:value-type="float" office:value="127.88">
            <text:p>127.88</text:p>
          </table:table-cell>
          <table:table-cell table:style-name="ce17" table:formula="of:=([.L102]/[.L101]) -1" office:value-type="percentage" office:value="-0.000859442143917533">
            <text:p>-0.09%</text:p>
          </table:table-cell>
          <table:table-cell table:style-name="ce2" office:value-type="string">
            <text:p>2011-05-2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5-25</text:p>
          </table:table-cell>
          <table:table-cell table:style-name="ce5" office:value-type="float" office:value="335.34">
            <text:p>335.34</text:p>
          </table:table-cell>
          <table:table-cell table:style-name="ce11" table:formula="of:=([.C$3]/[.B$3])*[.B103]" office:value-type="float" office:value="10440.8742761069">
            <text:p>10440.87</text:p>
          </table:table-cell>
          <table:table-cell table:style-name="ce5" office:value-type="float" office:value="91.53">
            <text:p>91.53</text:p>
          </table:table-cell>
          <table:table-cell table:style-name="ce11" table:formula="of:=([.E$3]/[.D$3])*[.D103]" office:value-type="float" office:value="51612.7213262659">
            <text:p>51612.72</text:p>
          </table:table-cell>
          <table:table-cell table:style-name="ce5" office:value-type="float" office:value="79.43">
            <text:p>79.43</text:p>
          </table:table-cell>
          <table:table-cell table:style-name="ce11" table:formula="of:=([.G$3]/[.F$3])*[.F103]" office:value-type="float" office:value="33992.8673323823">
            <text:p>33992.87</text:p>
          </table:table-cell>
          <table:table-cell table:style-name="ce5" office:value-type="float" office:value="148.58">
            <text:p>148.58</text:p>
          </table:table-cell>
          <table:table-cell table:style-name="ce11" table:formula="of:=([.I$3]/[.H$3])*[.H103]" office:value-type="float" office:value="10710.7843137255">
            <text:p>10710.78</text:p>
          </table:table-cell>
          <table:table-cell table:style-name="ce5" table:formula="of:=SUM([.C103];[.E103];[.G103];[.I103])" office:value-type="float" office:value="106757.247248481">
            <text:p>106757.247248481</text:p>
          </table:table-cell>
          <table:table-cell table:style-name="ce17" table:formula="of:=([.J103]/[.J102]) -1" office:value-type="percentage" office:value="0.00166324753861069">
            <text:p>0.17%</text:p>
          </table:table-cell>
          <table:table-cell table:style-name="ce5" office:value-type="float" office:value="128.31">
            <text:p>128.31</text:p>
          </table:table-cell>
          <table:table-cell table:style-name="ce17" table:formula="of:=([.L103]/[.L102]) -1" office:value-type="percentage" office:value="0.0033625273694089">
            <text:p>0.34%</text:p>
          </table:table-cell>
          <table:table-cell table:style-name="ce2" office:value-type="string">
            <text:p>2011-05-2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5-26</text:p>
          </table:table-cell>
          <table:table-cell table:style-name="ce5" office:value-type="float" office:value="333.57">
            <text:p>333.57</text:p>
          </table:table-cell>
          <table:table-cell table:style-name="ce11" table:formula="of:=([.C$3]/[.B$3])*[.B104]" office:value-type="float" office:value="10385.7649915935">
            <text:p>10385.76</text:p>
          </table:table-cell>
          <table:table-cell table:style-name="ce5" office:value-type="float" office:value="92.32">
            <text:p>92.32</text:p>
          </table:table-cell>
          <table:table-cell table:style-name="ce11" table:formula="of:=([.E$3]/[.D$3])*[.D104]" office:value-type="float" office:value="52058.1933010037">
            <text:p>52058.19</text:p>
          </table:table-cell>
          <table:table-cell table:style-name="ce5" office:value-type="float" office:value="79.85">
            <text:p>79.85</text:p>
          </table:table-cell>
          <table:table-cell table:style-name="ce11" table:formula="of:=([.G$3]/[.F$3])*[.F104]" office:value-type="float" office:value="34172.6105563481">
            <text:p>34172.61</text:p>
          </table:table-cell>
          <table:table-cell table:style-name="ce5" office:value-type="float" office:value="148.22">
            <text:p>148.22</text:p>
          </table:table-cell>
          <table:table-cell table:style-name="ce11" table:formula="of:=([.I$3]/[.H$3])*[.H104]" office:value-type="float" office:value="10684.8327566321">
            <text:p>10684.83</text:p>
          </table:table-cell>
          <table:table-cell table:style-name="ce5" table:formula="of:=SUM([.C104];[.E104];[.G104];[.I104])" office:value-type="float" office:value="107301.401605577">
            <text:p>107301.401605577</text:p>
          </table:table-cell>
          <table:table-cell table:style-name="ce17" table:formula="of:=([.J104]/[.J103]) -1" office:value-type="percentage" office:value="0.00509711866052753">
            <text:p>0.51%</text:p>
          </table:table-cell>
          <table:table-cell table:style-name="ce5" office:value-type="float" office:value="128.9">
            <text:p>128.9</text:p>
          </table:table-cell>
          <table:table-cell table:style-name="ce17" table:formula="of:=([.L104]/[.L103]) -1" office:value-type="percentage" office:value="0.0045982386407919">
            <text:p>0.46%</text:p>
          </table:table-cell>
          <table:table-cell table:style-name="ce2" office:value-type="string">
            <text:p>2011-05-2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5-27</text:p>
          </table:table-cell>
          <table:table-cell table:style-name="ce5" office:value-type="float" office:value="335.97">
            <text:p>335.97</text:p>
          </table:table-cell>
          <table:table-cell table:style-name="ce11" table:formula="of:=([.C$3]/[.B$3])*[.B105]" office:value-type="float" office:value="10460.4894451709">
            <text:p>10460.49</text:p>
          </table:table-cell>
          <table:table-cell table:style-name="ce5" office:value-type="float" office:value="92.28">
            <text:p>92.28</text:p>
          </table:table-cell>
          <table:table-cell table:style-name="ce11" table:formula="of:=([.E$3]/[.D$3])*[.D105]" office:value-type="float" office:value="52035.637757979">
            <text:p>52035.64</text:p>
          </table:table-cell>
          <table:table-cell table:style-name="ce5" office:value-type="float" office:value="80.08">
            <text:p>80.08</text:p>
          </table:table-cell>
          <table:table-cell table:style-name="ce11" table:formula="of:=([.G$3]/[.F$3])*[.F105]" office:value-type="float" office:value="34271.0413694722">
            <text:p>34271.04</text:p>
          </table:table-cell>
          <table:table-cell table:style-name="ce5" office:value-type="float" office:value="149.7">
            <text:p>149.7</text:p>
          </table:table-cell>
          <table:table-cell table:style-name="ce11" table:formula="of:=([.I$3]/[.H$3])*[.H105]" office:value-type="float" office:value="10791.5224913495">
            <text:p>10791.52</text:p>
          </table:table-cell>
          <table:table-cell table:style-name="ce5" table:formula="of:=SUM([.C105];[.E105];[.G105];[.I105])" office:value-type="float" office:value="107558.691063972">
            <text:p>107558.691063972</text:p>
          </table:table-cell>
          <table:table-cell table:style-name="ce17" table:formula="of:=([.J105]/[.J104]) -1" office:value-type="percentage" office:value="0.00239782010807277">
            <text:p>0.24%</text:p>
          </table:table-cell>
          <table:table-cell table:style-name="ce5" office:value-type="float" office:value="129.4">
            <text:p>129.4</text:p>
          </table:table-cell>
          <table:table-cell table:style-name="ce17" table:formula="of:=([.L105]/[.L104]) -1" office:value-type="percentage" office:value="0.00387897595034903">
            <text:p>0.39%</text:p>
          </table:table-cell>
          <table:table-cell table:style-name="ce2" office:value-type="string">
            <text:p>2011-05-2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5-31</text:p>
          </table:table-cell>
          <table:table-cell table:style-name="ce5" office:value-type="float" office:value="346.34">
            <text:p>346.34</text:p>
          </table:table-cell>
          <table:table-cell table:style-name="ce11" table:formula="of:=([.C$3]/[.B$3])*[.B106]" office:value-type="float" office:value="10783.3613550034">
            <text:p>10783.36</text:p>
          </table:table-cell>
          <table:table-cell table:style-name="ce5" office:value-type="float" office:value="92.49">
            <text:p>92.49</text:p>
          </table:table-cell>
          <table:table-cell table:style-name="ce11" table:formula="of:=([.E$3]/[.D$3])*[.D106]" office:value-type="float" office:value="52154.0543588587">
            <text:p>52154.05</text:p>
          </table:table-cell>
          <table:table-cell table:style-name="ce5" office:value-type="float" office:value="80.9">
            <text:p>80.9</text:p>
          </table:table-cell>
          <table:table-cell table:style-name="ce11" table:formula="of:=([.G$3]/[.F$3])*[.F106]" office:value-type="float" office:value="34621.9686162625">
            <text:p>34621.97</text:p>
          </table:table-cell>
          <table:table-cell table:style-name="ce5" office:value-type="float" office:value="149.64">
            <text:p>149.64</text:p>
          </table:table-cell>
          <table:table-cell table:style-name="ce11" table:formula="of:=([.I$3]/[.H$3])*[.H106]" office:value-type="float" office:value="10787.1972318339">
            <text:p>10787.20</text:p>
          </table:table-cell>
          <table:table-cell table:style-name="ce5" table:formula="of:=SUM([.C106];[.E106];[.G106];[.I106])" office:value-type="float" office:value="108346.581561959">
            <text:p>108346.581561959</text:p>
          </table:table-cell>
          <table:table-cell table:style-name="ce17" table:formula="of:=([.J106]/[.J105]) -1" office:value-type="percentage" office:value="0.00732521463577762">
            <text:p>0.73%</text:p>
          </table:table-cell>
          <table:table-cell table:style-name="ce5" office:value-type="float" office:value="130.74">
            <text:p>130.74</text:p>
          </table:table-cell>
          <table:table-cell table:style-name="ce17" table:formula="of:=([.L106]/[.L105]) -1" office:value-type="percentage" office:value="0.010355486862442">
            <text:p>1.04%</text:p>
          </table:table-cell>
          <table:table-cell table:style-name="ce2" office:value-type="string">
            <text:p>2011-05-3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6-01</text:p>
          </table:table-cell>
          <table:table-cell table:style-name="ce5" office:value-type="float" office:value="344.03">
            <text:p>344.03</text:p>
          </table:table-cell>
          <table:table-cell table:style-name="ce11" table:formula="of:=([.C$3]/[.B$3])*[.B107]" office:value-type="float" office:value="10711.4390684351">
            <text:p>10711.44</text:p>
          </table:table-cell>
          <table:table-cell table:style-name="ce5" office:value-type="float" office:value="93.74">
            <text:p>93.74</text:p>
          </table:table-cell>
          <table:table-cell table:style-name="ce11" table:formula="of:=([.E$3]/[.D$3])*[.D107]" office:value-type="float" office:value="52858.9150783805">
            <text:p>52858.92</text:p>
          </table:table-cell>
          <table:table-cell table:style-name="ce5" office:value-type="float" office:value="79.5">
            <text:p>79.5</text:p>
          </table:table-cell>
          <table:table-cell table:style-name="ce11" table:formula="of:=([.G$3]/[.F$3])*[.F107]" office:value-type="float" office:value="34022.8245363766">
            <text:p>34022.82</text:p>
          </table:table-cell>
          <table:table-cell table:style-name="ce5" office:value-type="float" office:value="149.91">
            <text:p>149.91</text:p>
          </table:table-cell>
          <table:table-cell table:style-name="ce11" table:formula="of:=([.I$3]/[.H$3])*[.H107]" office:value-type="float" office:value="10806.660899654">
            <text:p>10806.66</text:p>
          </table:table-cell>
          <table:table-cell table:style-name="ce5" table:formula="of:=SUM([.C107];[.E107];[.G107];[.I107])" office:value-type="float" office:value="108399.839582846">
            <text:p>108399.839582846</text:p>
          </table:table-cell>
          <table:table-cell table:style-name="ce17" table:formula="of:=([.J107]/[.J106]) -1" office:value-type="percentage" office:value="0.000491552387901217">
            <text:p>0.05%</text:p>
          </table:table-cell>
          <table:table-cell table:style-name="ce5" office:value-type="float" office:value="127.81">
            <text:p>127.81</text:p>
          </table:table-cell>
          <table:table-cell table:style-name="ce17" table:formula="of:=([.L107]/[.L106]) -1" office:value-type="percentage" office:value="-0.0224108918464128">
            <text:p>-2.24%</text:p>
          </table:table-cell>
          <table:table-cell table:style-name="ce2" office:value-type="string">
            <text:p>2011-06-0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6-02</text:p>
          </table:table-cell>
          <table:table-cell table:style-name="ce5" office:value-type="float" office:value="344.62">
            <text:p>344.62</text:p>
          </table:table-cell>
          <table:table-cell table:style-name="ce11" table:formula="of:=([.C$3]/[.B$3])*[.B108]" office:value-type="float" office:value="10729.8088299396">
            <text:p>10729.81</text:p>
          </table:table-cell>
          <table:table-cell table:style-name="ce5" office:value-type="float" office:value="91.95">
            <text:p>91.95</text:p>
          </table:table-cell>
          <table:table-cell table:style-name="ce11" table:formula="of:=([.E$3]/[.D$3])*[.D108]" office:value-type="float" office:value="51849.5545280253">
            <text:p>51849.55</text:p>
          </table:table-cell>
          <table:table-cell table:style-name="ce5" office:value-type="float" office:value="78.82">
            <text:p>78.82</text:p>
          </table:table-cell>
          <table:table-cell table:style-name="ce11" table:formula="of:=([.G$3]/[.F$3])*[.F108]" office:value-type="float" office:value="33731.8116975749">
            <text:p>33731.81</text:p>
          </table:table-cell>
          <table:table-cell table:style-name="ce5" office:value-type="float" office:value="149.5">
            <text:p>149.5</text:p>
          </table:table-cell>
          <table:table-cell table:style-name="ce11" table:formula="of:=([.I$3]/[.H$3])*[.H108]" office:value-type="float" office:value="10777.1049596309">
            <text:p>10777.10</text:p>
          </table:table-cell>
          <table:table-cell table:style-name="ce5" table:formula="of:=SUM([.C108];[.E108];[.G108];[.I108])" office:value-type="float" office:value="107088.280015171">
            <text:p>107088.280015171</text:p>
          </table:table-cell>
          <table:table-cell table:style-name="ce17" table:formula="of:=([.J108]/[.J107]) -1" office:value-type="percentage" office:value="-0.0120992759096583">
            <text:p>-1.21%</text:p>
          </table:table-cell>
          <table:table-cell table:style-name="ce5" office:value-type="float" office:value="127.67">
            <text:p>127.67</text:p>
          </table:table-cell>
          <table:table-cell table:style-name="ce17" table:formula="of:=([.L108]/[.L107]) -1" office:value-type="percentage" office:value="-0.00109537594867382">
            <text:p>-0.11%</text:p>
          </table:table-cell>
          <table:table-cell table:style-name="ce2" office:value-type="string">
            <text:p>2011-06-0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6-03</text:p>
          </table:table-cell>
          <table:table-cell table:style-name="ce5" office:value-type="float" office:value="341.97">
            <text:p>341.97</text:p>
          </table:table-cell>
          <table:table-cell table:style-name="ce11" table:formula="of:=([.C$3]/[.B$3])*[.B109]" office:value-type="float" office:value="10647.3005791145">
            <text:p>10647.30</text:p>
          </table:table-cell>
          <table:table-cell table:style-name="ce5" office:value-type="float" office:value="92.48">
            <text:p>92.48</text:p>
          </table:table-cell>
          <table:table-cell table:style-name="ce11" table:formula="of:=([.E$3]/[.D$3])*[.D109]" office:value-type="float" office:value="52148.4154731025">
            <text:p>52148.42</text:p>
          </table:table-cell>
          <table:table-cell table:style-name="ce5" office:value-type="float" office:value="78.68">
            <text:p>78.68</text:p>
          </table:table-cell>
          <table:table-cell table:style-name="ce11" table:formula="of:=([.G$3]/[.F$3])*[.F109]" office:value-type="float" office:value="33671.8972895863">
            <text:p>33671.90</text:p>
          </table:table-cell>
          <table:table-cell table:style-name="ce5" office:value-type="float" office:value="150.22">
            <text:p>150.22</text:p>
          </table:table-cell>
          <table:table-cell table:style-name="ce11" table:formula="of:=([.I$3]/[.H$3])*[.H109]" office:value-type="float" office:value="10829.0080738178">
            <text:p>10829.01</text:p>
          </table:table-cell>
          <table:table-cell table:style-name="ce5" table:formula="of:=SUM([.C109];[.E109];[.G109];[.I109])" office:value-type="float" office:value="107296.621415621">
            <text:p>107296.621415621</text:p>
          </table:table-cell>
          <table:table-cell table:style-name="ce17" table:formula="of:=([.J109]/[.J108]) -1" office:value-type="percentage" office:value="0.00194551075450011">
            <text:p>0.19%</text:p>
          </table:table-cell>
          <table:table-cell table:style-name="ce5" office:value-type="float" office:value="126.4">
            <text:p>126.4</text:p>
          </table:table-cell>
          <table:table-cell table:style-name="ce17" table:formula="of:=([.L109]/[.L108]) -1" office:value-type="percentage" office:value="-0.00994752095245555">
            <text:p>-0.99%</text:p>
          </table:table-cell>
          <table:table-cell table:style-name="ce2" office:value-type="string">
            <text:p>2011-06-0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6-06</text:p>
          </table:table-cell>
          <table:table-cell table:style-name="ce5" office:value-type="float" office:value="336.59">
            <text:p>336.59</text:p>
          </table:table-cell>
          <table:table-cell table:style-name="ce11" table:formula="of:=([.C$3]/[.B$3])*[.B110]" office:value-type="float" office:value="10479.7932623451">
            <text:p>10479.79</text:p>
          </table:table-cell>
          <table:table-cell table:style-name="ce5" office:value-type="float" office:value="91.78">
            <text:p>91.78</text:p>
          </table:table-cell>
          <table:table-cell table:style-name="ce11" table:formula="of:=([.E$3]/[.D$3])*[.D110]" office:value-type="float" office:value="51753.6934701703">
            <text:p>51753.69</text:p>
          </table:table-cell>
          <table:table-cell table:style-name="ce5" office:value-type="float" office:value="77.81">
            <text:p>77.81</text:p>
          </table:table-cell>
          <table:table-cell table:style-name="ce11" table:formula="of:=([.G$3]/[.F$3])*[.F110]" office:value-type="float" office:value="33299.5720399429">
            <text:p>33299.57</text:p>
          </table:table-cell>
          <table:table-cell table:style-name="ce5" office:value-type="float" office:value="150.48">
            <text:p>150.48</text:p>
          </table:table-cell>
          <table:table-cell table:style-name="ce11" table:formula="of:=([.I$3]/[.H$3])*[.H110]" office:value-type="float" office:value="10847.7508650519">
            <text:p>10847.75</text:p>
          </table:table-cell>
          <table:table-cell table:style-name="ce5" table:formula="of:=SUM([.C110];[.E110];[.G110];[.I110])" office:value-type="float" office:value="106380.80963751">
            <text:p>106380.80963751</text:p>
          </table:table-cell>
          <table:table-cell table:style-name="ce17" table:formula="of:=([.J110]/[.J109]) -1" office:value-type="percentage" office:value="-0.00853532726406547">
            <text:p>-0.85%</text:p>
          </table:table-cell>
          <table:table-cell table:style-name="ce5" office:value-type="float" office:value="125.06">
            <text:p>125.06</text:p>
          </table:table-cell>
          <table:table-cell table:style-name="ce17" table:formula="of:=([.L110]/[.L109]) -1" office:value-type="percentage" office:value="-0.0106012658227849">
            <text:p>-1.06%</text:p>
          </table:table-cell>
          <table:table-cell table:style-name="ce2" office:value-type="string">
            <text:p>2011-06-0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6-07</text:p>
          </table:table-cell>
          <table:table-cell table:style-name="ce5" office:value-type="float" office:value="330.62">
            <text:p>330.62</text:p>
          </table:table-cell>
          <table:table-cell table:style-name="ce11" table:formula="of:=([.C$3]/[.B$3])*[.B111]" office:value-type="float" office:value="10293.9161840712">
            <text:p>10293.92</text:p>
          </table:table-cell>
          <table:table-cell table:style-name="ce5" office:value-type="float" office:value="92.2">
            <text:p>92.2</text:p>
          </table:table-cell>
          <table:table-cell table:style-name="ce11" table:formula="of:=([.E$3]/[.D$3])*[.D111]" office:value-type="float" office:value="51990.5266719296">
            <text:p>51990.53</text:p>
          </table:table-cell>
          <table:table-cell table:style-name="ce5" office:value-type="float" office:value="77.53">
            <text:p>77.53</text:p>
          </table:table-cell>
          <table:table-cell table:style-name="ce11" table:formula="of:=([.G$3]/[.F$3])*[.F111]" office:value-type="float" office:value="33179.7432239658">
            <text:p>33179.74</text:p>
          </table:table-cell>
          <table:table-cell table:style-name="ce5" office:value-type="float" office:value="150.42">
            <text:p>150.42</text:p>
          </table:table-cell>
          <table:table-cell table:style-name="ce11" table:formula="of:=([.I$3]/[.H$3])*[.H111]" office:value-type="float" office:value="10843.4256055363">
            <text:p>10843.43</text:p>
          </table:table-cell>
          <table:table-cell table:style-name="ce5" table:formula="of:=SUM([.C111];[.E111];[.G111];[.I111])" office:value-type="float" office:value="106307.611685503">
            <text:p>106307.611685503</text:p>
          </table:table-cell>
          <table:table-cell table:style-name="ce17" table:formula="of:=([.J111]/[.J110]) -1" office:value-type="percentage" office:value="-0.00068807477830557">
            <text:p>-0.07%</text:p>
          </table:table-cell>
          <table:table-cell table:style-name="ce5" office:value-type="float" office:value="124.99">
            <text:p>124.99</text:p>
          </table:table-cell>
          <table:table-cell table:style-name="ce17" table:formula="of:=([.L111]/[.L110]) -1" office:value-type="percentage" office:value="-0.000559731328962143">
            <text:p>-0.06%</text:p>
          </table:table-cell>
          <table:table-cell table:style-name="ce2" office:value-type="string">
            <text:p>2011-06-0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6-08</text:p>
          </table:table-cell>
          <table:table-cell table:style-name="ce5" office:value-type="float" office:value="330.82">
            <text:p>330.82</text:p>
          </table:table-cell>
          <table:table-cell table:style-name="ce11" table:formula="of:=([.C$3]/[.B$3])*[.B112]" office:value-type="float" office:value="10300.1432218694">
            <text:p>10300.14</text:p>
          </table:table-cell>
          <table:table-cell table:style-name="ce5" office:value-type="float" office:value="92.92">
            <text:p>92.92</text:p>
          </table:table-cell>
          <table:table-cell table:style-name="ce11" table:formula="of:=([.E$3]/[.D$3])*[.D112]" office:value-type="float" office:value="52396.5264463742">
            <text:p>52396.53</text:p>
          </table:table-cell>
          <table:table-cell table:style-name="ce5" office:value-type="float" office:value="78.27">
            <text:p>78.27</text:p>
          </table:table-cell>
          <table:table-cell table:style-name="ce11" table:formula="of:=([.G$3]/[.F$3])*[.F112]" office:value-type="float" office:value="33496.4336661912">
            <text:p>33496.43</text:p>
          </table:table-cell>
          <table:table-cell table:style-name="ce5" office:value-type="float" office:value="149.81">
            <text:p>149.81</text:p>
          </table:table-cell>
          <table:table-cell table:style-name="ce11" table:formula="of:=([.I$3]/[.H$3])*[.H112]" office:value-type="float" office:value="10799.4521337947">
            <text:p>10799.45</text:p>
          </table:table-cell>
          <table:table-cell table:style-name="ce5" table:formula="of:=SUM([.C112];[.E112];[.G112];[.I112])" office:value-type="float" office:value="106992.555468229">
            <text:p>106992.555468229</text:p>
          </table:table-cell>
          <table:table-cell table:style-name="ce17" table:formula="of:=([.J112]/[.J111]) -1" office:value-type="percentage" office:value="0.00644303612758002">
            <text:p>0.64%</text:p>
          </table:table-cell>
          <table:table-cell table:style-name="ce5" office:value-type="float" office:value="124.46">
            <text:p>124.46</text:p>
          </table:table-cell>
          <table:table-cell table:style-name="ce17" table:formula="of:=([.L112]/[.L111]) -1" office:value-type="percentage" office:value="-0.00424033922713818">
            <text:p>-0.42%</text:p>
          </table:table-cell>
          <table:table-cell table:style-name="ce2" office:value-type="string">
            <text:p>2011-06-0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6-09</text:p>
          </table:table-cell>
          <table:table-cell table:style-name="ce5" office:value-type="float" office:value="330.07">
            <text:p>330.07</text:p>
          </table:table-cell>
          <table:table-cell table:style-name="ce11" table:formula="of:=([.C$3]/[.B$3])*[.B113]" office:value-type="float" office:value="10276.7918301264">
            <text:p>10276.79</text:p>
          </table:table-cell>
          <table:table-cell table:style-name="ce5" office:value-type="float" office:value="92.55">
            <text:p>92.55</text:p>
          </table:table-cell>
          <table:table-cell table:style-name="ce11" table:formula="of:=([.E$3]/[.D$3])*[.D113]" office:value-type="float" office:value="52187.8876733957">
            <text:p>52187.89</text:p>
          </table:table-cell>
          <table:table-cell table:style-name="ce5" office:value-type="float" office:value="78.68">
            <text:p>78.68</text:p>
          </table:table-cell>
          <table:table-cell table:style-name="ce11" table:formula="of:=([.G$3]/[.F$3])*[.F113]" office:value-type="float" office:value="33671.8972895863">
            <text:p>33671.90</text:p>
          </table:table-cell>
          <table:table-cell table:style-name="ce5" office:value-type="float" office:value="150.56">
            <text:p>150.56</text:p>
          </table:table-cell>
          <table:table-cell table:style-name="ce11" table:formula="of:=([.I$3]/[.H$3])*[.H113]" office:value-type="float" office:value="10853.5178777393">
            <text:p>10853.52</text:p>
          </table:table-cell>
          <table:table-cell table:style-name="ce5" table:formula="of:=SUM([.C113];[.E113];[.G113];[.I113])" office:value-type="float" office:value="106990.094670848">
            <text:p>106990.094670848</text:p>
          </table:table-cell>
          <table:table-cell table:style-name="ce17" table:formula="of:=([.J113]/[.J112]) -1" office:value-type="percentage" office:value="-0.0000229997065760434">
            <text:p>0.00%</text:p>
          </table:table-cell>
          <table:table-cell table:style-name="ce5" office:value-type="float" office:value="125.41">
            <text:p>125.41</text:p>
          </table:table-cell>
          <table:table-cell table:style-name="ce17" table:formula="of:=([.L113]/[.L112]) -1" office:value-type="percentage" office:value="0.00763297444962241">
            <text:p>0.76%</text:p>
          </table:table-cell>
          <table:table-cell table:style-name="ce2" office:value-type="string">
            <text:p>2011-06-0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6-10</text:p>
          </table:table-cell>
          <table:table-cell table:style-name="ce5" office:value-type="float" office:value="324.51">
            <text:p>324.51</text:p>
          </table:table-cell>
          <table:table-cell table:style-name="ce11" table:formula="of:=([.C$3]/[.B$3])*[.B114]" office:value-type="float" office:value="10103.6801793387">
            <text:p>10103.68</text:p>
          </table:table-cell>
          <table:table-cell table:style-name="ce5" office:value-type="float" office:value="93.26">
            <text:p>93.26</text:p>
          </table:table-cell>
          <table:table-cell table:style-name="ce11" table:formula="of:=([.E$3]/[.D$3])*[.D114]" office:value-type="float" office:value="52588.2485620841">
            <text:p>52588.25</text:p>
          </table:table-cell>
          <table:table-cell table:style-name="ce5" office:value-type="float" office:value="77.32">
            <text:p>77.32</text:p>
          </table:table-cell>
          <table:table-cell table:style-name="ce11" table:formula="of:=([.G$3]/[.F$3])*[.F114]" office:value-type="float" office:value="33089.8716119829">
            <text:p>33089.87</text:p>
          </table:table-cell>
          <table:table-cell table:style-name="ce5" office:value-type="float" office:value="149.24">
            <text:p>149.24</text:p>
          </table:table-cell>
          <table:table-cell table:style-name="ce11" table:formula="of:=([.I$3]/[.H$3])*[.H114]" office:value-type="float" office:value="10758.3621683968">
            <text:p>10758.36</text:p>
          </table:table-cell>
          <table:table-cell table:style-name="ce5" table:formula="of:=SUM([.C114];[.E114];[.G114];[.I114])" office:value-type="float" office:value="106540.162521802">
            <text:p>106540.162521802</text:p>
          </table:table-cell>
          <table:table-cell table:style-name="ce17" table:formula="of:=([.J114]/[.J113]) -1" office:value-type="percentage" office:value="-0.0042053626593147">
            <text:p>-0.42%</text:p>
          </table:table-cell>
          <table:table-cell table:style-name="ce5" office:value-type="float" office:value="123.67">
            <text:p>123.67</text:p>
          </table:table-cell>
          <table:table-cell table:style-name="ce17" table:formula="of:=([.L114]/[.L113]) -1" office:value-type="percentage" office:value="-0.0138744916673311">
            <text:p>-1.39%</text:p>
          </table:table-cell>
          <table:table-cell table:style-name="ce2" office:value-type="string">
            <text:p>2011-06-1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6-13</text:p>
          </table:table-cell>
          <table:table-cell table:style-name="ce5" office:value-type="float" office:value="325.2">
            <text:p>325.2</text:p>
          </table:table-cell>
          <table:table-cell table:style-name="ce11" table:formula="of:=([.C$3]/[.B$3])*[.B115]" office:value-type="float" office:value="10125.1634597422">
            <text:p>10125.16</text:p>
          </table:table-cell>
          <table:table-cell table:style-name="ce5" office:value-type="float" office:value="92.79">
            <text:p>92.79</text:p>
          </table:table-cell>
          <table:table-cell table:style-name="ce11" table:formula="of:=([.E$3]/[.D$3])*[.D115]" office:value-type="float" office:value="52323.2209315439">
            <text:p>52323.22</text:p>
          </table:table-cell>
          <table:table-cell table:style-name="ce5" office:value-type="float" office:value="76.79">
            <text:p>76.79</text:p>
          </table:table-cell>
          <table:table-cell table:style-name="ce11" table:formula="of:=([.G$3]/[.F$3])*[.F115]" office:value-type="float" office:value="32863.0527817404">
            <text:p>32863.05</text:p>
          </table:table-cell>
          <table:table-cell table:style-name="ce5" office:value-type="float" office:value="147.77">
            <text:p>147.77</text:p>
          </table:table-cell>
          <table:table-cell table:style-name="ce11" table:formula="of:=([.I$3]/[.H$3])*[.H115]" office:value-type="float" office:value="10652.3933102653">
            <text:p>10652.39</text:p>
          </table:table-cell>
          <table:table-cell table:style-name="ce5" table:formula="of:=SUM([.C115];[.E115];[.G115];[.I115])" office:value-type="float" office:value="105963.830483292">
            <text:p>105963.830483292</text:p>
          </table:table-cell>
          <table:table-cell table:style-name="ce17" table:formula="of:=([.J115]/[.J114]) -1" office:value-type="percentage" office:value="-0.00540952843386877">
            <text:p>-0.54%</text:p>
          </table:table-cell>
          <table:table-cell table:style-name="ce5" office:value-type="float" office:value="123.77">
            <text:p>123.77</text:p>
          </table:table-cell>
          <table:table-cell table:style-name="ce17" table:formula="of:=([.L115]/[.L114]) -1" office:value-type="percentage" office:value="0.000808603541683439">
            <text:p>0.08%</text:p>
          </table:table-cell>
          <table:table-cell table:style-name="ce2" office:value-type="string">
            <text:p>2011-06-1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6-14</text:p>
          </table:table-cell>
          <table:table-cell table:style-name="ce5" office:value-type="float" office:value="331.02">
            <text:p>331.02</text:p>
          </table:table-cell>
          <table:table-cell table:style-name="ce11" table:formula="of:=([.C$3]/[.B$3])*[.B116]" office:value-type="float" office:value="10306.3702596675">
            <text:p>10306.37</text:p>
          </table:table-cell>
          <table:table-cell table:style-name="ce5" office:value-type="float" office:value="91.39">
            <text:p>91.39</text:p>
          </table:table-cell>
          <table:table-cell table:style-name="ce11" table:formula="of:=([.E$3]/[.D$3])*[.D116]" office:value-type="float" office:value="51533.7769256795">
            <text:p>51533.78</text:p>
          </table:table-cell>
          <table:table-cell table:style-name="ce5" office:value-type="float" office:value="77.9">
            <text:p>77.9</text:p>
          </table:table-cell>
          <table:table-cell table:style-name="ce11" table:formula="of:=([.G$3]/[.F$3])*[.F116]" office:value-type="float" office:value="33338.0884450785">
            <text:p>33338.09</text:p>
          </table:table-cell>
          <table:table-cell table:style-name="ce5" office:value-type="float" office:value="148.67">
            <text:p>148.67</text:p>
          </table:table-cell>
          <table:table-cell table:style-name="ce11" table:formula="of:=([.I$3]/[.H$3])*[.H116]" office:value-type="float" office:value="10717.2722029988">
            <text:p>10717.27</text:p>
          </table:table-cell>
          <table:table-cell table:style-name="ce5" table:formula="of:=SUM([.C116];[.E116];[.G116];[.I116])" office:value-type="float" office:value="105895.507833424">
            <text:p>105895.507833424</text:p>
          </table:table-cell>
          <table:table-cell table:style-name="ce17" table:formula="of:=([.J116]/[.J115]) -1" office:value-type="percentage" office:value="-0.000644773311382574">
            <text:p>-0.06%</text:p>
          </table:table-cell>
          <table:table-cell table:style-name="ce5" office:value-type="float" office:value="125.34">
            <text:p>125.34</text:p>
          </table:table-cell>
          <table:table-cell table:style-name="ce17" table:formula="of:=([.L116]/[.L115]) -1" office:value-type="percentage" office:value="0.0126848186151733">
            <text:p>1.27%</text:p>
          </table:table-cell>
          <table:table-cell table:style-name="ce2" office:value-type="string">
            <text:p>2011-06-1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6-15</text:p>
          </table:table-cell>
          <table:table-cell table:style-name="ce5" office:value-type="float" office:value="325.35">
            <text:p>325.35</text:p>
          </table:table-cell>
          <table:table-cell table:style-name="ce11" table:formula="of:=([.C$3]/[.B$3])*[.B117]" office:value-type="float" office:value="10129.8337380908">
            <text:p>10129.83</text:p>
          </table:table-cell>
          <table:table-cell table:style-name="ce5" office:value-type="float" office:value="93.05">
            <text:p>93.05</text:p>
          </table:table-cell>
          <table:table-cell table:style-name="ce11" table:formula="of:=([.E$3]/[.D$3])*[.D117]" office:value-type="float" office:value="52469.8319612045">
            <text:p>52469.83</text:p>
          </table:table-cell>
          <table:table-cell table:style-name="ce5" office:value-type="float" office:value="76.23">
            <text:p>76.23</text:p>
          </table:table-cell>
          <table:table-cell table:style-name="ce11" table:formula="of:=([.G$3]/[.F$3])*[.F117]" office:value-type="float" office:value="32623.395149786">
            <text:p>32623.40</text:p>
          </table:table-cell>
          <table:table-cell table:style-name="ce5" office:value-type="float" office:value="149.12">
            <text:p>149.12</text:p>
          </table:table-cell>
          <table:table-cell table:style-name="ce11" table:formula="of:=([.I$3]/[.H$3])*[.H117]" office:value-type="float" office:value="10749.7116493656">
            <text:p>10749.71</text:p>
          </table:table-cell>
          <table:table-cell table:style-name="ce5" table:formula="of:=SUM([.C117];[.E117];[.G117];[.I117])" office:value-type="float" office:value="105972.772498447">
            <text:p>105972.772498447</text:p>
          </table:table-cell>
          <table:table-cell table:style-name="ce17" table:formula="of:=([.J117]/[.J116]) -1" office:value-type="percentage" office:value="0.000729631186472401">
            <text:p>0.07%</text:p>
          </table:table-cell>
          <table:table-cell table:style-name="ce5" office:value-type="float" office:value="123.11">
            <text:p>123.11</text:p>
          </table:table-cell>
          <table:table-cell table:style-name="ce17" table:formula="of:=([.L117]/[.L116]) -1" office:value-type="percentage" office:value="-0.017791606829424">
            <text:p>-1.78%</text:p>
          </table:table-cell>
          <table:table-cell table:style-name="ce2" office:value-type="string">
            <text:p>2011-06-1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6-16</text:p>
          </table:table-cell>
          <table:table-cell table:style-name="ce5" office:value-type="float" office:value="323.77">
            <text:p>323.77</text:p>
          </table:table-cell>
          <table:table-cell table:style-name="ce11" table:formula="of:=([.C$3]/[.B$3])*[.B118]" office:value-type="float" office:value="10080.6401394856">
            <text:p>10080.64</text:p>
          </table:table-cell>
          <table:table-cell table:style-name="ce5" office:value-type="float" office:value="93.47">
            <text:p>93.47</text:p>
          </table:table-cell>
          <table:table-cell table:style-name="ce11" table:formula="of:=([.E$3]/[.D$3])*[.D118]" office:value-type="float" office:value="52706.6651629638">
            <text:p>52706.67</text:p>
          </table:table-cell>
          <table:table-cell table:style-name="ce5" office:value-type="float" office:value="76.78">
            <text:p>76.78</text:p>
          </table:table-cell>
          <table:table-cell table:style-name="ce11" table:formula="of:=([.G$3]/[.F$3])*[.F118]" office:value-type="float" office:value="32858.7731811698">
            <text:p>32858.77</text:p>
          </table:table-cell>
          <table:table-cell table:style-name="ce5" office:value-type="float" office:value="148.97">
            <text:p>148.97</text:p>
          </table:table-cell>
          <table:table-cell table:style-name="ce11" table:formula="of:=([.I$3]/[.H$3])*[.H118]" office:value-type="float" office:value="10738.8985005767">
            <text:p>10738.90</text:p>
          </table:table-cell>
          <table:table-cell table:style-name="ce5" table:formula="of:=SUM([.C118];[.E118];[.G118];[.I118])" office:value-type="float" office:value="106384.976984196">
            <text:p>106384.976984196</text:p>
          </table:table-cell>
          <table:table-cell table:style-name="ce17" table:formula="of:=([.J118]/[.J117]) -1" office:value-type="percentage" office:value="0.00388972068985982">
            <text:p>0.39%</text:p>
          </table:table-cell>
          <table:table-cell table:style-name="ce5" office:value-type="float" office:value="123.38">
            <text:p>123.38</text:p>
          </table:table-cell>
          <table:table-cell table:style-name="ce17" table:formula="of:=([.L118]/[.L117]) -1" office:value-type="percentage" office:value="0.00219316058809182">
            <text:p>0.22%</text:p>
          </table:table-cell>
          <table:table-cell table:style-name="ce2" office:value-type="string">
            <text:p>2011-06-1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6-17</text:p>
          </table:table-cell>
          <table:table-cell table:style-name="ce5" office:value-type="float" office:value="318.89">
            <text:p>318.89</text:p>
          </table:table-cell>
          <table:table-cell table:style-name="ce11" table:formula="of:=([.C$3]/[.B$3])*[.B119]" office:value-type="float" office:value="9928.70041721153">
            <text:p>9928.70</text:p>
          </table:table-cell>
          <table:table-cell table:style-name="ce5" office:value-type="float" office:value="93.03">
            <text:p>93.03</text:p>
          </table:table-cell>
          <table:table-cell table:style-name="ce11" table:formula="of:=([.E$3]/[.D$3])*[.D119]" office:value-type="float" office:value="52458.5541896921">
            <text:p>52458.55</text:p>
          </table:table-cell>
          <table:table-cell table:style-name="ce5" office:value-type="float" office:value="76.58">
            <text:p>76.58</text:p>
          </table:table-cell>
          <table:table-cell table:style-name="ce11" table:formula="of:=([.G$3]/[.F$3])*[.F119]" office:value-type="float" office:value="32773.1811697575">
            <text:p>32773.18</text:p>
          </table:table-cell>
          <table:table-cell table:style-name="ce5" office:value-type="float" office:value="149.94">
            <text:p>149.94</text:p>
          </table:table-cell>
          <table:table-cell table:style-name="ce11" table:formula="of:=([.I$3]/[.H$3])*[.H119]" office:value-type="float" office:value="10808.8235294118">
            <text:p>10808.82</text:p>
          </table:table-cell>
          <table:table-cell table:style-name="ce5" table:formula="of:=SUM([.C119];[.E119];[.G119];[.I119])" office:value-type="float" office:value="105969.259306073">
            <text:p>105969.259306073</text:p>
          </table:table-cell>
          <table:table-cell table:style-name="ce17" table:formula="of:=([.J119]/[.J118]) -1" office:value-type="percentage" office:value="-0.00390767277399295">
            <text:p>-0.39%</text:p>
          </table:table-cell>
          <table:table-cell table:style-name="ce5" office:value-type="float" office:value="123.75">
            <text:p>123.75</text:p>
          </table:table-cell>
          <table:table-cell table:style-name="ce17" table:formula="of:=([.L119]/[.L118]) -1" office:value-type="percentage" office:value="0.002998865294213">
            <text:p>0.30%</text:p>
          </table:table-cell>
          <table:table-cell table:style-name="ce2" office:value-type="string">
            <text:p>2011-06-1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6-20</text:p>
          </table:table-cell>
          <table:table-cell table:style-name="ce5" office:value-type="float" office:value="313.97">
            <text:p>313.97</text:p>
          </table:table-cell>
          <table:table-cell table:style-name="ce11" table:formula="of:=([.C$3]/[.B$3])*[.B120]" office:value-type="float" office:value="9775.5152873778">
            <text:p>9775.52</text:p>
          </table:table-cell>
          <table:table-cell table:style-name="ce5" office:value-type="float" office:value="93.14">
            <text:p>93.14</text:p>
          </table:table-cell>
          <table:table-cell table:style-name="ce11" table:formula="of:=([.E$3]/[.D$3])*[.D120]" office:value-type="float" office:value="52520.58193301">
            <text:p>52520.58</text:p>
          </table:table-cell>
          <table:table-cell table:style-name="ce5" office:value-type="float" office:value="77.25">
            <text:p>77.25</text:p>
          </table:table-cell>
          <table:table-cell table:style-name="ce11" table:formula="of:=([.G$3]/[.F$3])*[.F120]" office:value-type="float" office:value="33059.9144079886">
            <text:p>33059.91</text:p>
          </table:table-cell>
          <table:table-cell table:style-name="ce5" office:value-type="float" office:value="150.03">
            <text:p>150.03</text:p>
          </table:table-cell>
          <table:table-cell table:style-name="ce11" table:formula="of:=([.I$3]/[.H$3])*[.H120]" office:value-type="float" office:value="10815.3114186851">
            <text:p>10815.31</text:p>
          </table:table-cell>
          <table:table-cell table:style-name="ce5" table:formula="of:=SUM([.C120];[.E120];[.G120];[.I120])" office:value-type="float" office:value="106171.323047062">
            <text:p>106171.323047062</text:p>
          </table:table-cell>
          <table:table-cell table:style-name="ce17" table:formula="of:=([.J120]/[.J119]) -1" office:value-type="percentage" office:value="0.00190681469618492">
            <text:p>0.19%</text:p>
          </table:table-cell>
          <table:table-cell table:style-name="ce5" office:value-type="float" office:value="124.38">
            <text:p>124.38</text:p>
          </table:table-cell>
          <table:table-cell table:style-name="ce17" table:formula="of:=([.L120]/[.L119]) -1" office:value-type="percentage" office:value="0.00509090909090904">
            <text:p>0.51%</text:p>
          </table:table-cell>
          <table:table-cell table:style-name="ce2" office:value-type="string">
            <text:p>2011-06-2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6-21</text:p>
          </table:table-cell>
          <table:table-cell table:style-name="ce5" office:value-type="float" office:value="323.91">
            <text:p>323.91</text:p>
          </table:table-cell>
          <table:table-cell table:style-name="ce11" table:formula="of:=([.C$3]/[.B$3])*[.B121]" office:value-type="float" office:value="10084.9990659443">
            <text:p>10085.00</text:p>
          </table:table-cell>
          <table:table-cell table:style-name="ce5" office:value-type="float" office:value="92.73">
            <text:p>92.73</text:p>
          </table:table-cell>
          <table:table-cell table:style-name="ce11" table:formula="of:=([.E$3]/[.D$3])*[.D121]" office:value-type="float" office:value="52289.3876170069">
            <text:p>52289.39</text:p>
          </table:table-cell>
          <table:table-cell table:style-name="ce5" office:value-type="float" office:value="78.09">
            <text:p>78.09</text:p>
          </table:table-cell>
          <table:table-cell table:style-name="ce11" table:formula="of:=([.G$3]/[.F$3])*[.F121]" office:value-type="float" office:value="33419.4008559201">
            <text:p>33419.40</text:p>
          </table:table-cell>
          <table:table-cell table:style-name="ce5" office:value-type="float" office:value="150.76">
            <text:p>150.76</text:p>
          </table:table-cell>
          <table:table-cell table:style-name="ce11" table:formula="of:=([.I$3]/[.H$3])*[.H121]" office:value-type="float" office:value="10867.9354094579">
            <text:p>10867.94</text:p>
          </table:table-cell>
          <table:table-cell table:style-name="ce5" table:formula="of:=SUM([.C121];[.E121];[.G121];[.I121])" office:value-type="float" office:value="106661.722948329">
            <text:p>106661.722948329</text:p>
          </table:table-cell>
          <table:table-cell table:style-name="ce17" table:formula="of:=([.J121]/[.J120]) -1" office:value-type="percentage" office:value="0.00461894876312607">
            <text:p>0.46%</text:p>
          </table:table-cell>
          <table:table-cell table:style-name="ce5" office:value-type="float" office:value="126.08">
            <text:p>126.08</text:p>
          </table:table-cell>
          <table:table-cell table:style-name="ce17" table:formula="of:=([.L121]/[.L120]) -1" office:value-type="percentage" office:value="0.0136677922495578">
            <text:p>1.37%</text:p>
          </table:table-cell>
          <table:table-cell table:style-name="ce2" office:value-type="string">
            <text:p>2011-06-2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6-22</text:p>
          </table:table-cell>
          <table:table-cell table:style-name="ce5" office:value-type="float" office:value="321.23">
            <text:p>321.23</text:p>
          </table:table-cell>
          <table:table-cell table:style-name="ce11" table:formula="of:=([.C$3]/[.B$3])*[.B122]" office:value-type="float" office:value="10001.5567594495">
            <text:p>10001.56</text:p>
          </table:table-cell>
          <table:table-cell table:style-name="ce5" office:value-type="float" office:value="92.79">
            <text:p>92.79</text:p>
          </table:table-cell>
          <table:table-cell table:style-name="ce11" table:formula="of:=([.E$3]/[.D$3])*[.D122]" office:value-type="float" office:value="52323.2209315439">
            <text:p>52323.22</text:p>
          </table:table-cell>
          <table:table-cell table:style-name="ce5" office:value-type="float" office:value="77.36">
            <text:p>77.36</text:p>
          </table:table-cell>
          <table:table-cell table:style-name="ce11" table:formula="of:=([.G$3]/[.F$3])*[.F122]" office:value-type="float" office:value="33106.9900142653">
            <text:p>33106.99</text:p>
          </table:table-cell>
          <table:table-cell table:style-name="ce5" office:value-type="float" office:value="150.99">
            <text:p>150.99</text:p>
          </table:table-cell>
          <table:table-cell table:style-name="ce11" table:formula="of:=([.I$3]/[.H$3])*[.H122]" office:value-type="float" office:value="10884.5155709343">
            <text:p>10884.52</text:p>
          </table:table-cell>
          <table:table-cell table:style-name="ce5" table:formula="of:=SUM([.C122];[.E122];[.G122];[.I122])" office:value-type="float" office:value="106316.283276193">
            <text:p>106316.283276193</text:p>
          </table:table-cell>
          <table:table-cell table:style-name="ce17" table:formula="of:=([.J122]/[.J121]) -1" office:value-type="percentage" office:value="-0.00323864702901455">
            <text:p>-0.32%</text:p>
          </table:table-cell>
          <table:table-cell table:style-name="ce5" office:value-type="float" office:value="125.32">
            <text:p>125.32</text:p>
          </table:table-cell>
          <table:table-cell table:style-name="ce17" table:formula="of:=([.L122]/[.L121]) -1" office:value-type="percentage" office:value="-0.00602791878172593">
            <text:p>-0.60%</text:p>
          </table:table-cell>
          <table:table-cell table:style-name="ce2" office:value-type="string">
            <text:p>2011-06-2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6-23</text:p>
          </table:table-cell>
          <table:table-cell table:style-name="ce5" office:value-type="float" office:value="329.81">
            <text:p>329.81</text:p>
          </table:table-cell>
          <table:table-cell table:style-name="ce11" table:formula="of:=([.C$3]/[.B$3])*[.B123]" office:value-type="float" office:value="10268.6966809889">
            <text:p>10268.70</text:p>
          </table:table-cell>
          <table:table-cell table:style-name="ce5" office:value-type="float" office:value="93.5">
            <text:p>93.5</text:p>
          </table:table-cell>
          <table:table-cell table:style-name="ce11" table:formula="of:=([.E$3]/[.D$3])*[.D123]" office:value-type="float" office:value="52723.5818202323">
            <text:p>52723.58</text:p>
          </table:table-cell>
          <table:table-cell table:style-name="ce5" office:value-type="float" office:value="76.02">
            <text:p>76.02</text:p>
          </table:table-cell>
          <table:table-cell table:style-name="ce11" table:formula="of:=([.G$3]/[.F$3])*[.F123]" office:value-type="float" office:value="32533.5235378031">
            <text:p>32533.52</text:p>
          </table:table-cell>
          <table:table-cell table:style-name="ce5" office:value-type="float" office:value="148.34">
            <text:p>148.34</text:p>
          </table:table-cell>
          <table:table-cell table:style-name="ce11" table:formula="of:=([.I$3]/[.H$3])*[.H123]" office:value-type="float" office:value="10693.4832756632">
            <text:p>10693.48</text:p>
          </table:table-cell>
          <table:table-cell table:style-name="ce5" table:formula="of:=SUM([.C123];[.E123];[.G123];[.I123])" office:value-type="float" office:value="106219.285314688">
            <text:p>106219.285314688</text:p>
          </table:table-cell>
          <table:table-cell table:style-name="ce17" table:formula="of:=([.J123]/[.J122]) -1" office:value-type="percentage" office:value="-0.000912352826081486">
            <text:p>-0.09%</text:p>
          </table:table-cell>
          <table:table-cell table:style-name="ce5" office:value-type="float" office:value="124.96">
            <text:p>124.96</text:p>
          </table:table-cell>
          <table:table-cell table:style-name="ce17" table:formula="of:=([.L123]/[.L122]) -1" office:value-type="percentage" office:value="-0.00287264602617299">
            <text:p>-0.29%</text:p>
          </table:table-cell>
          <table:table-cell table:style-name="ce2" office:value-type="string">
            <text:p>2011-06-2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6-24</text:p>
          </table:table-cell>
          <table:table-cell table:style-name="ce5" office:value-type="float" office:value="324.95">
            <text:p>324.95</text:p>
          </table:table-cell>
          <table:table-cell table:style-name="ce11" table:formula="of:=([.C$3]/[.B$3])*[.B124]" office:value-type="float" office:value="10117.3796624946">
            <text:p>10117.38</text:p>
          </table:table-cell>
          <table:table-cell table:style-name="ce5" office:value-type="float" office:value="93.11">
            <text:p>93.11</text:p>
          </table:table-cell>
          <table:table-cell table:style-name="ce11" table:formula="of:=([.E$3]/[.D$3])*[.D124]" office:value-type="float" office:value="52503.6652757415">
            <text:p>52503.67</text:p>
          </table:table-cell>
          <table:table-cell table:style-name="ce5" office:value-type="float" office:value="74.41">
            <text:p>74.41</text:p>
          </table:table-cell>
          <table:table-cell table:style-name="ce11" table:formula="of:=([.G$3]/[.F$3])*[.F124]" office:value-type="float" office:value="31844.5078459344">
            <text:p>31844.51</text:p>
          </table:table-cell>
          <table:table-cell table:style-name="ce5" office:value-type="float" office:value="146.26">
            <text:p>146.26</text:p>
          </table:table-cell>
          <table:table-cell table:style-name="ce11" table:formula="of:=([.I$3]/[.H$3])*[.H124]" office:value-type="float" office:value="10543.5409457901">
            <text:p>10543.54</text:p>
          </table:table-cell>
          <table:table-cell table:style-name="ce5" table:formula="of:=SUM([.C124];[.E124];[.G124];[.I124])" office:value-type="float" office:value="105009.093729961">
            <text:p>105009.093729961</text:p>
          </table:table-cell>
          <table:table-cell table:style-name="ce17" table:formula="of:=([.J124]/[.J123]) -1" office:value-type="percentage" office:value="-0.0113933320219738">
            <text:p>-1.14%</text:p>
          </table:table-cell>
          <table:table-cell table:style-name="ce5" office:value-type="float" office:value="123.51">
            <text:p>123.51</text:p>
          </table:table-cell>
          <table:table-cell table:style-name="ce17" table:formula="of:=([.L124]/[.L123]) -1" office:value-type="percentage" office:value="-0.0116037131882202">
            <text:p>-1.16%</text:p>
          </table:table-cell>
          <table:table-cell table:style-name="ce2" office:value-type="string">
            <text:p>2011-06-2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6-27</text:p>
          </table:table-cell>
          <table:table-cell table:style-name="ce5" office:value-type="float" office:value="330.62">
            <text:p>330.62</text:p>
          </table:table-cell>
          <table:table-cell table:style-name="ce11" table:formula="of:=([.C$3]/[.B$3])*[.B125]" office:value-type="float" office:value="10293.9161840712">
            <text:p>10293.92</text:p>
          </table:table-cell>
          <table:table-cell table:style-name="ce5" office:value-type="float" office:value="91.83">
            <text:p>91.83</text:p>
          </table:table-cell>
          <table:table-cell table:style-name="ce11" table:formula="of:=([.E$3]/[.D$3])*[.D125]" office:value-type="float" office:value="51781.8878989512">
            <text:p>51781.89</text:p>
          </table:table-cell>
          <table:table-cell table:style-name="ce5" office:value-type="float" office:value="75.52">
            <text:p>75.52</text:p>
          </table:table-cell>
          <table:table-cell table:style-name="ce11" table:formula="of:=([.G$3]/[.F$3])*[.F125]" office:value-type="float" office:value="32319.5435092725">
            <text:p>32319.54</text:p>
          </table:table-cell>
          <table:table-cell table:style-name="ce5" office:value-type="float" office:value="145.73">
            <text:p>145.73</text:p>
          </table:table-cell>
          <table:table-cell table:style-name="ce11" table:formula="of:=([.I$3]/[.H$3])*[.H125]" office:value-type="float" office:value="10505.3344867359">
            <text:p>10505.33</text:p>
          </table:table-cell>
          <table:table-cell table:style-name="ce5" table:formula="of:=SUM([.C125];[.E125];[.G125];[.I125])" office:value-type="float" office:value="104900.682079031">
            <text:p>104900.682079031</text:p>
          </table:table-cell>
          <table:table-cell table:style-name="ce17" table:formula="of:=([.J125]/[.J124]) -1" office:value-type="percentage" office:value="-0.00103240250038328">
            <text:p>-0.10%</text:p>
          </table:table-cell>
          <table:table-cell table:style-name="ce5" office:value-type="float" office:value="124.61">
            <text:p>124.61</text:p>
          </table:table-cell>
          <table:table-cell table:style-name="ce17" table:formula="of:=([.L125]/[.L124]) -1" office:value-type="percentage" office:value="0.00890616144441747">
            <text:p>0.89%</text:p>
          </table:table-cell>
          <table:table-cell table:style-name="ce2" office:value-type="string">
            <text:p>2011-06-2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6-28</text:p>
          </table:table-cell>
          <table:table-cell table:style-name="ce5" office:value-type="float" office:value="333.83">
            <text:p>333.83</text:p>
          </table:table-cell>
          <table:table-cell table:style-name="ce11" table:formula="of:=([.C$3]/[.B$3])*[.B126]" office:value-type="float" office:value="10393.8601407311">
            <text:p>10393.86</text:p>
          </table:table-cell>
          <table:table-cell table:style-name="ce5" office:value-type="float" office:value="91.09">
            <text:p>91.09</text:p>
          </table:table-cell>
          <table:table-cell table:style-name="ce11" table:formula="of:=([.E$3]/[.D$3])*[.D126]" office:value-type="float" office:value="51364.6103529942">
            <text:p>51364.61</text:p>
          </table:table-cell>
          <table:table-cell table:style-name="ce5" office:value-type="float" office:value="77.17">
            <text:p>77.17</text:p>
          </table:table-cell>
          <table:table-cell table:style-name="ce11" table:formula="of:=([.G$3]/[.F$3])*[.F126]" office:value-type="float" office:value="33025.6776034237">
            <text:p>33025.68</text:p>
          </table:table-cell>
          <table:table-cell table:style-name="ce5" office:value-type="float" office:value="146.24">
            <text:p>146.24</text:p>
          </table:table-cell>
          <table:table-cell table:style-name="ce11" table:formula="of:=([.I$3]/[.H$3])*[.H126]" office:value-type="float" office:value="10542.0991926182">
            <text:p>10542.10</text:p>
          </table:table-cell>
          <table:table-cell table:style-name="ce5" table:formula="of:=SUM([.C126];[.E126];[.G126];[.I126])" office:value-type="float" office:value="105326.247289767">
            <text:p>105326.247289767</text:p>
          </table:table-cell>
          <table:table-cell table:style-name="ce17" table:formula="of:=([.J126]/[.J125]) -1" office:value-type="percentage" office:value="0.00405683931030931">
            <text:p>0.41%</text:p>
          </table:table-cell>
          <table:table-cell table:style-name="ce5" office:value-type="float" office:value="126.24">
            <text:p>126.24</text:p>
          </table:table-cell>
          <table:table-cell table:style-name="ce17" table:formula="of:=([.L126]/[.L125]) -1" office:value-type="percentage" office:value="0.0130808121338577">
            <text:p>1.31%</text:p>
          </table:table-cell>
          <table:table-cell table:style-name="ce2" office:value-type="string">
            <text:p>2011-06-2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6-29</text:p>
          </table:table-cell>
          <table:table-cell table:style-name="ce5" office:value-type="float" office:value="332.61">
            <text:p>332.61</text:p>
          </table:table-cell>
          <table:table-cell table:style-name="ce11" table:formula="of:=([.C$3]/[.B$3])*[.B127]" office:value-type="float" office:value="10355.8752101625">
            <text:p>10355.88</text:p>
          </table:table-cell>
          <table:table-cell table:style-name="ce5" office:value-type="float" office:value="90.48">
            <text:p>90.48</text:p>
          </table:table-cell>
          <table:table-cell table:style-name="ce11" table:formula="of:=([.E$3]/[.D$3])*[.D127]" office:value-type="float" office:value="51020.6383218676">
            <text:p>51020.64</text:p>
          </table:table-cell>
          <table:table-cell table:style-name="ce5" office:value-type="float" office:value="77.78">
            <text:p>77.78</text:p>
          </table:table-cell>
          <table:table-cell table:style-name="ce11" table:formula="of:=([.G$3]/[.F$3])*[.F127]" office:value-type="float" office:value="33286.7332382311">
            <text:p>33286.73</text:p>
          </table:table-cell>
          <table:table-cell table:style-name="ce5" office:value-type="float" office:value="147.18">
            <text:p>147.18</text:p>
          </table:table-cell>
          <table:table-cell table:style-name="ce11" table:formula="of:=([.I$3]/[.H$3])*[.H127]" office:value-type="float" office:value="10609.8615916955">
            <text:p>10609.86</text:p>
          </table:table-cell>
          <table:table-cell table:style-name="ce5" table:formula="of:=SUM([.C127];[.E127];[.G127];[.I127])" office:value-type="float" office:value="105273.108361957">
            <text:p>105273.108361957</text:p>
          </table:table-cell>
          <table:table-cell table:style-name="ce17" table:formula="of:=([.J127]/[.J126]) -1" office:value-type="percentage" office:value="-0.000504517432053597">
            <text:p>-0.05%</text:p>
          </table:table-cell>
          <table:table-cell table:style-name="ce5" office:value-type="float" office:value="127.32">
            <text:p>127.32</text:p>
          </table:table-cell>
          <table:table-cell table:style-name="ce17" table:formula="of:=([.L127]/[.L126]) -1" office:value-type="percentage" office:value="0.0085551330798479">
            <text:p>0.86%</text:p>
          </table:table-cell>
          <table:table-cell table:style-name="ce2" office:value-type="string">
            <text:p>2011-06-2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6-30</text:p>
          </table:table-cell>
          <table:table-cell table:style-name="ce5" office:value-type="float" office:value="334.23">
            <text:p>334.23</text:p>
          </table:table-cell>
          <table:table-cell table:style-name="ce11" table:formula="of:=([.C$3]/[.B$3])*[.B128]" office:value-type="float" office:value="10406.3142163273">
            <text:p>10406.31</text:p>
          </table:table-cell>
          <table:table-cell table:style-name="ce5" office:value-type="float" office:value="90.34">
            <text:p>90.34</text:p>
          </table:table-cell>
          <table:table-cell table:style-name="ce11" table:formula="of:=([.E$3]/[.D$3])*[.D128]" office:value-type="float" office:value="50941.6939212812">
            <text:p>50941.69</text:p>
          </table:table-cell>
          <table:table-cell table:style-name="ce5" office:value-type="float" office:value="78.87">
            <text:p>78.87</text:p>
          </table:table-cell>
          <table:table-cell table:style-name="ce11" table:formula="of:=([.G$3]/[.F$3])*[.F128]" office:value-type="float" office:value="33753.209700428">
            <text:p>33753.21</text:p>
          </table:table-cell>
          <table:table-cell table:style-name="ce5" office:value-type="float" office:value="146">
            <text:p>146</text:p>
          </table:table-cell>
          <table:table-cell table:style-name="ce11" table:formula="of:=([.I$3]/[.H$3])*[.H128]" office:value-type="float" office:value="10524.7981545559">
            <text:p>10524.80</text:p>
          </table:table-cell>
          <table:table-cell table:style-name="ce5" table:formula="of:=SUM([.C128];[.E128];[.G128];[.I128])" office:value-type="float" office:value="105626.015992592">
            <text:p>105626.015992592</text:p>
          </table:table-cell>
          <table:table-cell table:style-name="ce17" table:formula="of:=([.J128]/[.J127]) -1" office:value-type="percentage" office:value="0.00335230559947219">
            <text:p>0.34%</text:p>
          </table:table-cell>
          <table:table-cell table:style-name="ce5" office:value-type="float" office:value="128.54">
            <text:p>128.54</text:p>
          </table:table-cell>
          <table:table-cell table:style-name="ce17" table:formula="of:=([.L128]/[.L127]) -1" office:value-type="percentage" office:value="0.00958215519949723">
            <text:p>0.96%</text:p>
          </table:table-cell>
          <table:table-cell table:style-name="ce2" office:value-type="string">
            <text:p>2011-06-3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7-01</text:p>
          </table:table-cell>
          <table:table-cell table:style-name="ce5" office:value-type="float" office:value="341.79">
            <text:p>341.79</text:p>
          </table:table-cell>
          <table:table-cell table:style-name="ce11" table:formula="of:=([.C$3]/[.B$3])*[.B129]" office:value-type="float" office:value="10641.6962450962">
            <text:p>10641.70</text:p>
          </table:table-cell>
          <table:table-cell table:style-name="ce5" office:value-type="float" office:value="90.2">
            <text:p>90.2</text:p>
          </table:table-cell>
          <table:table-cell table:style-name="ce11" table:formula="of:=([.E$3]/[.D$3])*[.D129]" office:value-type="float" office:value="50862.7495206947">
            <text:p>50862.75</text:p>
          </table:table-cell>
          <table:table-cell table:style-name="ce5" office:value-type="float" office:value="79.48">
            <text:p>79.48</text:p>
          </table:table-cell>
          <table:table-cell table:style-name="ce11" table:formula="of:=([.G$3]/[.F$3])*[.F129]" office:value-type="float" office:value="34014.2653352354">
            <text:p>34014.27</text:p>
          </table:table-cell>
          <table:table-cell table:style-name="ce5" office:value-type="float" office:value="144.93">
            <text:p>144.93</text:p>
          </table:table-cell>
          <table:table-cell table:style-name="ce11" table:formula="of:=([.I$3]/[.H$3])*[.H129]" office:value-type="float" office:value="10447.6643598616">
            <text:p>10447.66</text:p>
          </table:table-cell>
          <table:table-cell table:style-name="ce5" table:formula="of:=SUM([.C129];[.E129];[.G129];[.I129])" office:value-type="float" office:value="105966.375460888">
            <text:p>105966.375460888</text:p>
          </table:table-cell>
          <table:table-cell table:style-name="ce17" table:formula="of:=([.J129]/[.J128]) -1" office:value-type="percentage" office:value="0.00322230716644079">
            <text:p>0.32%</text:p>
          </table:table-cell>
          <table:table-cell table:style-name="ce5" office:value-type="float" office:value="130.44">
            <text:p>130.44</text:p>
          </table:table-cell>
          <table:table-cell table:style-name="ce17" table:formula="of:=([.L129]/[.L128]) -1" office:value-type="percentage" office:value="0.0147813910066905">
            <text:p>1.48%</text:p>
          </table:table-cell>
          <table:table-cell table:style-name="ce2" office:value-type="string">
            <text:p>2011-07-0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7-05</text:p>
          </table:table-cell>
          <table:table-cell table:style-name="ce5" office:value-type="float" office:value="347.94">
            <text:p>347.94</text:p>
          </table:table-cell>
          <table:table-cell table:style-name="ce11" table:formula="of:=([.C$3]/[.B$3])*[.B130]" office:value-type="float" office:value="10833.1776573884">
            <text:p>10833.18</text:p>
          </table:table-cell>
          <table:table-cell table:style-name="ce5" office:value-type="float" office:value="90.4">
            <text:p>90.4</text:p>
          </table:table-cell>
          <table:table-cell table:style-name="ce11" table:formula="of:=([.E$3]/[.D$3])*[.D130]" office:value-type="float" office:value="50975.5272358182">
            <text:p>50975.53</text:p>
          </table:table-cell>
          <table:table-cell table:style-name="ce5" office:value-type="float" office:value="79.08">
            <text:p>79.08</text:p>
          </table:table-cell>
          <table:table-cell table:style-name="ce11" table:formula="of:=([.G$3]/[.F$3])*[.F130]" office:value-type="float" office:value="33843.0813124108">
            <text:p>33843.08</text:p>
          </table:table-cell>
          <table:table-cell table:style-name="ce5" office:value-type="float" office:value="147.63">
            <text:p>147.63</text:p>
          </table:table-cell>
          <table:table-cell table:style-name="ce11" table:formula="of:=([.I$3]/[.H$3])*[.H130]" office:value-type="float" office:value="10642.3010380623">
            <text:p>10642.30</text:p>
          </table:table-cell>
          <table:table-cell table:style-name="ce5" table:formula="of:=SUM([.C130];[.E130];[.G130];[.I130])" office:value-type="float" office:value="106294.08724368">
            <text:p>106294.08724368</text:p>
          </table:table-cell>
          <table:table-cell table:style-name="ce17" table:formula="of:=([.J130]/[.J129]) -1" office:value-type="percentage" office:value="0.00309260160467417">
            <text:p>0.31%</text:p>
          </table:table-cell>
          <table:table-cell table:style-name="ce5" office:value-type="float" office:value="130.33">
            <text:p>130.33</text:p>
          </table:table-cell>
          <table:table-cell table:style-name="ce17" table:formula="of:=([.L130]/[.L129]) -1" office:value-type="percentage" office:value="-0.000843299601349212">
            <text:p>-0.08%</text:p>
          </table:table-cell>
          <table:table-cell table:style-name="ce2" office:value-type="string">
            <text:p>2011-07-0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7-06</text:p>
          </table:table-cell>
          <table:table-cell table:style-name="ce5" office:value-type="float" office:value="350.26">
            <text:p>350.26</text:p>
          </table:table-cell>
          <table:table-cell table:style-name="ce11" table:formula="of:=([.C$3]/[.B$3])*[.B131]" office:value-type="float" office:value="10905.4112958466">
            <text:p>10905.41</text:p>
          </table:table-cell>
          <table:table-cell table:style-name="ce5" office:value-type="float" office:value="90.86">
            <text:p>90.86</text:p>
          </table:table-cell>
          <table:table-cell table:style-name="ce11" table:formula="of:=([.E$3]/[.D$3])*[.D131]" office:value-type="float" office:value="51234.9159806022">
            <text:p>51234.92</text:p>
          </table:table-cell>
          <table:table-cell table:style-name="ce5" office:value-type="float" office:value="79.05">
            <text:p>79.05</text:p>
          </table:table-cell>
          <table:table-cell table:style-name="ce11" table:formula="of:=([.G$3]/[.F$3])*[.F131]" office:value-type="float" office:value="33830.242510699">
            <text:p>33830.24</text:p>
          </table:table-cell>
          <table:table-cell table:style-name="ce5" office:value-type="float" office:value="148.91">
            <text:p>148.91</text:p>
          </table:table-cell>
          <table:table-cell table:style-name="ce11" table:formula="of:=([.I$3]/[.H$3])*[.H131]" office:value-type="float" office:value="10734.5732410611">
            <text:p>10734.57</text:p>
          </table:table-cell>
          <table:table-cell table:style-name="ce5" table:formula="of:=SUM([.C131];[.E131];[.G131];[.I131])" office:value-type="float" office:value="106705.143028209">
            <text:p>106705.143028209</text:p>
          </table:table-cell>
          <table:table-cell table:style-name="ce17" table:formula="of:=([.J131]/[.J130]) -1" office:value-type="percentage" office:value="0.00386715569217744">
            <text:p>0.39%</text:p>
          </table:table-cell>
          <table:table-cell table:style-name="ce5" office:value-type="float" office:value="130.49">
            <text:p>130.49</text:p>
          </table:table-cell>
          <table:table-cell table:style-name="ce17" table:formula="of:=([.L131]/[.L130]) -1" office:value-type="percentage" office:value="0.0012276528811479">
            <text:p>0.12%</text:p>
          </table:table-cell>
          <table:table-cell table:style-name="ce2" office:value-type="string">
            <text:p>2011-07-0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7-07</text:p>
          </table:table-cell>
          <table:table-cell table:style-name="ce5" office:value-type="float" office:value="355.67">
            <text:p>355.67</text:p>
          </table:table-cell>
          <table:table-cell table:style-name="ce11" table:formula="of:=([.C$3]/[.B$3])*[.B132]" office:value-type="float" office:value="11073.8526682857">
            <text:p>11073.85</text:p>
          </table:table-cell>
          <table:table-cell table:style-name="ce5" office:value-type="float" office:value="90.59">
            <text:p>90.59</text:p>
          </table:table-cell>
          <table:table-cell table:style-name="ce11" table:formula="of:=([.E$3]/[.D$3])*[.D132]" office:value-type="float" office:value="51082.6660651855">
            <text:p>51082.67</text:p>
          </table:table-cell>
          <table:table-cell table:style-name="ce5" office:value-type="float" office:value="79.82">
            <text:p>79.82</text:p>
          </table:table-cell>
          <table:table-cell table:style-name="ce11" table:formula="of:=([.G$3]/[.F$3])*[.F132]" office:value-type="float" office:value="34159.7717546362">
            <text:p>34159.77</text:p>
          </table:table-cell>
          <table:table-cell table:style-name="ce5" office:value-type="float" office:value="149.15">
            <text:p>149.15</text:p>
          </table:table-cell>
          <table:table-cell table:style-name="ce11" table:formula="of:=([.I$3]/[.H$3])*[.H132]" office:value-type="float" office:value="10751.8742791234">
            <text:p>10751.87</text:p>
          </table:table-cell>
          <table:table-cell table:style-name="ce5" table:formula="of:=SUM([.C132];[.E132];[.G132];[.I132])" office:value-type="float" office:value="107068.164767231">
            <text:p>107068.164767231</text:p>
          </table:table-cell>
          <table:table-cell table:style-name="ce17" table:formula="of:=([.J132]/[.J131]) -1" office:value-type="percentage" office:value="0.00340210161122201">
            <text:p>0.34%</text:p>
          </table:table-cell>
          <table:table-cell table:style-name="ce5" office:value-type="float" office:value="131.84">
            <text:p>131.84</text:p>
          </table:table-cell>
          <table:table-cell table:style-name="ce17" table:formula="of:=([.L132]/[.L131]) -1" office:value-type="percentage" office:value="0.0103456203540502">
            <text:p>1.03%</text:p>
          </table:table-cell>
          <table:table-cell table:style-name="ce2" office:value-type="string">
            <text:p>2011-07-0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7-08</text:p>
          </table:table-cell>
          <table:table-cell table:style-name="ce5" office:value-type="float" office:value="358.17">
            <text:p>358.17</text:p>
          </table:table-cell>
          <table:table-cell table:style-name="ce11" table:formula="of:=([.C$3]/[.B$3])*[.B133]" office:value-type="float" office:value="11151.6906407622">
            <text:p>11151.69</text:p>
          </table:table-cell>
          <table:table-cell table:style-name="ce5" office:value-type="float" office:value="91.87">
            <text:p>91.87</text:p>
          </table:table-cell>
          <table:table-cell table:style-name="ce11" table:formula="of:=([.E$3]/[.D$3])*[.D133]" office:value-type="float" office:value="51804.4434419759">
            <text:p>51804.44</text:p>
          </table:table-cell>
          <table:table-cell table:style-name="ce5" office:value-type="float" office:value="79.88">
            <text:p>79.88</text:p>
          </table:table-cell>
          <table:table-cell table:style-name="ce11" table:formula="of:=([.G$3]/[.F$3])*[.F133]" office:value-type="float" office:value="34185.4493580599">
            <text:p>34185.45</text:p>
          </table:table-cell>
          <table:table-cell table:style-name="ce5" office:value-type="float" office:value="150.25">
            <text:p>150.25</text:p>
          </table:table-cell>
          <table:table-cell table:style-name="ce11" table:formula="of:=([.I$3]/[.H$3])*[.H133]" office:value-type="float" office:value="10831.1707035755">
            <text:p>10831.17</text:p>
          </table:table-cell>
          <table:table-cell table:style-name="ce5" table:formula="of:=SUM([.C133];[.E133];[.G133];[.I133])" office:value-type="float" office:value="107972.754144374">
            <text:p>107972.754144374</text:p>
          </table:table-cell>
          <table:table-cell table:style-name="ce17" table:formula="of:=([.J133]/[.J132]) -1" office:value-type="percentage" office:value="0.0084487240358444">
            <text:p>0.84%</text:p>
          </table:table-cell>
          <table:table-cell table:style-name="ce5" office:value-type="float" office:value="130.91">
            <text:p>130.91</text:p>
          </table:table-cell>
          <table:table-cell table:style-name="ce17" table:formula="of:=([.L133]/[.L132]) -1" office:value-type="percentage" office:value="-0.00705400485436902">
            <text:p>-0.71%</text:p>
          </table:table-cell>
          <table:table-cell table:style-name="ce2" office:value-type="string">
            <text:p>2011-07-0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7-11</text:p>
          </table:table-cell>
          <table:table-cell table:style-name="ce5" office:value-type="float" office:value="352.49">
            <text:p>352.49</text:p>
          </table:table-cell>
          <table:table-cell table:style-name="ce11" table:formula="of:=([.C$3]/[.B$3])*[.B134]" office:value-type="float" office:value="10974.8427672956">
            <text:p>10974.84</text:p>
          </table:table-cell>
          <table:table-cell table:style-name="ce5" office:value-type="float" office:value="93.25">
            <text:p>93.25</text:p>
          </table:table-cell>
          <table:table-cell table:style-name="ce11" table:formula="of:=([.E$3]/[.D$3])*[.D134]" office:value-type="float" office:value="52582.609676328">
            <text:p>52582.61</text:p>
          </table:table-cell>
          <table:table-cell table:style-name="ce5" office:value-type="float" office:value="79.37">
            <text:p>79.37</text:p>
          </table:table-cell>
          <table:table-cell table:style-name="ce11" table:formula="of:=([.G$3]/[.F$3])*[.F134]" office:value-type="float" office:value="33967.1897289586">
            <text:p>33967.19</text:p>
          </table:table-cell>
          <table:table-cell table:style-name="ce5" office:value-type="float" office:value="151.59">
            <text:p>151.59</text:p>
          </table:table-cell>
          <table:table-cell table:style-name="ce11" table:formula="of:=([.I$3]/[.H$3])*[.H134]" office:value-type="float" office:value="10927.76816609">
            <text:p>10927.77</text:p>
          </table:table-cell>
          <table:table-cell table:style-name="ce5" table:formula="of:=SUM([.C134];[.E134];[.G134];[.I134])" office:value-type="float" office:value="108452.410338672">
            <text:p>108452.410338672</text:p>
          </table:table-cell>
          <table:table-cell table:style-name="ce17" table:formula="of:=([.J134]/[.J133]) -1" office:value-type="percentage" office:value="0.0044423817665824">
            <text:p>0.44%</text:p>
          </table:table-cell>
          <table:table-cell table:style-name="ce5" office:value-type="float" office:value="128.54">
            <text:p>128.54</text:p>
          </table:table-cell>
          <table:table-cell table:style-name="ce17" table:formula="of:=([.L134]/[.L133]) -1" office:value-type="percentage" office:value="-0.0181040409441602">
            <text:p>-1.81%</text:p>
          </table:table-cell>
          <table:table-cell table:style-name="ce2" office:value-type="string">
            <text:p>2011-07-1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7-12</text:p>
          </table:table-cell>
          <table:table-cell table:style-name="ce5" office:value-type="float" office:value="352.24">
            <text:p>352.24</text:p>
          </table:table-cell>
          <table:table-cell table:style-name="ce11" table:formula="of:=([.C$3]/[.B$3])*[.B135]" office:value-type="float" office:value="10967.058970048">
            <text:p>10967.06</text:p>
          </table:table-cell>
          <table:table-cell table:style-name="ce5" office:value-type="float" office:value="93.57">
            <text:p>93.57</text:p>
          </table:table-cell>
          <table:table-cell table:style-name="ce11" table:formula="of:=([.E$3]/[.D$3])*[.D135]" office:value-type="float" office:value="52763.0540205255">
            <text:p>52763.05</text:p>
          </table:table-cell>
          <table:table-cell table:style-name="ce5" office:value-type="float" office:value="79.36">
            <text:p>79.36</text:p>
          </table:table-cell>
          <table:table-cell table:style-name="ce11" table:formula="of:=([.G$3]/[.F$3])*[.F135]" office:value-type="float" office:value="33962.910128388">
            <text:p>33962.91</text:p>
          </table:table-cell>
          <table:table-cell table:style-name="ce5" office:value-type="float" office:value="152.77">
            <text:p>152.77</text:p>
          </table:table-cell>
          <table:table-cell table:style-name="ce11" table:formula="of:=([.I$3]/[.H$3])*[.H135]" office:value-type="float" office:value="11012.8316032295">
            <text:p>11012.83</text:p>
          </table:table-cell>
          <table:table-cell table:style-name="ce5" table:formula="of:=SUM([.C135];[.E135];[.G135];[.I135])" office:value-type="float" office:value="108705.854722191">
            <text:p>108705.854722191</text:p>
          </table:table-cell>
          <table:table-cell table:style-name="ce17" table:formula="of:=([.J135]/[.J134]) -1" office:value-type="percentage" office:value="0.00233691794149538">
            <text:p>0.23%</text:p>
          </table:table-cell>
          <table:table-cell table:style-name="ce5" office:value-type="float" office:value="127.98">
            <text:p>127.98</text:p>
          </table:table-cell>
          <table:table-cell table:style-name="ce17" table:formula="of:=([.L135]/[.L134]) -1" office:value-type="percentage" office:value="-0.00435662050723495">
            <text:p>-0.44%</text:p>
          </table:table-cell>
          <table:table-cell table:style-name="ce2" office:value-type="string">
            <text:p>2011-07-1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7-13</text:p>
          </table:table-cell>
          <table:table-cell table:style-name="ce5" office:value-type="float" office:value="356.49">
            <text:p>356.49</text:p>
          </table:table-cell>
          <table:table-cell table:style-name="ce11" table:formula="of:=([.C$3]/[.B$3])*[.B136]" office:value-type="float" office:value="11099.383523258">
            <text:p>11099.38</text:p>
          </table:table-cell>
          <table:table-cell table:style-name="ce5" office:value-type="float" office:value="93.83">
            <text:p>93.83</text:p>
          </table:table-cell>
          <table:table-cell table:style-name="ce11" table:formula="of:=([.E$3]/[.D$3])*[.D136]" office:value-type="float" office:value="52909.6650501861">
            <text:p>52909.67</text:p>
          </table:table-cell>
          <table:table-cell table:style-name="ce5" office:value-type="float" office:value="79.94">
            <text:p>79.94</text:p>
          </table:table-cell>
          <table:table-cell table:style-name="ce11" table:formula="of:=([.G$3]/[.F$3])*[.F136]" office:value-type="float" office:value="34211.1269614836">
            <text:p>34211.13</text:p>
          </table:table-cell>
          <table:table-cell table:style-name="ce5" office:value-type="float" office:value="154.14">
            <text:p>154.14</text:p>
          </table:table-cell>
          <table:table-cell table:style-name="ce11" table:formula="of:=([.I$3]/[.H$3])*[.H136]" office:value-type="float" office:value="11111.5916955017">
            <text:p>11111.59</text:p>
          </table:table-cell>
          <table:table-cell table:style-name="ce5" table:formula="of:=SUM([.C136];[.E136];[.G136];[.I136])" office:value-type="float" office:value="109331.767230429">
            <text:p>109331.767230429</text:p>
          </table:table-cell>
          <table:table-cell table:style-name="ce17" table:formula="of:=([.J136]/[.J135]) -1" office:value-type="percentage" office:value="0.00575785462372713">
            <text:p>0.58%</text:p>
          </table:table-cell>
          <table:table-cell table:style-name="ce5" office:value-type="float" office:value="128.41">
            <text:p>128.41</text:p>
          </table:table-cell>
          <table:table-cell table:style-name="ce17" table:formula="of:=([.L136]/[.L135]) -1" office:value-type="percentage" office:value="0.00335989998437247">
            <text:p>0.34%</text:p>
          </table:table-cell>
          <table:table-cell table:style-name="ce2" office:value-type="string">
            <text:p>2011-07-1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7-14</text:p>
          </table:table-cell>
          <table:table-cell table:style-name="ce5" office:value-type="float" office:value="356.24">
            <text:p>356.24</text:p>
          </table:table-cell>
          <table:table-cell table:style-name="ce11" table:formula="of:=([.C$3]/[.B$3])*[.B137]" office:value-type="float" office:value="11091.5997260103">
            <text:p>11091.60</text:p>
          </table:table-cell>
          <table:table-cell table:style-name="ce5" office:value-type="float" office:value="92.49">
            <text:p>92.49</text:p>
          </table:table-cell>
          <table:table-cell table:style-name="ce11" table:formula="of:=([.E$3]/[.D$3])*[.D137]" office:value-type="float" office:value="52154.0543588587">
            <text:p>52154.05</text:p>
          </table:table-cell>
          <table:table-cell table:style-name="ce5" office:value-type="float" office:value="79.7">
            <text:p>79.7</text:p>
          </table:table-cell>
          <table:table-cell table:style-name="ce11" table:formula="of:=([.G$3]/[.F$3])*[.F137]" office:value-type="float" office:value="34108.4165477889">
            <text:p>34108.42</text:p>
          </table:table-cell>
          <table:table-cell table:style-name="ce5" office:value-type="float" office:value="154.54">
            <text:p>154.54</text:p>
          </table:table-cell>
          <table:table-cell table:style-name="ce11" table:formula="of:=([.I$3]/[.H$3])*[.H137]" office:value-type="float" office:value="11140.4267589389">
            <text:p>11140.43</text:p>
          </table:table-cell>
          <table:table-cell table:style-name="ce5" table:formula="of:=SUM([.C137];[.E137];[.G137];[.I137])" office:value-type="float" office:value="108494.497391597">
            <text:p>108494.497391597</text:p>
          </table:table-cell>
          <table:table-cell table:style-name="ce17" table:formula="of:=([.J137]/[.J136]) -1" office:value-type="percentage" office:value="-0.00765806553796944">
            <text:p>-0.77%</text:p>
          </table:table-cell>
          <table:table-cell table:style-name="ce5" office:value-type="float" office:value="127.53">
            <text:p>127.53</text:p>
          </table:table-cell>
          <table:table-cell table:style-name="ce17" table:formula="of:=([.L137]/[.L136]) -1" office:value-type="percentage" office:value="-0.00685304882797289">
            <text:p>-0.69%</text:p>
          </table:table-cell>
          <table:table-cell table:style-name="ce2" office:value-type="string">
            <text:p>2011-07-1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7-15</text:p>
          </table:table-cell>
          <table:table-cell table:style-name="ce5" office:value-type="float" office:value="363.36">
            <text:p>363.36</text:p>
          </table:table-cell>
          <table:table-cell table:style-name="ce11" table:formula="of:=([.C$3]/[.B$3])*[.B138]" office:value-type="float" office:value="11313.2822716234">
            <text:p>11313.28</text:p>
          </table:table-cell>
          <table:table-cell table:style-name="ce5" office:value-type="float" office:value="92.64">
            <text:p>92.64</text:p>
          </table:table-cell>
          <table:table-cell table:style-name="ce11" table:formula="of:=([.E$3]/[.D$3])*[.D138]" office:value-type="float" office:value="52238.6376452013">
            <text:p>52238.64</text:p>
          </table:table-cell>
          <table:table-cell table:style-name="ce5" office:value-type="float" office:value="80.44">
            <text:p>80.44</text:p>
          </table:table-cell>
          <table:table-cell table:style-name="ce11" table:formula="of:=([.G$3]/[.F$3])*[.F138]" office:value-type="float" office:value="34425.1069900143">
            <text:p>34425.11</text:p>
          </table:table-cell>
          <table:table-cell table:style-name="ce5" office:value-type="float" office:value="155.2">
            <text:p>155.2</text:p>
          </table:table-cell>
          <table:table-cell table:style-name="ce11" table:formula="of:=([.I$3]/[.H$3])*[.H138]" office:value-type="float" office:value="11188.0046136101">
            <text:p>11188.00</text:p>
          </table:table-cell>
          <table:table-cell table:style-name="ce5" table:formula="of:=SUM([.C138];[.E138];[.G138];[.I138])" office:value-type="float" office:value="109165.031520449">
            <text:p>109165.031520449</text:p>
          </table:table-cell>
          <table:table-cell table:style-name="ce17" table:formula="of:=([.J138]/[.J137]) -1" office:value-type="percentage" office:value="0.00618035149222496">
            <text:p>0.62%</text:p>
          </table:table-cell>
          <table:table-cell table:style-name="ce5" office:value-type="float" office:value="128.27">
            <text:p>128.27</text:p>
          </table:table-cell>
          <table:table-cell table:style-name="ce17" table:formula="of:=([.L138]/[.L137]) -1" office:value-type="percentage" office:value="0.00580255626127202">
            <text:p>0.58%</text:p>
          </table:table-cell>
          <table:table-cell table:style-name="ce2" office:value-type="string">
            <text:p>2011-07-1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7-18</text:p>
          </table:table-cell>
          <table:table-cell table:style-name="ce5" office:value-type="float" office:value="372.2">
            <text:p>372.2</text:p>
          </table:table-cell>
          <table:table-cell table:style-name="ce11" table:formula="of:=([.C$3]/[.B$3])*[.B139]" office:value-type="float" office:value="11588.5173423003">
            <text:p>11588.52</text:p>
          </table:table-cell>
          <table:table-cell table:style-name="ce5" office:value-type="float" office:value="91.75">
            <text:p>91.75</text:p>
          </table:table-cell>
          <table:table-cell table:style-name="ce11" table:formula="of:=([.E$3]/[.D$3])*[.D139]" office:value-type="float" office:value="51736.7768129018">
            <text:p>51736.78</text:p>
          </table:table-cell>
          <table:table-cell table:style-name="ce5" office:value-type="float" office:value="80.1">
            <text:p>80.1</text:p>
          </table:table-cell>
          <table:table-cell table:style-name="ce11" table:formula="of:=([.G$3]/[.F$3])*[.F139]" office:value-type="float" office:value="34279.6005706134">
            <text:p>34279.60</text:p>
          </table:table-cell>
          <table:table-cell table:style-name="ce5" office:value-type="float" office:value="156.57">
            <text:p>156.57</text:p>
          </table:table-cell>
          <table:table-cell table:style-name="ce11" table:formula="of:=([.I$3]/[.H$3])*[.H139]" office:value-type="float" office:value="11286.7647058824">
            <text:p>11286.76</text:p>
          </table:table-cell>
          <table:table-cell table:style-name="ce5" table:formula="of:=SUM([.C139];[.E139];[.G139];[.I139])" office:value-type="float" office:value="108891.659431698">
            <text:p>108891.659431698</text:p>
          </table:table-cell>
          <table:table-cell table:style-name="ce17" table:formula="of:=([.J139]/[.J138]) -1" office:value-type="percentage" office:value="-0.00250420931450113">
            <text:p>-0.25%</text:p>
          </table:table-cell>
          <table:table-cell table:style-name="ce5" office:value-type="float" office:value="127.21">
            <text:p>127.21</text:p>
          </table:table-cell>
          <table:table-cell table:style-name="ce17" table:formula="of:=([.L139]/[.L138]) -1" office:value-type="percentage" office:value="-0.0082638185078352">
            <text:p>-0.83%</text:p>
          </table:table-cell>
          <table:table-cell table:style-name="ce2" office:value-type="string">
            <text:p>2011-07-1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7-19</text:p>
          </table:table-cell>
          <table:table-cell table:style-name="ce5" office:value-type="float" office:value="375.24">
            <text:p>375.24</text:p>
          </table:table-cell>
          <table:table-cell table:style-name="ce11" table:formula="of:=([.C$3]/[.B$3])*[.B140]" office:value-type="float" office:value="11683.1683168317">
            <text:p>11683.17</text:p>
          </table:table-cell>
          <table:table-cell table:style-name="ce5" office:value-type="float" office:value="93.65">
            <text:p>93.65</text:p>
          </table:table-cell>
          <table:table-cell table:style-name="ce11" table:formula="of:=([.E$3]/[.D$3])*[.D140]" office:value-type="float" office:value="52808.1651065749">
            <text:p>52808.17</text:p>
          </table:table-cell>
          <table:table-cell table:style-name="ce5" office:value-type="float" office:value="81.05">
            <text:p>81.05</text:p>
          </table:table-cell>
          <table:table-cell table:style-name="ce11" table:formula="of:=([.G$3]/[.F$3])*[.F140]" office:value-type="float" office:value="34686.1626248217">
            <text:p>34686.16</text:p>
          </table:table-cell>
          <table:table-cell table:style-name="ce5" office:value-type="float" office:value="154.66">
            <text:p>154.66</text:p>
          </table:table-cell>
          <table:table-cell table:style-name="ce11" table:formula="of:=([.I$3]/[.H$3])*[.H140]" office:value-type="float" office:value="11149.07727797">
            <text:p>11149.08</text:p>
          </table:table-cell>
          <table:table-cell table:style-name="ce5" table:formula="of:=SUM([.C140];[.E140];[.G140];[.I140])" office:value-type="float" office:value="110326.573326198">
            <text:p>110326.573326198</text:p>
          </table:table-cell>
          <table:table-cell table:style-name="ce17" table:formula="of:=([.J140]/[.J139]) -1" office:value-type="percentage" office:value="0.013177445380016">
            <text:p>1.32%</text:p>
          </table:table-cell>
          <table:table-cell table:style-name="ce5" office:value-type="float" office:value="129.28">
            <text:p>129.28</text:p>
          </table:table-cell>
          <table:table-cell table:style-name="ce17" table:formula="of:=([.L140]/[.L139]) -1" office:value-type="percentage" office:value="0.0162723056363494">
            <text:p>1.63%</text:p>
          </table:table-cell>
          <table:table-cell table:style-name="ce2" office:value-type="string">
            <text:p>2011-07-1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7-20</text:p>
          </table:table-cell>
          <table:table-cell table:style-name="ce5" office:value-type="float" office:value="385.25">
            <text:p>385.25</text:p>
          </table:table-cell>
          <table:table-cell table:style-name="ce11" table:formula="of:=([.C$3]/[.B$3])*[.B141]" office:value-type="float" office:value="11994.8315586276">
            <text:p>11994.83</text:p>
          </table:table-cell>
          <table:table-cell table:style-name="ce5" office:value-type="float" office:value="92.55">
            <text:p>92.55</text:p>
          </table:table-cell>
          <table:table-cell table:style-name="ce11" table:formula="of:=([.E$3]/[.D$3])*[.D141]" office:value-type="float" office:value="52187.8876733957">
            <text:p>52187.89</text:p>
          </table:table-cell>
          <table:table-cell table:style-name="ce5" office:value-type="float" office:value="80.73">
            <text:p>80.73</text:p>
          </table:table-cell>
          <table:table-cell table:style-name="ce11" table:formula="of:=([.G$3]/[.F$3])*[.F141]" office:value-type="float" office:value="34549.2154065621">
            <text:p>34549.22</text:p>
          </table:table-cell>
          <table:table-cell table:style-name="ce5" office:value-type="float" office:value="156.02">
            <text:p>156.02</text:p>
          </table:table-cell>
          <table:table-cell table:style-name="ce11" table:formula="of:=([.I$3]/[.H$3])*[.H141]" office:value-type="float" office:value="11247.1164936563">
            <text:p>11247.12</text:p>
          </table:table-cell>
          <table:table-cell table:style-name="ce5" table:formula="of:=SUM([.C141];[.E141];[.G141];[.I141])" office:value-type="float" office:value="109979.051132242">
            <text:p>109979.051132242</text:p>
          </table:table-cell>
          <table:table-cell table:style-name="ce17" table:formula="of:=([.J141]/[.J140]) -1" office:value-type="percentage" office:value="-0.00314994097504651">
            <text:p>-0.31%</text:p>
          </table:table-cell>
          <table:table-cell table:style-name="ce5" office:value-type="float" office:value="129.2">
            <text:p>129.2</text:p>
          </table:table-cell>
          <table:table-cell table:style-name="ce17" table:formula="of:=([.L141]/[.L140]) -1" office:value-type="percentage" office:value="-0.000618811881188175">
            <text:p>-0.06%</text:p>
          </table:table-cell>
          <table:table-cell table:style-name="ce2" office:value-type="string">
            <text:p>2011-07-2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7-21</text:p>
          </table:table-cell>
          <table:table-cell table:style-name="ce5" office:value-type="float" office:value="385.63">
            <text:p>385.63</text:p>
          </table:table-cell>
          <table:table-cell table:style-name="ce11" table:formula="of:=([.C$3]/[.B$3])*[.B142]" office:value-type="float" office:value="12006.662930444">
            <text:p>12006.66</text:p>
          </table:table-cell>
          <table:table-cell table:style-name="ce5" office:value-type="float" office:value="91.83">
            <text:p>91.83</text:p>
          </table:table-cell>
          <table:table-cell table:style-name="ce11" table:formula="of:=([.E$3]/[.D$3])*[.D142]" office:value-type="float" office:value="51781.8878989512">
            <text:p>51781.89</text:p>
          </table:table-cell>
          <table:table-cell table:style-name="ce5" office:value-type="float" office:value="82.4">
            <text:p>82.4</text:p>
          </table:table-cell>
          <table:table-cell table:style-name="ce11" table:formula="of:=([.G$3]/[.F$3])*[.F142]" office:value-type="float" office:value="35263.9087018545">
            <text:p>35263.91</text:p>
          </table:table-cell>
          <table:table-cell table:style-name="ce5" office:value-type="float" office:value="154.83">
            <text:p>154.83</text:p>
          </table:table-cell>
          <table:table-cell table:style-name="ce11" table:formula="of:=([.I$3]/[.H$3])*[.H142]" office:value-type="float" office:value="11161.3321799308">
            <text:p>11161.33</text:p>
          </table:table-cell>
          <table:table-cell table:style-name="ce5" table:formula="of:=SUM([.C142];[.E142];[.G142];[.I142])" office:value-type="float" office:value="110213.79171118">
            <text:p>110213.79171118</text:p>
          </table:table-cell>
          <table:table-cell table:style-name="ce17" table:formula="of:=([.J142]/[.J141]) -1" office:value-type="percentage" office:value="0.00213441174952989">
            <text:p>0.21%</text:p>
          </table:table-cell>
          <table:table-cell table:style-name="ce5" office:value-type="float" office:value="130.99">
            <text:p>130.99</text:p>
          </table:table-cell>
          <table:table-cell table:style-name="ce17" table:formula="of:=([.L142]/[.L141]) -1" office:value-type="percentage" office:value="0.0138544891640868">
            <text:p>1.39%</text:p>
          </table:table-cell>
          <table:table-cell table:style-name="ce2" office:value-type="string">
            <text:p>2011-07-2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7-22</text:p>
          </table:table-cell>
          <table:table-cell table:style-name="ce5" office:value-type="float" office:value="391.62">
            <text:p>391.62</text:p>
          </table:table-cell>
          <table:table-cell table:style-name="ce11" table:formula="of:=([.C$3]/[.B$3])*[.B143]" office:value-type="float" office:value="12193.1627124977">
            <text:p>12193.16</text:p>
          </table:table-cell>
          <table:table-cell table:style-name="ce5" office:value-type="float" office:value="92.53">
            <text:p>92.53</text:p>
          </table:table-cell>
          <table:table-cell table:style-name="ce11" table:formula="of:=([.E$3]/[.D$3])*[.D143]" office:value-type="float" office:value="52176.6099018834">
            <text:p>52176.61</text:p>
          </table:table-cell>
          <table:table-cell table:style-name="ce5" office:value-type="float" office:value="82.59">
            <text:p>82.59</text:p>
          </table:table-cell>
          <table:table-cell table:style-name="ce11" table:formula="of:=([.G$3]/[.F$3])*[.F143]" office:value-type="float" office:value="35345.2211126962">
            <text:p>35345.22</text:p>
          </table:table-cell>
          <table:table-cell table:style-name="ce5" office:value-type="float" office:value="156.12">
            <text:p>156.12</text:p>
          </table:table-cell>
          <table:table-cell table:style-name="ce11" table:formula="of:=([.I$3]/[.H$3])*[.H143]" office:value-type="float" office:value="11254.3252595156">
            <text:p>11254.33</text:p>
          </table:table-cell>
          <table:table-cell table:style-name="ce5" table:formula="of:=SUM([.C143];[.E143];[.G143];[.I143])" office:value-type="float" office:value="110969.318986593">
            <text:p>110969.318986593</text:p>
          </table:table-cell>
          <table:table-cell table:style-name="ce17" table:formula="of:=([.J143]/[.J142]) -1" office:value-type="percentage" office:value="0.0068551064588378">
            <text:p>0.69%</text:p>
          </table:table-cell>
          <table:table-cell table:style-name="ce5" office:value-type="float" office:value="131.08">
            <text:p>131.08</text:p>
          </table:table-cell>
          <table:table-cell table:style-name="ce17" table:formula="of:=([.L143]/[.L142]) -1" office:value-type="percentage" office:value="0.000687075349263377">
            <text:p>0.07%</text:p>
          </table:table-cell>
          <table:table-cell table:style-name="ce2" office:value-type="string">
            <text:p>2011-07-2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7-25</text:p>
          </table:table-cell>
          <table:table-cell table:style-name="ce5" office:value-type="float" office:value="396.8">
            <text:p>396.8</text:p>
          </table:table-cell>
          <table:table-cell table:style-name="ce11" table:formula="of:=([.C$3]/[.B$3])*[.B144]" office:value-type="float" office:value="12354.442991469">
            <text:p>12354.44</text:p>
          </table:table-cell>
          <table:table-cell table:style-name="ce5" office:value-type="float" office:value="91.52">
            <text:p>91.52</text:p>
          </table:table-cell>
          <table:table-cell table:style-name="ce11" table:formula="of:=([.E$3]/[.D$3])*[.D144]" office:value-type="float" office:value="51607.0824405098">
            <text:p>51607.08</text:p>
          </table:table-cell>
          <table:table-cell table:style-name="ce5" office:value-type="float" office:value="81.96">
            <text:p>81.96</text:p>
          </table:table-cell>
          <table:table-cell table:style-name="ce11" table:formula="of:=([.G$3]/[.F$3])*[.F144]" office:value-type="float" office:value="35075.6062767475">
            <text:p>35075.61</text:p>
          </table:table-cell>
          <table:table-cell table:style-name="ce5" office:value-type="float" office:value="157.34">
            <text:p>157.34</text:p>
          </table:table-cell>
          <table:table-cell table:style-name="ce11" table:formula="of:=([.I$3]/[.H$3])*[.H144]" office:value-type="float" office:value="11342.2722029988">
            <text:p>11342.27</text:p>
          </table:table-cell>
          <table:table-cell table:style-name="ce5" table:formula="of:=SUM([.C144];[.E144];[.G144];[.I144])" office:value-type="float" office:value="110379.403911725">
            <text:p>110379.403911725</text:p>
          </table:table-cell>
          <table:table-cell table:style-name="ce17" table:formula="of:=([.J144]/[.J143]) -1" office:value-type="percentage" office:value="-0.00531601960122852">
            <text:p>-0.53%</text:p>
          </table:table-cell>
          <table:table-cell table:style-name="ce5" office:value-type="float" office:value="130.35">
            <text:p>130.35</text:p>
          </table:table-cell>
          <table:table-cell table:style-name="ce17" table:formula="of:=([.L144]/[.L143]) -1" office:value-type="percentage" office:value="-0.0055691180958195">
            <text:p>-0.56%</text:p>
          </table:table-cell>
          <table:table-cell table:style-name="ce2" office:value-type="string">
            <text:p>2011-07-2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7-26</text:p>
          </table:table-cell>
          <table:table-cell table:style-name="ce5" office:value-type="float" office:value="401.69">
            <text:p>401.69</text:p>
          </table:table-cell>
          <table:table-cell table:style-name="ce11" table:formula="of:=([.C$3]/[.B$3])*[.B145]" office:value-type="float" office:value="12506.694065633">
            <text:p>12506.69</text:p>
          </table:table-cell>
          <table:table-cell table:style-name="ce5" office:value-type="float" office:value="92.14">
            <text:p>92.14</text:p>
          </table:table-cell>
          <table:table-cell table:style-name="ce11" table:formula="of:=([.E$3]/[.D$3])*[.D145]" office:value-type="float" office:value="51956.6933573926">
            <text:p>51956.69</text:p>
          </table:table-cell>
          <table:table-cell table:style-name="ce5" office:value-type="float" office:value="81.77">
            <text:p>81.77</text:p>
          </table:table-cell>
          <table:table-cell table:style-name="ce11" table:formula="of:=([.G$3]/[.F$3])*[.F145]" office:value-type="float" office:value="34994.2938659059">
            <text:p>34994.29</text:p>
          </table:table-cell>
          <table:table-cell table:style-name="ce5" office:value-type="float" office:value="157.77">
            <text:p>157.77</text:p>
          </table:table-cell>
          <table:table-cell table:style-name="ce11" table:formula="of:=([.I$3]/[.H$3])*[.H145]" office:value-type="float" office:value="11373.2698961938">
            <text:p>11373.27</text:p>
          </table:table-cell>
          <table:table-cell table:style-name="ce5" table:formula="of:=SUM([.C145];[.E145];[.G145];[.I145])" office:value-type="float" office:value="110830.951185125">
            <text:p>110830.951185125</text:p>
          </table:table-cell>
          <table:table-cell table:style-name="ce17" table:formula="of:=([.J145]/[.J144]) -1" office:value-type="percentage" office:value="0.00409086530093283">
            <text:p>0.41%</text:p>
          </table:table-cell>
          <table:table-cell table:style-name="ce5" office:value-type="float" office:value="129.86">
            <text:p>129.86</text:p>
          </table:table-cell>
          <table:table-cell table:style-name="ce17" table:formula="of:=([.L145]/[.L144]) -1" office:value-type="percentage" office:value="-0.00375911008822383">
            <text:p>-0.38%</text:p>
          </table:table-cell>
          <table:table-cell table:style-name="ce2" office:value-type="string">
            <text:p>2011-07-2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7-27</text:p>
          </table:table-cell>
          <table:table-cell table:style-name="ce5" office:value-type="float" office:value="390.91">
            <text:p>390.91</text:p>
          </table:table-cell>
          <table:table-cell table:style-name="ce11" table:formula="of:=([.C$3]/[.B$3])*[.B146]" office:value-type="float" office:value="12171.0567283143">
            <text:p>12171.06</text:p>
          </table:table-cell>
          <table:table-cell table:style-name="ce5" office:value-type="float" office:value="92.15">
            <text:p>92.15</text:p>
          </table:table-cell>
          <table:table-cell table:style-name="ce11" table:formula="of:=([.E$3]/[.D$3])*[.D146]" office:value-type="float" office:value="51962.3322431488">
            <text:p>51962.33</text:p>
          </table:table-cell>
          <table:table-cell table:style-name="ce5" office:value-type="float" office:value="80.74">
            <text:p>80.74</text:p>
          </table:table-cell>
          <table:table-cell table:style-name="ce11" table:formula="of:=([.G$3]/[.F$3])*[.F146]" office:value-type="float" office:value="34553.4950071327">
            <text:p>34553.50</text:p>
          </table:table-cell>
          <table:table-cell table:style-name="ce5" office:value-type="float" office:value="157.19">
            <text:p>157.19</text:p>
          </table:table-cell>
          <table:table-cell table:style-name="ce11" table:formula="of:=([.I$3]/[.H$3])*[.H146]" office:value-type="float" office:value="11331.4590542099">
            <text:p>11331.46</text:p>
          </table:table-cell>
          <table:table-cell table:style-name="ce5" table:formula="of:=SUM([.C146];[.E146];[.G146];[.I146])" office:value-type="float" office:value="110018.343032806">
            <text:p>110018.343032806</text:p>
          </table:table-cell>
          <table:table-cell table:style-name="ce17" table:formula="of:=([.J146]/[.J145]) -1" office:value-type="percentage" office:value="-0.00733196046438467">
            <text:p>-0.73%</text:p>
          </table:table-cell>
          <table:table-cell table:style-name="ce5" office:value-type="float" office:value="127.2">
            <text:p>127.2</text:p>
          </table:table-cell>
          <table:table-cell table:style-name="ce17" table:formula="of:=([.L146]/[.L145]) -1" office:value-type="percentage" office:value="-0.0204835977206222">
            <text:p>-2.05%</text:p>
          </table:table-cell>
          <table:table-cell table:style-name="ce2" office:value-type="string">
            <text:p>2011-07-2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7-28</text:p>
          </table:table-cell>
          <table:table-cell table:style-name="ce5" office:value-type="float" office:value="390.14">
            <text:p>390.14</text:p>
          </table:table-cell>
          <table:table-cell table:style-name="ce11" table:formula="of:=([.C$3]/[.B$3])*[.B147]" office:value-type="float" office:value="12147.0826327916">
            <text:p>12147.08</text:p>
          </table:table-cell>
          <table:table-cell table:style-name="ce5" office:value-type="float" office:value="92.5">
            <text:p>92.5</text:p>
          </table:table-cell>
          <table:table-cell table:style-name="ce11" table:formula="of:=([.E$3]/[.D$3])*[.D147]" office:value-type="float" office:value="52159.6932446149">
            <text:p>52159.69</text:p>
          </table:table-cell>
          <table:table-cell table:style-name="ce5" office:value-type="float" office:value="78.95">
            <text:p>78.95</text:p>
          </table:table-cell>
          <table:table-cell table:style-name="ce11" table:formula="of:=([.G$3]/[.F$3])*[.F147]" office:value-type="float" office:value="33787.4465049929">
            <text:p>33787.45</text:p>
          </table:table-cell>
          <table:table-cell table:style-name="ce5" office:value-type="float" office:value="157.32">
            <text:p>157.32</text:p>
          </table:table-cell>
          <table:table-cell table:style-name="ce11" table:formula="of:=([.I$3]/[.H$3])*[.H147]" office:value-type="float" office:value="11340.830449827">
            <text:p>11340.83</text:p>
          </table:table-cell>
          <table:table-cell table:style-name="ce5" table:formula="of:=SUM([.C147];[.E147];[.G147];[.I147])" office:value-type="float" office:value="109435.052832226">
            <text:p>109435.052832226</text:p>
          </table:table-cell>
          <table:table-cell table:style-name="ce17" table:formula="of:=([.J147]/[.J146]) -1" office:value-type="percentage" office:value="-0.00530175409391009">
            <text:p>-0.53%</text:p>
          </table:table-cell>
          <table:table-cell table:style-name="ce5" office:value-type="float" office:value="126.83">
            <text:p>126.83</text:p>
          </table:table-cell>
          <table:table-cell table:style-name="ce17" table:formula="of:=([.L147]/[.L146]) -1" office:value-type="percentage" office:value="-0.00290880503144653">
            <text:p>-0.29%</text:p>
          </table:table-cell>
          <table:table-cell table:style-name="ce2" office:value-type="string">
            <text:p>2011-07-2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7-29</text:p>
          </table:table-cell>
          <table:table-cell table:style-name="ce5" office:value-type="float" office:value="388.81">
            <text:p>388.81</text:p>
          </table:table-cell>
          <table:table-cell table:style-name="ce11" table:formula="of:=([.C$3]/[.B$3])*[.B148]" office:value-type="float" office:value="12105.6728314341">
            <text:p>12105.67</text:p>
          </table:table-cell>
          <table:table-cell table:style-name="ce5" office:value-type="float" office:value="94.33">
            <text:p>94.33</text:p>
          </table:table-cell>
          <table:table-cell table:style-name="ce11" table:formula="of:=([.E$3]/[.D$3])*[.D148]" office:value-type="float" office:value="53191.6093379948">
            <text:p>53191.61</text:p>
          </table:table-cell>
          <table:table-cell table:style-name="ce5" office:value-type="float" office:value="77.33">
            <text:p>77.33</text:p>
          </table:table-cell>
          <table:table-cell table:style-name="ce11" table:formula="of:=([.G$3]/[.F$3])*[.F148]" office:value-type="float" office:value="33094.1512125535">
            <text:p>33094.15</text:p>
          </table:table-cell>
          <table:table-cell table:style-name="ce5" office:value-type="float" office:value="158.29">
            <text:p>158.29</text:p>
          </table:table-cell>
          <table:table-cell table:style-name="ce11" table:formula="of:=([.I$3]/[.H$3])*[.H148]" office:value-type="float" office:value="11410.7554786621">
            <text:p>11410.76</text:p>
          </table:table-cell>
          <table:table-cell table:style-name="ce5" table:formula="of:=SUM([.C148];[.E148];[.G148];[.I148])" office:value-type="float" office:value="109802.188860644">
            <text:p>109802.188860644</text:p>
          </table:table-cell>
          <table:table-cell table:style-name="ce17" table:formula="of:=([.J148]/[.J147]) -1" office:value-type="percentage" office:value="0.00335483027527728">
            <text:p>0.34%</text:p>
          </table:table-cell>
          <table:table-cell table:style-name="ce5" office:value-type="float" office:value="125.97">
            <text:p>125.97</text:p>
          </table:table-cell>
          <table:table-cell table:style-name="ce17" table:formula="of:=([.L148]/[.L147]) -1" office:value-type="percentage" office:value="-0.00678073011117242">
            <text:p>-0.68%</text:p>
          </table:table-cell>
          <table:table-cell table:style-name="ce2" office:value-type="string">
            <text:p>2011-07-2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8-01</text:p>
          </table:table-cell>
          <table:table-cell table:style-name="ce5" office:value-type="float" office:value="395.05">
            <text:p>395.05</text:p>
          </table:table-cell>
          <table:table-cell table:style-name="ce11" table:formula="of:=([.C$3]/[.B$3])*[.B149]" office:value-type="float" office:value="12299.9564107354">
            <text:p>12299.96</text:p>
          </table:table-cell>
          <table:table-cell table:style-name="ce5" office:value-type="float" office:value="95.28">
            <text:p>95.28</text:p>
          </table:table-cell>
          <table:table-cell table:style-name="ce11" table:formula="of:=([.E$3]/[.D$3])*[.D149]" office:value-type="float" office:value="53727.3034848314">
            <text:p>53727.30</text:p>
          </table:table-cell>
          <table:table-cell table:style-name="ce5" office:value-type="float" office:value="77.15">
            <text:p>77.15</text:p>
          </table:table-cell>
          <table:table-cell table:style-name="ce11" table:formula="of:=([.G$3]/[.F$3])*[.F149]" office:value-type="float" office:value="33017.1184022825">
            <text:p>33017.12</text:p>
          </table:table-cell>
          <table:table-cell table:style-name="ce5" office:value-type="float" office:value="157.72">
            <text:p>157.72</text:p>
          </table:table-cell>
          <table:table-cell table:style-name="ce11" table:formula="of:=([.I$3]/[.H$3])*[.H149]" office:value-type="float" office:value="11369.6655132641">
            <text:p>11369.67</text:p>
          </table:table-cell>
          <table:table-cell table:style-name="ce5" table:formula="of:=SUM([.C149];[.E149];[.G149];[.I149])" office:value-type="float" office:value="110414.043811113">
            <text:p>110414.043811113</text:p>
          </table:table-cell>
          <table:table-cell table:style-name="ce17" table:formula="of:=([.J149]/[.J148]) -1" office:value-type="percentage" office:value="0.00557233837337701">
            <text:p>0.56%</text:p>
          </table:table-cell>
          <table:table-cell table:style-name="ce5" office:value-type="float" office:value="125.43">
            <text:p>125.43</text:p>
          </table:table-cell>
          <table:table-cell table:style-name="ce17" table:formula="of:=([.L149]/[.L148]) -1" office:value-type="percentage" office:value="-0.00428673493688969">
            <text:p>-0.43%</text:p>
          </table:table-cell>
          <table:table-cell table:style-name="ce2" office:value-type="string">
            <text:p>2011-08-0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8-02</text:p>
          </table:table-cell>
          <table:table-cell table:style-name="ce5" office:value-type="float" office:value="387.25">
            <text:p>387.25</text:p>
          </table:table-cell>
          <table:table-cell table:style-name="ce11" table:formula="of:=([.C$3]/[.B$3])*[.B150]" office:value-type="float" office:value="12057.1019366088">
            <text:p>12057.10</text:p>
          </table:table-cell>
          <table:table-cell table:style-name="ce5" office:value-type="float" office:value="98.14">
            <text:p>98.14</text:p>
          </table:table-cell>
          <table:table-cell table:style-name="ce11" table:formula="of:=([.E$3]/[.D$3])*[.D150]" office:value-type="float" office:value="55340.0248110973">
            <text:p>55340.02</text:p>
          </table:table-cell>
          <table:table-cell table:style-name="ce5" office:value-type="float" office:value="75.44">
            <text:p>75.44</text:p>
          </table:table-cell>
          <table:table-cell table:style-name="ce11" table:formula="of:=([.G$3]/[.F$3])*[.F150]" office:value-type="float" office:value="32285.3067047076">
            <text:p>32285.31</text:p>
          </table:table-cell>
          <table:table-cell table:style-name="ce5" office:value-type="float" office:value="161.52">
            <text:p>161.52</text:p>
          </table:table-cell>
          <table:table-cell table:style-name="ce11" table:formula="of:=([.I$3]/[.H$3])*[.H150]" office:value-type="float" office:value="11643.598615917">
            <text:p>11643.60</text:p>
          </table:table-cell>
          <table:table-cell table:style-name="ce5" table:formula="of:=SUM([.C150];[.E150];[.G150];[.I150])" office:value-type="float" office:value="111326.032068331">
            <text:p>111326.032068331</text:p>
          </table:table-cell>
          <table:table-cell table:style-name="ce17" table:formula="of:=([.J150]/[.J149]) -1" office:value-type="percentage" office:value="0.00825971249433954">
            <text:p>0.83%</text:p>
          </table:table-cell>
          <table:table-cell table:style-name="ce5" office:value-type="float" office:value="122.23">
            <text:p>122.23</text:p>
          </table:table-cell>
          <table:table-cell table:style-name="ce17" table:formula="of:=([.L150]/[.L149]) -1" office:value-type="percentage" office:value="-0.0255122379016185">
            <text:p>-2.55%</text:p>
          </table:table-cell>
          <table:table-cell table:style-name="ce2" office:value-type="string">
            <text:p>2011-08-0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8-03</text:p>
          </table:table-cell>
          <table:table-cell table:style-name="ce5" office:value-type="float" office:value="390.89">
            <text:p>390.89</text:p>
          </table:table-cell>
          <table:table-cell table:style-name="ce11" table:formula="of:=([.C$3]/[.B$3])*[.B151]" office:value-type="float" office:value="12170.4340245345">
            <text:p>12170.43</text:p>
          </table:table-cell>
          <table:table-cell table:style-name="ce5" office:value-type="float" office:value="98.33">
            <text:p>98.33</text:p>
          </table:table-cell>
          <table:table-cell table:style-name="ce11" table:formula="of:=([.E$3]/[.D$3])*[.D151]" office:value-type="float" office:value="55447.1636404646">
            <text:p>55447.16</text:p>
          </table:table-cell>
          <table:table-cell table:style-name="ce5" office:value-type="float" office:value="75.32">
            <text:p>75.32</text:p>
          </table:table-cell>
          <table:table-cell table:style-name="ce11" table:formula="of:=([.G$3]/[.F$3])*[.F151]" office:value-type="float" office:value="32233.9514978602">
            <text:p>32233.95</text:p>
          </table:table-cell>
          <table:table-cell table:style-name="ce5" office:value-type="float" office:value="161.49">
            <text:p>161.49</text:p>
          </table:table-cell>
          <table:table-cell table:style-name="ce11" table:formula="of:=([.I$3]/[.H$3])*[.H151]" office:value-type="float" office:value="11641.4359861592">
            <text:p>11641.44</text:p>
          </table:table-cell>
          <table:table-cell table:style-name="ce5" table:formula="of:=SUM([.C151];[.E151];[.G151];[.I151])" office:value-type="float" office:value="111492.985149019">
            <text:p>111492.985149019</text:p>
          </table:table-cell>
          <table:table-cell table:style-name="ce17" table:formula="of:=([.J151]/[.J150]) -1" office:value-type="percentage" office:value="0.0014996769182023">
            <text:p>0.15%</text:p>
          </table:table-cell>
          <table:table-cell table:style-name="ce5" office:value-type="float" office:value="122.89">
            <text:p>122.89</text:p>
          </table:table-cell>
          <table:table-cell table:style-name="ce17" table:formula="of:=([.L151]/[.L150]) -1" office:value-type="percentage" office:value="0.00539965638550277">
            <text:p>0.54%</text:p>
          </table:table-cell>
          <table:table-cell table:style-name="ce2" office:value-type="string">
            <text:p>2011-08-0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8-04</text:p>
          </table:table-cell>
          <table:table-cell table:style-name="ce5" office:value-type="float" office:value="375.76">
            <text:p>375.76</text:p>
          </table:table-cell>
          <table:table-cell table:style-name="ce11" table:formula="of:=([.C$3]/[.B$3])*[.B152]" office:value-type="float" office:value="11699.3586151068">
            <text:p>11699.36</text:p>
          </table:table-cell>
          <table:table-cell table:style-name="ce5" office:value-type="float" office:value="101.83">
            <text:p>101.83</text:p>
          </table:table-cell>
          <table:table-cell table:style-name="ce11" table:formula="of:=([.E$3]/[.D$3])*[.D152]" office:value-type="float" office:value="57420.7736551257">
            <text:p>57420.77</text:p>
          </table:table-cell>
          <table:table-cell table:style-name="ce5" office:value-type="float" office:value="71.56">
            <text:p>71.56</text:p>
          </table:table-cell>
          <table:table-cell table:style-name="ce11" table:formula="of:=([.G$3]/[.F$3])*[.F152]" office:value-type="float" office:value="30624.8216833096">
            <text:p>30624.82</text:p>
          </table:table-cell>
          <table:table-cell table:style-name="ce5" office:value-type="float" office:value="160.64">
            <text:p>160.64</text:p>
          </table:table-cell>
          <table:table-cell table:style-name="ce11" table:formula="of:=([.I$3]/[.H$3])*[.H152]" office:value-type="float" office:value="11580.1614763552">
            <text:p>11580.16</text:p>
          </table:table-cell>
          <table:table-cell table:style-name="ce5" table:formula="of:=SUM([.C152];[.E152];[.G152];[.I152])" office:value-type="float" office:value="111325.115429897">
            <text:p>111325.115429897</text:p>
          </table:table-cell>
          <table:table-cell table:style-name="ce17" table:formula="of:=([.J152]/[.J151]) -1" office:value-type="percentage" office:value="-0.00150565274485048">
            <text:p>-0.15%</text:p>
          </table:table-cell>
          <table:table-cell table:style-name="ce5" office:value-type="float" office:value="117.13">
            <text:p>117.13</text:p>
          </table:table-cell>
          <table:table-cell table:style-name="ce17" table:formula="of:=([.L152]/[.L151]) -1" office:value-type="percentage" office:value="-0.0468711856131501">
            <text:p>-4.69%</text:p>
          </table:table-cell>
          <table:table-cell table:style-name="ce2" office:value-type="string">
            <text:p>2011-08-0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8-05</text:p>
          </table:table-cell>
          <table:table-cell table:style-name="ce5" office:value-type="float" office:value="372.02">
            <text:p>372.02</text:p>
          </table:table-cell>
          <table:table-cell table:style-name="ce11" table:formula="of:=([.C$3]/[.B$3])*[.B153]" office:value-type="float" office:value="11582.913008282">
            <text:p>11582.91</text:p>
          </table:table-cell>
          <table:table-cell table:style-name="ce5" office:value-type="float" office:value="98.9">
            <text:p>98.9</text:p>
          </table:table-cell>
          <table:table-cell table:style-name="ce11" table:formula="of:=([.E$3]/[.D$3])*[.D153]" office:value-type="float" office:value="55768.5801285666">
            <text:p>55768.58</text:p>
          </table:table-cell>
          <table:table-cell table:style-name="ce5" office:value-type="float" office:value="72.51">
            <text:p>72.51</text:p>
          </table:table-cell>
          <table:table-cell table:style-name="ce11" table:formula="of:=([.G$3]/[.F$3])*[.F153]" office:value-type="float" office:value="31031.3837375178">
            <text:p>31031.38</text:p>
          </table:table-cell>
          <table:table-cell table:style-name="ce5" office:value-type="float" office:value="161.75">
            <text:p>161.75</text:p>
          </table:table-cell>
          <table:table-cell table:style-name="ce11" table:formula="of:=([.I$3]/[.H$3])*[.H153]" office:value-type="float" office:value="11660.1787773933">
            <text:p>11660.18</text:p>
          </table:table-cell>
          <table:table-cell table:style-name="ce5" table:formula="of:=SUM([.C153];[.E153];[.G153];[.I153])" office:value-type="float" office:value="110043.05565176">
            <text:p>110043.05565176</text:p>
          </table:table-cell>
          <table:table-cell table:style-name="ce17" table:formula="of:=([.J153]/[.J152]) -1" office:value-type="percentage" office:value="-0.0115163570519267">
            <text:p>-1.15%</text:p>
          </table:table-cell>
          <table:table-cell table:style-name="ce5" office:value-type="float" office:value="116.96">
            <text:p>116.96</text:p>
          </table:table-cell>
          <table:table-cell table:style-name="ce17" table:formula="of:=([.L153]/[.L152]) -1" office:value-type="percentage" office:value="-0.00145137880986934">
            <text:p>-0.15%</text:p>
          </table:table-cell>
          <table:table-cell table:style-name="ce2" office:value-type="string">
            <text:p>2011-08-0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8-08</text:p>
          </table:table-cell>
          <table:table-cell table:style-name="ce5" office:value-type="float" office:value="351.7">
            <text:p>351.7</text:p>
          </table:table-cell>
          <table:table-cell table:style-name="ce11" table:formula="of:=([.C$3]/[.B$3])*[.B154]" office:value-type="float" office:value="10950.245967993">
            <text:p>10950.25</text:p>
          </table:table-cell>
          <table:table-cell table:style-name="ce5" office:value-type="float" office:value="102.02">
            <text:p>102.02</text:p>
          </table:table-cell>
          <table:table-cell table:style-name="ce11" table:formula="of:=([.E$3]/[.D$3])*[.D154]" office:value-type="float" office:value="57527.9124844931">
            <text:p>57527.91</text:p>
          </table:table-cell>
          <table:table-cell table:style-name="ce5" office:value-type="float" office:value="68.03">
            <text:p>68.03</text:p>
          </table:table-cell>
          <table:table-cell table:style-name="ce11" table:formula="of:=([.G$3]/[.F$3])*[.F154]" office:value-type="float" office:value="29114.122681883">
            <text:p>29114.12</text:p>
          </table:table-cell>
          <table:table-cell table:style-name="ce5" office:value-type="float" office:value="167.12">
            <text:p>167.12</text:p>
          </table:table-cell>
          <table:table-cell table:style-name="ce11" table:formula="of:=([.I$3]/[.H$3])*[.H154]" office:value-type="float" office:value="12047.2895040369">
            <text:p>12047.29</text:p>
          </table:table-cell>
          <table:table-cell table:style-name="ce5" table:formula="of:=SUM([.C154];[.E154];[.G154];[.I154])" office:value-type="float" office:value="109639.570638406">
            <text:p>109639.570638406</text:p>
          </table:table-cell>
          <table:table-cell table:style-name="ce17" table:formula="of:=([.J154]/[.J153]) -1" office:value-type="percentage" office:value="-0.00366661040957039">
            <text:p>-0.37%</text:p>
          </table:table-cell>
          <table:table-cell table:style-name="ce5" office:value-type="float" office:value="109.34">
            <text:p>109.34</text:p>
          </table:table-cell>
          <table:table-cell table:style-name="ce17" table:formula="of:=([.L154]/[.L153]) -1" office:value-type="percentage" office:value="-0.0651504787961695">
            <text:p>-6.52%</text:p>
          </table:table-cell>
          <table:table-cell table:style-name="ce2" office:value-type="string">
            <text:p>2011-08-0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8-09</text:p>
          </table:table-cell>
          <table:table-cell table:style-name="ce5" office:value-type="float" office:value="372.41">
            <text:p>372.41</text:p>
          </table:table-cell>
          <table:table-cell table:style-name="ce11" table:formula="of:=([.C$3]/[.B$3])*[.B155]" office:value-type="float" office:value="11595.0557319883">
            <text:p>11595.06</text:p>
          </table:table-cell>
          <table:table-cell table:style-name="ce5" office:value-type="float" office:value="102.33">
            <text:p>102.33</text:p>
          </table:table-cell>
          <table:table-cell table:style-name="ce11" table:formula="of:=([.E$3]/[.D$3])*[.D155]" office:value-type="float" office:value="57702.7179429345">
            <text:p>57702.72</text:p>
          </table:table-cell>
          <table:table-cell table:style-name="ce5" office:value-type="float" office:value="69.43">
            <text:p>69.43</text:p>
          </table:table-cell>
          <table:table-cell table:style-name="ce11" table:formula="of:=([.G$3]/[.F$3])*[.F155]" office:value-type="float" office:value="29713.2667617689">
            <text:p>29713.27</text:p>
          </table:table-cell>
          <table:table-cell table:style-name="ce5" office:value-type="float" office:value="168.61">
            <text:p>168.61</text:p>
          </table:table-cell>
          <table:table-cell table:style-name="ce11" table:formula="of:=([.I$3]/[.H$3])*[.H155]" office:value-type="float" office:value="12154.7001153403">
            <text:p>12154.70</text:p>
          </table:table-cell>
          <table:table-cell table:style-name="ce5" table:formula="of:=SUM([.C155];[.E155];[.G155];[.I155])" office:value-type="float" office:value="111165.740552032">
            <text:p>111165.740552032</text:p>
          </table:table-cell>
          <table:table-cell table:style-name="ce17" table:formula="of:=([.J155]/[.J154]) -1" office:value-type="percentage" office:value="0.0139198822536368">
            <text:p>1.39%</text:p>
          </table:table-cell>
          <table:table-cell table:style-name="ce5" office:value-type="float" office:value="114.43">
            <text:p>114.43</text:p>
          </table:table-cell>
          <table:table-cell table:style-name="ce17" table:formula="of:=([.L155]/[.L154]) -1" office:value-type="percentage" office:value="0.046552039509786">
            <text:p>4.66%</text:p>
          </table:table-cell>
          <table:table-cell table:style-name="ce2" office:value-type="string">
            <text:p>2011-08-0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8-10</text:p>
          </table:table-cell>
          <table:table-cell table:style-name="ce5" office:value-type="float" office:value="362.14">
            <text:p>362.14</text:p>
          </table:table-cell>
          <table:table-cell table:style-name="ce11" table:formula="of:=([.C$3]/[.B$3])*[.B156]" office:value-type="float" office:value="11275.2973410549">
            <text:p>11275.30</text:p>
          </table:table-cell>
          <table:table-cell table:style-name="ce5" office:value-type="float" office:value="105.37">
            <text:p>105.37</text:p>
          </table:table-cell>
          <table:table-cell table:style-name="ce11" table:formula="of:=([.E$3]/[.D$3])*[.D156]" office:value-type="float" office:value="59416.9392128115">
            <text:p>59416.94</text:p>
          </table:table-cell>
          <table:table-cell table:style-name="ce5" office:value-type="float" office:value="66.37">
            <text:p>66.37</text:p>
          </table:table-cell>
          <table:table-cell table:style-name="ce11" table:formula="of:=([.G$3]/[.F$3])*[.F156]" office:value-type="float" office:value="28403.7089871612">
            <text:p>28403.71</text:p>
          </table:table-cell>
          <table:table-cell table:style-name="ce5" office:value-type="float" office:value="174.58">
            <text:p>174.58</text:p>
          </table:table-cell>
          <table:table-cell table:style-name="ce11" table:formula="of:=([.I$3]/[.H$3])*[.H156]" office:value-type="float" office:value="12585.0634371396">
            <text:p>12585.06</text:p>
          </table:table-cell>
          <table:table-cell table:style-name="ce5" table:formula="of:=SUM([.C156];[.E156];[.G156];[.I156])" office:value-type="float" office:value="111681.008978167">
            <text:p>111681.008978167</text:p>
          </table:table-cell>
          <table:table-cell table:style-name="ce17" table:formula="of:=([.J156]/[.J155]) -1" office:value-type="percentage" office:value="0.00463513690077977">
            <text:p>0.46%</text:p>
          </table:table-cell>
          <table:table-cell table:style-name="ce5" office:value-type="float" office:value="109.37">
            <text:p>109.37</text:p>
          </table:table-cell>
          <table:table-cell table:style-name="ce17" table:formula="of:=([.L156]/[.L155]) -1" office:value-type="percentage" office:value="-0.0442191732937167">
            <text:p>-4.42%</text:p>
          </table:table-cell>
          <table:table-cell table:style-name="ce2" office:value-type="string">
            <text:p>2011-08-1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8-11</text:p>
          </table:table-cell>
          <table:table-cell table:style-name="ce5" office:value-type="float" office:value="372.1">
            <text:p>372.1</text:p>
          </table:table-cell>
          <table:table-cell table:style-name="ce11" table:formula="of:=([.C$3]/[.B$3])*[.B157]" office:value-type="float" office:value="11585.4038234012">
            <text:p>11585.40</text:p>
          </table:table-cell>
          <table:table-cell table:style-name="ce5" office:value-type="float" office:value="100.05">
            <text:p>100.05</text:p>
          </table:table-cell>
          <table:table-cell table:style-name="ce11" table:formula="of:=([.E$3]/[.D$3])*[.D157]" office:value-type="float" office:value="56417.0519905267">
            <text:p>56417.05</text:p>
          </table:table-cell>
          <table:table-cell table:style-name="ce5" office:value-type="float" office:value="69.83">
            <text:p>69.83</text:p>
          </table:table-cell>
          <table:table-cell table:style-name="ce11" table:formula="of:=([.G$3]/[.F$3])*[.F157]" office:value-type="float" office:value="29884.4507845934">
            <text:p>29884.45</text:p>
          </table:table-cell>
          <table:table-cell table:style-name="ce5" office:value-type="float" office:value="170.75">
            <text:p>170.75</text:p>
          </table:table-cell>
          <table:table-cell table:style-name="ce11" table:formula="of:=([.I$3]/[.H$3])*[.H157]" office:value-type="float" office:value="12308.967704729">
            <text:p>12308.97</text:p>
          </table:table-cell>
          <table:table-cell table:style-name="ce5" table:formula="of:=SUM([.C157];[.E157];[.G157];[.I157])" office:value-type="float" office:value="110195.87430325">
            <text:p>110195.87430325</text:p>
          </table:table-cell>
          <table:table-cell table:style-name="ce17" table:formula="of:=([.J157]/[.J156]) -1" office:value-type="percentage" office:value="-0.0132980055293666">
            <text:p>-1.33%</text:p>
          </table:table-cell>
          <table:table-cell table:style-name="ce5" office:value-type="float" office:value="114.28">
            <text:p>114.28</text:p>
          </table:table-cell>
          <table:table-cell table:style-name="ce17" table:formula="of:=([.L157]/[.L156]) -1" office:value-type="percentage" office:value="0.0448934808448387">
            <text:p>4.49%</text:p>
          </table:table-cell>
          <table:table-cell table:style-name="ce2" office:value-type="string">
            <text:p>2011-08-1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8-12</text:p>
          </table:table-cell>
          <table:table-cell table:style-name="ce5" office:value-type="float" office:value="375.38">
            <text:p>375.38</text:p>
          </table:table-cell>
          <table:table-cell table:style-name="ce11" table:formula="of:=([.C$3]/[.B$3])*[.B158]" office:value-type="float" office:value="11687.5272432904">
            <text:p>11687.53</text:p>
          </table:table-cell>
          <table:table-cell table:style-name="ce5" office:value-type="float" office:value="102.04">
            <text:p>102.04</text:p>
          </table:table-cell>
          <table:table-cell table:style-name="ce11" table:formula="of:=([.E$3]/[.D$3])*[.D158]" office:value-type="float" office:value="57539.1902560054">
            <text:p>57539.19</text:p>
          </table:table-cell>
          <table:table-cell table:style-name="ce5" office:value-type="float" office:value="70.24">
            <text:p>70.24</text:p>
          </table:table-cell>
          <table:table-cell table:style-name="ce11" table:formula="of:=([.G$3]/[.F$3])*[.F158]" office:value-type="float" office:value="30059.9144079886">
            <text:p>30059.91</text:p>
          </table:table-cell>
          <table:table-cell table:style-name="ce5" office:value-type="float" office:value="169.97">
            <text:p>169.97</text:p>
          </table:table-cell>
          <table:table-cell table:style-name="ce11" table:formula="of:=([.I$3]/[.H$3])*[.H158]" office:value-type="float" office:value="12252.7393310265">
            <text:p>12252.74</text:p>
          </table:table-cell>
          <table:table-cell table:style-name="ce5" table:formula="of:=SUM([.C158];[.E158];[.G158];[.I158])" office:value-type="float" office:value="111539.371238311">
            <text:p>111539.371238311</text:p>
          </table:table-cell>
          <table:table-cell table:style-name="ce17" table:formula="of:=([.J158]/[.J157]) -1" office:value-type="percentage" office:value="0.0121918986854574">
            <text:p>1.22%</text:p>
          </table:table-cell>
          <table:table-cell table:style-name="ce5" office:value-type="float" office:value="115.05">
            <text:p>115.05</text:p>
          </table:table-cell>
          <table:table-cell table:style-name="ce17" table:formula="of:=([.L158]/[.L157]) -1" office:value-type="percentage" office:value="0.00673783689184448">
            <text:p>0.67%</text:p>
          </table:table-cell>
          <table:table-cell table:style-name="ce2" office:value-type="string">
            <text:p>2011-08-1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8-15</text:p>
          </table:table-cell>
          <table:table-cell table:style-name="ce5" office:value-type="float" office:value="381.77">
            <text:p>381.77</text:p>
          </table:table-cell>
          <table:table-cell table:style-name="ce11" table:formula="of:=([.C$3]/[.B$3])*[.B159]" office:value-type="float" office:value="11886.4811009403">
            <text:p>11886.48</text:p>
          </table:table-cell>
          <table:table-cell table:style-name="ce5" office:value-type="float" office:value="101">
            <text:p>101</text:p>
          </table:table-cell>
          <table:table-cell table:style-name="ce11" table:formula="of:=([.E$3]/[.D$3])*[.D159]" office:value-type="float" office:value="56952.7461373633">
            <text:p>56952.75</text:p>
          </table:table-cell>
          <table:table-cell table:style-name="ce5" office:value-type="float" office:value="72.47">
            <text:p>72.47</text:p>
          </table:table-cell>
          <table:table-cell table:style-name="ce11" table:formula="of:=([.G$3]/[.F$3])*[.F159]" office:value-type="float" office:value="31014.2653352354">
            <text:p>31014.27</text:p>
          </table:table-cell>
          <table:table-cell table:style-name="ce5" office:value-type="float" office:value="171.8">
            <text:p>171.8</text:p>
          </table:table-cell>
          <table:table-cell table:style-name="ce11" table:formula="of:=([.I$3]/[.H$3])*[.H159]" office:value-type="float" office:value="12384.6597462514">
            <text:p>12384.66</text:p>
          </table:table-cell>
          <table:table-cell table:style-name="ce5" table:formula="of:=SUM([.C159];[.E159];[.G159];[.I159])" office:value-type="float" office:value="112238.15231979">
            <text:p>112238.15231979</text:p>
          </table:table-cell>
          <table:table-cell table:style-name="ce17" table:formula="of:=([.J159]/[.J158]) -1" office:value-type="percentage" office:value="0.00626488273801051">
            <text:p>0.63%</text:p>
          </table:table-cell>
          <table:table-cell table:style-name="ce5" office:value-type="float" office:value="117.48">
            <text:p>117.48</text:p>
          </table:table-cell>
          <table:table-cell table:style-name="ce17" table:formula="of:=([.L159]/[.L158]) -1" office:value-type="percentage" office:value="0.0211212516297263">
            <text:p>2.11%</text:p>
          </table:table-cell>
          <table:table-cell table:style-name="ce2" office:value-type="string">
            <text:p>2011-08-1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8-16</text:p>
          </table:table-cell>
          <table:table-cell table:style-name="ce5" office:value-type="float" office:value="378.85">
            <text:p>378.85</text:p>
          </table:table-cell>
          <table:table-cell table:style-name="ce11" table:formula="of:=([.C$3]/[.B$3])*[.B160]" office:value-type="float" office:value="11795.5663490877">
            <text:p>11795.57</text:p>
          </table:table-cell>
          <table:table-cell table:style-name="ce5" office:value-type="float" office:value="102.67">
            <text:p>102.67</text:p>
          </table:table-cell>
          <table:table-cell table:style-name="ce11" table:formula="of:=([.E$3]/[.D$3])*[.D160]" office:value-type="float" office:value="57894.4400586444">
            <text:p>57894.44</text:p>
          </table:table-cell>
          <table:table-cell table:style-name="ce5" office:value-type="float" office:value="71.7">
            <text:p>71.7</text:p>
          </table:table-cell>
          <table:table-cell table:style-name="ce11" table:formula="of:=([.G$3]/[.F$3])*[.F160]" office:value-type="float" office:value="30684.7360912982">
            <text:p>30684.74</text:p>
          </table:table-cell>
          <table:table-cell table:style-name="ce5" office:value-type="float" office:value="173.92">
            <text:p>173.92</text:p>
          </table:table-cell>
          <table:table-cell table:style-name="ce11" table:formula="of:=([.I$3]/[.H$3])*[.H160]" office:value-type="float" office:value="12537.4855824683">
            <text:p>12537.49</text:p>
          </table:table-cell>
          <table:table-cell table:style-name="ce5" table:formula="of:=SUM([.C160];[.E160];[.G160];[.I160])" office:value-type="float" office:value="112912.228081499">
            <text:p>112912.228081499</text:p>
          </table:table-cell>
          <table:table-cell table:style-name="ce17" table:formula="of:=([.J160]/[.J159]) -1" office:value-type="percentage" office:value="0.0060057631721131">
            <text:p>0.60%</text:p>
          </table:table-cell>
          <table:table-cell table:style-name="ce5" office:value-type="float" office:value="116.48">
            <text:p>116.48</text:p>
          </table:table-cell>
          <table:table-cell table:style-name="ce17" table:formula="of:=([.L160]/[.L159]) -1" office:value-type="percentage" office:value="-0.00851208716377261">
            <text:p>-0.85%</text:p>
          </table:table-cell>
          <table:table-cell table:style-name="ce2" office:value-type="string">
            <text:p>2011-08-1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8-17</text:p>
          </table:table-cell>
          <table:table-cell table:style-name="ce5" office:value-type="float" office:value="378.81">
            <text:p>378.81</text:p>
          </table:table-cell>
          <table:table-cell table:style-name="ce11" table:formula="of:=([.C$3]/[.B$3])*[.B161]" office:value-type="float" office:value="11794.3209415281">
            <text:p>11794.32</text:p>
          </table:table-cell>
          <table:table-cell table:style-name="ce5" office:value-type="float" office:value="104.47">
            <text:p>104.47</text:p>
          </table:table-cell>
          <table:table-cell table:style-name="ce11" table:formula="of:=([.E$3]/[.D$3])*[.D161]" office:value-type="float" office:value="58909.4394947558">
            <text:p>58909.44</text:p>
          </table:table-cell>
          <table:table-cell table:style-name="ce5" office:value-type="float" office:value="72.35">
            <text:p>72.35</text:p>
          </table:table-cell>
          <table:table-cell table:style-name="ce11" table:formula="of:=([.G$3]/[.F$3])*[.F161]" office:value-type="float" office:value="30962.910128388">
            <text:p>30962.91</text:p>
          </table:table-cell>
          <table:table-cell table:style-name="ce5" office:value-type="float" office:value="174.42">
            <text:p>174.42</text:p>
          </table:table-cell>
          <table:table-cell table:style-name="ce11" table:formula="of:=([.I$3]/[.H$3])*[.H161]" office:value-type="float" office:value="12573.5294117647">
            <text:p>12573.53</text:p>
          </table:table-cell>
          <table:table-cell table:style-name="ce5" table:formula="of:=SUM([.C161];[.E161];[.G161];[.I161])" office:value-type="float" office:value="114240.199976437">
            <text:p>114240.199976437</text:p>
          </table:table-cell>
          <table:table-cell table:style-name="ce17" table:formula="of:=([.J161]/[.J160]) -1" office:value-type="percentage" office:value="0.0117610990191388">
            <text:p>1.18%</text:p>
          </table:table-cell>
          <table:table-cell table:style-name="ce5" office:value-type="float" office:value="116.56">
            <text:p>116.56</text:p>
          </table:table-cell>
          <table:table-cell table:style-name="ce17" table:formula="of:=([.L161]/[.L160]) -1" office:value-type="percentage" office:value="0.000686813186813184">
            <text:p>0.07%</text:p>
          </table:table-cell>
          <table:table-cell table:style-name="ce2" office:value-type="string">
            <text:p>2011-08-1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8-18</text:p>
          </table:table-cell>
          <table:table-cell table:style-name="ce5" office:value-type="float" office:value="364.49">
            <text:p>364.49</text:p>
          </table:table-cell>
          <table:table-cell table:style-name="ce11" table:formula="of:=([.C$3]/[.B$3])*[.B162]" office:value-type="float" office:value="11348.4650351828">
            <text:p>11348.47</text:p>
          </table:table-cell>
          <table:table-cell table:style-name="ce5" office:value-type="float" office:value="106.62">
            <text:p>106.62</text:p>
          </table:table-cell>
          <table:table-cell table:style-name="ce11" table:formula="of:=([.E$3]/[.D$3])*[.D162]" office:value-type="float" office:value="60121.7999323334">
            <text:p>60121.80</text:p>
          </table:table-cell>
          <table:table-cell table:style-name="ce5" office:value-type="float" office:value="69.21">
            <text:p>69.21</text:p>
          </table:table-cell>
          <table:table-cell table:style-name="ce11" table:formula="of:=([.G$3]/[.F$3])*[.F162]" office:value-type="float" office:value="29619.1155492154">
            <text:p>29619.12</text:p>
          </table:table-cell>
          <table:table-cell table:style-name="ce5" office:value-type="float" office:value="177.72">
            <text:p>177.72</text:p>
          </table:table-cell>
          <table:table-cell table:style-name="ce11" table:formula="of:=([.I$3]/[.H$3])*[.H162]" office:value-type="float" office:value="12811.4186851211">
            <text:p>12811.42</text:p>
          </table:table-cell>
          <table:table-cell table:style-name="ce5" table:formula="of:=SUM([.C162];[.E162];[.G162];[.I162])" office:value-type="float" office:value="113900.799201853">
            <text:p>113900.799201853</text:p>
          </table:table-cell>
          <table:table-cell table:style-name="ce17" table:formula="of:=([.J162]/[.J161]) -1" office:value-type="percentage" office:value="-0.00297093995505981">
            <text:p>-0.30%</text:p>
          </table:table-cell>
          <table:table-cell table:style-name="ce5" office:value-type="float" office:value="111.53">
            <text:p>111.53</text:p>
          </table:table-cell>
          <table:table-cell table:style-name="ce17" table:formula="of:=([.L162]/[.L161]) -1" office:value-type="percentage" office:value="-0.0431537405628003">
            <text:p>-4.32%</text:p>
          </table:table-cell>
          <table:table-cell table:style-name="ce2" office:value-type="string">
            <text:p>2011-08-1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8-19</text:p>
          </table:table-cell>
          <table:table-cell table:style-name="ce5" office:value-type="float" office:value="354.51">
            <text:p>354.51</text:p>
          </table:table-cell>
          <table:table-cell table:style-name="ce11" table:formula="of:=([.C$3]/[.B$3])*[.B163]" office:value-type="float" office:value="11037.7358490566">
            <text:p>11037.74</text:p>
          </table:table-cell>
          <table:table-cell table:style-name="ce5" office:value-type="float" office:value="107.48">
            <text:p>107.48</text:p>
          </table:table-cell>
          <table:table-cell table:style-name="ce11" table:formula="of:=([.E$3]/[.D$3])*[.D163]" office:value-type="float" office:value="60606.7441073644">
            <text:p>60606.74</text:p>
          </table:table-cell>
          <table:table-cell table:style-name="ce5" office:value-type="float" office:value="68.09">
            <text:p>68.09</text:p>
          </table:table-cell>
          <table:table-cell table:style-name="ce11" table:formula="of:=([.G$3]/[.F$3])*[.F163]" office:value-type="float" office:value="29139.8002853067">
            <text:p>29139.80</text:p>
          </table:table-cell>
          <table:table-cell table:style-name="ce5" office:value-type="float" office:value="179.95">
            <text:p>179.95</text:p>
          </table:table-cell>
          <table:table-cell table:style-name="ce11" table:formula="of:=([.I$3]/[.H$3])*[.H163]" office:value-type="float" office:value="12972.1741637832">
            <text:p>12972.17</text:p>
          </table:table-cell>
          <table:table-cell table:style-name="ce5" table:formula="of:=SUM([.C163];[.E163];[.G163];[.I163])" office:value-type="float" office:value="113756.454405511">
            <text:p>113756.454405511</text:p>
          </table:table-cell>
          <table:table-cell table:style-name="ce17" table:formula="of:=([.J163]/[.J162]) -1" office:value-type="percentage" office:value="-0.00126728519337227">
            <text:p>-0.13%</text:p>
          </table:table-cell>
          <table:table-cell table:style-name="ce5" office:value-type="float" office:value="109.71">
            <text:p>109.71</text:p>
          </table:table-cell>
          <table:table-cell table:style-name="ce17" table:formula="of:=([.L163]/[.L162]) -1" office:value-type="percentage" office:value="-0.016318479332915">
            <text:p>-1.63%</text:p>
          </table:table-cell>
          <table:table-cell table:style-name="ce2" office:value-type="string">
            <text:p>2011-08-1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8-22</text:p>
          </table:table-cell>
          <table:table-cell table:style-name="ce5" office:value-type="float" office:value="354.92">
            <text:p>354.92</text:p>
          </table:table-cell>
          <table:table-cell table:style-name="ce11" table:formula="of:=([.C$3]/[.B$3])*[.B164]" office:value-type="float" office:value="11050.5012765428">
            <text:p>11050.50</text:p>
          </table:table-cell>
          <table:table-cell table:style-name="ce5" office:value-type="float" office:value="107.21">
            <text:p>107.21</text:p>
          </table:table-cell>
          <table:table-cell table:style-name="ce11" table:formula="of:=([.E$3]/[.D$3])*[.D164]" office:value-type="float" office:value="60454.4941919477">
            <text:p>60454.49</text:p>
          </table:table-cell>
          <table:table-cell table:style-name="ce5" office:value-type="float" office:value="68.46">
            <text:p>68.46</text:p>
          </table:table-cell>
          <table:table-cell table:style-name="ce11" table:formula="of:=([.G$3]/[.F$3])*[.F164]" office:value-type="float" office:value="29298.1455064194">
            <text:p>29298.15</text:p>
          </table:table-cell>
          <table:table-cell table:style-name="ce5" office:value-type="float" office:value="184.59">
            <text:p>184.59</text:p>
          </table:table-cell>
          <table:table-cell table:style-name="ce11" table:formula="of:=([.I$3]/[.H$3])*[.H164]" office:value-type="float" office:value="13306.660899654">
            <text:p>13306.66</text:p>
          </table:table-cell>
          <table:table-cell table:style-name="ce5" table:formula="of:=SUM([.C164];[.E164];[.G164];[.I164])" office:value-type="float" office:value="114109.801874564">
            <text:p>114109.801874564</text:p>
          </table:table-cell>
          <table:table-cell table:style-name="ce17" table:formula="of:=([.J164]/[.J163]) -1" office:value-type="percentage" office:value="0.00310617512561828">
            <text:p>0.31%</text:p>
          </table:table-cell>
          <table:table-cell table:style-name="ce5" office:value-type="float" office:value="109.8">
            <text:p>109.8</text:p>
          </table:table-cell>
          <table:table-cell table:style-name="ce17" table:formula="of:=([.L164]/[.L163]) -1" office:value-type="percentage" office:value="0.000820344544708806">
            <text:p>0.08%</text:p>
          </table:table-cell>
          <table:table-cell table:style-name="ce2" office:value-type="string">
            <text:p>2011-08-2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8-23</text:p>
          </table:table-cell>
          <table:table-cell table:style-name="ce5" office:value-type="float" office:value="372">
            <text:p>372</text:p>
          </table:table-cell>
          <table:table-cell table:style-name="ce11" table:formula="of:=([.C$3]/[.B$3])*[.B165]" office:value-type="float" office:value="11582.2903045021">
            <text:p>11582.29</text:p>
          </table:table-cell>
          <table:table-cell table:style-name="ce5" office:value-type="float" office:value="105.73">
            <text:p>105.73</text:p>
          </table:table-cell>
          <table:table-cell table:style-name="ce11" table:formula="of:=([.E$3]/[.D$3])*[.D165]" office:value-type="float" office:value="59619.9391000338">
            <text:p>59619.94</text:p>
          </table:table-cell>
          <table:table-cell table:style-name="ce5" office:value-type="float" office:value="71.86">
            <text:p>71.86</text:p>
          </table:table-cell>
          <table:table-cell table:style-name="ce11" table:formula="of:=([.G$3]/[.F$3])*[.F165]" office:value-type="float" office:value="30753.209700428">
            <text:p>30753.21</text:p>
          </table:table-cell>
          <table:table-cell table:style-name="ce5" office:value-type="float" office:value="177.67">
            <text:p>177.67</text:p>
          </table:table-cell>
          <table:table-cell table:style-name="ce11" table:formula="of:=([.I$3]/[.H$3])*[.H165]" office:value-type="float" office:value="12807.8143021915">
            <text:p>12807.81</text:p>
          </table:table-cell>
          <table:table-cell table:style-name="ce5" table:formula="of:=SUM([.C165];[.E165];[.G165];[.I165])" office:value-type="float" office:value="114763.253407155">
            <text:p>114763.253407155</text:p>
          </table:table-cell>
          <table:table-cell table:style-name="ce17" table:formula="of:=([.J165]/[.J164]) -1" office:value-type="percentage" office:value="0.00572651535500812">
            <text:p>0.57%</text:p>
          </table:table-cell>
          <table:table-cell table:style-name="ce5" office:value-type="float" office:value="113.41">
            <text:p>113.41</text:p>
          </table:table-cell>
          <table:table-cell table:style-name="ce17" table:formula="of:=([.L165]/[.L164]) -1" office:value-type="percentage" office:value="0.0328779599271403">
            <text:p>3.29%</text:p>
          </table:table-cell>
          <table:table-cell table:style-name="ce2" office:value-type="string">
            <text:p>2011-08-2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8-24</text:p>
          </table:table-cell>
          <table:table-cell table:style-name="ce5" office:value-type="float" office:value="374.57">
            <text:p>374.57</text:p>
          </table:table-cell>
          <table:table-cell table:style-name="ce11" table:formula="of:=([.C$3]/[.B$3])*[.B166]" office:value-type="float" office:value="11662.307740208">
            <text:p>11662.31</text:p>
          </table:table-cell>
          <table:table-cell table:style-name="ce5" office:value-type="float" office:value="102.72">
            <text:p>102.72</text:p>
          </table:table-cell>
          <table:table-cell table:style-name="ce11" table:formula="of:=([.E$3]/[.D$3])*[.D166]" office:value-type="float" office:value="57922.6344874253">
            <text:p>57922.63</text:p>
          </table:table-cell>
          <table:table-cell table:style-name="ce5" office:value-type="float" office:value="71.74">
            <text:p>71.74</text:p>
          </table:table-cell>
          <table:table-cell table:style-name="ce11" table:formula="of:=([.G$3]/[.F$3])*[.F166]" office:value-type="float" office:value="30701.8544935806">
            <text:p>30701.85</text:p>
          </table:table-cell>
          <table:table-cell table:style-name="ce5" office:value-type="float" office:value="171.65">
            <text:p>171.65</text:p>
          </table:table-cell>
          <table:table-cell table:style-name="ce11" table:formula="of:=([.I$3]/[.H$3])*[.H166]" office:value-type="float" office:value="12373.8465974625">
            <text:p>12373.85</text:p>
          </table:table-cell>
          <table:table-cell table:style-name="ce5" table:formula="of:=SUM([.C166];[.E166];[.G166];[.I166])" office:value-type="float" office:value="112660.643318676">
            <text:p>112660.643318676</text:p>
          </table:table-cell>
          <table:table-cell table:style-name="ce17" table:formula="of:=([.J166]/[.J165]) -1" office:value-type="percentage" office:value="-0.0183212833904196">
            <text:p>-1.83%</text:p>
          </table:table-cell>
          <table:table-cell table:style-name="ce5" office:value-type="float" office:value="115.01">
            <text:p>115.01</text:p>
          </table:table-cell>
          <table:table-cell table:style-name="ce17" table:formula="of:=([.L166]/[.L165]) -1" office:value-type="percentage" office:value="0.0141081033418571">
            <text:p>1.41%</text:p>
          </table:table-cell>
          <table:table-cell table:style-name="ce2" office:value-type="string">
            <text:p>2011-08-2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8-25</text:p>
          </table:table-cell>
          <table:table-cell table:style-name="ce5" office:value-type="float" office:value="372.12">
            <text:p>372.12</text:p>
          </table:table-cell>
          <table:table-cell table:style-name="ce11" table:formula="of:=([.C$3]/[.B$3])*[.B167]" office:value-type="float" office:value="11586.026527181">
            <text:p>11586.03</text:p>
          </table:table-cell>
          <table:table-cell table:style-name="ce5" office:value-type="float" office:value="103.83">
            <text:p>103.83</text:p>
          </table:table-cell>
          <table:table-cell table:style-name="ce11" table:formula="of:=([.E$3]/[.D$3])*[.D167]" office:value-type="float" office:value="58548.5508063607">
            <text:p>58548.55</text:p>
          </table:table-cell>
          <table:table-cell table:style-name="ce5" office:value-type="float" office:value="70.02">
            <text:p>70.02</text:p>
          </table:table-cell>
          <table:table-cell table:style-name="ce11" table:formula="of:=([.G$3]/[.F$3])*[.F167]" office:value-type="float" office:value="29965.7631954351">
            <text:p>29965.76</text:p>
          </table:table-cell>
          <table:table-cell table:style-name="ce5" office:value-type="float" office:value="172.36">
            <text:p>172.36</text:p>
          </table:table-cell>
          <table:table-cell table:style-name="ce11" table:formula="of:=([.I$3]/[.H$3])*[.H167]" office:value-type="float" office:value="12425.0288350634">
            <text:p>12425.03</text:p>
          </table:table-cell>
          <table:table-cell table:style-name="ce5" table:formula="of:=SUM([.C167];[.E167];[.G167];[.I167])" office:value-type="float" office:value="112525.36936404">
            <text:p>112525.36936404</text:p>
          </table:table-cell>
          <table:table-cell table:style-name="ce17" table:formula="of:=([.J167]/[.J166]) -1" office:value-type="percentage" office:value="-0.00120072059462262">
            <text:p>-0.12%</text:p>
          </table:table-cell>
          <table:table-cell table:style-name="ce5" office:value-type="float" office:value="113.26">
            <text:p>113.26</text:p>
          </table:table-cell>
          <table:table-cell table:style-name="ce17" table:formula="of:=([.L167]/[.L166]) -1" office:value-type="percentage" office:value="-0.0152160681679854">
            <text:p>-1.52%</text:p>
          </table:table-cell>
          <table:table-cell table:style-name="ce2" office:value-type="string">
            <text:p>2011-08-2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8-26</text:p>
          </table:table-cell>
          <table:table-cell table:style-name="ce5" office:value-type="float" office:value="381.94">
            <text:p>381.94</text:p>
          </table:table-cell>
          <table:table-cell table:style-name="ce11" table:formula="of:=([.C$3]/[.B$3])*[.B168]" office:value-type="float" office:value="11891.7740830687">
            <text:p>11891.77</text:p>
          </table:table-cell>
          <table:table-cell table:style-name="ce5" office:value-type="float" office:value="104.86">
            <text:p>104.86</text:p>
          </table:table-cell>
          <table:table-cell table:style-name="ce11" table:formula="of:=([.E$3]/[.D$3])*[.D168]" office:value-type="float" office:value="59129.3560392466">
            <text:p>59129.36</text:p>
          </table:table-cell>
          <table:table-cell table:style-name="ce5" office:value-type="float" office:value="70.86">
            <text:p>70.86</text:p>
          </table:table-cell>
          <table:table-cell table:style-name="ce11" table:formula="of:=([.G$3]/[.F$3])*[.F168]" office:value-type="float" office:value="30325.2496433666">
            <text:p>30325.25</text:p>
          </table:table-cell>
          <table:table-cell table:style-name="ce5" office:value-type="float" office:value="177.47">
            <text:p>177.47</text:p>
          </table:table-cell>
          <table:table-cell table:style-name="ce11" table:formula="of:=([.I$3]/[.H$3])*[.H168]" office:value-type="float" office:value="12793.3967704729">
            <text:p>12793.40</text:p>
          </table:table-cell>
          <table:table-cell table:style-name="ce5" table:formula="of:=SUM([.C168];[.E168];[.G168];[.I168])" office:value-type="float" office:value="114139.776536155">
            <text:p>114139.776536155</text:p>
          </table:table-cell>
          <table:table-cell table:style-name="ce17" table:formula="of:=([.J168]/[.J167]) -1" office:value-type="percentage" office:value="0.0143470506361258">
            <text:p>1.43%</text:p>
          </table:table-cell>
          <table:table-cell table:style-name="ce5" office:value-type="float" office:value="114.9">
            <text:p>114.9</text:p>
          </table:table-cell>
          <table:table-cell table:style-name="ce17" table:formula="of:=([.L168]/[.L167]) -1" office:value-type="percentage" office:value="0.0144799576196362">
            <text:p>1.45%</text:p>
          </table:table-cell>
          <table:table-cell table:style-name="ce2" office:value-type="string">
            <text:p>2011-08-2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8-29</text:p>
          </table:table-cell>
          <table:table-cell table:style-name="ce5" office:value-type="float" office:value="388.3">
            <text:p>388.3</text:p>
          </table:table-cell>
          <table:table-cell table:style-name="ce11" table:formula="of:=([.C$3]/[.B$3])*[.B169]" office:value-type="float" office:value="12089.7938850489">
            <text:p>12089.79</text:p>
          </table:table-cell>
          <table:table-cell table:style-name="ce5" office:value-type="float" office:value="103.41">
            <text:p>103.41</text:p>
          </table:table-cell>
          <table:table-cell table:style-name="ce11" table:formula="of:=([.E$3]/[.D$3])*[.D169]" office:value-type="float" office:value="58311.7176046013">
            <text:p>58311.72</text:p>
          </table:table-cell>
          <table:table-cell table:style-name="ce5" office:value-type="float" office:value="72.31">
            <text:p>72.31</text:p>
          </table:table-cell>
          <table:table-cell table:style-name="ce11" table:formula="of:=([.G$3]/[.F$3])*[.F169]" office:value-type="float" office:value="30945.7917261056">
            <text:p>30945.79</text:p>
          </table:table-cell>
          <table:table-cell table:style-name="ce5" office:value-type="float" office:value="173.89">
            <text:p>173.89</text:p>
          </table:table-cell>
          <table:table-cell table:style-name="ce11" table:formula="of:=([.I$3]/[.H$3])*[.H169]" office:value-type="float" office:value="12535.3229527105">
            <text:p>12535.32</text:p>
          </table:table-cell>
          <table:table-cell table:style-name="ce5" table:formula="of:=SUM([.C169];[.E169];[.G169];[.I169])" office:value-type="float" office:value="113882.626168466">
            <text:p>113882.626168466</text:p>
          </table:table-cell>
          <table:table-cell table:style-name="ce17" table:formula="of:=([.J169]/[.J168]) -1" office:value-type="percentage" office:value="-0.00225294262431908">
            <text:p>-0.23%</text:p>
          </table:table-cell>
          <table:table-cell table:style-name="ce5" office:value-type="float" office:value="118.2">
            <text:p>118.2</text:p>
          </table:table-cell>
          <table:table-cell table:style-name="ce17" table:formula="of:=([.L169]/[.L168]) -1" office:value-type="percentage" office:value="0.0287206266318538">
            <text:p>2.87%</text:p>
          </table:table-cell>
          <table:table-cell table:style-name="ce2" office:value-type="string">
            <text:p>2011-08-2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8-30</text:p>
          </table:table-cell>
          <table:table-cell table:style-name="ce5" office:value-type="float" office:value="388.32">
            <text:p>388.32</text:p>
          </table:table-cell>
          <table:table-cell table:style-name="ce11" table:formula="of:=([.C$3]/[.B$3])*[.B170]" office:value-type="float" office:value="12090.4165888287">
            <text:p>12090.42</text:p>
          </table:table-cell>
          <table:table-cell table:style-name="ce5" office:value-type="float" office:value="105.07">
            <text:p>105.07</text:p>
          </table:table-cell>
          <table:table-cell table:style-name="ce11" table:formula="of:=([.E$3]/[.D$3])*[.D170]" office:value-type="float" office:value="59247.7726401263">
            <text:p>59247.77</text:p>
          </table:table-cell>
          <table:table-cell table:style-name="ce5" office:value-type="float" office:value="72.1">
            <text:p>72.1</text:p>
          </table:table-cell>
          <table:table-cell table:style-name="ce11" table:formula="of:=([.G$3]/[.F$3])*[.F170]" office:value-type="float" office:value="30855.9201141227">
            <text:p>30855.92</text:p>
          </table:table-cell>
          <table:table-cell table:style-name="ce5" office:value-type="float" office:value="179.1">
            <text:p>179.1</text:p>
          </table:table-cell>
          <table:table-cell table:style-name="ce11" table:formula="of:=([.I$3]/[.H$3])*[.H170]" office:value-type="float" office:value="12910.8996539792">
            <text:p>12910.90</text:p>
          </table:table-cell>
          <table:table-cell table:style-name="ce5" table:formula="of:=SUM([.C170];[.E170];[.G170];[.I170])" office:value-type="float" office:value="115105.008997057">
            <text:p>115105.008997057</text:p>
          </table:table-cell>
          <table:table-cell table:style-name="ce17" table:formula="of:=([.J170]/[.J169]) -1" office:value-type="percentage" office:value="0.0107337077631346">
            <text:p>1.07%</text:p>
          </table:table-cell>
          <table:table-cell table:style-name="ce5" office:value-type="float" office:value="118.52">
            <text:p>118.52</text:p>
          </table:table-cell>
          <table:table-cell table:style-name="ce17" table:formula="of:=([.L170]/[.L169]) -1" office:value-type="percentage" office:value="0.00270727580372254">
            <text:p>0.27%</text:p>
          </table:table-cell>
          <table:table-cell table:style-name="ce2" office:value-type="string">
            <text:p>2011-08-3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8-31</text:p>
          </table:table-cell>
          <table:table-cell table:style-name="ce5" office:value-type="float" office:value="383.18">
            <text:p>383.18</text:p>
          </table:table-cell>
          <table:table-cell table:style-name="ce11" table:formula="of:=([.C$3]/[.B$3])*[.B171]" office:value-type="float" office:value="11930.381717417">
            <text:p>11930.38</text:p>
          </table:table-cell>
          <table:table-cell table:style-name="ce5" office:value-type="float" office:value="103.45">
            <text:p>103.45</text:p>
          </table:table-cell>
          <table:table-cell table:style-name="ce11" table:formula="of:=([.E$3]/[.D$3])*[.D171]" office:value-type="float" office:value="58334.273147626">
            <text:p>58334.27</text:p>
          </table:table-cell>
          <table:table-cell table:style-name="ce5" office:value-type="float" office:value="72.21">
            <text:p>72.21</text:p>
          </table:table-cell>
          <table:table-cell table:style-name="ce11" table:formula="of:=([.G$3]/[.F$3])*[.F171]" office:value-type="float" office:value="30902.9957203994">
            <text:p>30903.00</text:p>
          </table:table-cell>
          <table:table-cell table:style-name="ce5" office:value-type="float" office:value="177.72">
            <text:p>177.72</text:p>
          </table:table-cell>
          <table:table-cell table:style-name="ce11" table:formula="of:=([.I$3]/[.H$3])*[.H171]" office:value-type="float" office:value="12811.4186851211">
            <text:p>12811.42</text:p>
          </table:table-cell>
          <table:table-cell table:style-name="ce5" table:formula="of:=SUM([.C171];[.E171];[.G171];[.I171])" office:value-type="float" office:value="113979.069270564">
            <text:p>113979.069270564</text:p>
          </table:table-cell>
          <table:table-cell table:style-name="ce17" table:formula="of:=([.J171]/[.J170]) -1" office:value-type="percentage" office:value="-0.00978184821237571">
            <text:p>-0.98%</text:p>
          </table:table-cell>
          <table:table-cell table:style-name="ce5" office:value-type="float" office:value="119.04">
            <text:p>119.04</text:p>
          </table:table-cell>
          <table:table-cell table:style-name="ce17" table:formula="of:=([.L171]/[.L170]) -1" office:value-type="percentage" office:value="0.00438744515693568">
            <text:p>0.44%</text:p>
          </table:table-cell>
          <table:table-cell table:style-name="ce2" office:value-type="string">
            <text:p>2011-08-3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9-01</text:p>
          </table:table-cell>
          <table:table-cell table:style-name="ce5" office:value-type="float" office:value="379.4">
            <text:p>379.4</text:p>
          </table:table-cell>
          <table:table-cell table:style-name="ce11" table:formula="of:=([.C$3]/[.B$3])*[.B172]" office:value-type="float" office:value="11812.6907030326">
            <text:p>11812.69</text:p>
          </table:table-cell>
          <table:table-cell table:style-name="ce5" office:value-type="float" office:value="105.64">
            <text:p>105.64</text:p>
          </table:table-cell>
          <table:table-cell table:style-name="ce11" table:formula="of:=([.E$3]/[.D$3])*[.D172]" office:value-type="float" office:value="59569.1891282283">
            <text:p>59569.19</text:p>
          </table:table-cell>
          <table:table-cell table:style-name="ce5" office:value-type="float" office:value="71.69">
            <text:p>71.69</text:p>
          </table:table-cell>
          <table:table-cell table:style-name="ce11" table:formula="of:=([.G$3]/[.F$3])*[.F172]" office:value-type="float" office:value="30680.4564907275">
            <text:p>30680.46</text:p>
          </table:table-cell>
          <table:table-cell table:style-name="ce5" office:value-type="float" office:value="177.87">
            <text:p>177.87</text:p>
          </table:table-cell>
          <table:table-cell table:style-name="ce11" table:formula="of:=([.I$3]/[.H$3])*[.H172]" office:value-type="float" office:value="12822.23183391">
            <text:p>12822.23</text:p>
          </table:table-cell>
          <table:table-cell table:style-name="ce5" table:formula="of:=SUM([.C172];[.E172];[.G172];[.I172])" office:value-type="float" office:value="114884.568155898">
            <text:p>114884.568155898</text:p>
          </table:table-cell>
          <table:table-cell table:style-name="ce17" table:formula="of:=([.J172]/[.J171]) -1" office:value-type="percentage" office:value="0.00794443129891986">
            <text:p>0.79%</text:p>
          </table:table-cell>
          <table:table-cell table:style-name="ce5" office:value-type="float" office:value="117.8">
            <text:p>117.8</text:p>
          </table:table-cell>
          <table:table-cell table:style-name="ce17" table:formula="of:=([.L172]/[.L171]) -1" office:value-type="percentage" office:value="-0.0104166666666667">
            <text:p>-1.04%</text:p>
          </table:table-cell>
          <table:table-cell table:style-name="ce2" office:value-type="string">
            <text:p>2011-09-0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9-02</text:p>
          </table:table-cell>
          <table:table-cell table:style-name="ce5" office:value-type="float" office:value="372.45">
            <text:p>372.45</text:p>
          </table:table-cell>
          <table:table-cell table:style-name="ce11" table:formula="of:=([.C$3]/[.B$3])*[.B173]" office:value-type="float" office:value="11596.3011395479">
            <text:p>11596.30</text:p>
          </table:table-cell>
          <table:table-cell table:style-name="ce5" office:value-type="float" office:value="109.07">
            <text:p>109.07</text:p>
          </table:table-cell>
          <table:table-cell table:style-name="ce11" table:formula="of:=([.E$3]/[.D$3])*[.D173]" office:value-type="float" office:value="61503.3269425961">
            <text:p>61503.33</text:p>
          </table:table-cell>
          <table:table-cell table:style-name="ce5" office:value-type="float" office:value="70.38">
            <text:p>70.38</text:p>
          </table:table-cell>
          <table:table-cell table:style-name="ce11" table:formula="of:=([.G$3]/[.F$3])*[.F173]" office:value-type="float" office:value="30119.8288159772">
            <text:p>30119.83</text:p>
          </table:table-cell>
          <table:table-cell table:style-name="ce5" office:value-type="float" office:value="183.24">
            <text:p>183.24</text:p>
          </table:table-cell>
          <table:table-cell table:style-name="ce11" table:formula="of:=([.I$3]/[.H$3])*[.H173]" office:value-type="float" office:value="13209.3425605536">
            <text:p>13209.34</text:p>
          </table:table-cell>
          <table:table-cell table:style-name="ce5" table:formula="of:=SUM([.C173];[.E173];[.G173];[.I173])" office:value-type="float" office:value="116428.799458675">
            <text:p>116428.799458675</text:p>
          </table:table-cell>
          <table:table-cell table:style-name="ce17" table:formula="of:=([.J173]/[.J172]) -1" office:value-type="percentage" office:value="0.0134415903507679">
            <text:p>1.34%</text:p>
          </table:table-cell>
          <table:table-cell table:style-name="ce5" office:value-type="float" office:value="114.79">
            <text:p>114.79</text:p>
          </table:table-cell>
          <table:table-cell table:style-name="ce17" table:formula="of:=([.L173]/[.L172]) -1" office:value-type="percentage" office:value="-0.0255517826825127">
            <text:p>-2.56%</text:p>
          </table:table-cell>
          <table:table-cell table:style-name="ce2" office:value-type="string">
            <text:p>2011-09-0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9-06</text:p>
          </table:table-cell>
          <table:table-cell table:style-name="ce5" office:value-type="float" office:value="378.12">
            <text:p>378.12</text:p>
          </table:table-cell>
          <table:table-cell table:style-name="ce11" table:formula="of:=([.C$3]/[.B$3])*[.B174]" office:value-type="float" office:value="11772.8376611246">
            <text:p>11772.84</text:p>
          </table:table-cell>
          <table:table-cell table:style-name="ce5" office:value-type="float" office:value="110.21">
            <text:p>110.21</text:p>
          </table:table-cell>
          <table:table-cell table:style-name="ce11" table:formula="of:=([.E$3]/[.D$3])*[.D174]" office:value-type="float" office:value="62146.1599188">
            <text:p>62146.16</text:p>
          </table:table-cell>
          <table:table-cell table:style-name="ce5" office:value-type="float" office:value="69.41">
            <text:p>69.41</text:p>
          </table:table-cell>
          <table:table-cell table:style-name="ce11" table:formula="of:=([.G$3]/[.F$3])*[.F174]" office:value-type="float" office:value="29704.7075606277">
            <text:p>29704.71</text:p>
          </table:table-cell>
          <table:table-cell table:style-name="ce5" office:value-type="float" office:value="182.9">
            <text:p>182.9</text:p>
          </table:table-cell>
          <table:table-cell table:style-name="ce11" table:formula="of:=([.I$3]/[.H$3])*[.H174]" office:value-type="float" office:value="13184.8327566321">
            <text:p>13184.83</text:p>
          </table:table-cell>
          <table:table-cell table:style-name="ce5" table:formula="of:=SUM([.C174];[.E174];[.G174];[.I174])" office:value-type="float" office:value="116808.537897184">
            <text:p>116808.537897184</text:p>
          </table:table-cell>
          <table:table-cell table:style-name="ce17" table:formula="of:=([.J174]/[.J173]) -1" office:value-type="percentage" office:value="0.00326155075269252">
            <text:p>0.33%</text:p>
          </table:table-cell>
          <table:table-cell table:style-name="ce5" office:value-type="float" office:value="113.95">
            <text:p>113.95</text:p>
          </table:table-cell>
          <table:table-cell table:style-name="ce17" table:formula="of:=([.L174]/[.L173]) -1" office:value-type="percentage" office:value="-0.00731771060196884">
            <text:p>-0.73%</text:p>
          </table:table-cell>
          <table:table-cell table:style-name="ce2" office:value-type="string">
            <text:p>2011-09-0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9-07</text:p>
          </table:table-cell>
          <table:table-cell table:style-name="ce5" office:value-type="float" office:value="382.29">
            <text:p>382.29</text:p>
          </table:table-cell>
          <table:table-cell table:style-name="ce11" table:formula="of:=([.C$3]/[.B$3])*[.B175]" office:value-type="float" office:value="11902.6713992154">
            <text:p>11902.67</text:p>
          </table:table-cell>
          <table:table-cell table:style-name="ce5" office:value-type="float" office:value="108.1">
            <text:p>108.1</text:p>
          </table:table-cell>
          <table:table-cell table:style-name="ce11" table:formula="of:=([.E$3]/[.D$3])*[.D175]" office:value-type="float" office:value="60956.3550242472">
            <text:p>60956.36</text:p>
          </table:table-cell>
          <table:table-cell table:style-name="ce5" office:value-type="float" office:value="71.85">
            <text:p>71.85</text:p>
          </table:table-cell>
          <table:table-cell table:style-name="ce11" table:formula="of:=([.G$3]/[.F$3])*[.F175]" office:value-type="float" office:value="30748.9300998574">
            <text:p>30748.93</text:p>
          </table:table-cell>
          <table:table-cell table:style-name="ce5" office:value-type="float" office:value="177.08">
            <text:p>177.08</text:p>
          </table:table-cell>
          <table:table-cell table:style-name="ce11" table:formula="of:=([.I$3]/[.H$3])*[.H175]" office:value-type="float" office:value="12765.2825836217">
            <text:p>12765.28</text:p>
          </table:table-cell>
          <table:table-cell table:style-name="ce5" table:formula="of:=SUM([.C175];[.E175];[.G175];[.I175])" office:value-type="float" office:value="116373.239106942">
            <text:p>116373.239106942</text:p>
          </table:table-cell>
          <table:table-cell table:style-name="ce17" table:formula="of:=([.J175]/[.J174]) -1" office:value-type="percentage" office:value="-0.00372660079544795">
            <text:p>-0.37%</text:p>
          </table:table-cell>
          <table:table-cell table:style-name="ce5" office:value-type="float" office:value="117.16">
            <text:p>117.16</text:p>
          </table:table-cell>
          <table:table-cell table:style-name="ce17" table:formula="of:=([.L175]/[.L174]) -1" office:value-type="percentage" office:value="0.0281702501096972">
            <text:p>2.82%</text:p>
          </table:table-cell>
          <table:table-cell table:style-name="ce2" office:value-type="string">
            <text:p>2011-09-0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9-08</text:p>
          </table:table-cell>
          <table:table-cell table:style-name="ce5" office:value-type="float" office:value="382.5">
            <text:p>382.5</text:p>
          </table:table-cell>
          <table:table-cell table:style-name="ce11" table:formula="of:=([.C$3]/[.B$3])*[.B176]" office:value-type="float" office:value="11909.2097889034">
            <text:p>11909.21</text:p>
          </table:table-cell>
          <table:table-cell table:style-name="ce5" office:value-type="float" office:value="109.07">
            <text:p>109.07</text:p>
          </table:table-cell>
          <table:table-cell table:style-name="ce11" table:formula="of:=([.E$3]/[.D$3])*[.D176]" office:value-type="float" office:value="61503.3269425961">
            <text:p>61503.33</text:p>
          </table:table-cell>
          <table:table-cell table:style-name="ce5" office:value-type="float" office:value="71.04">
            <text:p>71.04</text:p>
          </table:table-cell>
          <table:table-cell table:style-name="ce11" table:formula="of:=([.G$3]/[.F$3])*[.F176]" office:value-type="float" office:value="30402.2824536377">
            <text:p>30402.28</text:p>
          </table:table-cell>
          <table:table-cell table:style-name="ce5" office:value-type="float" office:value="181.81">
            <text:p>181.81</text:p>
          </table:table-cell>
          <table:table-cell table:style-name="ce11" table:formula="of:=([.I$3]/[.H$3])*[.H176]" office:value-type="float" office:value="13106.2572087659">
            <text:p>13106.26</text:p>
          </table:table-cell>
          <table:table-cell table:style-name="ce5" table:formula="of:=SUM([.C176];[.E176];[.G176];[.I176])" office:value-type="float" office:value="116921.076393903">
            <text:p>116921.076393903</text:p>
          </table:table-cell>
          <table:table-cell table:style-name="ce17" table:formula="of:=([.J176]/[.J175]) -1" office:value-type="percentage" office:value="0.00470758819781603">
            <text:p>0.47%</text:p>
          </table:table-cell>
          <table:table-cell table:style-name="ce5" office:value-type="float" office:value="115.94">
            <text:p>115.94</text:p>
          </table:table-cell>
          <table:table-cell table:style-name="ce17" table:formula="of:=([.L176]/[.L175]) -1" office:value-type="percentage" office:value="-0.0104131102765449">
            <text:p>-1.04%</text:p>
          </table:table-cell>
          <table:table-cell table:style-name="ce2" office:value-type="string">
            <text:p>2011-09-0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9-09</text:p>
          </table:table-cell>
          <table:table-cell table:style-name="ce5" office:value-type="float" office:value="375.87">
            <text:p>375.87</text:p>
          </table:table-cell>
          <table:table-cell table:style-name="ce11" table:formula="of:=([.C$3]/[.B$3])*[.B177]" office:value-type="float" office:value="11702.7834858958">
            <text:p>11702.78</text:p>
          </table:table-cell>
          <table:table-cell table:style-name="ce5" office:value-type="float" office:value="110.24">
            <text:p>110.24</text:p>
          </table:table-cell>
          <table:table-cell table:style-name="ce11" table:formula="of:=([.E$3]/[.D$3])*[.D177]" office:value-type="float" office:value="62163.0765760686">
            <text:p>62163.08</text:p>
          </table:table-cell>
          <table:table-cell table:style-name="ce5" office:value-type="float" office:value="69.27">
            <text:p>69.27</text:p>
          </table:table-cell>
          <table:table-cell table:style-name="ce11" table:formula="of:=([.G$3]/[.F$3])*[.F177]" office:value-type="float" office:value="29644.7931526391">
            <text:p>29644.79</text:p>
          </table:table-cell>
          <table:table-cell table:style-name="ce5" office:value-type="float" office:value="180.7">
            <text:p>180.7</text:p>
          </table:table-cell>
          <table:table-cell table:style-name="ce11" table:formula="of:=([.I$3]/[.H$3])*[.H177]" office:value-type="float" office:value="13026.2399077278">
            <text:p>13026.24</text:p>
          </table:table-cell>
          <table:table-cell table:style-name="ce5" table:formula="of:=SUM([.C177];[.E177];[.G177];[.I177])" office:value-type="float" office:value="116536.893122331">
            <text:p>116536.893122331</text:p>
          </table:table-cell>
          <table:table-cell table:style-name="ce17" table:formula="of:=([.J177]/[.J176]) -1" office:value-type="percentage" office:value="-0.00328583420047879">
            <text:p>-0.33%</text:p>
          </table:table-cell>
          <table:table-cell table:style-name="ce5" office:value-type="float" office:value="112.91">
            <text:p>112.91</text:p>
          </table:table-cell>
          <table:table-cell table:style-name="ce17" table:formula="of:=([.L177]/[.L176]) -1" office:value-type="percentage" office:value="-0.0261342073486286">
            <text:p>-2.61%</text:p>
          </table:table-cell>
          <table:table-cell table:style-name="ce2" office:value-type="string">
            <text:p>2011-09-0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9-12</text:p>
          </table:table-cell>
          <table:table-cell table:style-name="ce5" office:value-type="float" office:value="378.32">
            <text:p>378.32</text:p>
          </table:table-cell>
          <table:table-cell table:style-name="ce11" table:formula="of:=([.C$3]/[.B$3])*[.B178]" office:value-type="float" office:value="11779.0646989227">
            <text:p>11779.06</text:p>
          </table:table-cell>
          <table:table-cell table:style-name="ce5" office:value-type="float" office:value="110.35">
            <text:p>110.35</text:p>
          </table:table-cell>
          <table:table-cell table:style-name="ce11" table:formula="of:=([.E$3]/[.D$3])*[.D178]" office:value-type="float" office:value="62225.1043193865">
            <text:p>62225.10</text:p>
          </table:table-cell>
          <table:table-cell table:style-name="ce5" office:value-type="float" office:value="70.08">
            <text:p>70.08</text:p>
          </table:table-cell>
          <table:table-cell table:style-name="ce11" table:formula="of:=([.G$3]/[.F$3])*[.F178]" office:value-type="float" office:value="29991.4407988588">
            <text:p>29991.44</text:p>
          </table:table-cell>
          <table:table-cell table:style-name="ce5" office:value-type="float" office:value="176.67">
            <text:p>176.67</text:p>
          </table:table-cell>
          <table:table-cell table:style-name="ce11" table:formula="of:=([.I$3]/[.H$3])*[.H178]" office:value-type="float" office:value="12735.7266435986">
            <text:p>12735.73</text:p>
          </table:table-cell>
          <table:table-cell table:style-name="ce5" table:formula="of:=SUM([.C178];[.E178];[.G178];[.I178])" office:value-type="float" office:value="116731.336460767">
            <text:p>116731.336460767</text:p>
          </table:table-cell>
          <table:table-cell table:style-name="ce17" table:formula="of:=([.J178]/[.J177]) -1" office:value-type="percentage" office:value="0.0016685131482892">
            <text:p>0.17%</text:p>
          </table:table-cell>
          <table:table-cell table:style-name="ce5" office:value-type="float" office:value="113.64">
            <text:p>113.64</text:p>
          </table:table-cell>
          <table:table-cell table:style-name="ce17" table:formula="of:=([.L178]/[.L177]) -1" office:value-type="percentage" office:value="0.00646532636613228">
            <text:p>0.65%</text:p>
          </table:table-cell>
          <table:table-cell table:style-name="ce2" office:value-type="string">
            <text:p>2011-09-1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9-13</text:p>
          </table:table-cell>
          <table:table-cell table:style-name="ce5" office:value-type="float" office:value="382.98">
            <text:p>382.98</text:p>
          </table:table-cell>
          <table:table-cell table:style-name="ce11" table:formula="of:=([.C$3]/[.B$3])*[.B179]" office:value-type="float" office:value="11924.1546796189">
            <text:p>11924.15</text:p>
          </table:table-cell>
          <table:table-cell table:style-name="ce5" office:value-type="float" office:value="108.78">
            <text:p>108.78</text:p>
          </table:table-cell>
          <table:table-cell table:style-name="ce11" table:formula="of:=([.E$3]/[.D$3])*[.D179]" office:value-type="float" office:value="61339.7992556671">
            <text:p>61339.80</text:p>
          </table:table-cell>
          <table:table-cell table:style-name="ce5" office:value-type="float" office:value="69.9">
            <text:p>69.9</text:p>
          </table:table-cell>
          <table:table-cell table:style-name="ce11" table:formula="of:=([.G$3]/[.F$3])*[.F179]" office:value-type="float" office:value="29914.4079885877">
            <text:p>29914.41</text:p>
          </table:table-cell>
          <table:table-cell table:style-name="ce5" office:value-type="float" office:value="178.54">
            <text:p>178.54</text:p>
          </table:table-cell>
          <table:table-cell table:style-name="ce11" table:formula="of:=([.I$3]/[.H$3])*[.H179]" office:value-type="float" office:value="12870.5305651672">
            <text:p>12870.53</text:p>
          </table:table-cell>
          <table:table-cell table:style-name="ce5" table:formula="of:=SUM([.C179];[.E179];[.G179];[.I179])" office:value-type="float" office:value="116048.892489041">
            <text:p>116048.892489041</text:p>
          </table:table-cell>
          <table:table-cell table:style-name="ce17" table:formula="of:=([.J179]/[.J178]) -1" office:value-type="percentage" office:value="-0.00584627909194735">
            <text:p>-0.58%</text:p>
          </table:table-cell>
          <table:table-cell table:style-name="ce5" office:value-type="float" office:value="114.68">
            <text:p>114.68</text:p>
          </table:table-cell>
          <table:table-cell table:style-name="ce17" table:formula="of:=([.L179]/[.L178]) -1" office:value-type="percentage" office:value="0.0091517071453715">
            <text:p>0.92%</text:p>
          </table:table-cell>
          <table:table-cell table:style-name="ce2" office:value-type="string">
            <text:p>2011-09-1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9-14</text:p>
          </table:table-cell>
          <table:table-cell table:style-name="ce5" office:value-type="float" office:value="387.64">
            <text:p>387.64</text:p>
          </table:table-cell>
          <table:table-cell table:style-name="ce11" table:formula="of:=([.C$3]/[.B$3])*[.B180]" office:value-type="float" office:value="12069.2446603151">
            <text:p>12069.24</text:p>
          </table:table-cell>
          <table:table-cell table:style-name="ce5" office:value-type="float" office:value="109.7">
            <text:p>109.7</text:p>
          </table:table-cell>
          <table:table-cell table:style-name="ce11" table:formula="of:=([.E$3]/[.D$3])*[.D180]" office:value-type="float" office:value="61858.5767452351">
            <text:p>61858.58</text:p>
          </table:table-cell>
          <table:table-cell table:style-name="ce5" office:value-type="float" office:value="70.86">
            <text:p>70.86</text:p>
          </table:table-cell>
          <table:table-cell table:style-name="ce11" table:formula="of:=([.G$3]/[.F$3])*[.F180]" office:value-type="float" office:value="30325.2496433666">
            <text:p>30325.25</text:p>
          </table:table-cell>
          <table:table-cell table:style-name="ce5" office:value-type="float" office:value="177.21">
            <text:p>177.21</text:p>
          </table:table-cell>
          <table:table-cell table:style-name="ce11" table:formula="of:=([.I$3]/[.H$3])*[.H180]" office:value-type="float" office:value="12774.6539792388">
            <text:p>12774.65</text:p>
          </table:table-cell>
          <table:table-cell table:style-name="ce5" table:formula="of:=SUM([.C180];[.E180];[.G180];[.I180])" office:value-type="float" office:value="117027.725028156">
            <text:p>117027.725028156</text:p>
          </table:table-cell>
          <table:table-cell table:style-name="ce17" table:formula="of:=([.J180]/[.J179]) -1" office:value-type="percentage" office:value="0.0084346564462654">
            <text:p>0.84%</text:p>
          </table:table-cell>
          <table:table-cell table:style-name="ce5" office:value-type="float" office:value="116.27">
            <text:p>116.27</text:p>
          </table:table-cell>
          <table:table-cell table:style-name="ce17" table:formula="of:=([.L180]/[.L179]) -1" office:value-type="percentage" office:value="0.0138646668991977">
            <text:p>1.39%</text:p>
          </table:table-cell>
          <table:table-cell table:style-name="ce2" office:value-type="string">
            <text:p>2011-09-1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9-15</text:p>
          </table:table-cell>
          <table:table-cell table:style-name="ce5" office:value-type="float" office:value="391.28">
            <text:p>391.28</text:p>
          </table:table-cell>
          <table:table-cell table:style-name="ce11" table:formula="of:=([.C$3]/[.B$3])*[.B181]" office:value-type="float" office:value="12182.5767482409">
            <text:p>12182.58</text:p>
          </table:table-cell>
          <table:table-cell table:style-name="ce5" office:value-type="float" office:value="108.03">
            <text:p>108.03</text:p>
          </table:table-cell>
          <table:table-cell table:style-name="ce11" table:formula="of:=([.E$3]/[.D$3])*[.D181]" office:value-type="float" office:value="60916.882823954">
            <text:p>60916.88</text:p>
          </table:table-cell>
          <table:table-cell table:style-name="ce5" office:value-type="float" office:value="72.2">
            <text:p>72.2</text:p>
          </table:table-cell>
          <table:table-cell table:style-name="ce11" table:formula="of:=([.G$3]/[.F$3])*[.F181]" office:value-type="float" office:value="30898.7161198288">
            <text:p>30898.72</text:p>
          </table:table-cell>
          <table:table-cell table:style-name="ce5" office:value-type="float" office:value="174.4">
            <text:p>174.4</text:p>
          </table:table-cell>
          <table:table-cell table:style-name="ce11" table:formula="of:=([.I$3]/[.H$3])*[.H181]" office:value-type="float" office:value="12572.0876585928">
            <text:p>12572.09</text:p>
          </table:table-cell>
          <table:table-cell table:style-name="ce5" table:formula="of:=SUM([.C181];[.E181];[.G181];[.I181])" office:value-type="float" office:value="116570.263350617">
            <text:p>116570.263350617</text:p>
          </table:table-cell>
          <table:table-cell table:style-name="ce17" table:formula="of:=([.J181]/[.J180]) -1" office:value-type="percentage" office:value="-0.00390900256694771">
            <text:p>-0.39%</text:p>
          </table:table-cell>
          <table:table-cell table:style-name="ce5" office:value-type="float" office:value="118.27">
            <text:p>118.27</text:p>
          </table:table-cell>
          <table:table-cell table:style-name="ce17" table:formula="of:=([.L181]/[.L180]) -1" office:value-type="percentage" office:value="0.017201341704653">
            <text:p>1.72%</text:p>
          </table:table-cell>
          <table:table-cell table:style-name="ce2" office:value-type="string">
            <text:p>2011-09-1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9-16</text:p>
          </table:table-cell>
          <table:table-cell table:style-name="ce5" office:value-type="float" office:value="398.79">
            <text:p>398.79</text:p>
          </table:table-cell>
          <table:table-cell table:style-name="ce11" table:formula="of:=([.C$3]/[.B$3])*[.B182]" office:value-type="float" office:value="12416.4020175602">
            <text:p>12416.40</text:p>
          </table:table-cell>
          <table:table-cell table:style-name="ce5" office:value-type="float" office:value="108.81">
            <text:p>108.81</text:p>
          </table:table-cell>
          <table:table-cell table:style-name="ce11" table:formula="of:=([.E$3]/[.D$3])*[.D182]" office:value-type="float" office:value="61356.7159129356">
            <text:p>61356.72</text:p>
          </table:table-cell>
          <table:table-cell table:style-name="ce5" office:value-type="float" office:value="72.73">
            <text:p>72.73</text:p>
          </table:table-cell>
          <table:table-cell table:style-name="ce11" table:formula="of:=([.G$3]/[.F$3])*[.F182]" office:value-type="float" office:value="31125.5349500713">
            <text:p>31125.53</text:p>
          </table:table-cell>
          <table:table-cell table:style-name="ce5" office:value-type="float" office:value="176.03">
            <text:p>176.03</text:p>
          </table:table-cell>
          <table:table-cell table:style-name="ce11" table:formula="of:=([.I$3]/[.H$3])*[.H182]" office:value-type="float" office:value="12689.5905420992">
            <text:p>12689.59</text:p>
          </table:table-cell>
          <table:table-cell table:style-name="ce5" table:formula="of:=SUM([.C182];[.E182];[.G182];[.I182])" office:value-type="float" office:value="117588.243422666">
            <text:p>117588.243422666</text:p>
          </table:table-cell>
          <table:table-cell table:style-name="ce17" table:formula="of:=([.J182]/[.J181]) -1" office:value-type="percentage" office:value="0.00873275947732943">
            <text:p>0.87%</text:p>
          </table:table-cell>
          <table:table-cell table:style-name="ce5" office:value-type="float" office:value="118.97">
            <text:p>118.97</text:p>
          </table:table-cell>
          <table:table-cell table:style-name="ce17" table:formula="of:=([.L182]/[.L181]) -1" office:value-type="percentage" office:value="0.00591866069163771">
            <text:p>0.59%</text:p>
          </table:table-cell>
          <table:table-cell table:style-name="ce2" office:value-type="string">
            <text:p>2011-09-1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9-19</text:p>
          </table:table-cell>
          <table:table-cell table:style-name="ce5" office:value-type="float" office:value="409.87">
            <text:p>409.87</text:p>
          </table:table-cell>
          <table:table-cell table:style-name="ce11" table:formula="of:=([.C$3]/[.B$3])*[.B183]" office:value-type="float" office:value="12761.3799115761">
            <text:p>12761.38</text:p>
          </table:table-cell>
          <table:table-cell table:style-name="ce5" office:value-type="float" office:value="110.89">
            <text:p>110.89</text:p>
          </table:table-cell>
          <table:table-cell table:style-name="ce11" table:formula="of:=([.E$3]/[.D$3])*[.D183]" office:value-type="float" office:value="62529.6041502199">
            <text:p>62529.60</text:p>
          </table:table-cell>
          <table:table-cell table:style-name="ce5" office:value-type="float" office:value="71.9">
            <text:p>71.9</text:p>
          </table:table-cell>
          <table:table-cell table:style-name="ce11" table:formula="of:=([.G$3]/[.F$3])*[.F183]" office:value-type="float" office:value="30770.3281027104">
            <text:p>30770.33</text:p>
          </table:table-cell>
          <table:table-cell table:style-name="ce5" office:value-type="float" office:value="173.31">
            <text:p>173.31</text:p>
          </table:table-cell>
          <table:table-cell table:style-name="ce11" table:formula="of:=([.I$3]/[.H$3])*[.H183]" office:value-type="float" office:value="12493.5121107266">
            <text:p>12493.51</text:p>
          </table:table-cell>
          <table:table-cell table:style-name="ce5" table:formula="of:=SUM([.C183];[.E183];[.G183];[.I183])" office:value-type="float" office:value="118554.824275233">
            <text:p>118554.824275233</text:p>
          </table:table-cell>
          <table:table-cell table:style-name="ce17" table:formula="of:=([.J183]/[.J182]) -1" office:value-type="percentage" office:value="0.00822004670222287">
            <text:p>0.82%</text:p>
          </table:table-cell>
          <table:table-cell table:style-name="ce5" office:value-type="float" office:value="117.79">
            <text:p>117.79</text:p>
          </table:table-cell>
          <table:table-cell table:style-name="ce17" table:formula="of:=([.L183]/[.L182]) -1" office:value-type="percentage" office:value="-0.00991846684037989">
            <text:p>-0.99%</text:p>
          </table:table-cell>
          <table:table-cell table:style-name="ce2" office:value-type="string">
            <text:p>2011-09-1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9-20</text:p>
          </table:table-cell>
          <table:table-cell table:style-name="ce5" office:value-type="float" office:value="411.68">
            <text:p>411.68</text:p>
          </table:table-cell>
          <table:table-cell table:style-name="ce11" table:formula="of:=([.C$3]/[.B$3])*[.B184]" office:value-type="float" office:value="12817.734603649">
            <text:p>12817.73</text:p>
          </table:table-cell>
          <table:table-cell table:style-name="ce5" office:value-type="float" office:value="111.35">
            <text:p>111.35</text:p>
          </table:table-cell>
          <table:table-cell table:style-name="ce11" table:formula="of:=([.E$3]/[.D$3])*[.D184]" office:value-type="float" office:value="62788.9928950039">
            <text:p>62788.99</text:p>
          </table:table-cell>
          <table:table-cell table:style-name="ce5" office:value-type="float" office:value="72.2">
            <text:p>72.2</text:p>
          </table:table-cell>
          <table:table-cell table:style-name="ce11" table:formula="of:=([.G$3]/[.F$3])*[.F184]" office:value-type="float" office:value="30898.7161198288">
            <text:p>30898.72</text:p>
          </table:table-cell>
          <table:table-cell table:style-name="ce5" office:value-type="float" office:value="175.78">
            <text:p>175.78</text:p>
          </table:table-cell>
          <table:table-cell table:style-name="ce11" table:formula="of:=([.I$3]/[.H$3])*[.H184]" office:value-type="float" office:value="12671.568627451">
            <text:p>12671.57</text:p>
          </table:table-cell>
          <table:table-cell table:style-name="ce5" table:formula="of:=SUM([.C184];[.E184];[.G184];[.I184])" office:value-type="float" office:value="119177.012245933">
            <text:p>119177.012245933</text:p>
          </table:table-cell>
          <table:table-cell table:style-name="ce17" table:formula="of:=([.J184]/[.J183]) -1" office:value-type="percentage" office:value="0.00524810335221204">
            <text:p>0.52%</text:p>
          </table:table-cell>
          <table:table-cell table:style-name="ce5" office:value-type="float" office:value="117.65">
            <text:p>117.65</text:p>
          </table:table-cell>
          <table:table-cell table:style-name="ce17" table:formula="of:=([.L184]/[.L183]) -1" office:value-type="percentage" office:value="-0.00118855590457589">
            <text:p>-0.12%</text:p>
          </table:table-cell>
          <table:table-cell table:style-name="ce2" office:value-type="string">
            <text:p>2011-09-2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9-21</text:p>
          </table:table-cell>
          <table:table-cell table:style-name="ce5" office:value-type="float" office:value="410.38">
            <text:p>410.38</text:p>
          </table:table-cell>
          <table:table-cell table:style-name="ce11" table:formula="of:=([.C$3]/[.B$3])*[.B185]" office:value-type="float" office:value="12777.2588579613">
            <text:p>12777.26</text:p>
          </table:table-cell>
          <table:table-cell table:style-name="ce5" office:value-type="float" office:value="115.03">
            <text:p>115.03</text:p>
          </table:table-cell>
          <table:table-cell table:style-name="ce11" table:formula="of:=([.E$3]/[.D$3])*[.D185]" office:value-type="float" office:value="64864.1028532762">
            <text:p>64864.10</text:p>
          </table:table-cell>
          <table:table-cell table:style-name="ce5" office:value-type="float" office:value="70.21">
            <text:p>70.21</text:p>
          </table:table-cell>
          <table:table-cell table:style-name="ce11" table:formula="of:=([.G$3]/[.F$3])*[.F185]" office:value-type="float" office:value="30047.0756062768">
            <text:p>30047.08</text:p>
          </table:table-cell>
          <table:table-cell table:style-name="ce5" office:value-type="float" office:value="173.59">
            <text:p>173.59</text:p>
          </table:table-cell>
          <table:table-cell table:style-name="ce11" table:formula="of:=([.I$3]/[.H$3])*[.H185]" office:value-type="float" office:value="12513.6966551326">
            <text:p>12513.70</text:p>
          </table:table-cell>
          <table:table-cell table:style-name="ce5" table:formula="of:=SUM([.C185];[.E185];[.G185];[.I185])" office:value-type="float" office:value="120202.133972647">
            <text:p>120202.133972647</text:p>
          </table:table-cell>
          <table:table-cell table:style-name="ce17" table:formula="of:=([.J185]/[.J184]) -1" office:value-type="percentage" office:value="0.00860167332101436">
            <text:p>0.86%</text:p>
          </table:table-cell>
          <table:table-cell table:style-name="ce5" office:value-type="float" office:value="114.18">
            <text:p>114.18</text:p>
          </table:table-cell>
          <table:table-cell table:style-name="ce17" table:formula="of:=([.L185]/[.L184]) -1" office:value-type="percentage" office:value="-0.0294942626434339">
            <text:p>-2.95%</text:p>
          </table:table-cell>
          <table:table-cell table:style-name="ce2" office:value-type="string">
            <text:p>2011-09-2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9-22</text:p>
          </table:table-cell>
          <table:table-cell table:style-name="ce5" office:value-type="float" office:value="400.1">
            <text:p>400.1</text:p>
          </table:table-cell>
          <table:table-cell table:style-name="ce11" table:formula="of:=([.C$3]/[.B$3])*[.B186]" office:value-type="float" office:value="12457.1891151379">
            <text:p>12457.19</text:p>
          </table:table-cell>
          <table:table-cell table:style-name="ce5" office:value-type="float" office:value="119.36">
            <text:p>119.36</text:p>
          </table:table-cell>
          <table:table-cell table:style-name="ce11" table:formula="of:=([.E$3]/[.D$3])*[.D186]" office:value-type="float" office:value="67305.7403856998">
            <text:p>67305.74</text:p>
          </table:table-cell>
          <table:table-cell table:style-name="ce5" office:value-type="float" office:value="67.55">
            <text:p>67.55</text:p>
          </table:table-cell>
          <table:table-cell table:style-name="ce11" table:formula="of:=([.G$3]/[.F$3])*[.F186]" office:value-type="float" office:value="28908.7018544936">
            <text:p>28908.70</text:p>
          </table:table-cell>
          <table:table-cell table:style-name="ce5" office:value-type="float" office:value="169.05">
            <text:p>169.05</text:p>
          </table:table-cell>
          <table:table-cell table:style-name="ce11" table:formula="of:=([.I$3]/[.H$3])*[.H186]" office:value-type="float" office:value="12186.4186851211">
            <text:p>12186.42</text:p>
          </table:table-cell>
          <table:table-cell table:style-name="ce5" table:formula="of:=SUM([.C186];[.E186];[.G186];[.I186])" office:value-type="float" office:value="120858.050040452">
            <text:p>120858.050040452</text:p>
          </table:table-cell>
          <table:table-cell table:style-name="ce17" table:formula="of:=([.J186]/[.J185]) -1" office:value-type="percentage" office:value="0.00545677556735247">
            <text:p>0.55%</text:p>
          </table:table-cell>
          <table:table-cell table:style-name="ce5" office:value-type="float" office:value="110.49">
            <text:p>110.49</text:p>
          </table:table-cell>
          <table:table-cell table:style-name="ce17" table:formula="of:=([.L186]/[.L185]) -1" office:value-type="percentage" office:value="-0.03231739358907">
            <text:p>-3.23%</text:p>
          </table:table-cell>
          <table:table-cell table:style-name="ce2" office:value-type="string">
            <text:p>2011-09-2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9-23</text:p>
          </table:table-cell>
          <table:table-cell table:style-name="ce5" office:value-type="float" office:value="402.57">
            <text:p>402.57</text:p>
          </table:table-cell>
          <table:table-cell table:style-name="ce11" table:formula="of:=([.C$3]/[.B$3])*[.B187]" office:value-type="float" office:value="12534.0930319447">
            <text:p>12534.09</text:p>
          </table:table-cell>
          <table:table-cell table:style-name="ce5" office:value-type="float" office:value="117.14">
            <text:p>117.14</text:p>
          </table:table-cell>
          <table:table-cell table:style-name="ce11" table:formula="of:=([.E$3]/[.D$3])*[.D187]" office:value-type="float" office:value="66053.907747829">
            <text:p>66053.91</text:p>
          </table:table-cell>
          <table:table-cell table:style-name="ce5" office:value-type="float" office:value="67.62">
            <text:p>67.62</text:p>
          </table:table-cell>
          <table:table-cell table:style-name="ce11" table:formula="of:=([.G$3]/[.F$3])*[.F187]" office:value-type="float" office:value="28938.6590584879">
            <text:p>28938.66</text:p>
          </table:table-cell>
          <table:table-cell table:style-name="ce5" office:value-type="float" office:value="159.8">
            <text:p>159.8</text:p>
          </table:table-cell>
          <table:table-cell table:style-name="ce11" table:formula="of:=([.I$3]/[.H$3])*[.H187]" office:value-type="float" office:value="11519.6078431373">
            <text:p>11519.61</text:p>
          </table:table-cell>
          <table:table-cell table:style-name="ce5" table:formula="of:=SUM([.C187];[.E187];[.G187];[.I187])" office:value-type="float" office:value="119046.267681399">
            <text:p>119046.267681399</text:p>
          </table:table-cell>
          <table:table-cell table:style-name="ce17" table:formula="of:=([.J187]/[.J186]) -1" office:value-type="percentage" office:value="-0.0149909944637292">
            <text:p>-1.50%</text:p>
          </table:table-cell>
          <table:table-cell table:style-name="ce5" office:value-type="float" office:value="111.16">
            <text:p>111.16</text:p>
          </table:table-cell>
          <table:table-cell table:style-name="ce17" table:formula="of:=([.L187]/[.L186]) -1" office:value-type="percentage" office:value="0.00606389718526557">
            <text:p>0.61%</text:p>
          </table:table-cell>
          <table:table-cell table:style-name="ce2" office:value-type="string">
            <text:p>2011-09-2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9-26</text:p>
          </table:table-cell>
          <table:table-cell table:style-name="ce5" office:value-type="float" office:value="401.45">
            <text:p>401.45</text:p>
          </table:table-cell>
          <table:table-cell table:style-name="ce11" table:formula="of:=([.C$3]/[.B$3])*[.B188]" office:value-type="float" office:value="12499.2216202752">
            <text:p>12499.22</text:p>
          </table:table-cell>
          <table:table-cell table:style-name="ce5" office:value-type="float" office:value="115.26">
            <text:p>115.26</text:p>
          </table:table-cell>
          <table:table-cell table:style-name="ce11" table:formula="of:=([.E$3]/[.D$3])*[.D188]" office:value-type="float" office:value="64993.7972256682">
            <text:p>64993.80</text:p>
          </table:table-cell>
          <table:table-cell table:style-name="ce5" office:value-type="float" office:value="69.97">
            <text:p>69.97</text:p>
          </table:table-cell>
          <table:table-cell table:style-name="ce11" table:formula="of:=([.G$3]/[.F$3])*[.F188]" office:value-type="float" office:value="29944.365192582">
            <text:p>29944.37</text:p>
          </table:table-cell>
          <table:table-cell table:style-name="ce5" office:value-type="float" office:value="157.58">
            <text:p>157.58</text:p>
          </table:table-cell>
          <table:table-cell table:style-name="ce11" table:formula="of:=([.I$3]/[.H$3])*[.H188]" office:value-type="float" office:value="11359.5732410611">
            <text:p>11359.57</text:p>
          </table:table-cell>
          <table:table-cell table:style-name="ce5" table:formula="of:=SUM([.C188];[.E188];[.G188];[.I188])" office:value-type="float" office:value="118796.957279587">
            <text:p>118796.957279587</text:p>
          </table:table-cell>
          <table:table-cell table:style-name="ce17" table:formula="of:=([.J188]/[.J187]) -1" office:value-type="percentage" office:value="-0.00209423114783824">
            <text:p>-0.21%</text:p>
          </table:table-cell>
          <table:table-cell table:style-name="ce5" office:value-type="float" office:value="113.8">
            <text:p>113.8</text:p>
          </table:table-cell>
          <table:table-cell table:style-name="ce17" table:formula="of:=([.L188]/[.L187]) -1" office:value-type="percentage" office:value="0.023749550197913">
            <text:p>2.37%</text:p>
          </table:table-cell>
          <table:table-cell table:style-name="ce2" office:value-type="string">
            <text:p>2011-09-2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9-27</text:p>
          </table:table-cell>
          <table:table-cell table:style-name="ce5" office:value-type="float" office:value="397.55">
            <text:p>397.55</text:p>
          </table:table-cell>
          <table:table-cell table:style-name="ce11" table:formula="of:=([.C$3]/[.B$3])*[.B189]" office:value-type="float" office:value="12377.7943832119">
            <text:p>12377.79</text:p>
          </table:table-cell>
          <table:table-cell table:style-name="ce5" office:value-type="float" office:value="113.49">
            <text:p>113.49</text:p>
          </table:table-cell>
          <table:table-cell table:style-name="ce11" table:formula="of:=([.E$3]/[.D$3])*[.D189]" office:value-type="float" office:value="63995.7144468253">
            <text:p>63995.71</text:p>
          </table:table-cell>
          <table:table-cell table:style-name="ce5" office:value-type="float" office:value="71.13">
            <text:p>71.13</text:p>
          </table:table-cell>
          <table:table-cell table:style-name="ce11" table:formula="of:=([.G$3]/[.F$3])*[.F189]" office:value-type="float" office:value="30440.7988587732">
            <text:p>30440.80</text:p>
          </table:table-cell>
          <table:table-cell table:style-name="ce5" office:value-type="float" office:value="160.63">
            <text:p>160.63</text:p>
          </table:table-cell>
          <table:table-cell table:style-name="ce11" table:formula="of:=([.I$3]/[.H$3])*[.H189]" office:value-type="float" office:value="11579.4405997693">
            <text:p>11579.44</text:p>
          </table:table-cell>
          <table:table-cell table:style-name="ce5" table:formula="of:=SUM([.C189];[.E189];[.G189];[.I189])" office:value-type="float" office:value="118393.74828858">
            <text:p>118393.74828858</text:p>
          </table:table-cell>
          <table:table-cell table:style-name="ce17" table:formula="of:=([.J189]/[.J188]) -1" office:value-type="percentage" office:value="-0.00339410200597934">
            <text:p>-0.34%</text:p>
          </table:table-cell>
          <table:table-cell table:style-name="ce5" office:value-type="float" office:value="115.08">
            <text:p>115.08</text:p>
          </table:table-cell>
          <table:table-cell table:style-name="ce17" table:formula="of:=([.L189]/[.L188]) -1" office:value-type="percentage" office:value="0.0112478031634446">
            <text:p>1.12%</text:p>
          </table:table-cell>
          <table:table-cell table:style-name="ce2" office:value-type="string">
            <text:p>2011-09-2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9-28</text:p>
          </table:table-cell>
          <table:table-cell table:style-name="ce5" office:value-type="float" office:value="395.31">
            <text:p>395.31</text:p>
          </table:table-cell>
          <table:table-cell table:style-name="ce11" table:formula="of:=([.C$3]/[.B$3])*[.B190]" office:value-type="float" office:value="12308.051559873">
            <text:p>12308.05</text:p>
          </table:table-cell>
          <table:table-cell table:style-name="ce5" office:value-type="float" office:value="113.45">
            <text:p>113.45</text:p>
          </table:table-cell>
          <table:table-cell table:style-name="ce11" table:formula="of:=([.E$3]/[.D$3])*[.D190]" office:value-type="float" office:value="63973.1589038006">
            <text:p>63973.16</text:p>
          </table:table-cell>
          <table:table-cell table:style-name="ce5" office:value-type="float" office:value="70.31">
            <text:p>70.31</text:p>
          </table:table-cell>
          <table:table-cell table:style-name="ce11" table:formula="of:=([.G$3]/[.F$3])*[.F190]" office:value-type="float" office:value="30089.8716119829">
            <text:p>30089.87</text:p>
          </table:table-cell>
          <table:table-cell table:style-name="ce5" office:value-type="float" office:value="156.22">
            <text:p>156.22</text:p>
          </table:table-cell>
          <table:table-cell table:style-name="ce11" table:formula="of:=([.I$3]/[.H$3])*[.H190]" office:value-type="float" office:value="11261.5340253749">
            <text:p>11261.53</text:p>
          </table:table-cell>
          <table:table-cell table:style-name="ce5" table:formula="of:=SUM([.C190];[.E190];[.G190];[.I190])" office:value-type="float" office:value="117632.616101031">
            <text:p>117632.616101031</text:p>
          </table:table-cell>
          <table:table-cell table:style-name="ce17" table:formula="of:=([.J190]/[.J189]) -1" office:value-type="percentage" office:value="-0.00642882076588347">
            <text:p>-0.64%</text:p>
          </table:table-cell>
          <table:table-cell table:style-name="ce5" office:value-type="float" office:value="112.73">
            <text:p>112.73</text:p>
          </table:table-cell>
          <table:table-cell table:style-name="ce17" table:formula="of:=([.L190]/[.L189]) -1" office:value-type="percentage" office:value="-0.0204205769899201">
            <text:p>-2.04%</text:p>
          </table:table-cell>
          <table:table-cell table:style-name="ce2" office:value-type="string">
            <text:p>2011-09-2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9-29</text:p>
          </table:table-cell>
          <table:table-cell table:style-name="ce5" office:value-type="float" office:value="388.9">
            <text:p>388.9</text:p>
          </table:table-cell>
          <table:table-cell table:style-name="ce11" table:formula="of:=([.C$3]/[.B$3])*[.B191]" office:value-type="float" office:value="12108.4749984432">
            <text:p>12108.47</text:p>
          </table:table-cell>
          <table:table-cell table:style-name="ce5" office:value-type="float" office:value="114.24">
            <text:p>114.24</text:p>
          </table:table-cell>
          <table:table-cell table:style-name="ce11" table:formula="of:=([.E$3]/[.D$3])*[.D191]" office:value-type="float" office:value="64418.6308785384">
            <text:p>64418.63</text:p>
          </table:table-cell>
          <table:table-cell table:style-name="ce5" office:value-type="float" office:value="72.07">
            <text:p>72.07</text:p>
          </table:table-cell>
          <table:table-cell table:style-name="ce11" table:formula="of:=([.G$3]/[.F$3])*[.F191]" office:value-type="float" office:value="30843.0813124108">
            <text:p>30843.08</text:p>
          </table:table-cell>
          <table:table-cell table:style-name="ce5" office:value-type="float" office:value="157.7">
            <text:p>157.7</text:p>
          </table:table-cell>
          <table:table-cell table:style-name="ce11" table:formula="of:=([.I$3]/[.H$3])*[.H191]" office:value-type="float" office:value="11368.2237600923">
            <text:p>11368.22</text:p>
          </table:table-cell>
          <table:table-cell table:style-name="ce5" table:formula="of:=SUM([.C191];[.E191];[.G191];[.I191])" office:value-type="float" office:value="118738.410949485">
            <text:p>118738.410949485</text:p>
          </table:table-cell>
          <table:table-cell table:style-name="ce17" table:formula="of:=([.J191]/[.J190]) -1" office:value-type="percentage" office:value="0.00940041023574367">
            <text:p>0.94%</text:p>
          </table:table-cell>
          <table:table-cell table:style-name="ce5" office:value-type="float" office:value="113.62">
            <text:p>113.62</text:p>
          </table:table-cell>
          <table:table-cell table:style-name="ce17" table:formula="of:=([.L191]/[.L190]) -1" office:value-type="percentage" office:value="0.00789497028297692">
            <text:p>0.79%</text:p>
          </table:table-cell>
          <table:table-cell table:style-name="ce2" office:value-type="string">
            <text:p>2011-09-2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09-30</text:p>
          </table:table-cell>
          <table:table-cell table:style-name="ce5" office:value-type="float" office:value="379.69">
            <text:p>379.69</text:p>
          </table:table-cell>
          <table:table-cell table:style-name="ce11" table:formula="of:=([.C$3]/[.B$3])*[.B192]" office:value-type="float" office:value="11821.7199078398">
            <text:p>11821.72</text:p>
          </table:table-cell>
          <table:table-cell table:style-name="ce5" office:value-type="float" office:value="117.11">
            <text:p>117.11</text:p>
          </table:table-cell>
          <table:table-cell table:style-name="ce11" table:formula="of:=([.E$3]/[.D$3])*[.D192]" office:value-type="float" office:value="66036.9910905605">
            <text:p>66036.99</text:p>
          </table:table-cell>
          <table:table-cell table:style-name="ce5" office:value-type="float" office:value="70.86">
            <text:p>70.86</text:p>
          </table:table-cell>
          <table:table-cell table:style-name="ce11" table:formula="of:=([.G$3]/[.F$3])*[.F192]" office:value-type="float" office:value="30325.2496433666">
            <text:p>30325.25</text:p>
          </table:table-cell>
          <table:table-cell table:style-name="ce5" office:value-type="float" office:value="158.06">
            <text:p>158.06</text:p>
          </table:table-cell>
          <table:table-cell table:style-name="ce11" table:formula="of:=([.I$3]/[.H$3])*[.H192]" office:value-type="float" office:value="11394.1753171857">
            <text:p>11394.18</text:p>
          </table:table-cell>
          <table:table-cell table:style-name="ce5" table:formula="of:=SUM([.C192];[.E192];[.G192];[.I192])" office:value-type="float" office:value="119578.135958953">
            <text:p>119578.135958953</text:p>
          </table:table-cell>
          <table:table-cell table:style-name="ce17" table:formula="of:=([.J192]/[.J191]) -1" office:value-type="percentage" office:value="0.00707205867716354">
            <text:p>0.71%</text:p>
          </table:table-cell>
          <table:table-cell table:style-name="ce5" office:value-type="float" office:value="110.78">
            <text:p>110.78</text:p>
          </table:table-cell>
          <table:table-cell table:style-name="ce17" table:formula="of:=([.L192]/[.L191]) -1" office:value-type="percentage" office:value="-0.0249955993663088">
            <text:p>-2.50%</text:p>
          </table:table-cell>
          <table:table-cell table:style-name="ce2" office:value-type="string">
            <text:p>2011-09-3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0-03</text:p>
          </table:table-cell>
          <table:table-cell table:style-name="ce5" office:value-type="float" office:value="373">
            <text:p>373</text:p>
          </table:table-cell>
          <table:table-cell table:style-name="ce11" table:formula="of:=([.C$3]/[.B$3])*[.B193]" office:value-type="float" office:value="11613.4254934927">
            <text:p>11613.43</text:p>
          </table:table-cell>
          <table:table-cell table:style-name="ce5" office:value-type="float" office:value="120.33">
            <text:p>120.33</text:p>
          </table:table-cell>
          <table:table-cell table:style-name="ce11" table:formula="of:=([.E$3]/[.D$3])*[.D193]" office:value-type="float" office:value="67852.7123040487">
            <text:p>67852.71</text:p>
          </table:table-cell>
          <table:table-cell table:style-name="ce5" office:value-type="float" office:value="69.41">
            <text:p>69.41</text:p>
          </table:table-cell>
          <table:table-cell table:style-name="ce11" table:formula="of:=([.G$3]/[.F$3])*[.F193]" office:value-type="float" office:value="29704.7075606277">
            <text:p>29704.71</text:p>
          </table:table-cell>
          <table:table-cell table:style-name="ce5" office:value-type="float" office:value="160.96">
            <text:p>160.96</text:p>
          </table:table-cell>
          <table:table-cell table:style-name="ce11" table:formula="of:=([.I$3]/[.H$3])*[.H193]" office:value-type="float" office:value="11603.229527105">
            <text:p>11603.23</text:p>
          </table:table-cell>
          <table:table-cell table:style-name="ce5" table:formula="of:=SUM([.C193];[.E193];[.G193];[.I193])" office:value-type="float" office:value="120774.074885274">
            <text:p>120774.074885274</text:p>
          </table:table-cell>
          <table:table-cell table:style-name="ce17" table:formula="of:=([.J193]/[.J192]) -1" office:value-type="percentage" office:value="0.0100013176884775">
            <text:p>1.00%</text:p>
          </table:table-cell>
          <table:table-cell table:style-name="ce5" office:value-type="float" office:value="107.63">
            <text:p>107.63</text:p>
          </table:table-cell>
          <table:table-cell table:style-name="ce17" table:formula="of:=([.L193]/[.L192]) -1" office:value-type="percentage" office:value="-0.0284347355118253">
            <text:p>-2.84%</text:p>
          </table:table-cell>
          <table:table-cell table:style-name="ce2" office:value-type="string">
            <text:p>2011-10-0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0-04</text:p>
          </table:table-cell>
          <table:table-cell table:style-name="ce5" office:value-type="float" office:value="370.91">
            <text:p>370.91</text:p>
          </table:table-cell>
          <table:table-cell table:style-name="ce11" table:formula="of:=([.C$3]/[.B$3])*[.B194]" office:value-type="float" office:value="11548.3529485024">
            <text:p>11548.35</text:p>
          </table:table-cell>
          <table:table-cell table:style-name="ce5" office:value-type="float" office:value="118.81">
            <text:p>118.81</text:p>
          </table:table-cell>
          <table:table-cell table:style-name="ce11" table:formula="of:=([.E$3]/[.D$3])*[.D194]" office:value-type="float" office:value="66995.6016691102">
            <text:p>66995.60</text:p>
          </table:table-cell>
          <table:table-cell table:style-name="ce5" office:value-type="float" office:value="71.05">
            <text:p>71.05</text:p>
          </table:table-cell>
          <table:table-cell table:style-name="ce11" table:formula="of:=([.G$3]/[.F$3])*[.F194]" office:value-type="float" office:value="30406.5620542083">
            <text:p>30406.56</text:p>
          </table:table-cell>
          <table:table-cell table:style-name="ce5" office:value-type="float" office:value="157.64">
            <text:p>157.64</text:p>
          </table:table-cell>
          <table:table-cell table:style-name="ce11" table:formula="of:=([.I$3]/[.H$3])*[.H194]" office:value-type="float" office:value="11363.8985005767">
            <text:p>11363.90</text:p>
          </table:table-cell>
          <table:table-cell table:style-name="ce5" table:formula="of:=SUM([.C194];[.E194];[.G194];[.I194])" office:value-type="float" office:value="120314.415172398">
            <text:p>120314.415172398</text:p>
          </table:table-cell>
          <table:table-cell table:style-name="ce17" table:formula="of:=([.J194]/[.J193]) -1" office:value-type="percentage" office:value="-0.00380594687488345">
            <text:p>-0.38%</text:p>
          </table:table-cell>
          <table:table-cell table:style-name="ce5" office:value-type="float" office:value="109.98">
            <text:p>109.98</text:p>
          </table:table-cell>
          <table:table-cell table:style-name="ce17" table:formula="of:=([.L194]/[.L193]) -1" office:value-type="percentage" office:value="0.0218340611353713">
            <text:p>2.18%</text:p>
          </table:table-cell>
          <table:table-cell table:style-name="ce2" office:value-type="string">
            <text:p>2011-10-0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0-05</text:p>
          </table:table-cell>
          <table:table-cell table:style-name="ce5" office:value-type="float" office:value="376.63">
            <text:p>376.63</text:p>
          </table:table-cell>
          <table:table-cell table:style-name="ce11" table:formula="of:=([.C$3]/[.B$3])*[.B195]" office:value-type="float" office:value="11726.4462295286">
            <text:p>11726.45</text:p>
          </table:table-cell>
          <table:table-cell table:style-name="ce5" office:value-type="float" office:value="117.95">
            <text:p>117.95</text:p>
          </table:table-cell>
          <table:table-cell table:style-name="ce11" table:formula="of:=([.E$3]/[.D$3])*[.D195]" office:value-type="float" office:value="66510.6574940792">
            <text:p>66510.66</text:p>
          </table:table-cell>
          <table:table-cell table:style-name="ce5" office:value-type="float" office:value="72.14">
            <text:p>72.14</text:p>
          </table:table-cell>
          <table:table-cell table:style-name="ce11" table:formula="of:=([.G$3]/[.F$3])*[.F195]" office:value-type="float" office:value="30873.0385164051">
            <text:p>30873.04</text:p>
          </table:table-cell>
          <table:table-cell table:style-name="ce5" office:value-type="float" office:value="159.46">
            <text:p>159.46</text:p>
          </table:table-cell>
          <table:table-cell table:style-name="ce11" table:formula="of:=([.I$3]/[.H$3])*[.H195]" office:value-type="float" office:value="11495.0980392157">
            <text:p>11495.10</text:p>
          </table:table-cell>
          <table:table-cell table:style-name="ce5" table:formula="of:=SUM([.C195];[.E195];[.G195];[.I195])" office:value-type="float" office:value="120605.240279229">
            <text:p>120605.240279229</text:p>
          </table:table-cell>
          <table:table-cell table:style-name="ce17" table:formula="of:=([.J195]/[.J194]) -1" office:value-type="percentage" office:value="0.00241720916329369">
            <text:p>0.24%</text:p>
          </table:table-cell>
          <table:table-cell table:style-name="ce5" office:value-type="float" office:value="112.02">
            <text:p>112.02</text:p>
          </table:table-cell>
          <table:table-cell table:style-name="ce17" table:formula="of:=([.L195]/[.L194]) -1" office:value-type="percentage" office:value="0.0185488270594654">
            <text:p>1.85%</text:p>
          </table:table-cell>
          <table:table-cell table:style-name="ce2" office:value-type="string">
            <text:p>2011-10-0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0-06</text:p>
          </table:table-cell>
          <table:table-cell table:style-name="ce5" office:value-type="float" office:value="375.76">
            <text:p>375.76</text:p>
          </table:table-cell>
          <table:table-cell table:style-name="ce11" table:formula="of:=([.C$3]/[.B$3])*[.B196]" office:value-type="float" office:value="11699.3586151068">
            <text:p>11699.36</text:p>
          </table:table-cell>
          <table:table-cell table:style-name="ce5" office:value-type="float" office:value="115.77">
            <text:p>115.77</text:p>
          </table:table-cell>
          <table:table-cell table:style-name="ce11" table:formula="of:=([.E$3]/[.D$3])*[.D196]" office:value-type="float" office:value="65281.3803992331">
            <text:p>65281.38</text:p>
          </table:table-cell>
          <table:table-cell table:style-name="ce5" office:value-type="float" office:value="72.08">
            <text:p>72.08</text:p>
          </table:table-cell>
          <table:table-cell table:style-name="ce11" table:formula="of:=([.G$3]/[.F$3])*[.F196]" office:value-type="float" office:value="30847.3609129815">
            <text:p>30847.36</text:p>
          </table:table-cell>
          <table:table-cell table:style-name="ce5" office:value-type="float" office:value="160.49">
            <text:p>160.49</text:p>
          </table:table-cell>
          <table:table-cell table:style-name="ce11" table:formula="of:=([.I$3]/[.H$3])*[.H196]" office:value-type="float" office:value="11569.3483275663">
            <text:p>11569.35</text:p>
          </table:table-cell>
          <table:table-cell table:style-name="ce5" table:formula="of:=SUM([.C196];[.E196];[.G196];[.I196])" office:value-type="float" office:value="119397.448254888">
            <text:p>119397.448254888</text:p>
          </table:table-cell>
          <table:table-cell table:style-name="ce17" table:formula="of:=([.J196]/[.J195]) -1" office:value-type="percentage" office:value="-0.0100144240958736">
            <text:p>-1.00%</text:p>
          </table:table-cell>
          <table:table-cell table:style-name="ce5" office:value-type="float" office:value="114.05">
            <text:p>114.05</text:p>
          </table:table-cell>
          <table:table-cell table:style-name="ce17" table:formula="of:=([.L196]/[.L195]) -1" office:value-type="percentage" office:value="0.0181217639707196">
            <text:p>1.81%</text:p>
          </table:table-cell>
          <table:table-cell table:style-name="ce2" office:value-type="string">
            <text:p>2011-10-0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0-07</text:p>
          </table:table-cell>
          <table:table-cell table:style-name="ce5" office:value-type="float" office:value="368.22">
            <text:p>368.22</text:p>
          </table:table-cell>
          <table:table-cell table:style-name="ce11" table:formula="of:=([.C$3]/[.B$3])*[.B197]" office:value-type="float" office:value="11464.5992901177">
            <text:p>11464.60</text:p>
          </table:table-cell>
          <table:table-cell table:style-name="ce5" office:value-type="float" office:value="114.92">
            <text:p>114.92</text:p>
          </table:table-cell>
          <table:table-cell table:style-name="ce11" table:formula="of:=([.E$3]/[.D$3])*[.D197]" office:value-type="float" office:value="64802.0751099583">
            <text:p>64802.08</text:p>
          </table:table-cell>
          <table:table-cell table:style-name="ce5" office:value-type="float" office:value="71.76">
            <text:p>71.76</text:p>
          </table:table-cell>
          <table:table-cell table:style-name="ce11" table:formula="of:=([.G$3]/[.F$3])*[.F197]" office:value-type="float" office:value="30710.4136947218">
            <text:p>30710.41</text:p>
          </table:table-cell>
          <table:table-cell table:style-name="ce5" office:value-type="float" office:value="159.18">
            <text:p>159.18</text:p>
          </table:table-cell>
          <table:table-cell table:style-name="ce11" table:formula="of:=([.I$3]/[.H$3])*[.H197]" office:value-type="float" office:value="11474.9134948097">
            <text:p>11474.91</text:p>
          </table:table-cell>
          <table:table-cell table:style-name="ce5" table:formula="of:=SUM([.C197];[.E197];[.G197];[.I197])" office:value-type="float" office:value="118452.001589608">
            <text:p>118452.001589608</text:p>
          </table:table-cell>
          <table:table-cell table:style-name="ce17" table:formula="of:=([.J197]/[.J196]) -1" office:value-type="percentage" office:value="-0.00791848300863063">
            <text:p>-0.79%</text:p>
          </table:table-cell>
          <table:table-cell table:style-name="ce5" office:value-type="float" office:value="113.28">
            <text:p>113.28</text:p>
          </table:table-cell>
          <table:table-cell table:style-name="ce17" table:formula="of:=([.L197]/[.L196]) -1" office:value-type="percentage" office:value="-0.00675142481367819">
            <text:p>-0.68%</text:p>
          </table:table-cell>
          <table:table-cell table:style-name="ce2" office:value-type="string">
            <text:p>2011-10-0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0-10</text:p>
          </table:table-cell>
          <table:table-cell table:style-name="ce5" office:value-type="float" office:value="387.15">
            <text:p>387.15</text:p>
          </table:table-cell>
          <table:table-cell table:style-name="ce11" table:formula="of:=([.C$3]/[.B$3])*[.B198]" office:value-type="float" office:value="12053.9884177097">
            <text:p>12053.99</text:p>
          </table:table-cell>
          <table:table-cell table:style-name="ce5" office:value-type="float" office:value="113.3">
            <text:p>113.3</text:p>
          </table:table-cell>
          <table:table-cell table:style-name="ce11" table:formula="of:=([.E$3]/[.D$3])*[.D198]" office:value-type="float" office:value="63888.575617458">
            <text:p>63888.58</text:p>
          </table:table-cell>
          <table:table-cell table:style-name="ce5" office:value-type="float" office:value="74.42">
            <text:p>74.42</text:p>
          </table:table-cell>
          <table:table-cell table:style-name="ce11" table:formula="of:=([.G$3]/[.F$3])*[.F198]" office:value-type="float" office:value="31848.787446505">
            <text:p>31848.79</text:p>
          </table:table-cell>
          <table:table-cell table:style-name="ce5" office:value-type="float" office:value="163.27">
            <text:p>163.27</text:p>
          </table:table-cell>
          <table:table-cell table:style-name="ce11" table:formula="of:=([.I$3]/[.H$3])*[.H198]" office:value-type="float" office:value="11769.7520184544">
            <text:p>11769.75</text:p>
          </table:table-cell>
          <table:table-cell table:style-name="ce5" table:formula="of:=SUM([.C198];[.E198];[.G198];[.I198])" office:value-type="float" office:value="119561.103500127">
            <text:p>119561.103500127</text:p>
          </table:table-cell>
          <table:table-cell table:style-name="ce17" table:formula="of:=([.J198]/[.J197]) -1" office:value-type="percentage" office:value="0.00936330239789673">
            <text:p>0.94%</text:p>
          </table:table-cell>
          <table:table-cell table:style-name="ce5" office:value-type="float" office:value="117.07">
            <text:p>117.07</text:p>
          </table:table-cell>
          <table:table-cell table:style-name="ce17" table:formula="of:=([.L198]/[.L197]) -1" office:value-type="percentage" office:value="0.0334569209039548">
            <text:p>3.35%</text:p>
          </table:table-cell>
          <table:table-cell table:style-name="ce2" office:value-type="string">
            <text:p>2011-10-1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0-11</text:p>
          </table:table-cell>
          <table:table-cell table:style-name="ce5" office:value-type="float" office:value="398.58">
            <text:p>398.58</text:p>
          </table:table-cell>
          <table:table-cell table:style-name="ce11" table:formula="of:=([.C$3]/[.B$3])*[.B199]" office:value-type="float" office:value="12409.8636278722">
            <text:p>12409.86</text:p>
          </table:table-cell>
          <table:table-cell table:style-name="ce5" office:value-type="float" office:value="112.92">
            <text:p>112.92</text:p>
          </table:table-cell>
          <table:table-cell table:style-name="ce11" table:formula="of:=([.E$3]/[.D$3])*[.D199]" office:value-type="float" office:value="63674.2979587234">
            <text:p>63674.30</text:p>
          </table:table-cell>
          <table:table-cell table:style-name="ce5" office:value-type="float" office:value="74.41">
            <text:p>74.41</text:p>
          </table:table-cell>
          <table:table-cell table:style-name="ce11" table:formula="of:=([.G$3]/[.F$3])*[.F199]" office:value-type="float" office:value="31844.5078459344">
            <text:p>31844.51</text:p>
          </table:table-cell>
          <table:table-cell table:style-name="ce5" office:value-type="float" office:value="162.1">
            <text:p>162.1</text:p>
          </table:table-cell>
          <table:table-cell table:style-name="ce11" table:formula="of:=([.I$3]/[.H$3])*[.H199]" office:value-type="float" office:value="11685.4094579008">
            <text:p>11685.41</text:p>
          </table:table-cell>
          <table:table-cell table:style-name="ce5" table:formula="of:=SUM([.C199];[.E199];[.G199];[.I199])" office:value-type="float" office:value="119614.078890431">
            <text:p>119614.078890431</text:p>
          </table:table-cell>
          <table:table-cell table:style-name="ce17" table:formula="of:=([.J199]/[.J198]) -1" office:value-type="percentage" office:value="0.000443082145888507">
            <text:p>0.04%</text:p>
          </table:table-cell>
          <table:table-cell table:style-name="ce5" office:value-type="float" office:value="117.19">
            <text:p>117.19</text:p>
          </table:table-cell>
          <table:table-cell table:style-name="ce17" table:formula="of:=([.L199]/[.L198]) -1" office:value-type="percentage" office:value="0.00102502776116853">
            <text:p>0.10%</text:p>
          </table:table-cell>
          <table:table-cell table:style-name="ce2" office:value-type="string">
            <text:p>2011-10-1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0-12</text:p>
          </table:table-cell>
          <table:table-cell table:style-name="ce5" office:value-type="float" office:value="400.47">
            <text:p>400.47</text:p>
          </table:table-cell>
          <table:table-cell table:style-name="ce11" table:formula="of:=([.C$3]/[.B$3])*[.B200]" office:value-type="float" office:value="12468.7091350644">
            <text:p>12468.71</text:p>
          </table:table-cell>
          <table:table-cell table:style-name="ce5" office:value-type="float" office:value="111.27">
            <text:p>111.27</text:p>
          </table:table-cell>
          <table:table-cell table:style-name="ce11" table:formula="of:=([.E$3]/[.D$3])*[.D200]" office:value-type="float" office:value="62743.8818089545">
            <text:p>62743.88</text:p>
          </table:table-cell>
          <table:table-cell table:style-name="ce5" office:value-type="float" office:value="75.27">
            <text:p>75.27</text:p>
          </table:table-cell>
          <table:table-cell table:style-name="ce11" table:formula="of:=([.G$3]/[.F$3])*[.F200]" office:value-type="float" office:value="32212.5534950071">
            <text:p>32212.55</text:p>
          </table:table-cell>
          <table:table-cell table:style-name="ce5" office:value-type="float" office:value="163.26">
            <text:p>163.26</text:p>
          </table:table-cell>
          <table:table-cell table:style-name="ce11" table:formula="of:=([.I$3]/[.H$3])*[.H200]" office:value-type="float" office:value="11769.0311418685">
            <text:p>11769.03</text:p>
          </table:table-cell>
          <table:table-cell table:style-name="ce5" table:formula="of:=SUM([.C200];[.E200];[.G200];[.I200])" office:value-type="float" office:value="119194.175580895">
            <text:p>119194.175580895</text:p>
          </table:table-cell>
          <table:table-cell table:style-name="ce17" table:formula="of:=([.J200]/[.J199]) -1" office:value-type="percentage" office:value="-0.00351048399512199">
            <text:p>-0.35%</text:p>
          </table:table-cell>
          <table:table-cell table:style-name="ce5" office:value-type="float" office:value="118.22">
            <text:p>118.22</text:p>
          </table:table-cell>
          <table:table-cell table:style-name="ce17" table:formula="of:=([.L200]/[.L199]) -1" office:value-type="percentage" office:value="0.00878914583155566">
            <text:p>0.88%</text:p>
          </table:table-cell>
          <table:table-cell table:style-name="ce2" office:value-type="string">
            <text:p>2011-10-1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0-13</text:p>
          </table:table-cell>
          <table:table-cell table:style-name="ce5" office:value-type="float" office:value="406.68">
            <text:p>406.68</text:p>
          </table:table-cell>
          <table:table-cell table:style-name="ce11" table:formula="of:=([.C$3]/[.B$3])*[.B201]" office:value-type="float" office:value="12662.0586586961">
            <text:p>12662.06</text:p>
          </table:table-cell>
          <table:table-cell table:style-name="ce5" office:value-type="float" office:value="112.38">
            <text:p>112.38</text:p>
          </table:table-cell>
          <table:table-cell table:style-name="ce11" table:formula="of:=([.E$3]/[.D$3])*[.D201]" office:value-type="float" office:value="63369.7981278899">
            <text:p>63369.80</text:p>
          </table:table-cell>
          <table:table-cell table:style-name="ce5" office:value-type="float" office:value="74.5">
            <text:p>74.5</text:p>
          </table:table-cell>
          <table:table-cell table:style-name="ce11" table:formula="of:=([.G$3]/[.F$3])*[.F201]" office:value-type="float" office:value="31883.0242510699">
            <text:p>31883.02</text:p>
          </table:table-cell>
          <table:table-cell table:style-name="ce5" office:value-type="float" office:value="162.3">
            <text:p>162.3</text:p>
          </table:table-cell>
          <table:table-cell table:style-name="ce11" table:formula="of:=([.I$3]/[.H$3])*[.H201]" office:value-type="float" office:value="11699.8269896194">
            <text:p>11699.83</text:p>
          </table:table-cell>
          <table:table-cell table:style-name="ce5" table:formula="of:=SUM([.C201];[.E201];[.G201];[.I201])" office:value-type="float" office:value="119614.708027275">
            <text:p>119614.708027275</text:p>
          </table:table-cell>
          <table:table-cell table:style-name="ce17" table:formula="of:=([.J201]/[.J200]) -1" office:value-type="percentage" office:value="0.0035281291584186">
            <text:p>0.35%</text:p>
          </table:table-cell>
          <table:table-cell table:style-name="ce5" office:value-type="float" office:value="117.98">
            <text:p>117.98</text:p>
          </table:table-cell>
          <table:table-cell table:style-name="ce17" table:formula="of:=([.L201]/[.L200]) -1" office:value-type="percentage" office:value="-0.00203011334799519">
            <text:p>-0.20%</text:p>
          </table:table-cell>
          <table:table-cell table:style-name="ce2" office:value-type="string">
            <text:p>2011-10-1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0-14</text:p>
          </table:table-cell>
          <table:table-cell table:style-name="ce5" office:value-type="float" office:value="420.2">
            <text:p>420.2</text:p>
          </table:table-cell>
          <table:table-cell table:style-name="ce11" table:formula="of:=([.C$3]/[.B$3])*[.B202]" office:value-type="float" office:value="13083.0064138489">
            <text:p>13083.01</text:p>
          </table:table-cell>
          <table:table-cell table:style-name="ce5" office:value-type="float" office:value="110.75">
            <text:p>110.75</text:p>
          </table:table-cell>
          <table:table-cell table:style-name="ce11" table:formula="of:=([.E$3]/[.D$3])*[.D202]" office:value-type="float" office:value="62450.6597496335">
            <text:p>62450.66</text:p>
          </table:table-cell>
          <table:table-cell table:style-name="ce5" office:value-type="float" office:value="76.2">
            <text:p>76.2</text:p>
          </table:table-cell>
          <table:table-cell table:style-name="ce11" table:formula="of:=([.G$3]/[.F$3])*[.F202]" office:value-type="float" office:value="32610.5563480742">
            <text:p>32610.56</text:p>
          </table:table-cell>
          <table:table-cell table:style-name="ce5" office:value-type="float" office:value="163.4">
            <text:p>163.4</text:p>
          </table:table-cell>
          <table:table-cell table:style-name="ce11" table:formula="of:=([.I$3]/[.H$3])*[.H202]" office:value-type="float" office:value="11779.1234140715">
            <text:p>11779.12</text:p>
          </table:table-cell>
          <table:table-cell table:style-name="ce5" table:formula="of:=SUM([.C202];[.E202];[.G202];[.I202])" office:value-type="float" office:value="119923.345925628">
            <text:p>119923.345925628</text:p>
          </table:table-cell>
          <table:table-cell table:style-name="ce17" table:formula="of:=([.J202]/[.J201]) -1" office:value-type="percentage" office:value="0.00258026712135151">
            <text:p>0.26%</text:p>
          </table:table-cell>
          <table:table-cell table:style-name="ce5" office:value-type="float" office:value="120">
            <text:p>120</text:p>
          </table:table-cell>
          <table:table-cell table:style-name="ce17" table:formula="of:=([.L202]/[.L201]) -1" office:value-type="percentage" office:value="0.01712154602475">
            <text:p>1.71%</text:p>
          </table:table-cell>
          <table:table-cell table:style-name="ce2" office:value-type="string">
            <text:p>2011-10-1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0-17</text:p>
          </table:table-cell>
          <table:table-cell table:style-name="ce5" office:value-type="float" office:value="418.19">
            <text:p>418.19</text:p>
          </table:table-cell>
          <table:table-cell table:style-name="ce11" table:formula="of:=([.C$3]/[.B$3])*[.B203]" office:value-type="float" office:value="13020.4246839778">
            <text:p>13020.42</text:p>
          </table:table-cell>
          <table:table-cell table:style-name="ce5" office:value-type="float" office:value="112.66">
            <text:p>112.66</text:p>
          </table:table-cell>
          <table:table-cell table:style-name="ce11" table:formula="of:=([.E$3]/[.D$3])*[.D203]" office:value-type="float" office:value="63527.6869290628">
            <text:p>63527.69</text:p>
          </table:table-cell>
          <table:table-cell table:style-name="ce5" office:value-type="float" office:value="75.58">
            <text:p>75.58</text:p>
          </table:table-cell>
          <table:table-cell table:style-name="ce11" table:formula="of:=([.G$3]/[.F$3])*[.F203]" office:value-type="float" office:value="32345.2211126962">
            <text:p>32345.22</text:p>
          </table:table-cell>
          <table:table-cell table:style-name="ce5" office:value-type="float" office:value="162.62">
            <text:p>162.62</text:p>
          </table:table-cell>
          <table:table-cell table:style-name="ce11" table:formula="of:=([.I$3]/[.H$3])*[.H203]" office:value-type="float" office:value="11722.8950403691">
            <text:p>11722.90</text:p>
          </table:table-cell>
          <table:table-cell table:style-name="ce5" table:formula="of:=SUM([.C203];[.E203];[.G203];[.I203])" office:value-type="float" office:value="120616.227766106">
            <text:p>120616.227766106</text:p>
          </table:table-cell>
          <table:table-cell table:style-name="ce17" table:formula="of:=([.J203]/[.J202]) -1" office:value-type="percentage" office:value="0.00577770604322092">
            <text:p>0.58%</text:p>
          </table:table-cell>
          <table:table-cell table:style-name="ce5" office:value-type="float" office:value="117.71">
            <text:p>117.71</text:p>
          </table:table-cell>
          <table:table-cell table:style-name="ce17" table:formula="of:=([.L203]/[.L202]) -1" office:value-type="percentage" office:value="-0.0190833333333333">
            <text:p>-1.91%</text:p>
          </table:table-cell>
          <table:table-cell table:style-name="ce2" office:value-type="string">
            <text:p>2011-10-1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0-18</text:p>
          </table:table-cell>
          <table:table-cell table:style-name="ce5" office:value-type="float" office:value="420.43">
            <text:p>420.43</text:p>
          </table:table-cell>
          <table:table-cell table:style-name="ce11" table:formula="of:=([.C$3]/[.B$3])*[.B204]" office:value-type="float" office:value="13090.1675073168">
            <text:p>13090.17</text:p>
          </table:table-cell>
          <table:table-cell table:style-name="ce5" office:value-type="float" office:value="111.96">
            <text:p>111.96</text:p>
          </table:table-cell>
          <table:table-cell table:style-name="ce11" table:formula="of:=([.E$3]/[.D$3])*[.D204]" office:value-type="float" office:value="63132.9649261306">
            <text:p>63132.96</text:p>
          </table:table-cell>
          <table:table-cell table:style-name="ce5" office:value-type="float" office:value="76.96">
            <text:p>76.96</text:p>
          </table:table-cell>
          <table:table-cell table:style-name="ce11" table:formula="of:=([.G$3]/[.F$3])*[.F204]" office:value-type="float" office:value="32935.8059914408">
            <text:p>32935.81</text:p>
          </table:table-cell>
          <table:table-cell table:style-name="ce5" office:value-type="float" office:value="161.84">
            <text:p>161.84</text:p>
          </table:table-cell>
          <table:table-cell table:style-name="ce11" table:formula="of:=([.I$3]/[.H$3])*[.H204]" office:value-type="float" office:value="11666.6666666667">
            <text:p>11666.67</text:p>
          </table:table-cell>
          <table:table-cell table:style-name="ce5" table:formula="of:=SUM([.C204];[.E204];[.G204];[.I204])" office:value-type="float" office:value="120825.605091555">
            <text:p>120825.605091555</text:p>
          </table:table-cell>
          <table:table-cell table:style-name="ce17" table:formula="of:=([.J204]/[.J203]) -1" office:value-type="percentage" office:value="0.00173589681361097">
            <text:p>0.17%</text:p>
          </table:table-cell>
          <table:table-cell table:style-name="ce5" office:value-type="float" office:value="120.01">
            <text:p>120.01</text:p>
          </table:table-cell>
          <table:table-cell table:style-name="ce17" table:formula="of:=([.L204]/[.L203]) -1" office:value-type="percentage" office:value="0.0195395463427068">
            <text:p>1.95%</text:p>
          </table:table-cell>
          <table:table-cell table:style-name="ce2" office:value-type="string">
            <text:p>2011-10-1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0-19</text:p>
          </table:table-cell>
          <table:table-cell table:style-name="ce5" office:value-type="float" office:value="396.92">
            <text:p>396.92</text:p>
          </table:table-cell>
          <table:table-cell table:style-name="ce11" table:formula="of:=([.C$3]/[.B$3])*[.B205]" office:value-type="float" office:value="12358.1792141478">
            <text:p>12358.18</text:p>
          </table:table-cell>
          <table:table-cell table:style-name="ce5" office:value-type="float" office:value="111.92">
            <text:p>111.92</text:p>
          </table:table-cell>
          <table:table-cell table:style-name="ce11" table:formula="of:=([.E$3]/[.D$3])*[.D205]" office:value-type="float" office:value="63110.4093831059">
            <text:p>63110.41</text:p>
          </table:table-cell>
          <table:table-cell table:style-name="ce5" office:value-type="float" office:value="76.51">
            <text:p>76.51</text:p>
          </table:table-cell>
          <table:table-cell table:style-name="ce11" table:formula="of:=([.G$3]/[.F$3])*[.F205]" office:value-type="float" office:value="32743.2239657632">
            <text:p>32743.22</text:p>
          </table:table-cell>
          <table:table-cell table:style-name="ce5" office:value-type="float" office:value="159.87">
            <text:p>159.87</text:p>
          </table:table-cell>
          <table:table-cell table:style-name="ce11" table:formula="of:=([.I$3]/[.H$3])*[.H205]" office:value-type="float" office:value="11524.6539792388">
            <text:p>11524.65</text:p>
          </table:table-cell>
          <table:table-cell table:style-name="ce5" table:formula="of:=SUM([.C205];[.E205];[.G205];[.I205])" office:value-type="float" office:value="119736.466542256">
            <text:p>119736.466542256</text:p>
          </table:table-cell>
          <table:table-cell table:style-name="ce17" table:formula="of:=([.J205]/[.J204]) -1" office:value-type="percentage" office:value="-0.00901413693292807">
            <text:p>-0.90%</text:p>
          </table:table-cell>
          <table:table-cell table:style-name="ce5" office:value-type="float" office:value="118.59">
            <text:p>118.59</text:p>
          </table:table-cell>
          <table:table-cell table:style-name="ce17" table:formula="of:=([.L205]/[.L204]) -1" office:value-type="percentage" office:value="-0.0118323473043913">
            <text:p>-1.18%</text:p>
          </table:table-cell>
          <table:table-cell table:style-name="ce2" office:value-type="string">
            <text:p>2011-10-1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0-20</text:p>
          </table:table-cell>
          <table:table-cell table:style-name="ce5" office:value-type="float" office:value="393.62">
            <text:p>393.62</text:p>
          </table:table-cell>
          <table:table-cell table:style-name="ce11" table:formula="of:=([.C$3]/[.B$3])*[.B206]" office:value-type="float" office:value="12255.4330904789">
            <text:p>12255.43</text:p>
          </table:table-cell>
          <table:table-cell table:style-name="ce5" office:value-type="float" office:value="111.13">
            <text:p>111.13</text:p>
          </table:table-cell>
          <table:table-cell table:style-name="ce11" table:formula="of:=([.E$3]/[.D$3])*[.D206]" office:value-type="float" office:value="62664.9374083681">
            <text:p>62664.94</text:p>
          </table:table-cell>
          <table:table-cell table:style-name="ce5" office:value-type="float" office:value="76.79">
            <text:p>76.79</text:p>
          </table:table-cell>
          <table:table-cell table:style-name="ce11" table:formula="of:=([.G$3]/[.F$3])*[.F206]" office:value-type="float" office:value="32863.0527817404">
            <text:p>32863.05</text:p>
          </table:table-cell>
          <table:table-cell table:style-name="ce5" office:value-type="float" office:value="157.77">
            <text:p>157.77</text:p>
          </table:table-cell>
          <table:table-cell table:style-name="ce11" table:formula="of:=([.I$3]/[.H$3])*[.H206]" office:value-type="float" office:value="11373.2698961938">
            <text:p>11373.27</text:p>
          </table:table-cell>
          <table:table-cell table:style-name="ce5" table:formula="of:=SUM([.C206];[.E206];[.G206];[.I206])" office:value-type="float" office:value="119156.693176781">
            <text:p>119156.693176781</text:p>
          </table:table-cell>
          <table:table-cell table:style-name="ce17" table:formula="of:=([.J206]/[.J205]) -1" office:value-type="percentage" office:value="-0.00484207845961415">
            <text:p>-0.48%</text:p>
          </table:table-cell>
          <table:table-cell table:style-name="ce5" office:value-type="float" office:value="119.11">
            <text:p>119.11</text:p>
          </table:table-cell>
          <table:table-cell table:style-name="ce17" table:formula="of:=([.L206]/[.L205]) -1" office:value-type="percentage" office:value="0.00438485538409639">
            <text:p>0.44%</text:p>
          </table:table-cell>
          <table:table-cell table:style-name="ce2" office:value-type="string">
            <text:p>2011-10-2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0-21</text:p>
          </table:table-cell>
          <table:table-cell table:style-name="ce5" office:value-type="float" office:value="391.19">
            <text:p>391.19</text:p>
          </table:table-cell>
          <table:table-cell table:style-name="ce11" table:formula="of:=([.C$3]/[.B$3])*[.B207]" office:value-type="float" office:value="12179.7745812317">
            <text:p>12179.77</text:p>
          </table:table-cell>
          <table:table-cell table:style-name="ce5" office:value-type="float" office:value="109.95">
            <text:p>109.95</text:p>
          </table:table-cell>
          <table:table-cell table:style-name="ce11" table:formula="of:=([.E$3]/[.D$3])*[.D207]" office:value-type="float" office:value="61999.5488891395">
            <text:p>61999.55</text:p>
          </table:table-cell>
          <table:table-cell table:style-name="ce5" office:value-type="float" office:value="78.17">
            <text:p>78.17</text:p>
          </table:table-cell>
          <table:table-cell table:style-name="ce11" table:formula="of:=([.G$3]/[.F$3])*[.F207]" office:value-type="float" office:value="33453.637660485">
            <text:p>33453.64</text:p>
          </table:table-cell>
          <table:table-cell table:style-name="ce5" office:value-type="float" office:value="159.52">
            <text:p>159.52</text:p>
          </table:table-cell>
          <table:table-cell table:style-name="ce11" table:formula="of:=([.I$3]/[.H$3])*[.H207]" office:value-type="float" office:value="11499.4232987313">
            <text:p>11499.42</text:p>
          </table:table-cell>
          <table:table-cell table:style-name="ce5" table:formula="of:=SUM([.C207];[.E207];[.G207];[.I207])" office:value-type="float" office:value="119132.384429588">
            <text:p>119132.384429588</text:p>
          </table:table-cell>
          <table:table-cell table:style-name="ce17" table:formula="of:=([.J207]/[.J206]) -1" office:value-type="percentage" office:value="-0.00020400656098718">
            <text:p>-0.02%</text:p>
          </table:table-cell>
          <table:table-cell table:style-name="ce5" office:value-type="float" office:value="121.37">
            <text:p>121.37</text:p>
          </table:table-cell>
          <table:table-cell table:style-name="ce17" table:formula="of:=([.L207]/[.L206]) -1" office:value-type="percentage" office:value="0.0189740575938209">
            <text:p>1.90%</text:p>
          </table:table-cell>
          <table:table-cell table:style-name="ce2" office:value-type="string">
            <text:p>2011-10-2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0-24</text:p>
          </table:table-cell>
          <table:table-cell table:style-name="ce5" office:value-type="float" office:value="404.04">
            <text:p>404.04</text:p>
          </table:table-cell>
          <table:table-cell table:style-name="ce11" table:formula="of:=([.C$3]/[.B$3])*[.B208]" office:value-type="float" office:value="12579.8617597609">
            <text:p>12579.86</text:p>
          </table:table-cell>
          <table:table-cell table:style-name="ce5" office:value-type="float" office:value="110.14">
            <text:p>110.14</text:p>
          </table:table-cell>
          <table:table-cell table:style-name="ce11" table:formula="of:=([.E$3]/[.D$3])*[.D208]" office:value-type="float" office:value="62106.6877185068">
            <text:p>62106.69</text:p>
          </table:table-cell>
          <table:table-cell table:style-name="ce5" office:value-type="float" office:value="78.21">
            <text:p>78.21</text:p>
          </table:table-cell>
          <table:table-cell table:style-name="ce11" table:formula="of:=([.G$3]/[.F$3])*[.F208]" office:value-type="float" office:value="33470.7560627675">
            <text:p>33470.76</text:p>
          </table:table-cell>
          <table:table-cell table:style-name="ce5" office:value-type="float" office:value="161.02">
            <text:p>161.02</text:p>
          </table:table-cell>
          <table:table-cell table:style-name="ce11" table:formula="of:=([.I$3]/[.H$3])*[.H208]" office:value-type="float" office:value="11607.5547866205">
            <text:p>11607.55</text:p>
          </table:table-cell>
          <table:table-cell table:style-name="ce5" table:formula="of:=SUM([.C208];[.E208];[.G208];[.I208])" office:value-type="float" office:value="119764.860327656">
            <text:p>119764.860327656</text:p>
          </table:table-cell>
          <table:table-cell table:style-name="ce17" table:formula="of:=([.J208]/[.J207]) -1" office:value-type="percentage" office:value="0.00530901736833811">
            <text:p>0.53%</text:p>
          </table:table-cell>
          <table:table-cell table:style-name="ce5" office:value-type="float" office:value="122.86">
            <text:p>122.86</text:p>
          </table:table-cell>
          <table:table-cell table:style-name="ce17" table:formula="of:=([.L208]/[.L207]) -1" office:value-type="percentage" office:value="0.0122765098459257">
            <text:p>1.23%</text:p>
          </table:table-cell>
          <table:table-cell table:style-name="ce2" office:value-type="string">
            <text:p>2011-10-2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0-25</text:p>
          </table:table-cell>
          <table:table-cell table:style-name="ce5" office:value-type="float" office:value="396.07">
            <text:p>396.07</text:p>
          </table:table-cell>
          <table:table-cell table:style-name="ce11" table:formula="of:=([.C$3]/[.B$3])*[.B209]" office:value-type="float" office:value="12331.7143035058">
            <text:p>12331.71</text:p>
          </table:table-cell>
          <table:table-cell table:style-name="ce5" office:value-type="float" office:value="112.94">
            <text:p>112.94</text:p>
          </table:table-cell>
          <table:table-cell table:style-name="ce11" table:formula="of:=([.E$3]/[.D$3])*[.D209]" office:value-type="float" office:value="63685.5757302357">
            <text:p>63685.58</text:p>
          </table:table-cell>
          <table:table-cell table:style-name="ce5" office:value-type="float" office:value="77.5">
            <text:p>77.5</text:p>
          </table:table-cell>
          <table:table-cell table:style-name="ce11" table:formula="of:=([.G$3]/[.F$3])*[.F209]" office:value-type="float" office:value="33166.9044222539">
            <text:p>33166.90</text:p>
          </table:table-cell>
          <table:table-cell table:style-name="ce5" office:value-type="float" office:value="165.59">
            <text:p>165.59</text:p>
          </table:table-cell>
          <table:table-cell table:style-name="ce11" table:formula="of:=([.I$3]/[.H$3])*[.H209]" office:value-type="float" office:value="11936.9953863898">
            <text:p>11937.00</text:p>
          </table:table-cell>
          <table:table-cell table:style-name="ce5" table:formula="of:=SUM([.C209];[.E209];[.G209];[.I209])" office:value-type="float" office:value="121121.189842385">
            <text:p>121121.189842385</text:p>
          </table:table-cell>
          <table:table-cell table:style-name="ce17" table:formula="of:=([.J209]/[.J208]) -1" office:value-type="percentage" office:value="0.0113249371394824">
            <text:p>1.13%</text:p>
          </table:table-cell>
          <table:table-cell table:style-name="ce5" office:value-type="float" office:value="120.47">
            <text:p>120.47</text:p>
          </table:table-cell>
          <table:table-cell table:style-name="ce17" table:formula="of:=([.L209]/[.L208]) -1" office:value-type="percentage" office:value="-0.0194530359759075">
            <text:p>-1.95%</text:p>
          </table:table-cell>
          <table:table-cell table:style-name="ce2" office:value-type="string">
            <text:p>2011-10-2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0-26</text:p>
          </table:table-cell>
          <table:table-cell table:style-name="ce5" office:value-type="float" office:value="398.89">
            <text:p>398.89</text:p>
          </table:table-cell>
          <table:table-cell table:style-name="ce11" table:formula="of:=([.C$3]/[.B$3])*[.B210]" office:value-type="float" office:value="12419.5155364593">
            <text:p>12419.52</text:p>
          </table:table-cell>
          <table:table-cell table:style-name="ce5" office:value-type="float" office:value="110.96">
            <text:p>110.96</text:p>
          </table:table-cell>
          <table:table-cell table:style-name="ce11" table:formula="of:=([.E$3]/[.D$3])*[.D210]" office:value-type="float" office:value="62569.0763505131">
            <text:p>62569.08</text:p>
          </table:table-cell>
          <table:table-cell table:style-name="ce5" office:value-type="float" office:value="79.09">
            <text:p>79.09</text:p>
          </table:table-cell>
          <table:table-cell table:style-name="ce11" table:formula="of:=([.G$3]/[.F$3])*[.F210]" office:value-type="float" office:value="33847.3609129815">
            <text:p>33847.36</text:p>
          </table:table-cell>
          <table:table-cell table:style-name="ce5" office:value-type="float" office:value="167.4">
            <text:p>167.4</text:p>
          </table:table-cell>
          <table:table-cell table:style-name="ce11" table:formula="of:=([.I$3]/[.H$3])*[.H210]" office:value-type="float" office:value="12067.4740484429">
            <text:p>12067.47</text:p>
          </table:table-cell>
          <table:table-cell table:style-name="ce5" table:formula="of:=SUM([.C210];[.E210];[.G210];[.I210])" office:value-type="float" office:value="120903.426848397">
            <text:p>120903.426848397</text:p>
          </table:table-cell>
          <table:table-cell table:style-name="ce17" table:formula="of:=([.J210]/[.J209]) -1" office:value-type="percentage" office:value="-0.00179789345094672">
            <text:p>-0.18%</text:p>
          </table:table-cell>
          <table:table-cell table:style-name="ce5" office:value-type="float" office:value="121.69">
            <text:p>121.69</text:p>
          </table:table-cell>
          <table:table-cell table:style-name="ce17" table:formula="of:=([.L210]/[.L209]) -1" office:value-type="percentage" office:value="0.0101270025732547">
            <text:p>1.01%</text:p>
          </table:table-cell>
          <table:table-cell table:style-name="ce2" office:value-type="string">
            <text:p>2011-10-2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0-27</text:p>
          </table:table-cell>
          <table:table-cell table:style-name="ce5" office:value-type="float" office:value="402.96">
            <text:p>402.96</text:p>
          </table:table-cell>
          <table:table-cell table:style-name="ce11" table:formula="of:=([.C$3]/[.B$3])*[.B211]" office:value-type="float" office:value="12546.235755651">
            <text:p>12546.24</text:p>
          </table:table-cell>
          <table:table-cell table:style-name="ce5" office:value-type="float" office:value="107.2">
            <text:p>107.2</text:p>
          </table:table-cell>
          <table:table-cell table:style-name="ce11" table:formula="of:=([.E$3]/[.D$3])*[.D211]" office:value-type="float" office:value="60448.8553061915">
            <text:p>60448.86</text:p>
          </table:table-cell>
          <table:table-cell table:style-name="ce5" office:value-type="float" office:value="79.88">
            <text:p>79.88</text:p>
          </table:table-cell>
          <table:table-cell table:style-name="ce11" table:formula="of:=([.G$3]/[.F$3])*[.F211]" office:value-type="float" office:value="34185.4493580599">
            <text:p>34185.45</text:p>
          </table:table-cell>
          <table:table-cell table:style-name="ce5" office:value-type="float" office:value="169.55">
            <text:p>169.55</text:p>
          </table:table-cell>
          <table:table-cell table:style-name="ce11" table:formula="of:=([.I$3]/[.H$3])*[.H211]" office:value-type="float" office:value="12222.4625144175">
            <text:p>12222.46</text:p>
          </table:table-cell>
          <table:table-cell table:style-name="ce5" table:formula="of:=SUM([.C211];[.E211];[.G211];[.I211])" office:value-type="float" office:value="119403.00293432">
            <text:p>119403.00293432</text:p>
          </table:table-cell>
          <table:table-cell table:style-name="ce17" table:formula="of:=([.J211]/[.J210]) -1" office:value-type="percentage" office:value="-0.012410102452747">
            <text:p>-1.24%</text:p>
          </table:table-cell>
          <table:table-cell table:style-name="ce5" office:value-type="float" office:value="125.93">
            <text:p>125.93</text:p>
          </table:table-cell>
          <table:table-cell table:style-name="ce17" table:formula="of:=([.L211]/[.L210]) -1" office:value-type="percentage" office:value="0.034842632919714">
            <text:p>3.48%</text:p>
          </table:table-cell>
          <table:table-cell table:style-name="ce2" office:value-type="string">
            <text:p>2011-10-2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0-28</text:p>
          </table:table-cell>
          <table:table-cell table:style-name="ce5" office:value-type="float" office:value="403.22">
            <text:p>403.22</text:p>
          </table:table-cell>
          <table:table-cell table:style-name="ce11" table:formula="of:=([.C$3]/[.B$3])*[.B212]" office:value-type="float" office:value="12554.3309047886">
            <text:p>12554.33</text:p>
          </table:table-cell>
          <table:table-cell table:style-name="ce5" office:value-type="float" office:value="108.33">
            <text:p>108.33</text:p>
          </table:table-cell>
          <table:table-cell table:style-name="ce11" table:formula="of:=([.E$3]/[.D$3])*[.D212]" office:value-type="float" office:value="61086.0493966392">
            <text:p>61086.05</text:p>
          </table:table-cell>
          <table:table-cell table:style-name="ce5" office:value-type="float" office:value="79.49">
            <text:p>79.49</text:p>
          </table:table-cell>
          <table:table-cell table:style-name="ce11" table:formula="of:=([.G$3]/[.F$3])*[.F212]" office:value-type="float" office:value="34018.544935806">
            <text:p>34018.54</text:p>
          </table:table-cell>
          <table:table-cell table:style-name="ce5" office:value-type="float" office:value="169.62">
            <text:p>169.62</text:p>
          </table:table-cell>
          <table:table-cell table:style-name="ce11" table:formula="of:=([.I$3]/[.H$3])*[.H212]" office:value-type="float" office:value="12227.508650519">
            <text:p>12227.51</text:p>
          </table:table-cell>
          <table:table-cell table:style-name="ce5" table:formula="of:=SUM([.C212];[.E212];[.G212];[.I212])" office:value-type="float" office:value="119886.433887753">
            <text:p>119886.433887753</text:p>
          </table:table-cell>
          <table:table-cell table:style-name="ce17" table:formula="of:=([.J212]/[.J211]) -1" office:value-type="percentage" office:value="0.00404873362941105">
            <text:p>0.40%</text:p>
          </table:table-cell>
          <table:table-cell table:style-name="ce5" office:value-type="float" office:value="125.9">
            <text:p>125.9</text:p>
          </table:table-cell>
          <table:table-cell table:style-name="ce17" table:formula="of:=([.L212]/[.L211]) -1" office:value-type="percentage" office:value="-0.000238227586754514">
            <text:p>-0.02%</text:p>
          </table:table-cell>
          <table:table-cell table:style-name="ce2" office:value-type="string">
            <text:p>2011-10-2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0-31</text:p>
          </table:table-cell>
          <table:table-cell table:style-name="ce5" office:value-type="float" office:value="403.05">
            <text:p>403.05</text:p>
          </table:table-cell>
          <table:table-cell table:style-name="ce11" table:formula="of:=([.C$3]/[.B$3])*[.B213]" office:value-type="float" office:value="12549.0379226602">
            <text:p>12549.04</text:p>
          </table:table-cell>
          <table:table-cell table:style-name="ce5" office:value-type="float" office:value="112.62">
            <text:p>112.62</text:p>
          </table:table-cell>
          <table:table-cell table:style-name="ce11" table:formula="of:=([.E$3]/[.D$3])*[.D213]" office:value-type="float" office:value="63505.1313860381">
            <text:p>63505.13</text:p>
          </table:table-cell>
          <table:table-cell table:style-name="ce5" office:value-type="float" office:value="76.18">
            <text:p>76.18</text:p>
          </table:table-cell>
          <table:table-cell table:style-name="ce11" table:formula="of:=([.G$3]/[.F$3])*[.F213]" office:value-type="float" office:value="32601.997146933">
            <text:p>32602.00</text:p>
          </table:table-cell>
          <table:table-cell table:style-name="ce5" office:value-type="float" office:value="167.34">
            <text:p>167.34</text:p>
          </table:table-cell>
          <table:table-cell table:style-name="ce11" table:formula="of:=([.I$3]/[.H$3])*[.H213]" office:value-type="float" office:value="12063.1487889273">
            <text:p>12063.15</text:p>
          </table:table-cell>
          <table:table-cell table:style-name="ce5" table:formula="of:=SUM([.C213];[.E213];[.G213];[.I213])" office:value-type="float" office:value="120719.315244559">
            <text:p>120719.315244559</text:p>
          </table:table-cell>
          <table:table-cell table:style-name="ce17" table:formula="of:=([.J213]/[.J212]) -1" office:value-type="percentage" office:value="0.00694725274408947">
            <text:p>0.69%</text:p>
          </table:table-cell>
          <table:table-cell table:style-name="ce5" office:value-type="float" office:value="122.87">
            <text:p>122.87</text:p>
          </table:table-cell>
          <table:table-cell table:style-name="ce17" table:formula="of:=([.L213]/[.L212]) -1" office:value-type="percentage" office:value="-0.0240667196187451">
            <text:p>-2.41%</text:p>
          </table:table-cell>
          <table:table-cell table:style-name="ce2" office:value-type="string">
            <text:p>2011-10-3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1-01</text:p>
          </table:table-cell>
          <table:table-cell table:style-name="ce5" office:value-type="float" office:value="394.81">
            <text:p>394.81</text:p>
          </table:table-cell>
          <table:table-cell table:style-name="ce11" table:formula="of:=([.C$3]/[.B$3])*[.B214]" office:value-type="float" office:value="12292.4839653777">
            <text:p>12292.48</text:p>
          </table:table-cell>
          <table:table-cell table:style-name="ce5" office:value-type="float" office:value="116.39">
            <text:p>116.39</text:p>
          </table:table-cell>
          <table:table-cell table:style-name="ce11" table:formula="of:=([.E$3]/[.D$3])*[.D214]" office:value-type="float" office:value="65630.9913161159">
            <text:p>65630.99</text:p>
          </table:table-cell>
          <table:table-cell table:style-name="ce5" office:value-type="float" office:value="74.08">
            <text:p>74.08</text:p>
          </table:table-cell>
          <table:table-cell table:style-name="ce11" table:formula="of:=([.G$3]/[.F$3])*[.F214]" office:value-type="float" office:value="31703.2810271041">
            <text:p>31703.28</text:p>
          </table:table-cell>
          <table:table-cell table:style-name="ce5" office:value-type="float" office:value="167.38">
            <text:p>167.38</text:p>
          </table:table-cell>
          <table:table-cell table:style-name="ce11" table:formula="of:=([.I$3]/[.H$3])*[.H214]" office:value-type="float" office:value="12066.032295271">
            <text:p>12066.03</text:p>
          </table:table-cell>
          <table:table-cell table:style-name="ce5" table:formula="of:=SUM([.C214];[.E214];[.G214];[.I214])" office:value-type="float" office:value="121692.788603869">
            <text:p>121692.788603869</text:p>
          </table:table-cell>
          <table:table-cell table:style-name="ce17" table:formula="of:=([.J214]/[.J213]) -1" office:value-type="percentage" office:value="0.00806394036727331">
            <text:p>0.81%</text:p>
          </table:table-cell>
          <table:table-cell table:style-name="ce5" office:value-type="float" office:value="119.44">
            <text:p>119.44</text:p>
          </table:table-cell>
          <table:table-cell table:style-name="ce17" table:formula="of:=([.L214]/[.L213]) -1" office:value-type="percentage" office:value="-0.0279156832424514">
            <text:p>-2.79%</text:p>
          </table:table-cell>
          <table:table-cell table:style-name="ce2" office:value-type="string">
            <text:p>2011-11-0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1-02</text:p>
          </table:table-cell>
          <table:table-cell table:style-name="ce5" office:value-type="float" office:value="395.71">
            <text:p>395.71</text:p>
          </table:table-cell>
          <table:table-cell table:style-name="ce11" table:formula="of:=([.C$3]/[.B$3])*[.B215]" office:value-type="float" office:value="12320.5056354692">
            <text:p>12320.51</text:p>
          </table:table-cell>
          <table:table-cell table:style-name="ce5" office:value-type="float" office:value="114.94">
            <text:p>114.94</text:p>
          </table:table-cell>
          <table:table-cell table:style-name="ce11" table:formula="of:=([.E$3]/[.D$3])*[.D215]" office:value-type="float" office:value="64813.3528814706">
            <text:p>64813.35</text:p>
          </table:table-cell>
          <table:table-cell table:style-name="ce5" office:value-type="float" office:value="75.48">
            <text:p>75.48</text:p>
          </table:table-cell>
          <table:table-cell table:style-name="ce11" table:formula="of:=([.G$3]/[.F$3])*[.F215]" office:value-type="float" office:value="32302.42510699">
            <text:p>32302.43</text:p>
          </table:table-cell>
          <table:table-cell table:style-name="ce5" office:value-type="float" office:value="169.06">
            <text:p>169.06</text:p>
          </table:table-cell>
          <table:table-cell table:style-name="ce11" table:formula="of:=([.I$3]/[.H$3])*[.H215]" office:value-type="float" office:value="12187.139561707">
            <text:p>12187.14</text:p>
          </table:table-cell>
          <table:table-cell table:style-name="ce5" table:formula="of:=SUM([.C215];[.E215];[.G215];[.I215])" office:value-type="float" office:value="121623.423185637">
            <text:p>121623.423185637</text:p>
          </table:table-cell>
          <table:table-cell table:style-name="ce17" table:formula="of:=([.J215]/[.J214]) -1" office:value-type="percentage" office:value="-0.000570004344774389">
            <text:p>-0.06%</text:p>
          </table:table-cell>
          <table:table-cell table:style-name="ce5" office:value-type="float" office:value="121.39">
            <text:p>121.39</text:p>
          </table:table-cell>
          <table:table-cell table:style-name="ce17" table:formula="of:=([.L215]/[.L214]) -1" office:value-type="percentage" office:value="0.0163261888814468">
            <text:p>1.63%</text:p>
          </table:table-cell>
          <table:table-cell table:style-name="ce2" office:value-type="string">
            <text:p>2011-11-0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1-03</text:p>
          </table:table-cell>
          <table:table-cell table:style-name="ce5" office:value-type="float" office:value="401.35">
            <text:p>401.35</text:p>
          </table:table-cell>
          <table:table-cell table:style-name="ce11" table:formula="of:=([.C$3]/[.B$3])*[.B216]" office:value-type="float" office:value="12496.1081013762">
            <text:p>12496.11</text:p>
          </table:table-cell>
          <table:table-cell table:style-name="ce5" office:value-type="float" office:value="113.36">
            <text:p>113.36</text:p>
          </table:table-cell>
          <table:table-cell table:style-name="ce11" table:formula="of:=([.E$3]/[.D$3])*[.D216]" office:value-type="float" office:value="63922.408931995">
            <text:p>63922.41</text:p>
          </table:table-cell>
          <table:table-cell table:style-name="ce5" office:value-type="float" office:value="76.93">
            <text:p>76.93</text:p>
          </table:table-cell>
          <table:table-cell table:style-name="ce11" table:formula="of:=([.G$3]/[.F$3])*[.F216]" office:value-type="float" office:value="32922.967189729">
            <text:p>32922.97</text:p>
          </table:table-cell>
          <table:table-cell table:style-name="ce5" office:value-type="float" office:value="171.72">
            <text:p>171.72</text:p>
          </table:table-cell>
          <table:table-cell table:style-name="ce11" table:formula="of:=([.I$3]/[.H$3])*[.H216]" office:value-type="float" office:value="12378.892733564">
            <text:p>12378.89</text:p>
          </table:table-cell>
          <table:table-cell table:style-name="ce5" table:formula="of:=SUM([.C216];[.E216];[.G216];[.I216])" office:value-type="float" office:value="121720.376956664">
            <text:p>121720.376956664</text:p>
          </table:table-cell>
          <table:table-cell table:style-name="ce17" table:formula="of:=([.J216]/[.J215]) -1" office:value-type="percentage" office:value="0.000797163642395793">
            <text:p>0.08%</text:p>
          </table:table-cell>
          <table:table-cell table:style-name="ce5" office:value-type="float" office:value="123.6">
            <text:p>123.6</text:p>
          </table:table-cell>
          <table:table-cell table:style-name="ce17" table:formula="of:=([.L216]/[.L215]) -1" office:value-type="percentage" office:value="0.0182057830134277">
            <text:p>1.82%</text:p>
          </table:table-cell>
          <table:table-cell table:style-name="ce2" office:value-type="string">
            <text:p>2011-11-0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1-04</text:p>
          </table:table-cell>
          <table:table-cell table:style-name="ce5" office:value-type="float" office:value="398.53">
            <text:p>398.53</text:p>
          </table:table-cell>
          <table:table-cell table:style-name="ce11" table:formula="of:=([.C$3]/[.B$3])*[.B217]" office:value-type="float" office:value="12408.3068684227">
            <text:p>12408.31</text:p>
          </table:table-cell>
          <table:table-cell table:style-name="ce5" office:value-type="float" office:value="113.5">
            <text:p>113.5</text:p>
          </table:table-cell>
          <table:table-cell table:style-name="ce11" table:formula="of:=([.E$3]/[.D$3])*[.D217]" office:value-type="float" office:value="64001.3533325815">
            <text:p>64001.35</text:p>
          </table:table-cell>
          <table:table-cell table:style-name="ce5" office:value-type="float" office:value="76.6">
            <text:p>76.6</text:p>
          </table:table-cell>
          <table:table-cell table:style-name="ce11" table:formula="of:=([.G$3]/[.F$3])*[.F217]" office:value-type="float" office:value="32781.7403708987">
            <text:p>32781.74</text:p>
          </table:table-cell>
          <table:table-cell table:style-name="ce5" office:value-type="float" office:value="170.85">
            <text:p>170.85</text:p>
          </table:table-cell>
          <table:table-cell table:style-name="ce11" table:formula="of:=([.I$3]/[.H$3])*[.H217]" office:value-type="float" office:value="12316.1764705882">
            <text:p>12316.18</text:p>
          </table:table-cell>
          <table:table-cell table:style-name="ce5" table:formula="of:=SUM([.C217];[.E217];[.G217];[.I217])" office:value-type="float" office:value="121507.577042491">
            <text:p>121507.577042491</text:p>
          </table:table-cell>
          <table:table-cell table:style-name="ce17" table:formula="of:=([.J217]/[.J216]) -1" office:value-type="percentage" office:value="-0.00174826860952637">
            <text:p>-0.17%</text:p>
          </table:table-cell>
          <table:table-cell table:style-name="ce5" office:value-type="float" office:value="122.85">
            <text:p>122.85</text:p>
          </table:table-cell>
          <table:table-cell table:style-name="ce17" table:formula="of:=([.L217]/[.L216]) -1" office:value-type="percentage" office:value="-0.0060679611650486">
            <text:p>-0.61%</text:p>
          </table:table-cell>
          <table:table-cell table:style-name="ce2" office:value-type="string">
            <text:p>2011-11-0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1-07</text:p>
          </table:table-cell>
          <table:table-cell table:style-name="ce5" office:value-type="float" office:value="398.02">
            <text:p>398.02</text:p>
          </table:table-cell>
          <table:table-cell table:style-name="ce11" table:formula="of:=([.C$3]/[.B$3])*[.B218]" office:value-type="float" office:value="12392.4279220375">
            <text:p>12392.43</text:p>
          </table:table-cell>
          <table:table-cell table:style-name="ce5" office:value-type="float" office:value="114.22">
            <text:p>114.22</text:p>
          </table:table-cell>
          <table:table-cell table:style-name="ce11" table:formula="of:=([.E$3]/[.D$3])*[.D218]" office:value-type="float" office:value="64407.353107026">
            <text:p>64407.35</text:p>
          </table:table-cell>
          <table:table-cell table:style-name="ce5" office:value-type="float" office:value="77.41">
            <text:p>77.41</text:p>
          </table:table-cell>
          <table:table-cell table:style-name="ce11" table:formula="of:=([.G$3]/[.F$3])*[.F218]" office:value-type="float" office:value="33128.3880171184">
            <text:p>33128.39</text:p>
          </table:table-cell>
          <table:table-cell table:style-name="ce5" office:value-type="float" office:value="174.98">
            <text:p>174.98</text:p>
          </table:table-cell>
          <table:table-cell table:style-name="ce11" table:formula="of:=([.I$3]/[.H$3])*[.H218]" office:value-type="float" office:value="12613.8985005767">
            <text:p>12613.90</text:p>
          </table:table-cell>
          <table:table-cell table:style-name="ce5" table:formula="of:=SUM([.C218];[.E218];[.G218];[.I218])" office:value-type="float" office:value="122542.067546759">
            <text:p>122542.067546759</text:p>
          </table:table-cell>
          <table:table-cell table:style-name="ce17" table:formula="of:=([.J218]/[.J217]) -1" office:value-type="percentage" office:value="0.00851379419660181">
            <text:p>0.85%</text:p>
          </table:table-cell>
          <table:table-cell table:style-name="ce5" office:value-type="float" office:value="123.61">
            <text:p>123.61</text:p>
          </table:table-cell>
          <table:table-cell table:style-name="ce17" table:formula="of:=([.L218]/[.L217]) -1" office:value-type="percentage" office:value="0.00618640618640631">
            <text:p>0.62%</text:p>
          </table:table-cell>
          <table:table-cell table:style-name="ce2" office:value-type="string">
            <text:p>2011-11-0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1-08</text:p>
          </table:table-cell>
          <table:table-cell table:style-name="ce5" office:value-type="float" office:value="404.49">
            <text:p>404.49</text:p>
          </table:table-cell>
          <table:table-cell table:style-name="ce11" table:formula="of:=([.C$3]/[.B$3])*[.B219]" office:value-type="float" office:value="12593.8725948067">
            <text:p>12593.87</text:p>
          </table:table-cell>
          <table:table-cell table:style-name="ce5" office:value-type="float" office:value="112.76">
            <text:p>112.76</text:p>
          </table:table-cell>
          <table:table-cell table:style-name="ce11" table:formula="of:=([.E$3]/[.D$3])*[.D219]" office:value-type="float" office:value="63584.0757866246">
            <text:p>63584.08</text:p>
          </table:table-cell>
          <table:table-cell table:style-name="ce5" office:value-type="float" office:value="78.27">
            <text:p>78.27</text:p>
          </table:table-cell>
          <table:table-cell table:style-name="ce11" table:formula="of:=([.G$3]/[.F$3])*[.F219]" office:value-type="float" office:value="33496.4336661912">
            <text:p>33496.43</text:p>
          </table:table-cell>
          <table:table-cell table:style-name="ce5" office:value-type="float" office:value="173.53">
            <text:p>173.53</text:p>
          </table:table-cell>
          <table:table-cell table:style-name="ce11" table:formula="of:=([.I$3]/[.H$3])*[.H219]" office:value-type="float" office:value="12509.3713956171">
            <text:p>12509.37</text:p>
          </table:table-cell>
          <table:table-cell table:style-name="ce5" table:formula="of:=SUM([.C219];[.E219];[.G219];[.I219])" office:value-type="float" office:value="122183.753443239">
            <text:p>122183.753443239</text:p>
          </table:table-cell>
          <table:table-cell table:style-name="ce17" table:formula="of:=([.J219]/[.J218]) -1" office:value-type="percentage" office:value="-0.0029240089602901">
            <text:p>-0.29%</text:p>
          </table:table-cell>
          <table:table-cell table:style-name="ce5" office:value-type="float" office:value="125.2">
            <text:p>125.2</text:p>
          </table:table-cell>
          <table:table-cell table:style-name="ce17" table:formula="of:=([.L219]/[.L218]) -1" office:value-type="percentage" office:value="0.0128630369711189">
            <text:p>1.29%</text:p>
          </table:table-cell>
          <table:table-cell table:style-name="ce2" office:value-type="string">
            <text:p>2011-11-0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1-09</text:p>
          </table:table-cell>
          <table:table-cell table:style-name="ce5" office:value-type="float" office:value="393.59">
            <text:p>393.59</text:p>
          </table:table-cell>
          <table:table-cell table:style-name="ce11" table:formula="of:=([.C$3]/[.B$3])*[.B220]" office:value-type="float" office:value="12254.4990348091">
            <text:p>12254.50</text:p>
          </table:table-cell>
          <table:table-cell table:style-name="ce5" office:value-type="float" office:value="115.1">
            <text:p>115.1</text:p>
          </table:table-cell>
          <table:table-cell table:style-name="ce11" table:formula="of:=([.E$3]/[.D$3])*[.D220]" office:value-type="float" office:value="64903.5750535694">
            <text:p>64903.58</text:p>
          </table:table-cell>
          <table:table-cell table:style-name="ce5" office:value-type="float" office:value="75.95">
            <text:p>75.95</text:p>
          </table:table-cell>
          <table:table-cell table:style-name="ce11" table:formula="of:=([.G$3]/[.F$3])*[.F220]" office:value-type="float" office:value="32503.5663338088">
            <text:p>32503.57</text:p>
          </table:table-cell>
          <table:table-cell table:style-name="ce5" office:value-type="float" office:value="172.07">
            <text:p>172.07</text:p>
          </table:table-cell>
          <table:table-cell table:style-name="ce11" table:formula="of:=([.I$3]/[.H$3])*[.H220]" office:value-type="float" office:value="12404.1234140715">
            <text:p>12404.12</text:p>
          </table:table-cell>
          <table:table-cell table:style-name="ce5" table:formula="of:=SUM([.C220];[.E220];[.G220];[.I220])" office:value-type="float" office:value="122065.763836259">
            <text:p>122065.763836259</text:p>
          </table:table-cell>
          <table:table-cell table:style-name="ce17" table:formula="of:=([.J220]/[.J219]) -1" office:value-type="percentage" office:value="-0.000965673452120175">
            <text:p>-0.10%</text:p>
          </table:table-cell>
          <table:table-cell table:style-name="ce5" office:value-type="float" office:value="120.58">
            <text:p>120.58</text:p>
          </table:table-cell>
          <table:table-cell table:style-name="ce17" table:formula="of:=([.L220]/[.L219]) -1" office:value-type="percentage" office:value="-0.0369009584664537">
            <text:p>-3.69%</text:p>
          </table:table-cell>
          <table:table-cell table:style-name="ce2" office:value-type="string">
            <text:p>2011-11-0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1-10</text:p>
          </table:table-cell>
          <table:table-cell table:style-name="ce5" office:value-type="float" office:value="383.57">
            <text:p>383.57</text:p>
          </table:table-cell>
          <table:table-cell table:style-name="ce11" table:formula="of:=([.C$3]/[.B$3])*[.B221]" office:value-type="float" office:value="11942.5244411234">
            <text:p>11942.52</text:p>
          </table:table-cell>
          <table:table-cell table:style-name="ce5" office:value-type="float" office:value="113.38">
            <text:p>113.38</text:p>
          </table:table-cell>
          <table:table-cell table:style-name="ce11" table:formula="of:=([.E$3]/[.D$3])*[.D221]" office:value-type="float" office:value="63933.6867035074">
            <text:p>63933.69</text:p>
          </table:table-cell>
          <table:table-cell table:style-name="ce5" office:value-type="float" office:value="77.23">
            <text:p>77.23</text:p>
          </table:table-cell>
          <table:table-cell table:style-name="ce11" table:formula="of:=([.G$3]/[.F$3])*[.F221]" office:value-type="float" office:value="33051.3552068474">
            <text:p>33051.36</text:p>
          </table:table-cell>
          <table:table-cell table:style-name="ce5" office:value-type="float" office:value="171.14">
            <text:p>171.14</text:p>
          </table:table-cell>
          <table:table-cell table:style-name="ce11" table:formula="of:=([.I$3]/[.H$3])*[.H221]" office:value-type="float" office:value="12337.0818915802">
            <text:p>12337.08</text:p>
          </table:table-cell>
          <table:table-cell table:style-name="ce5" table:formula="of:=SUM([.C221];[.E221];[.G221];[.I221])" office:value-type="float" office:value="121264.648243058">
            <text:p>121264.648243058</text:p>
          </table:table-cell>
          <table:table-cell table:style-name="ce17" table:formula="of:=([.J221]/[.J220]) -1" office:value-type="percentage" office:value="-0.00656298349367857">
            <text:p>-0.66%</text:p>
          </table:table-cell>
          <table:table-cell table:style-name="ce5" office:value-type="float" office:value="121.71">
            <text:p>121.71</text:p>
          </table:table-cell>
          <table:table-cell table:style-name="ce17" table:formula="of:=([.L221]/[.L220]) -1" office:value-type="percentage" office:value="0.00937137170343338">
            <text:p>0.94%</text:p>
          </table:table-cell>
          <table:table-cell table:style-name="ce2" office:value-type="string">
            <text:p>2011-11-1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1-11</text:p>
          </table:table-cell>
          <table:table-cell table:style-name="ce5" office:value-type="float" office:value="382.98">
            <text:p>382.98</text:p>
          </table:table-cell>
          <table:table-cell table:style-name="ce11" table:formula="of:=([.C$3]/[.B$3])*[.B222]" office:value-type="float" office:value="11924.1546796189">
            <text:p>11924.15</text:p>
          </table:table-cell>
          <table:table-cell table:style-name="ce5" office:value-type="float" office:value="112.69">
            <text:p>112.69</text:p>
          </table:table-cell>
          <table:table-cell table:style-name="ce11" table:formula="of:=([.E$3]/[.D$3])*[.D222]" office:value-type="float" office:value="63544.6035863313">
            <text:p>63544.60</text:p>
          </table:table-cell>
          <table:table-cell table:style-name="ce5" office:value-type="float" office:value="78.24">
            <text:p>78.24</text:p>
          </table:table-cell>
          <table:table-cell table:style-name="ce11" table:formula="of:=([.G$3]/[.F$3])*[.F222]" office:value-type="float" office:value="33483.5948644793">
            <text:p>33483.59</text:p>
          </table:table-cell>
          <table:table-cell table:style-name="ce5" office:value-type="float" office:value="173.96">
            <text:p>173.96</text:p>
          </table:table-cell>
          <table:table-cell table:style-name="ce11" table:formula="of:=([.I$3]/[.H$3])*[.H222]" office:value-type="float" office:value="12540.369088812">
            <text:p>12540.37</text:p>
          </table:table-cell>
          <table:table-cell table:style-name="ce5" table:formula="of:=SUM([.C222];[.E222];[.G222];[.I222])" office:value-type="float" office:value="121492.722219242">
            <text:p>121492.722219242</text:p>
          </table:table-cell>
          <table:table-cell table:style-name="ce17" table:formula="of:=([.J222]/[.J221]) -1" office:value-type="percentage" office:value="0.0018807952646358">
            <text:p>0.19%</text:p>
          </table:table-cell>
          <table:table-cell table:style-name="ce5" office:value-type="float" office:value="124">
            <text:p>124</text:p>
          </table:table-cell>
          <table:table-cell table:style-name="ce17" table:formula="of:=([.L222]/[.L221]) -1" office:value-type="percentage" office:value="0.0188152164982336">
            <text:p>1.88%</text:p>
          </table:table-cell>
          <table:table-cell table:style-name="ce2" office:value-type="string">
            <text:p>2011-11-1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1-14</text:p>
          </table:table-cell>
          <table:table-cell table:style-name="ce5" office:value-type="float" office:value="377.64">
            <text:p>377.64</text:p>
          </table:table-cell>
          <table:table-cell table:style-name="ce11" table:formula="of:=([.C$3]/[.B$3])*[.B223]" office:value-type="float" office:value="11757.8927704091">
            <text:p>11757.89</text:p>
          </table:table-cell>
          <table:table-cell table:style-name="ce5" office:value-type="float" office:value="114.5">
            <text:p>114.5</text:p>
          </table:table-cell>
          <table:table-cell table:style-name="ce11" table:formula="of:=([.E$3]/[.D$3])*[.D223]" office:value-type="float" office:value="64565.2419081989">
            <text:p>64565.24</text:p>
          </table:table-cell>
          <table:table-cell table:style-name="ce5" office:value-type="float" office:value="77.49">
            <text:p>77.49</text:p>
          </table:table-cell>
          <table:table-cell table:style-name="ce11" table:formula="of:=([.G$3]/[.F$3])*[.F223]" office:value-type="float" office:value="33162.6248216833">
            <text:p>33162.62</text:p>
          </table:table-cell>
          <table:table-cell table:style-name="ce5" office:value-type="float" office:value="173.2">
            <text:p>173.2</text:p>
          </table:table-cell>
          <table:table-cell table:style-name="ce11" table:formula="of:=([.I$3]/[.H$3])*[.H223]" office:value-type="float" office:value="12485.5824682814">
            <text:p>12485.58</text:p>
          </table:table-cell>
          <table:table-cell table:style-name="ce5" table:formula="of:=SUM([.C223];[.E223];[.G223];[.I223])" office:value-type="float" office:value="121971.341968573">
            <text:p>121971.341968573</text:p>
          </table:table-cell>
          <table:table-cell table:style-name="ce17" table:formula="of:=([.J223]/[.J222]) -1" office:value-type="percentage" office:value="0.00393949316953779">
            <text:p>0.39%</text:p>
          </table:table-cell>
          <table:table-cell table:style-name="ce5" office:value-type="float" office:value="122.83">
            <text:p>122.83</text:p>
          </table:table-cell>
          <table:table-cell table:style-name="ce17" table:formula="of:=([.L223]/[.L222]) -1" office:value-type="percentage" office:value="-0.00943548387096771">
            <text:p>-0.94%</text:p>
          </table:table-cell>
          <table:table-cell table:style-name="ce2" office:value-type="string">
            <text:p>2011-11-1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1-15</text:p>
          </table:table-cell>
          <table:table-cell table:style-name="ce5" office:value-type="float" office:value="387.17">
            <text:p>387.17</text:p>
          </table:table-cell>
          <table:table-cell table:style-name="ce11" table:formula="of:=([.C$3]/[.B$3])*[.B224]" office:value-type="float" office:value="12054.6111214895">
            <text:p>12054.61</text:p>
          </table:table-cell>
          <table:table-cell table:style-name="ce5" office:value-type="float" office:value="114.35">
            <text:p>114.35</text:p>
          </table:table-cell>
          <table:table-cell table:style-name="ce11" table:formula="of:=([.E$3]/[.D$3])*[.D224]" office:value-type="float" office:value="64480.6586218563">
            <text:p>64480.66</text:p>
          </table:table-cell>
          <table:table-cell table:style-name="ce5" office:value-type="float" office:value="77.62">
            <text:p>77.62</text:p>
          </table:table-cell>
          <table:table-cell table:style-name="ce11" table:formula="of:=([.G$3]/[.F$3])*[.F224]" office:value-type="float" office:value="33218.2596291013">
            <text:p>33218.26</text:p>
          </table:table-cell>
          <table:table-cell table:style-name="ce5" office:value-type="float" office:value="173.36">
            <text:p>173.36</text:p>
          </table:table-cell>
          <table:table-cell table:style-name="ce11" table:formula="of:=([.I$3]/[.H$3])*[.H224]" office:value-type="float" office:value="12497.1164936563">
            <text:p>12497.12</text:p>
          </table:table-cell>
          <table:table-cell table:style-name="ce5" table:formula="of:=SUM([.C224];[.E224];[.G224];[.I224])" office:value-type="float" office:value="122250.645866103">
            <text:p>122250.645866103</text:p>
          </table:table-cell>
          <table:table-cell table:style-name="ce17" table:formula="of:=([.J224]/[.J223]) -1" office:value-type="percentage" office:value="0.00228991411443658">
            <text:p>0.23%</text:p>
          </table:table-cell>
          <table:table-cell table:style-name="ce5" office:value-type="float" office:value="123.44">
            <text:p>123.44</text:p>
          </table:table-cell>
          <table:table-cell table:style-name="ce17" table:formula="of:=([.L224]/[.L223]) -1" office:value-type="percentage" office:value="0.00496621346576576">
            <text:p>0.50%</text:p>
          </table:table-cell>
          <table:table-cell table:style-name="ce2" office:value-type="string">
            <text:p>2011-11-1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1-16</text:p>
          </table:table-cell>
          <table:table-cell table:style-name="ce5" office:value-type="float" office:value="383.13">
            <text:p>383.13</text:p>
          </table:table-cell>
          <table:table-cell table:style-name="ce11" table:formula="of:=([.C$3]/[.B$3])*[.B225]" office:value-type="float" office:value="11928.8249579675">
            <text:p>11928.82</text:p>
          </table:table-cell>
          <table:table-cell table:style-name="ce5" office:value-type="float" office:value="115.39">
            <text:p>115.39</text:p>
          </table:table-cell>
          <table:table-cell table:style-name="ce11" table:formula="of:=([.E$3]/[.D$3])*[.D225]" office:value-type="float" office:value="65067.1027404985">
            <text:p>65067.10</text:p>
          </table:table-cell>
          <table:table-cell table:style-name="ce5" office:value-type="float" office:value="76.79">
            <text:p>76.79</text:p>
          </table:table-cell>
          <table:table-cell table:style-name="ce11" table:formula="of:=([.G$3]/[.F$3])*[.F225]" office:value-type="float" office:value="32863.0527817404">
            <text:p>32863.05</text:p>
          </table:table-cell>
          <table:table-cell table:style-name="ce5" office:value-type="float" office:value="171.51">
            <text:p>171.51</text:p>
          </table:table-cell>
          <table:table-cell table:style-name="ce11" table:formula="of:=([.I$3]/[.H$3])*[.H225]" office:value-type="float" office:value="12363.7543252595">
            <text:p>12363.75</text:p>
          </table:table-cell>
          <table:table-cell table:style-name="ce5" table:formula="of:=SUM([.C225];[.E225];[.G225];[.I225])" office:value-type="float" office:value="122222.734805466">
            <text:p>122222.734805466</text:p>
          </table:table-cell>
          <table:table-cell table:style-name="ce17" table:formula="of:=([.J225]/[.J224]) -1" office:value-type="percentage" office:value="-0.000228310128259857">
            <text:p>-0.02%</text:p>
          </table:table-cell>
          <table:table-cell table:style-name="ce5" office:value-type="float" office:value="121.48">
            <text:p>121.48</text:p>
          </table:table-cell>
          <table:table-cell table:style-name="ce17" table:formula="of:=([.L225]/[.L224]) -1" office:value-type="percentage" office:value="-0.0158781594296824">
            <text:p>-1.59%</text:p>
          </table:table-cell>
          <table:table-cell table:style-name="ce2" office:value-type="string">
            <text:p>2011-11-1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1-17</text:p>
          </table:table-cell>
          <table:table-cell table:style-name="ce5" office:value-type="float" office:value="375.8">
            <text:p>375.8</text:p>
          </table:table-cell>
          <table:table-cell table:style-name="ce11" table:formula="of:=([.C$3]/[.B$3])*[.B226]" office:value-type="float" office:value="11700.6040226664">
            <text:p>11700.60</text:p>
          </table:table-cell>
          <table:table-cell table:style-name="ce5" office:value-type="float" office:value="116.32">
            <text:p>116.32</text:p>
          </table:table-cell>
          <table:table-cell table:style-name="ce11" table:formula="of:=([.E$3]/[.D$3])*[.D226]" office:value-type="float" office:value="65591.5191158227">
            <text:p>65591.52</text:p>
          </table:table-cell>
          <table:table-cell table:style-name="ce5" office:value-type="float" office:value="76.41">
            <text:p>76.41</text:p>
          </table:table-cell>
          <table:table-cell table:style-name="ce11" table:formula="of:=([.G$3]/[.F$3])*[.F226]" office:value-type="float" office:value="32700.4279600571">
            <text:p>32700.43</text:p>
          </table:table-cell>
          <table:table-cell table:style-name="ce5" office:value-type="float" office:value="167.1">
            <text:p>167.1</text:p>
          </table:table-cell>
          <table:table-cell table:style-name="ce11" table:formula="of:=([.I$3]/[.H$3])*[.H226]" office:value-type="float" office:value="12045.8477508651">
            <text:p>12045.85</text:p>
          </table:table-cell>
          <table:table-cell table:style-name="ce5" table:formula="of:=SUM([.C226];[.E226];[.G226];[.I226])" office:value-type="float" office:value="122038.398849411">
            <text:p>122038.398849411</text:p>
          </table:table-cell>
          <table:table-cell table:style-name="ce17" table:formula="of:=([.J226]/[.J225]) -1" office:value-type="percentage" office:value="-0.00150819695163906">
            <text:p>-0.15%</text:p>
          </table:table-cell>
          <table:table-cell table:style-name="ce5" office:value-type="float" office:value="119.55">
            <text:p>119.55</text:p>
          </table:table-cell>
          <table:table-cell table:style-name="ce17" table:formula="of:=([.L226]/[.L225]) -1" office:value-type="percentage" office:value="-0.015887388870596">
            <text:p>-1.59%</text:p>
          </table:table-cell>
          <table:table-cell table:style-name="ce2" office:value-type="string">
            <text:p>2011-11-1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1-18</text:p>
          </table:table-cell>
          <table:table-cell table:style-name="ce5" office:value-type="float" office:value="373.34">
            <text:p>373.34</text:p>
          </table:table-cell>
          <table:table-cell table:style-name="ce11" table:formula="of:=([.C$3]/[.B$3])*[.B227]" office:value-type="float" office:value="11624.0114577495">
            <text:p>11624.01</text:p>
          </table:table-cell>
          <table:table-cell table:style-name="ce5" office:value-type="float" office:value="116.29">
            <text:p>116.29</text:p>
          </table:table-cell>
          <table:table-cell table:style-name="ce11" table:formula="of:=([.E$3]/[.D$3])*[.D227]" office:value-type="float" office:value="65574.6024585542">
            <text:p>65574.60</text:p>
          </table:table-cell>
          <table:table-cell table:style-name="ce5" office:value-type="float" office:value="76.45">
            <text:p>76.45</text:p>
          </table:table-cell>
          <table:table-cell table:style-name="ce11" table:formula="of:=([.G$3]/[.F$3])*[.F227]" office:value-type="float" office:value="32717.5463623395">
            <text:p>32717.55</text:p>
          </table:table-cell>
          <table:table-cell table:style-name="ce5" office:value-type="float" office:value="167.62">
            <text:p>167.62</text:p>
          </table:table-cell>
          <table:table-cell table:style-name="ce11" table:formula="of:=([.I$3]/[.H$3])*[.H227]" office:value-type="float" office:value="12083.3333333333">
            <text:p>12083.33</text:p>
          </table:table-cell>
          <table:table-cell table:style-name="ce5" table:formula="of:=SUM([.C227];[.E227];[.G227];[.I227])" office:value-type="float" office:value="121999.493611977">
            <text:p>121999.493611977</text:p>
          </table:table-cell>
          <table:table-cell table:style-name="ce17" table:formula="of:=([.J227]/[.J226]) -1" office:value-type="percentage" office:value="-0.000318795049766951">
            <text:p>-0.03%</text:p>
          </table:table-cell>
          <table:table-cell table:style-name="ce5" office:value-type="float" office:value="119.42">
            <text:p>119.42</text:p>
          </table:table-cell>
          <table:table-cell table:style-name="ce17" table:formula="of:=([.L227]/[.L226]) -1" office:value-type="percentage" office:value="-0.00108741112505228">
            <text:p>-0.11%</text:p>
          </table:table-cell>
          <table:table-cell table:style-name="ce2" office:value-type="string">
            <text:p>2011-11-1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1-21</text:p>
          </table:table-cell>
          <table:table-cell table:style-name="ce5" office:value-type="float" office:value="367.43">
            <text:p>367.43</text:p>
          </table:table-cell>
          <table:table-cell table:style-name="ce11" table:formula="of:=([.C$3]/[.B$3])*[.B228]" office:value-type="float" office:value="11440.0024908151">
            <text:p>11440.00</text:p>
          </table:table-cell>
          <table:table-cell table:style-name="ce5" office:value-type="float" office:value="116.98">
            <text:p>116.98</text:p>
          </table:table-cell>
          <table:table-cell table:style-name="ce11" table:formula="of:=([.E$3]/[.D$3])*[.D228]" office:value-type="float" office:value="65963.6855757302">
            <text:p>65963.69</text:p>
          </table:table-cell>
          <table:table-cell table:style-name="ce5" office:value-type="float" office:value="75.48">
            <text:p>75.48</text:p>
          </table:table-cell>
          <table:table-cell table:style-name="ce11" table:formula="of:=([.G$3]/[.F$3])*[.F228]" office:value-type="float" office:value="32302.42510699">
            <text:p>32302.43</text:p>
          </table:table-cell>
          <table:table-cell table:style-name="ce5" office:value-type="float" office:value="163.5">
            <text:p>163.5</text:p>
          </table:table-cell>
          <table:table-cell table:style-name="ce11" table:formula="of:=([.I$3]/[.H$3])*[.H228]" office:value-type="float" office:value="11786.3321799308">
            <text:p>11786.33</text:p>
          </table:table-cell>
          <table:table-cell table:style-name="ce5" table:formula="of:=SUM([.C228];[.E228];[.G228];[.I228])" office:value-type="float" office:value="121492.445353466">
            <text:p>121492.445353466</text:p>
          </table:table-cell>
          <table:table-cell table:style-name="ce17" table:formula="of:=([.J228]/[.J227]) -1" office:value-type="percentage" office:value="-0.00415615051750218">
            <text:p>-0.42%</text:p>
          </table:table-cell>
          <table:table-cell table:style-name="ce5" office:value-type="float" office:value="117.15">
            <text:p>117.15</text:p>
          </table:table-cell>
          <table:table-cell table:style-name="ce17" table:formula="of:=([.L228]/[.L227]) -1" office:value-type="percentage" office:value="-0.0190085412828671">
            <text:p>-1.90%</text:p>
          </table:table-cell>
          <table:table-cell table:style-name="ce2" office:value-type="string">
            <text:p>2011-11-2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1-22</text:p>
          </table:table-cell>
          <table:table-cell table:style-name="ce5" office:value-type="float" office:value="374.9">
            <text:p>374.9</text:p>
          </table:table-cell>
          <table:table-cell table:style-name="ce11" table:formula="of:=([.C$3]/[.B$3])*[.B229]" office:value-type="float" office:value="11672.5823525749">
            <text:p>11672.58</text:p>
          </table:table-cell>
          <table:table-cell table:style-name="ce5" office:value-type="float" office:value="118.28">
            <text:p>118.28</text:p>
          </table:table-cell>
          <table:table-cell table:style-name="ce11" table:formula="of:=([.E$3]/[.D$3])*[.D229]" office:value-type="float" office:value="66696.7407240329">
            <text:p>66696.74</text:p>
          </table:table-cell>
          <table:table-cell table:style-name="ce5" office:value-type="float" office:value="74.61">
            <text:p>74.61</text:p>
          </table:table-cell>
          <table:table-cell table:style-name="ce11" table:formula="of:=([.G$3]/[.F$3])*[.F229]" office:value-type="float" office:value="31930.0998573467">
            <text:p>31930.10</text:p>
          </table:table-cell>
          <table:table-cell table:style-name="ce5" office:value-type="float" office:value="165.31">
            <text:p>165.31</text:p>
          </table:table-cell>
          <table:table-cell table:style-name="ce11" table:formula="of:=([.I$3]/[.H$3])*[.H229]" office:value-type="float" office:value="11916.8108419839">
            <text:p>11916.81</text:p>
          </table:table-cell>
          <table:table-cell table:style-name="ce5" table:formula="of:=SUM([.C229];[.E229];[.G229];[.I229])" office:value-type="float" office:value="122216.233775938">
            <text:p>122216.233775938</text:p>
          </table:table-cell>
          <table:table-cell table:style-name="ce17" table:formula="of:=([.J229]/[.J228]) -1" office:value-type="percentage" office:value="0.00595747678274461">
            <text:p>0.60%</text:p>
          </table:table-cell>
          <table:table-cell table:style-name="ce5" office:value-type="float" office:value="116.69">
            <text:p>116.69</text:p>
          </table:table-cell>
          <table:table-cell table:style-name="ce17" table:formula="of:=([.L229]/[.L228]) -1" office:value-type="percentage" office:value="-0.00392658984208283">
            <text:p>-0.39%</text:p>
          </table:table-cell>
          <table:table-cell table:style-name="ce2" office:value-type="string">
            <text:p>2011-11-2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1-23</text:p>
          </table:table-cell>
          <table:table-cell table:style-name="ce5" office:value-type="float" office:value="365.42">
            <text:p>365.42</text:p>
          </table:table-cell>
          <table:table-cell table:style-name="ce11" table:formula="of:=([.C$3]/[.B$3])*[.B230]" office:value-type="float" office:value="11377.420760944">
            <text:p>11377.42</text:p>
          </table:table-cell>
          <table:table-cell table:style-name="ce5" office:value-type="float" office:value="119.44">
            <text:p>119.44</text:p>
          </table:table-cell>
          <table:table-cell table:style-name="ce11" table:formula="of:=([.E$3]/[.D$3])*[.D230]" office:value-type="float" office:value="67350.8514717492">
            <text:p>67350.85</text:p>
          </table:table-cell>
          <table:table-cell table:style-name="ce5" office:value-type="float" office:value="73.19">
            <text:p>73.19</text:p>
          </table:table-cell>
          <table:table-cell table:style-name="ce11" table:formula="of:=([.G$3]/[.F$3])*[.F230]" office:value-type="float" office:value="31322.3965763196">
            <text:p>31322.40</text:p>
          </table:table-cell>
          <table:table-cell table:style-name="ce5" office:value-type="float" office:value="164.83">
            <text:p>164.83</text:p>
          </table:table-cell>
          <table:table-cell table:style-name="ce11" table:formula="of:=([.I$3]/[.H$3])*[.H230]" office:value-type="float" office:value="11882.2087658593">
            <text:p>11882.21</text:p>
          </table:table-cell>
          <table:table-cell table:style-name="ce5" table:formula="of:=SUM([.C230];[.E230];[.G230];[.I230])" office:value-type="float" office:value="121932.877574872">
            <text:p>121932.877574872</text:p>
          </table:table-cell>
          <table:table-cell table:style-name="ce17" table:formula="of:=([.J230]/[.J229]) -1" office:value-type="percentage" office:value="-0.00231848251506239">
            <text:p>-0.23%</text:p>
          </table:table-cell>
          <table:table-cell table:style-name="ce5" office:value-type="float" office:value="114.12">
            <text:p>114.12</text:p>
          </table:table-cell>
          <table:table-cell table:style-name="ce17" table:formula="of:=([.L230]/[.L229]) -1" office:value-type="percentage" office:value="-0.0220241665952523">
            <text:p>-2.20%</text:p>
          </table:table-cell>
          <table:table-cell table:style-name="ce2" office:value-type="string">
            <text:p>2011-11-2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1-25</text:p>
          </table:table-cell>
          <table:table-cell table:style-name="ce5" office:value-type="float" office:value="362.02">
            <text:p>362.02</text:p>
          </table:table-cell>
          <table:table-cell table:style-name="ce11" table:formula="of:=([.C$3]/[.B$3])*[.B231]" office:value-type="float" office:value="11271.561118376">
            <text:p>11271.56</text:p>
          </table:table-cell>
          <table:table-cell table:style-name="ce5" office:value-type="float" office:value="117.71">
            <text:p>117.71</text:p>
          </table:table-cell>
          <table:table-cell table:style-name="ce11" table:formula="of:=([.E$3]/[.D$3])*[.D231]" office:value-type="float" office:value="66375.324235931">
            <text:p>66375.32</text:p>
          </table:table-cell>
          <table:table-cell table:style-name="ce5" office:value-type="float" office:value="72.52">
            <text:p>72.52</text:p>
          </table:table-cell>
          <table:table-cell table:style-name="ce11" table:formula="of:=([.G$3]/[.F$3])*[.F231]" office:value-type="float" office:value="31035.6633380885">
            <text:p>31035.66</text:p>
          </table:table-cell>
          <table:table-cell table:style-name="ce5" office:value-type="float" office:value="163.4">
            <text:p>163.4</text:p>
          </table:table-cell>
          <table:table-cell table:style-name="ce11" table:formula="of:=([.I$3]/[.H$3])*[.H231]" office:value-type="float" office:value="11779.1234140715">
            <text:p>11779.12</text:p>
          </table:table-cell>
          <table:table-cell table:style-name="ce5" table:formula="of:=SUM([.C231];[.E231];[.G231];[.I231])" office:value-type="float" office:value="120461.672106467">
            <text:p>120461.672106467</text:p>
          </table:table-cell>
          <table:table-cell table:style-name="ce17" table:formula="of:=([.J231]/[.J230]) -1" office:value-type="percentage" office:value="-0.012065699569025">
            <text:p>-1.21%</text:p>
          </table:table-cell>
          <table:table-cell table:style-name="ce5" office:value-type="float" office:value="113.9">
            <text:p>113.9</text:p>
          </table:table-cell>
          <table:table-cell table:style-name="ce17" table:formula="of:=([.L231]/[.L230]) -1" office:value-type="percentage" office:value="-0.00192779530318965">
            <text:p>-0.19%</text:p>
          </table:table-cell>
          <table:table-cell table:style-name="ce2" office:value-type="string">
            <text:p>2011-11-2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1-28</text:p>
          </table:table-cell>
          <table:table-cell table:style-name="ce5" office:value-type="float" office:value="374.51">
            <text:p>374.51</text:p>
          </table:table-cell>
          <table:table-cell table:style-name="ce11" table:formula="of:=([.C$3]/[.B$3])*[.B232]" office:value-type="float" office:value="11660.4396288685">
            <text:p>11660.44</text:p>
          </table:table-cell>
          <table:table-cell table:style-name="ce5" office:value-type="float" office:value="117.65">
            <text:p>117.65</text:p>
          </table:table-cell>
          <table:table-cell table:style-name="ce11" table:formula="of:=([.E$3]/[.D$3])*[.D232]" office:value-type="float" office:value="66341.4909213939">
            <text:p>66341.49</text:p>
          </table:table-cell>
          <table:table-cell table:style-name="ce5" office:value-type="float" office:value="74.43">
            <text:p>74.43</text:p>
          </table:table-cell>
          <table:table-cell table:style-name="ce11" table:formula="of:=([.G$3]/[.F$3])*[.F232]" office:value-type="float" office:value="31853.0670470756">
            <text:p>31853.07</text:p>
          </table:table-cell>
          <table:table-cell table:style-name="ce5" office:value-type="float" office:value="166.63">
            <text:p>166.63</text:p>
          </table:table-cell>
          <table:table-cell table:style-name="ce11" table:formula="of:=([.I$3]/[.H$3])*[.H232]" office:value-type="float" office:value="12011.9665513264">
            <text:p>12011.97</text:p>
          </table:table-cell>
          <table:table-cell table:style-name="ce5" table:formula="of:=SUM([.C232];[.E232];[.G232];[.I232])" office:value-type="float" office:value="121866.964148665">
            <text:p>121866.964148665</text:p>
          </table:table-cell>
          <table:table-cell table:style-name="ce17" table:formula="of:=([.J232]/[.J231]) -1" office:value-type="percentage" office:value="0.0116658852365552">
            <text:p>1.17%</text:p>
          </table:table-cell>
          <table:table-cell table:style-name="ce5" office:value-type="float" office:value="117.2">
            <text:p>117.2</text:p>
          </table:table-cell>
          <table:table-cell table:style-name="ce17" table:formula="of:=([.L232]/[.L231]) -1" office:value-type="percentage" office:value="0.0289727831431079">
            <text:p>2.90%</text:p>
          </table:table-cell>
          <table:table-cell table:style-name="ce2" office:value-type="string">
            <text:p>2011-11-2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1-29</text:p>
          </table:table-cell>
          <table:table-cell table:style-name="ce5" office:value-type="float" office:value="371.6">
            <text:p>371.6</text:p>
          </table:table-cell>
          <table:table-cell table:style-name="ce11" table:formula="of:=([.C$3]/[.B$3])*[.B233]" office:value-type="float" office:value="11569.8362289059">
            <text:p>11569.84</text:p>
          </table:table-cell>
          <table:table-cell table:style-name="ce5" office:value-type="float" office:value="116.69">
            <text:p>116.69</text:p>
          </table:table-cell>
          <table:table-cell table:style-name="ce11" table:formula="of:=([.E$3]/[.D$3])*[.D233]" office:value-type="float" office:value="65800.1578888012">
            <text:p>65800.16</text:p>
          </table:table-cell>
          <table:table-cell table:style-name="ce5" office:value-type="float" office:value="75.5">
            <text:p>75.5</text:p>
          </table:table-cell>
          <table:table-cell table:style-name="ce11" table:formula="of:=([.G$3]/[.F$3])*[.F233]" office:value-type="float" office:value="32310.9843081312">
            <text:p>32310.98</text:p>
          </table:table-cell>
          <table:table-cell table:style-name="ce5" office:value-type="float" office:value="166.88">
            <text:p>166.88</text:p>
          </table:table-cell>
          <table:table-cell table:style-name="ce11" table:formula="of:=([.I$3]/[.H$3])*[.H233]" office:value-type="float" office:value="12029.9884659746">
            <text:p>12029.99</text:p>
          </table:table-cell>
          <table:table-cell table:style-name="ce5" table:formula="of:=SUM([.C233];[.E233];[.G233];[.I233])" office:value-type="float" office:value="121710.966891813">
            <text:p>121710.966891813</text:p>
          </table:table-cell>
          <table:table-cell table:style-name="ce17" table:formula="of:=([.J233]/[.J232]) -1" office:value-type="percentage" office:value="-0.00128006189323981">
            <text:p>-0.13%</text:p>
          </table:table-cell>
          <table:table-cell table:style-name="ce5" office:value-type="float" office:value="117.53">
            <text:p>117.53</text:p>
          </table:table-cell>
          <table:table-cell table:style-name="ce17" table:formula="of:=([.L233]/[.L232]) -1" office:value-type="percentage" office:value="0.00281569965870299">
            <text:p>0.28%</text:p>
          </table:table-cell>
          <table:table-cell table:style-name="ce2" office:value-type="string">
            <text:p>2011-11-2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1-30</text:p>
          </table:table-cell>
          <table:table-cell table:style-name="ce5" office:value-type="float" office:value="380.57">
            <text:p>380.57</text:p>
          </table:table-cell>
          <table:table-cell table:style-name="ce11" table:formula="of:=([.C$3]/[.B$3])*[.B234]" office:value-type="float" office:value="11849.1188741516">
            <text:p>11849.12</text:p>
          </table:table-cell>
          <table:table-cell table:style-name="ce5" office:value-type="float" office:value="114.86">
            <text:p>114.86</text:p>
          </table:table-cell>
          <table:table-cell table:style-name="ce11" table:formula="of:=([.E$3]/[.D$3])*[.D234]" office:value-type="float" office:value="64768.2417954212">
            <text:p>64768.24</text:p>
          </table:table-cell>
          <table:table-cell table:style-name="ce5" office:value-type="float" office:value="78.94">
            <text:p>78.94</text:p>
          </table:table-cell>
          <table:table-cell table:style-name="ce11" table:formula="of:=([.G$3]/[.F$3])*[.F234]" office:value-type="float" office:value="33783.1669044223">
            <text:p>33783.17</text:p>
          </table:table-cell>
          <table:table-cell table:style-name="ce5" office:value-type="float" office:value="170.13">
            <text:p>170.13</text:p>
          </table:table-cell>
          <table:table-cell table:style-name="ce11" table:formula="of:=([.I$3]/[.H$3])*[.H234]" office:value-type="float" office:value="12264.2733564014">
            <text:p>12264.27</text:p>
          </table:table-cell>
          <table:table-cell table:style-name="ce5" table:formula="of:=SUM([.C234];[.E234];[.G234];[.I234])" office:value-type="float" office:value="122664.800930396">
            <text:p>122664.800930396</text:p>
          </table:table-cell>
          <table:table-cell table:style-name="ce17" table:formula="of:=([.J234]/[.J233]) -1" office:value-type="percentage" office:value="0.00783687832692426">
            <text:p>0.78%</text:p>
          </table:table-cell>
          <table:table-cell table:style-name="ce5" office:value-type="float" office:value="122.37">
            <text:p>122.37</text:p>
          </table:table-cell>
          <table:table-cell table:style-name="ce17" table:formula="of:=([.L234]/[.L233]) -1" office:value-type="percentage" office:value="0.0411809750701948">
            <text:p>4.12%</text:p>
          </table:table-cell>
          <table:table-cell table:style-name="ce2" office:value-type="string">
            <text:p>2011-11-3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2-01</text:p>
          </table:table-cell>
          <table:table-cell table:style-name="ce5" office:value-type="float" office:value="386.27">
            <text:p>386.27</text:p>
          </table:table-cell>
          <table:table-cell table:style-name="ce11" table:formula="of:=([.C$3]/[.B$3])*[.B235]" office:value-type="float" office:value="12026.589451398">
            <text:p>12026.59</text:p>
          </table:table-cell>
          <table:table-cell table:style-name="ce5" office:value-type="float" office:value="114.29">
            <text:p>114.29</text:p>
          </table:table-cell>
          <table:table-cell table:style-name="ce11" table:formula="of:=([.E$3]/[.D$3])*[.D235]" office:value-type="float" office:value="64446.8253073193">
            <text:p>64446.83</text:p>
          </table:table-cell>
          <table:table-cell table:style-name="ce5" office:value-type="float" office:value="78.3">
            <text:p>78.3</text:p>
          </table:table-cell>
          <table:table-cell table:style-name="ce11" table:formula="of:=([.G$3]/[.F$3])*[.F235]" office:value-type="float" office:value="33509.272467903">
            <text:p>33509.27</text:p>
          </table:table-cell>
          <table:table-cell table:style-name="ce5" office:value-type="float" office:value="169.63">
            <text:p>169.63</text:p>
          </table:table-cell>
          <table:table-cell table:style-name="ce11" table:formula="of:=([.I$3]/[.H$3])*[.H235]" office:value-type="float" office:value="12228.229527105">
            <text:p>12228.23</text:p>
          </table:table-cell>
          <table:table-cell table:style-name="ce5" table:formula="of:=SUM([.C235];[.E235];[.G235];[.I235])" office:value-type="float" office:value="122210.916753725">
            <text:p>122210.916753725</text:p>
          </table:table-cell>
          <table:table-cell table:style-name="ce17" table:formula="of:=([.J235]/[.J234]) -1" office:value-type="percentage" office:value="-0.00370019902391361">
            <text:p>-0.37%</text:p>
          </table:table-cell>
          <table:table-cell table:style-name="ce5" office:value-type="float" office:value="122.35">
            <text:p>122.35</text:p>
          </table:table-cell>
          <table:table-cell table:style-name="ce17" table:formula="of:=([.L235]/[.L234]) -1" office:value-type="percentage" office:value="-0.000163438751328071">
            <text:p>-0.02%</text:p>
          </table:table-cell>
          <table:table-cell table:style-name="ce2" office:value-type="string">
            <text:p>2011-12-0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2-02</text:p>
          </table:table-cell>
          <table:table-cell table:style-name="ce5" office:value-type="float" office:value="388.03">
            <text:p>388.03</text:p>
          </table:table-cell>
          <table:table-cell table:style-name="ce11" table:formula="of:=([.C$3]/[.B$3])*[.B236]" office:value-type="float" office:value="12081.3873840214">
            <text:p>12081.39</text:p>
          </table:table-cell>
          <table:table-cell table:style-name="ce5" office:value-type="float" office:value="115.89">
            <text:p>115.89</text:p>
          </table:table-cell>
          <table:table-cell table:style-name="ce11" table:formula="of:=([.E$3]/[.D$3])*[.D236]" office:value-type="float" office:value="65349.0470283072">
            <text:p>65349.05</text:p>
          </table:table-cell>
          <table:table-cell table:style-name="ce5" office:value-type="float" office:value="78.3">
            <text:p>78.3</text:p>
          </table:table-cell>
          <table:table-cell table:style-name="ce11" table:formula="of:=([.G$3]/[.F$3])*[.F236]" office:value-type="float" office:value="33509.272467903">
            <text:p>33509.27</text:p>
          </table:table-cell>
          <table:table-cell table:style-name="ce5" office:value-type="float" office:value="169.82">
            <text:p>169.82</text:p>
          </table:table-cell>
          <table:table-cell table:style-name="ce11" table:formula="of:=([.I$3]/[.H$3])*[.H236]" office:value-type="float" office:value="12241.9261822376">
            <text:p>12241.93</text:p>
          </table:table-cell>
          <table:table-cell table:style-name="ce5" table:formula="of:=SUM([.C236];[.E236];[.G236];[.I236])" office:value-type="float" office:value="123181.633062469">
            <text:p>123181.633062469</text:p>
          </table:table-cell>
          <table:table-cell table:style-name="ce17" table:formula="of:=([.J236]/[.J235]) -1" office:value-type="percentage" office:value="0.00794295906232478">
            <text:p>0.79%</text:p>
          </table:table-cell>
          <table:table-cell table:style-name="ce5" office:value-type="float" office:value="122.24">
            <text:p>122.24</text:p>
          </table:table-cell>
          <table:table-cell table:style-name="ce17" table:formula="of:=([.L236]/[.L235]) -1" office:value-type="percentage" office:value="-0.000899060073559443">
            <text:p>-0.09%</text:p>
          </table:table-cell>
          <table:table-cell table:style-name="ce2" office:value-type="string">
            <text:p>2011-12-0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2-05</text:p>
          </table:table-cell>
          <table:table-cell table:style-name="ce5" office:value-type="float" office:value="391.33">
            <text:p>391.33</text:p>
          </table:table-cell>
          <table:table-cell table:style-name="ce11" table:formula="of:=([.C$3]/[.B$3])*[.B237]" office:value-type="float" office:value="12184.1335076904">
            <text:p>12184.13</text:p>
          </table:table-cell>
          <table:table-cell table:style-name="ce5" office:value-type="float" office:value="115.66">
            <text:p>115.66</text:p>
          </table:table-cell>
          <table:table-cell table:style-name="ce11" table:formula="of:=([.E$3]/[.D$3])*[.D237]" office:value-type="float" office:value="65219.3526559152">
            <text:p>65219.35</text:p>
          </table:table-cell>
          <table:table-cell table:style-name="ce5" office:value-type="float" office:value="78.95">
            <text:p>78.95</text:p>
          </table:table-cell>
          <table:table-cell table:style-name="ce11" table:formula="of:=([.G$3]/[.F$3])*[.F237]" office:value-type="float" office:value="33787.4465049929">
            <text:p>33787.45</text:p>
          </table:table-cell>
          <table:table-cell table:style-name="ce5" office:value-type="float" office:value="167.32">
            <text:p>167.32</text:p>
          </table:table-cell>
          <table:table-cell table:style-name="ce11" table:formula="of:=([.I$3]/[.H$3])*[.H237]" office:value-type="float" office:value="12061.7070357555">
            <text:p>12061.71</text:p>
          </table:table-cell>
          <table:table-cell table:style-name="ce5" table:formula="of:=SUM([.C237];[.E237];[.G237];[.I237])" office:value-type="float" office:value="123252.639704354">
            <text:p>123252.639704354</text:p>
          </table:table-cell>
          <table:table-cell table:style-name="ce17" table:formula="of:=([.J237]/[.J236]) -1" office:value-type="percentage" office:value="0.000576438549476865">
            <text:p>0.06%</text:p>
          </table:table-cell>
          <table:table-cell table:style-name="ce5" office:value-type="float" office:value="123.57">
            <text:p>123.57</text:p>
          </table:table-cell>
          <table:table-cell table:style-name="ce17" table:formula="of:=([.L237]/[.L236]) -1" office:value-type="percentage" office:value="0.0108802356020943">
            <text:p>1.09%</text:p>
          </table:table-cell>
          <table:table-cell table:style-name="ce2" office:value-type="string">
            <text:p>2011-12-0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2-06</text:p>
          </table:table-cell>
          <table:table-cell table:style-name="ce5" office:value-type="float" office:value="389.28">
            <text:p>389.28</text:p>
          </table:table-cell>
          <table:table-cell table:style-name="ce11" table:formula="of:=([.C$3]/[.B$3])*[.B238]" office:value-type="float" office:value="12120.3063702597">
            <text:p>12120.31</text:p>
          </table:table-cell>
          <table:table-cell table:style-name="ce5" office:value-type="float" office:value="114.55">
            <text:p>114.55</text:p>
          </table:table-cell>
          <table:table-cell table:style-name="ce11" table:formula="of:=([.E$3]/[.D$3])*[.D238]" office:value-type="float" office:value="64593.4363369798">
            <text:p>64593.44</text:p>
          </table:table-cell>
          <table:table-cell table:style-name="ce5" office:value-type="float" office:value="79.31">
            <text:p>79.31</text:p>
          </table:table-cell>
          <table:table-cell table:style-name="ce11" table:formula="of:=([.G$3]/[.F$3])*[.F238]" office:value-type="float" office:value="33941.512125535">
            <text:p>33941.51</text:p>
          </table:table-cell>
          <table:table-cell table:style-name="ce5" office:value-type="float" office:value="168.18">
            <text:p>168.18</text:p>
          </table:table-cell>
          <table:table-cell table:style-name="ce11" table:formula="of:=([.I$3]/[.H$3])*[.H238]" office:value-type="float" office:value="12123.7024221453">
            <text:p>12123.70</text:p>
          </table:table-cell>
          <table:table-cell table:style-name="ce5" table:formula="of:=SUM([.C238];[.E238];[.G238];[.I238])" office:value-type="float" office:value="122778.95725492">
            <text:p>122778.95725492</text:p>
          </table:table-cell>
          <table:table-cell table:style-name="ce17" table:formula="of:=([.J238]/[.J237]) -1" office:value-type="percentage" office:value="-0.00384318299851749">
            <text:p>-0.38%</text:p>
          </table:table-cell>
          <table:table-cell table:style-name="ce5" office:value-type="float" office:value="123.61">
            <text:p>123.61</text:p>
          </table:table-cell>
          <table:table-cell table:style-name="ce17" table:formula="of:=([.L238]/[.L237]) -1" office:value-type="percentage" office:value="0.000323703164198497">
            <text:p>0.03%</text:p>
          </table:table-cell>
          <table:table-cell table:style-name="ce2" office:value-type="string">
            <text:p>2011-12-0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2-07</text:p>
          </table:table-cell>
          <table:table-cell table:style-name="ce5" office:value-type="float" office:value="387.43">
            <text:p>387.43</text:p>
          </table:table-cell>
          <table:table-cell table:style-name="ce11" table:formula="of:=([.C$3]/[.B$3])*[.B239]" office:value-type="float" office:value="12062.7062706271">
            <text:p>12062.71</text:p>
          </table:table-cell>
          <table:table-cell table:style-name="ce5" office:value-type="float" office:value="114.96">
            <text:p>114.96</text:p>
          </table:table-cell>
          <table:table-cell table:style-name="ce11" table:formula="of:=([.E$3]/[.D$3])*[.D239]" office:value-type="float" office:value="64824.630652983">
            <text:p>64824.63</text:p>
          </table:table-cell>
          <table:table-cell table:style-name="ce5" office:value-type="float" office:value="79.57">
            <text:p>79.57</text:p>
          </table:table-cell>
          <table:table-cell table:style-name="ce11" table:formula="of:=([.G$3]/[.F$3])*[.F239]" office:value-type="float" office:value="34052.7817403709">
            <text:p>34052.78</text:p>
          </table:table-cell>
          <table:table-cell table:style-name="ce5" office:value-type="float" office:value="169.4">
            <text:p>169.4</text:p>
          </table:table-cell>
          <table:table-cell table:style-name="ce11" table:formula="of:=([.I$3]/[.H$3])*[.H239]" office:value-type="float" office:value="12211.6493656286">
            <text:p>12211.65</text:p>
          </table:table-cell>
          <table:table-cell table:style-name="ce5" table:formula="of:=SUM([.C239];[.E239];[.G239];[.I239])" office:value-type="float" office:value="123151.76802961">
            <text:p>123151.76802961</text:p>
          </table:table-cell>
          <table:table-cell table:style-name="ce17" table:formula="of:=([.J239]/[.J238]) -1" office:value-type="percentage" office:value="0.00303643867829662">
            <text:p>0.30%</text:p>
          </table:table-cell>
          <table:table-cell table:style-name="ce5" office:value-type="float" office:value="124.07">
            <text:p>124.07</text:p>
          </table:table-cell>
          <table:table-cell table:style-name="ce17" table:formula="of:=([.L239]/[.L238]) -1" office:value-type="percentage" office:value="0.00372138176522929">
            <text:p>0.37%</text:p>
          </table:table-cell>
          <table:table-cell table:style-name="ce2" office:value-type="string">
            <text:p>2011-12-0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2-08</text:p>
          </table:table-cell>
          <table:table-cell table:style-name="ce5" office:value-type="float" office:value="388.99">
            <text:p>388.99</text:p>
          </table:table-cell>
          <table:table-cell table:style-name="ce11" table:formula="of:=([.C$3]/[.B$3])*[.B240]" office:value-type="float" office:value="12111.2771654524">
            <text:p>12111.28</text:p>
          </table:table-cell>
          <table:table-cell table:style-name="ce5" office:value-type="float" office:value="116.4">
            <text:p>116.4</text:p>
          </table:table-cell>
          <table:table-cell table:style-name="ce11" table:formula="of:=([.E$3]/[.D$3])*[.D240]" office:value-type="float" office:value="65636.6302018721">
            <text:p>65636.63</text:p>
          </table:table-cell>
          <table:table-cell table:style-name="ce5" office:value-type="float" office:value="78.38">
            <text:p>78.38</text:p>
          </table:table-cell>
          <table:table-cell table:style-name="ce11" table:formula="of:=([.G$3]/[.F$3])*[.F240]" office:value-type="float" office:value="33543.5092724679">
            <text:p>33543.51</text:p>
          </table:table-cell>
          <table:table-cell table:style-name="ce5" office:value-type="float" office:value="165.98">
            <text:p>165.98</text:p>
          </table:table-cell>
          <table:table-cell table:style-name="ce11" table:formula="of:=([.I$3]/[.H$3])*[.H240]" office:value-type="float" office:value="11965.1095732411">
            <text:p>11965.11</text:p>
          </table:table-cell>
          <table:table-cell table:style-name="ce5" table:formula="of:=SUM([.C240];[.E240];[.G240];[.I240])" office:value-type="float" office:value="123256.526213033">
            <text:p>123256.526213033</text:p>
          </table:table-cell>
          <table:table-cell table:style-name="ce17" table:formula="of:=([.J240]/[.J239]) -1" office:value-type="percentage" office:value="0.000850642951376379">
            <text:p>0.09%</text:p>
          </table:table-cell>
          <table:table-cell table:style-name="ce5" office:value-type="float" office:value="121.35">
            <text:p>121.35</text:p>
          </table:table-cell>
          <table:table-cell table:style-name="ce17" table:formula="of:=([.L240]/[.L239]) -1" office:value-type="percentage" office:value="-0.0219231079229467">
            <text:p>-2.19%</text:p>
          </table:table-cell>
          <table:table-cell table:style-name="ce2" office:value-type="string">
            <text:p>2011-12-0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2-09</text:p>
          </table:table-cell>
          <table:table-cell table:style-name="ce5" office:value-type="float" office:value="391.94">
            <text:p>391.94</text:p>
          </table:table-cell>
          <table:table-cell table:style-name="ce11" table:formula="of:=([.C$3]/[.B$3])*[.B241]" office:value-type="float" office:value="12203.1259729747">
            <text:p>12203.13</text:p>
          </table:table-cell>
          <table:table-cell table:style-name="ce5" office:value-type="float" office:value="114.01">
            <text:p>114.01</text:p>
          </table:table-cell>
          <table:table-cell table:style-name="ce11" table:formula="of:=([.E$3]/[.D$3])*[.D241]" office:value-type="float" office:value="64288.9365061464">
            <text:p>64288.94</text:p>
          </table:table-cell>
          <table:table-cell table:style-name="ce5" office:value-type="float" office:value="79.82">
            <text:p>79.82</text:p>
          </table:table-cell>
          <table:table-cell table:style-name="ce11" table:formula="of:=([.G$3]/[.F$3])*[.F241]" office:value-type="float" office:value="34159.7717546362">
            <text:p>34159.77</text:p>
          </table:table-cell>
          <table:table-cell table:style-name="ce5" office:value-type="float" office:value="166.4">
            <text:p>166.4</text:p>
          </table:table-cell>
          <table:table-cell table:style-name="ce11" table:formula="of:=([.I$3]/[.H$3])*[.H241]" office:value-type="float" office:value="11995.3863898501">
            <text:p>11995.39</text:p>
          </table:table-cell>
          <table:table-cell table:style-name="ce5" table:formula="of:=SUM([.C241];[.E241];[.G241];[.I241])" office:value-type="float" office:value="122647.220623607">
            <text:p>122647.220623607</text:p>
          </table:table-cell>
          <table:table-cell table:style-name="ce17" table:formula="of:=([.J241]/[.J240]) -1" office:value-type="percentage" office:value="-0.00494339414022627">
            <text:p>-0.49%</text:p>
          </table:table-cell>
          <table:table-cell table:style-name="ce5" office:value-type="float" office:value="123.41">
            <text:p>123.41</text:p>
          </table:table-cell>
          <table:table-cell table:style-name="ce17" table:formula="of:=([.L241]/[.L240]) -1" office:value-type="percentage" office:value="0.0169756901524516">
            <text:p>1.70%</text:p>
          </table:table-cell>
          <table:table-cell table:style-name="ce2" office:value-type="string">
            <text:p>2011-12-0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2-12</text:p>
          </table:table-cell>
          <table:table-cell table:style-name="ce5" office:value-type="float" office:value="390.16">
            <text:p>390.16</text:p>
          </table:table-cell>
          <table:table-cell table:style-name="ce11" table:formula="of:=([.C$3]/[.B$3])*[.B242]" office:value-type="float" office:value="12147.7053365714">
            <text:p>12147.71</text:p>
          </table:table-cell>
          <table:table-cell table:style-name="ce5" office:value-type="float" office:value="115.28">
            <text:p>115.28</text:p>
          </table:table-cell>
          <table:table-cell table:style-name="ce11" table:formula="of:=([.E$3]/[.D$3])*[.D242]" office:value-type="float" office:value="65005.0749971806">
            <text:p>65005.07</text:p>
          </table:table-cell>
          <table:table-cell table:style-name="ce5" office:value-type="float" office:value="78.56">
            <text:p>78.56</text:p>
          </table:table-cell>
          <table:table-cell table:style-name="ce11" table:formula="of:=([.G$3]/[.F$3])*[.F242]" office:value-type="float" office:value="33620.542082739">
            <text:p>33620.54</text:p>
          </table:table-cell>
          <table:table-cell table:style-name="ce5" office:value-type="float" office:value="161.99">
            <text:p>161.99</text:p>
          </table:table-cell>
          <table:table-cell table:style-name="ce11" table:formula="of:=([.I$3]/[.H$3])*[.H242]" office:value-type="float" office:value="11677.4798154556">
            <text:p>11677.48</text:p>
          </table:table-cell>
          <table:table-cell table:style-name="ce5" table:formula="of:=SUM([.C242];[.E242];[.G242];[.I242])" office:value-type="float" office:value="122450.802231946">
            <text:p>122450.802231946</text:p>
          </table:table-cell>
          <table:table-cell table:style-name="ce17" table:formula="of:=([.J242]/[.J241]) -1" office:value-type="percentage" office:value="-0.00160149076890714">
            <text:p>-0.16%</text:p>
          </table:table-cell>
          <table:table-cell table:style-name="ce5" office:value-type="float" office:value="121.61">
            <text:p>121.61</text:p>
          </table:table-cell>
          <table:table-cell table:style-name="ce17" table:formula="of:=([.L242]/[.L241]) -1" office:value-type="percentage" office:value="-0.0145855279150798">
            <text:p>-1.46%</text:p>
          </table:table-cell>
          <table:table-cell table:style-name="ce2" office:value-type="string">
            <text:p>2011-12-1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2-13</text:p>
          </table:table-cell>
          <table:table-cell table:style-name="ce5" office:value-type="float" office:value="387.15">
            <text:p>387.15</text:p>
          </table:table-cell>
          <table:table-cell table:style-name="ce11" table:formula="of:=([.C$3]/[.B$3])*[.B243]" office:value-type="float" office:value="12053.9884177097">
            <text:p>12053.99</text:p>
          </table:table-cell>
          <table:table-cell table:style-name="ce5" office:value-type="float" office:value="116.35">
            <text:p>116.35</text:p>
          </table:table-cell>
          <table:table-cell table:style-name="ce11" table:formula="of:=([.E$3]/[.D$3])*[.D243]" office:value-type="float" office:value="65608.4357730912">
            <text:p>65608.44</text:p>
          </table:table-cell>
          <table:table-cell table:style-name="ce5" office:value-type="float" office:value="79.03">
            <text:p>79.03</text:p>
          </table:table-cell>
          <table:table-cell table:style-name="ce11" table:formula="of:=([.G$3]/[.F$3])*[.F243]" office:value-type="float" office:value="33821.6833095578">
            <text:p>33821.68</text:p>
          </table:table-cell>
          <table:table-cell table:style-name="ce5" office:value-type="float" office:value="158.45">
            <text:p>158.45</text:p>
          </table:table-cell>
          <table:table-cell table:style-name="ce11" table:formula="of:=([.I$3]/[.H$3])*[.H243]" office:value-type="float" office:value="11422.2895040369">
            <text:p>11422.29</text:p>
          </table:table-cell>
          <table:table-cell table:style-name="ce5" table:formula="of:=SUM([.C243];[.E243];[.G243];[.I243])" office:value-type="float" office:value="122906.397004396">
            <text:p>122906.397004396</text:p>
          </table:table-cell>
          <table:table-cell table:style-name="ce17" table:formula="of:=([.J243]/[.J242]) -1" office:value-type="percentage" office:value="0.00372063526040534">
            <text:p>0.37%</text:p>
          </table:table-cell>
          <table:table-cell table:style-name="ce5" office:value-type="float" office:value="120.47">
            <text:p>120.47</text:p>
          </table:table-cell>
          <table:table-cell table:style-name="ce17" table:formula="of:=([.L243]/[.L242]) -1" office:value-type="percentage" office:value="-0.00937422909300223">
            <text:p>-0.94%</text:p>
          </table:table-cell>
          <table:table-cell table:style-name="ce2" office:value-type="string">
            <text:p>2011-12-1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2-14</text:p>
          </table:table-cell>
          <table:table-cell table:style-name="ce5" office:value-type="float" office:value="378.56">
            <text:p>378.56</text:p>
          </table:table-cell>
          <table:table-cell table:style-name="ce11" table:formula="of:=([.C$3]/[.B$3])*[.B244]" office:value-type="float" office:value="11786.5371442805">
            <text:p>11786.54</text:p>
          </table:table-cell>
          <table:table-cell table:style-name="ce5" office:value-type="float" office:value="118.55">
            <text:p>118.55</text:p>
          </table:table-cell>
          <table:table-cell table:style-name="ce11" table:formula="of:=([.E$3]/[.D$3])*[.D244]" office:value-type="float" office:value="66848.9906394496">
            <text:p>66848.99</text:p>
          </table:table-cell>
          <table:table-cell table:style-name="ce5" office:value-type="float" office:value="77.96">
            <text:p>77.96</text:p>
          </table:table-cell>
          <table:table-cell table:style-name="ce11" table:formula="of:=([.G$3]/[.F$3])*[.F244]" office:value-type="float" office:value="33363.7660485021">
            <text:p>33363.77</text:p>
          </table:table-cell>
          <table:table-cell table:style-name="ce5" office:value-type="float" office:value="152.89">
            <text:p>152.89</text:p>
          </table:table-cell>
          <table:table-cell table:style-name="ce11" table:formula="of:=([.I$3]/[.H$3])*[.H244]" office:value-type="float" office:value="11021.4821222607">
            <text:p>11021.48</text:p>
          </table:table-cell>
          <table:table-cell table:style-name="ce5" table:formula="of:=SUM([.C244];[.E244];[.G244];[.I244])" office:value-type="float" office:value="123020.775954493">
            <text:p>123020.775954493</text:p>
          </table:table-cell>
          <table:table-cell table:style-name="ce17" table:formula="of:=([.J244]/[.J243]) -1" office:value-type="percentage" office:value="0.000930618363934377">
            <text:p>0.09%</text:p>
          </table:table-cell>
          <table:table-cell table:style-name="ce5" office:value-type="float" office:value="119.19">
            <text:p>119.19</text:p>
          </table:table-cell>
          <table:table-cell table:style-name="ce17" table:formula="of:=([.L244]/[.L243]) -1" office:value-type="percentage" office:value="-0.0106250518801362">
            <text:p>-1.06%</text:p>
          </table:table-cell>
          <table:table-cell table:style-name="ce2" office:value-type="string">
            <text:p>2011-12-1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2-15</text:p>
          </table:table-cell>
          <table:table-cell table:style-name="ce5" office:value-type="float" office:value="377.32">
            <text:p>377.32</text:p>
          </table:table-cell>
          <table:table-cell table:style-name="ce11" table:formula="of:=([.C$3]/[.B$3])*[.B245]" office:value-type="float" office:value="11747.9295099321">
            <text:p>11747.93</text:p>
          </table:table-cell>
          <table:table-cell table:style-name="ce5" office:value-type="float" office:value="118.11">
            <text:p>118.11</text:p>
          </table:table-cell>
          <table:table-cell table:style-name="ce11" table:formula="of:=([.E$3]/[.D$3])*[.D245]" office:value-type="float" office:value="66600.879666178">
            <text:p>66600.88</text:p>
          </table:table-cell>
          <table:table-cell table:style-name="ce5" office:value-type="float" office:value="78.54">
            <text:p>78.54</text:p>
          </table:table-cell>
          <table:table-cell table:style-name="ce11" table:formula="of:=([.G$3]/[.F$3])*[.F245]" office:value-type="float" office:value="33611.9828815977">
            <text:p>33611.98</text:p>
          </table:table-cell>
          <table:table-cell table:style-name="ce5" office:value-type="float" office:value="152.33">
            <text:p>152.33</text:p>
          </table:table-cell>
          <table:table-cell table:style-name="ce11" table:formula="of:=([.I$3]/[.H$3])*[.H245]" office:value-type="float" office:value="10981.1130334487">
            <text:p>10981.11</text:p>
          </table:table-cell>
          <table:table-cell table:style-name="ce5" table:formula="of:=SUM([.C245];[.E245];[.G245];[.I245])" office:value-type="float" office:value="122941.905091156">
            <text:p>122941.905091156</text:p>
          </table:table-cell>
          <table:table-cell table:style-name="ce17" table:formula="of:=([.J245]/[.J244]) -1" office:value-type="percentage" office:value="-0.000641118239780969">
            <text:p>-0.06%</text:p>
          </table:table-cell>
          <table:table-cell table:style-name="ce5" office:value-type="float" office:value="119.62">
            <text:p>119.62</text:p>
          </table:table-cell>
          <table:table-cell table:style-name="ce17" table:formula="of:=([.L245]/[.L244]) -1" office:value-type="percentage" office:value="0.00360768520849075">
            <text:p>0.36%</text:p>
          </table:table-cell>
          <table:table-cell table:style-name="ce2" office:value-type="string">
            <text:p>2011-12-1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2-16</text:p>
          </table:table-cell>
          <table:table-cell table:style-name="ce5" office:value-type="float" office:value="379.39">
            <text:p>379.39</text:p>
          </table:table-cell>
          <table:table-cell table:style-name="ce11" table:formula="of:=([.C$3]/[.B$3])*[.B246]" office:value-type="float" office:value="11812.3793511427">
            <text:p>11812.38</text:p>
          </table:table-cell>
          <table:table-cell table:style-name="ce5" office:value-type="float" office:value="119.49">
            <text:p>119.49</text:p>
          </table:table-cell>
          <table:table-cell table:style-name="ce11" table:formula="of:=([.E$3]/[.D$3])*[.D246]" office:value-type="float" office:value="67379.0459005301">
            <text:p>67379.05</text:p>
          </table:table-cell>
          <table:table-cell table:style-name="ce5" office:value-type="float" office:value="78.67">
            <text:p>78.67</text:p>
          </table:table-cell>
          <table:table-cell table:style-name="ce11" table:formula="of:=([.G$3]/[.F$3])*[.F246]" office:value-type="float" office:value="33667.6176890157">
            <text:p>33667.62</text:p>
          </table:table-cell>
          <table:table-cell table:style-name="ce5" office:value-type="float" office:value="155.23">
            <text:p>155.23</text:p>
          </table:table-cell>
          <table:table-cell table:style-name="ce11" table:formula="of:=([.I$3]/[.H$3])*[.H246]" office:value-type="float" office:value="11190.1672433679">
            <text:p>11190.17</text:p>
          </table:table-cell>
          <table:table-cell table:style-name="ce5" table:formula="of:=SUM([.C246];[.E246];[.G246];[.I246])" office:value-type="float" office:value="124049.210184056">
            <text:p>124049.210184056</text:p>
          </table:table-cell>
          <table:table-cell table:style-name="ce17" table:formula="of:=([.J246]/[.J245]) -1" office:value-type="percentage" office:value="0.00900673445786326">
            <text:p>0.90%</text:p>
          </table:table-cell>
          <table:table-cell table:style-name="ce5" office:value-type="float" office:value="119.8">
            <text:p>119.8</text:p>
          </table:table-cell>
          <table:table-cell table:style-name="ce17" table:formula="of:=([.L246]/[.L245]) -1" office:value-type="percentage" office:value="0.00150476508944997">
            <text:p>0.15%</text:p>
          </table:table-cell>
          <table:table-cell table:style-name="ce2" office:value-type="string">
            <text:p>2011-12-1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2-19</text:p>
          </table:table-cell>
          <table:table-cell table:style-name="ce5" office:value-type="float" office:value="380.58">
            <text:p>380.58</text:p>
          </table:table-cell>
          <table:table-cell table:style-name="ce11" table:formula="of:=([.C$3]/[.B$3])*[.B247]" office:value-type="float" office:value="11849.4302260415">
            <text:p>11849.43</text:p>
          </table:table-cell>
          <table:table-cell table:style-name="ce5" office:value-type="float" office:value="121">
            <text:p>121</text:p>
          </table:table-cell>
          <table:table-cell table:style-name="ce11" table:formula="of:=([.E$3]/[.D$3])*[.D247]" office:value-type="float" office:value="68230.5176497124">
            <text:p>68230.52</text:p>
          </table:table-cell>
          <table:table-cell table:style-name="ce5" office:value-type="float" office:value="78.05">
            <text:p>78.05</text:p>
          </table:table-cell>
          <table:table-cell table:style-name="ce11" table:formula="of:=([.G$3]/[.F$3])*[.F247]" office:value-type="float" office:value="33402.2824536377">
            <text:p>33402.28</text:p>
          </table:table-cell>
          <table:table-cell table:style-name="ce5" office:value-type="float" office:value="154.87">
            <text:p>154.87</text:p>
          </table:table-cell>
          <table:table-cell table:style-name="ce11" table:formula="of:=([.I$3]/[.H$3])*[.H247]" office:value-type="float" office:value="11164.2156862745">
            <text:p>11164.22</text:p>
          </table:table-cell>
          <table:table-cell table:style-name="ce5" table:formula="of:=SUM([.C247];[.E247];[.G247];[.I247])" office:value-type="float" office:value="124646.446015666">
            <text:p>124646.446015666</text:p>
          </table:table-cell>
          <table:table-cell table:style-name="ce17" table:formula="of:=([.J247]/[.J246]) -1" office:value-type="percentage" office:value="0.00481450732917654">
            <text:p>0.48%</text:p>
          </table:table-cell>
          <table:table-cell table:style-name="ce5" office:value-type="float" office:value="118.52">
            <text:p>118.52</text:p>
          </table:table-cell>
          <table:table-cell table:style-name="ce17" table:formula="of:=([.L247]/[.L246]) -1" office:value-type="percentage" office:value="-0.0106844741235392">
            <text:p>-1.07%</text:p>
          </table:table-cell>
          <table:table-cell table:style-name="ce2" office:value-type="string">
            <text:p>2011-12-1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2-20</text:p>
          </table:table-cell>
          <table:table-cell table:style-name="ce5" office:value-type="float" office:value="394.26">
            <text:p>394.26</text:p>
          </table:table-cell>
          <table:table-cell table:style-name="ce11" table:formula="of:=([.C$3]/[.B$3])*[.B248]" office:value-type="float" office:value="12275.3596114328">
            <text:p>12275.36</text:p>
          </table:table-cell>
          <table:table-cell table:style-name="ce5" office:value-type="float" office:value="117.98">
            <text:p>117.98</text:p>
          </table:table-cell>
          <table:table-cell table:style-name="ce11" table:formula="of:=([.E$3]/[.D$3])*[.D248]" office:value-type="float" office:value="66527.5741513477">
            <text:p>66527.57</text:p>
          </table:table-cell>
          <table:table-cell table:style-name="ce5" office:value-type="float" office:value="80.47">
            <text:p>80.47</text:p>
          </table:table-cell>
          <table:table-cell table:style-name="ce11" table:formula="of:=([.G$3]/[.F$3])*[.F248]" office:value-type="float" office:value="34437.9457917261">
            <text:p>34437.95</text:p>
          </table:table-cell>
          <table:table-cell table:style-name="ce5" office:value-type="float" office:value="156.98">
            <text:p>156.98</text:p>
          </table:table-cell>
          <table:table-cell table:style-name="ce11" table:formula="of:=([.I$3]/[.H$3])*[.H248]" office:value-type="float" office:value="11316.3206459054">
            <text:p>11316.32</text:p>
          </table:table-cell>
          <table:table-cell table:style-name="ce5" table:formula="of:=SUM([.C248];[.E248];[.G248];[.I248])" office:value-type="float" office:value="124557.200200412">
            <text:p>124557.200200412</text:p>
          </table:table-cell>
          <table:table-cell table:style-name="ce17" table:formula="of:=([.J248]/[.J247]) -1" office:value-type="percentage" office:value="-0.000715991655652615">
            <text:p>-0.07%</text:p>
          </table:table-cell>
          <table:table-cell table:style-name="ce5" office:value-type="float" office:value="122.1">
            <text:p>122.1</text:p>
          </table:table-cell>
          <table:table-cell table:style-name="ce17" table:formula="of:=([.L248]/[.L247]) -1" office:value-type="percentage" office:value="0.0302058724265946">
            <text:p>3.02%</text:p>
          </table:table-cell>
          <table:table-cell table:style-name="ce2" office:value-type="string">
            <text:p>2011-12-2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2-21</text:p>
          </table:table-cell>
          <table:table-cell table:style-name="ce5" office:value-type="float" office:value="394.76">
            <text:p>394.76</text:p>
          </table:table-cell>
          <table:table-cell table:style-name="ce11" table:formula="of:=([.C$3]/[.B$3])*[.B249]" office:value-type="float" office:value="12290.9272059281">
            <text:p>12290.93</text:p>
          </table:table-cell>
          <table:table-cell table:style-name="ce5" office:value-type="float" office:value="116.34">
            <text:p>116.34</text:p>
          </table:table-cell>
          <table:table-cell table:style-name="ce11" table:formula="of:=([.E$3]/[.D$3])*[.D249]" office:value-type="float" office:value="65602.7968873351">
            <text:p>65602.80</text:p>
          </table:table-cell>
          <table:table-cell table:style-name="ce5" office:value-type="float" office:value="81.57">
            <text:p>81.57</text:p>
          </table:table-cell>
          <table:table-cell table:style-name="ce11" table:formula="of:=([.G$3]/[.F$3])*[.F249]" office:value-type="float" office:value="34908.7018544936">
            <text:p>34908.70</text:p>
          </table:table-cell>
          <table:table-cell table:style-name="ce5" office:value-type="float" office:value="157.16">
            <text:p>157.16</text:p>
          </table:table-cell>
          <table:table-cell table:style-name="ce11" table:formula="of:=([.I$3]/[.H$3])*[.H249]" office:value-type="float" office:value="11329.2964244521">
            <text:p>11329.30</text:p>
          </table:table-cell>
          <table:table-cell table:style-name="ce5" table:formula="of:=SUM([.C249];[.E249];[.G249];[.I249])" office:value-type="float" office:value="124131.722372209">
            <text:p>124131.722372209</text:p>
          </table:table-cell>
          <table:table-cell table:style-name="ce17" table:formula="of:=([.J249]/[.J248]) -1" office:value-type="percentage" office:value="-0.00341592318644424">
            <text:p>-0.34%</text:p>
          </table:table-cell>
          <table:table-cell table:style-name="ce5" office:value-type="float" office:value="122.34">
            <text:p>122.34</text:p>
          </table:table-cell>
          <table:table-cell table:style-name="ce17" table:formula="of:=([.L249]/[.L248]) -1" office:value-type="percentage" office:value="0.00196560196560203">
            <text:p>0.20%</text:p>
          </table:table-cell>
          <table:table-cell table:style-name="ce2" office:value-type="string">
            <text:p>2011-12-2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2-22</text:p>
          </table:table-cell>
          <table:table-cell table:style-name="ce5" office:value-type="float" office:value="396.85">
            <text:p>396.85</text:p>
          </table:table-cell>
          <table:table-cell table:style-name="ce11" table:formula="of:=([.C$3]/[.B$3])*[.B250]" office:value-type="float" office:value="12355.9997509185">
            <text:p>12356.00</text:p>
          </table:table-cell>
          <table:table-cell table:style-name="ce5" office:value-type="float" office:value="116.83">
            <text:p>116.83</text:p>
          </table:table-cell>
          <table:table-cell table:style-name="ce11" table:formula="of:=([.E$3]/[.D$3])*[.D250]" office:value-type="float" office:value="65879.1022893876">
            <text:p>65879.10</text:p>
          </table:table-cell>
          <table:table-cell table:style-name="ce5" office:value-type="float" office:value="82.72">
            <text:p>82.72</text:p>
          </table:table-cell>
          <table:table-cell table:style-name="ce11" table:formula="of:=([.G$3]/[.F$3])*[.F250]" office:value-type="float" office:value="35400.8559201141">
            <text:p>35400.86</text:p>
          </table:table-cell>
          <table:table-cell table:style-name="ce5" office:value-type="float" office:value="156.04">
            <text:p>156.04</text:p>
          </table:table-cell>
          <table:table-cell table:style-name="ce11" table:formula="of:=([.I$3]/[.H$3])*[.H250]" office:value-type="float" office:value="11248.5582468281">
            <text:p>11248.56</text:p>
          </table:table-cell>
          <table:table-cell table:style-name="ce5" table:formula="of:=SUM([.C250];[.E250];[.G250];[.I250])" office:value-type="float" office:value="124884.516207248">
            <text:p>124884.516207248</text:p>
          </table:table-cell>
          <table:table-cell table:style-name="ce17" table:formula="of:=([.J250]/[.J249]) -1" office:value-type="percentage" office:value="0.00606447587009384">
            <text:p>0.61%</text:p>
          </table:table-cell>
          <table:table-cell table:style-name="ce5" office:value-type="float" office:value="123.42">
            <text:p>123.42</text:p>
          </table:table-cell>
          <table:table-cell table:style-name="ce17" table:formula="of:=([.L250]/[.L249]) -1" office:value-type="percentage" office:value="0.00882785679254527">
            <text:p>0.88%</text:p>
          </table:table-cell>
          <table:table-cell table:style-name="ce2" office:value-type="string">
            <text:p>2011-12-2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2-23</text:p>
          </table:table-cell>
          <table:table-cell table:style-name="ce5" office:value-type="float" office:value="401.61">
            <text:p>401.61</text:p>
          </table:table-cell>
          <table:table-cell table:style-name="ce11" table:formula="of:=([.C$3]/[.B$3])*[.B251]" office:value-type="float" office:value="12504.2032505137">
            <text:p>12504.20</text:p>
          </table:table-cell>
          <table:table-cell table:style-name="ce5" office:value-type="float" office:value="115.53">
            <text:p>115.53</text:p>
          </table:table-cell>
          <table:table-cell table:style-name="ce11" table:formula="of:=([.E$3]/[.D$3])*[.D251]" office:value-type="float" office:value="65146.0471410849">
            <text:p>65146.05</text:p>
          </table:table-cell>
          <table:table-cell table:style-name="ce5" office:value-type="float" office:value="83.63">
            <text:p>83.63</text:p>
          </table:table-cell>
          <table:table-cell table:style-name="ce11" table:formula="of:=([.G$3]/[.F$3])*[.F251]" office:value-type="float" office:value="35790.2995720399">
            <text:p>35790.30</text:p>
          </table:table-cell>
          <table:table-cell table:style-name="ce5" office:value-type="float" office:value="156.31">
            <text:p>156.31</text:p>
          </table:table-cell>
          <table:table-cell table:style-name="ce11" table:formula="of:=([.I$3]/[.H$3])*[.H251]" office:value-type="float" office:value="11268.0219146482">
            <text:p>11268.02</text:p>
          </table:table-cell>
          <table:table-cell table:style-name="ce5" table:formula="of:=SUM([.C251];[.E251];[.G251];[.I251])" office:value-type="float" office:value="124708.571878287">
            <text:p>124708.571878287</text:p>
          </table:table-cell>
          <table:table-cell table:style-name="ce17" table:formula="of:=([.J251]/[.J250]) -1" office:value-type="percentage" office:value="-0.00140885623218157">
            <text:p>-0.14%</text:p>
          </table:table-cell>
          <table:table-cell table:style-name="ce5" office:value-type="float" office:value="124.53">
            <text:p>124.53</text:p>
          </table:table-cell>
          <table:table-cell table:style-name="ce17" table:formula="of:=([.L251]/[.L250]) -1" office:value-type="percentage" office:value="0.00899368011667479">
            <text:p>0.90%</text:p>
          </table:table-cell>
          <table:table-cell table:style-name="ce2" office:value-type="string">
            <text:p>2011-12-2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2-27</text:p>
          </table:table-cell>
          <table:table-cell table:style-name="ce5" office:value-type="float" office:value="404.79">
            <text:p>404.79</text:p>
          </table:table-cell>
          <table:table-cell table:style-name="ce11" table:formula="of:=([.C$3]/[.B$3])*[.B252]" office:value-type="float" office:value="12603.2131515038">
            <text:p>12603.21</text:p>
          </table:table-cell>
          <table:table-cell table:style-name="ce5" office:value-type="float" office:value="116.08">
            <text:p>116.08</text:p>
          </table:table-cell>
          <table:table-cell table:style-name="ce11" table:formula="of:=([.E$3]/[.D$3])*[.D252]" office:value-type="float" office:value="65456.1858576745">
            <text:p>65456.19</text:p>
          </table:table-cell>
          <table:table-cell table:style-name="ce5" office:value-type="float" office:value="83.69">
            <text:p>83.69</text:p>
          </table:table-cell>
          <table:table-cell table:style-name="ce11" table:formula="of:=([.G$3]/[.F$3])*[.F252]" office:value-type="float" office:value="35815.9771754636">
            <text:p>35815.98</text:p>
          </table:table-cell>
          <table:table-cell table:style-name="ce5" office:value-type="float" office:value="154.91">
            <text:p>154.91</text:p>
          </table:table-cell>
          <table:table-cell table:style-name="ce11" table:formula="of:=([.I$3]/[.H$3])*[.H252]" office:value-type="float" office:value="11167.0991926182">
            <text:p>11167.10</text:p>
          </table:table-cell>
          <table:table-cell table:style-name="ce5" table:formula="of:=SUM([.C252];[.E252];[.G252];[.I252])" office:value-type="float" office:value="125042.47537726">
            <text:p>125042.47537726</text:p>
          </table:table-cell>
          <table:table-cell table:style-name="ce17" table:formula="of:=([.J252]/[.J251]) -1" office:value-type="percentage" office:value="0.00267747031294108">
            <text:p>0.27%</text:p>
          </table:table-cell>
          <table:table-cell table:style-name="ce5" office:value-type="float" office:value="124.62">
            <text:p>124.62</text:p>
          </table:table-cell>
          <table:table-cell table:style-name="ce17" table:formula="of:=([.L252]/[.L251]) -1" office:value-type="percentage" office:value="0.000722717417489749">
            <text:p>0.07%</text:p>
          </table:table-cell>
          <table:table-cell table:style-name="ce2" office:value-type="string">
            <text:p>2011-12-2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2-28</text:p>
          </table:table-cell>
          <table:table-cell table:style-name="ce5" office:value-type="float" office:value="400.92">
            <text:p>400.92</text:p>
          </table:table-cell>
          <table:table-cell table:style-name="ce11" table:formula="of:=([.C$3]/[.B$3])*[.B253]" office:value-type="float" office:value="12482.7199701102">
            <text:p>12482.72</text:p>
          </table:table-cell>
          <table:table-cell table:style-name="ce5" office:value-type="float" office:value="118.22">
            <text:p>118.22</text:p>
          </table:table-cell>
          <table:table-cell table:style-name="ce11" table:formula="of:=([.E$3]/[.D$3])*[.D253]" office:value-type="float" office:value="66662.9074094959">
            <text:p>66662.91</text:p>
          </table:table-cell>
          <table:table-cell table:style-name="ce5" office:value-type="float" office:value="82.61">
            <text:p>82.61</text:p>
          </table:table-cell>
          <table:table-cell table:style-name="ce11" table:formula="of:=([.G$3]/[.F$3])*[.F253]" office:value-type="float" office:value="35353.7803138374">
            <text:p>35353.78</text:p>
          </table:table-cell>
          <table:table-cell table:style-name="ce5" office:value-type="float" office:value="151.03">
            <text:p>151.03</text:p>
          </table:table-cell>
          <table:table-cell table:style-name="ce11" table:formula="of:=([.I$3]/[.H$3])*[.H253]" office:value-type="float" office:value="10887.399077278">
            <text:p>10887.40</text:p>
          </table:table-cell>
          <table:table-cell table:style-name="ce5" table:formula="of:=SUM([.C253];[.E253];[.G253];[.I253])" office:value-type="float" office:value="125386.806770721">
            <text:p>125386.806770721</text:p>
          </table:table-cell>
          <table:table-cell table:style-name="ce17" table:formula="of:=([.J253]/[.J252]) -1" office:value-type="percentage" office:value="0.00275371542687708">
            <text:p>0.28%</text:p>
          </table:table-cell>
          <table:table-cell table:style-name="ce5" office:value-type="float" office:value="122.99">
            <text:p>122.99</text:p>
          </table:table-cell>
          <table:table-cell table:style-name="ce17" table:formula="of:=([.L253]/[.L252]) -1" office:value-type="percentage" office:value="-0.013079762477933">
            <text:p>-1.31%</text:p>
          </table:table-cell>
          <table:table-cell table:style-name="ce2" office:value-type="string">
            <text:p>2011-12-2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2-29</text:p>
          </table:table-cell>
          <table:table-cell table:style-name="ce5" office:value-type="float" office:value="403.39">
            <text:p>403.39</text:p>
          </table:table-cell>
          <table:table-cell table:style-name="ce11" table:formula="of:=([.C$3]/[.B$3])*[.B254]" office:value-type="float" office:value="12559.623886917">
            <text:p>12559.62</text:p>
          </table:table-cell>
          <table:table-cell table:style-name="ce5" office:value-type="float" office:value="118.44">
            <text:p>118.44</text:p>
          </table:table-cell>
          <table:table-cell table:style-name="ce11" table:formula="of:=([.E$3]/[.D$3])*[.D254]" office:value-type="float" office:value="66786.9628961317">
            <text:p>66786.96</text:p>
          </table:table-cell>
          <table:table-cell table:style-name="ce5" office:value-type="float" office:value="83.68">
            <text:p>83.68</text:p>
          </table:table-cell>
          <table:table-cell table:style-name="ce11" table:formula="of:=([.G$3]/[.F$3])*[.F254]" office:value-type="float" office:value="35811.697574893">
            <text:p>35811.70</text:p>
          </table:table-cell>
          <table:table-cell table:style-name="ce5" office:value-type="float" office:value="150.34">
            <text:p>150.34</text:p>
          </table:table-cell>
          <table:table-cell table:style-name="ce11" table:formula="of:=([.I$3]/[.H$3])*[.H254]" office:value-type="float" office:value="10837.6585928489">
            <text:p>10837.66</text:p>
          </table:table-cell>
          <table:table-cell table:style-name="ce5" table:formula="of:=SUM([.C254];[.E254];[.G254];[.I254])" office:value-type="float" office:value="125995.942950791">
            <text:p>125995.942950791</text:p>
          </table:table-cell>
          <table:table-cell table:style-name="ce17" table:formula="of:=([.J254]/[.J253]) -1" office:value-type="percentage" office:value="0.00485805640766523">
            <text:p>0.49%</text:p>
          </table:table-cell>
          <table:table-cell table:style-name="ce5" office:value-type="float" office:value="124.26">
            <text:p>124.26</text:p>
          </table:table-cell>
          <table:table-cell table:style-name="ce17" table:formula="of:=([.L254]/[.L253]) -1" office:value-type="percentage" office:value="0.0103260427677048">
            <text:p>1.03%</text:p>
          </table:table-cell>
          <table:table-cell table:style-name="ce2" office:value-type="string">
            <text:p>2011-12-2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2011-12-30</text:p>
          </table:table-cell>
          <table:table-cell table:style-name="ce5" office:value-type="float" office:value="403.27">
            <text:p>403.27</text:p>
          </table:table-cell>
          <table:table-cell table:style-name="ce11" table:formula="of:=([.C$3]/[.B$3])*[.B255]" office:value-type="float" office:value="12555.8876642381">
            <text:p>12555.89</text:p>
          </table:table-cell>
          <table:table-cell table:style-name="ce5" office:value-type="float" office:value="118.82">
            <text:p>118.82</text:p>
          </table:table-cell>
          <table:table-cell table:style-name="ce11" table:formula="of:=([.E$3]/[.D$3])*[.D255]" office:value-type="float" office:value="67001.2405548664">
            <text:p>67001.24</text:p>
          </table:table-cell>
          <table:table-cell table:style-name="ce5" office:value-type="float" office:value="83.18">
            <text:p>83.18</text:p>
          </table:table-cell>
          <table:table-cell table:style-name="ce11" table:formula="of:=([.G$3]/[.F$3])*[.F255]" office:value-type="float" office:value="35597.7175463623">
            <text:p>35597.72</text:p>
          </table:table-cell>
          <table:table-cell table:style-name="ce5" office:value-type="float" office:value="151.99">
            <text:p>151.99</text:p>
          </table:table-cell>
          <table:table-cell table:style-name="ce11" table:formula="of:=([.I$3]/[.H$3])*[.H255]" office:value-type="float" office:value="10956.6032295271">
            <text:p>10956.60</text:p>
          </table:table-cell>
          <table:table-cell table:style-name="ce5" table:formula="of:=SUM([.C255];[.E255];[.G255];[.I255])" office:value-type="float" office:value="126111.448994994">
            <text:p>126111.448994994</text:p>
          </table:table-cell>
          <table:table-cell table:style-name="ce17" table:formula="of:=([.J255]/[.J254]) -1" office:value-type="percentage" office:value="0.000916744154598526">
            <text:p>0.09%</text:p>
          </table:table-cell>
          <table:table-cell table:style-name="ce5" office:value-type="float" office:value="123.65">
            <text:p>123.65</text:p>
          </table:table-cell>
          <table:table-cell table:style-name="ce17" table:formula="of:=([.L255]/[.L254]) -1" office:value-type="percentage" office:value="-0.00490906164493798">
            <text:p>-0.49%</text:p>
          </table:table-cell>
          <table:table-cell table:style-name="ce2" office:value-type="string">
            <text:p>2011-12-30</text:p>
          </table:table-cell>
          <table:table-cell table:number-columns-repeated="1010"/>
        </table:table-row>
        <table:table-row table:style-name="ro3">
          <table:table-cell/>
          <table:table-cell table:style-name="ce6"/>
          <table:table-cell table:number-columns-repeated="1022"/>
        </table:table-row>
        <table:table-row table:style-name="ro3" table:number-rows-repeated="10483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rt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21" table:default-cell-style-name="ce1"/>
        <table:table-row table:style-name="ro3" table:number-rows-repeated="77">
          <table:table-cell table:number-columns-repeated="1024"/>
        </table:table-row>
        <table:table-row table:style-name="ro4" table:number-rows-repeated="14">
          <table:table-cell table:style-name="Default" table:number-columns-repeated="3"/>
          <table:table-cell table:number-columns-repeated="1021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Portfolio.A3:Portfolio.M25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3">00/00/0000</text:date>, <text:time style:data-style-name="N2" text:time-value="0000-00-00T20:42:4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3:55:58</meta:creation-date>
    <dc:date>2012-11-03T20:53:48</dc:date>
    <meta:editing-duration>PT2H24M15S</meta:editing-duration>
    <meta:editing-cycles>26</meta:editing-cycles>
    <meta:generator>LibreOffice/3.6$MacOSX_x86 LibreOffice_project/da8c1e6-fd468f4-454e206-f42a4a9-143cfd</meta:generator>
    <meta:document-statistic meta:table-count="2" meta:cell-count="359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6pt" fo:font-weight="bold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label-arrangement="side-by-side" chart:axis-position="0" chart:axis-label-position="outside-start" chart:tick-mark-position="at-labels" style:rotation-angle="45"/>
      <style:graphic-properties svg:stroke-color="#b3b3b3"/>
      <style:text-properties fo:font-size="8pt" fo:font-weight="bold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900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minimum="10000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196cm" svg:height="13.302cm" xlink:href=".." xlink:type="simple" chart:class="chart:line" chart:style-name="ch1">
        <chart:title svg:x="5.337cm" svg:y="0.445cm" chart:style-name="ch2">
          <text:p>Portfolio Values</text:p>
        </chart:title>
        <chart:legend svg:x="1.659cm" svg:y="1.391cm" style:legend-expansion="custom" chartooo:width="2.973cm" chartooo:height="2.702cm" style:legend-expansion-aspect-ratio="1.10029607698001" chart:style-name="ch3"/>
        <chart:plot-area chart:style-name="ch4" table:cell-range-address="Portfolio.A3:Portfolio.A255 Portfolio.J1:Portfolio.J1 Portfolio.J3:Portfolio.J255" chart:data-source-has-labels="both" svg:x="0.031cm" svg:y="1.587cm" svg:width="15.764cm" svg:height="11.084cm">
          <chartooo:coordinate-region svg:x="1.462cm" svg:y="1.788cm" svg:width="14.333cm" svg:height="9.389cm"/>
          <chart:axis chart:dimension="x" chart:name="primary-x" chart:style-name="ch5" chartooo:axis-type="auto">
            <chartooo:date-scale/>
            <chart:title svg:x="7.516cm" svg:y="12.772cm" chart:style-name="ch6">
              <text:p>Date</text:p>
            </chart:title>
            <chart:categories table:cell-range-address="Portfolio.A3:Portfolio.A255"/>
          </chart:axis>
          <chart:axis chart:dimension="y" chart:name="primary-y" chart:style-name="ch7">
            <chart:title svg:x="0.917cm" svg:y="7.849cm" chart:style-name="ch8">
              <text:p>Value ($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Portfolio.J3:Portfolio.J255" chart:label-cell-address="Portfolio.J1:Portfolio.J1" chart:class="chart:line">
            <chart:data-point chart:repeated="25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Portfolio</text:p>
                <draw:g>
                  <svg:desc>Portfolio.J1:Portfolio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0-12-31</text:p>
                <draw:g>
                  <svg:desc>Portfolio.A3:Portfolio.A255</svg:desc>
                </draw:g>
              </table:table-cell>
              <table:table-cell office:value-type="float" office:value="100000">
                <text:p>100000</text:p>
                <draw:g>
                  <svg:desc>Portfolio.J3:Portfolio.J255</svg:desc>
                </draw:g>
              </table:table-cell>
            </table:table-row>
            <table:table-row>
              <table:table-cell office:value-type="string">
                <text:p>2011-01-03</text:p>
              </table:table-cell>
              <table:table-cell office:value-type="float" office:value="100373.920437478">
                <text:p>100373.920437478</text:p>
              </table:table-cell>
            </table:table-row>
            <table:table-row>
              <table:table-cell office:value-type="string">
                <text:p>2011-01-04</text:p>
              </table:table-cell>
              <table:table-cell office:value-type="float" office:value="100396.131282373">
                <text:p>100396.131282373</text:p>
              </table:table-cell>
            </table:table-row>
            <table:table-row>
              <table:table-cell office:value-type="string">
                <text:p>2011-01-05</text:p>
              </table:table-cell>
              <table:table-cell office:value-type="float" office:value="99277.546734843">
                <text:p>99277.546734843</text:p>
              </table:table-cell>
            </table:table-row>
            <table:table-row>
              <table:table-cell office:value-type="string">
                <text:p>2011-01-06</text:p>
              </table:table-cell>
              <table:table-cell office:value-type="float" office:value="99635.7132974021">
                <text:p>99635.7132974021</text:p>
              </table:table-cell>
            </table:table-row>
            <table:table-row>
              <table:table-cell office:value-type="string">
                <text:p>2011-01-07</text:p>
              </table:table-cell>
              <table:table-cell office:value-type="float" office:value="100118.086299589">
                <text:p>100118.086299589</text:p>
              </table:table-cell>
            </table:table-row>
            <table:table-row>
              <table:table-cell office:value-type="string">
                <text:p>2011-01-10</text:p>
              </table:table-cell>
              <table:table-cell office:value-type="float" office:value="100435.84076895">
                <text:p>100435.84076895</text:p>
              </table:table-cell>
            </table:table-row>
            <table:table-row>
              <table:table-cell office:value-type="string">
                <text:p>2011-01-11</text:p>
              </table:table-cell>
              <table:table-cell office:value-type="float" office:value="100422.363544916">
                <text:p>100422.363544916</text:p>
              </table:table-cell>
            </table:table-row>
            <table:table-row>
              <table:table-cell office:value-type="string">
                <text:p>2011-01-12</text:p>
              </table:table-cell>
              <table:table-cell office:value-type="float" office:value="100528.578047728">
                <text:p>100528.578047728</text:p>
              </table:table-cell>
            </table:table-row>
            <table:table-row>
              <table:table-cell office:value-type="string">
                <text:p>2011-01-13</text:p>
              </table:table-cell>
              <table:table-cell office:value-type="float" office:value="100955.682445994">
                <text:p>100955.682445994</text:p>
              </table:table-cell>
            </table:table-row>
            <table:table-row>
              <table:table-cell office:value-type="string">
                <text:p>2011-01-14</text:p>
              </table:table-cell>
              <table:table-cell office:value-type="float" office:value="101090.929666872">
                <text:p>101090.929666872</text:p>
              </table:table-cell>
            </table:table-row>
            <table:table-row>
              <table:table-cell office:value-type="string">
                <text:p>2011-01-18</text:p>
              </table:table-cell>
              <table:table-cell office:value-type="float" office:value="101031.071477218">
                <text:p>101031.071477218</text:p>
              </table:table-cell>
            </table:table-row>
            <table:table-row>
              <table:table-cell office:value-type="string">
                <text:p>2011-01-19</text:p>
              </table:table-cell>
              <table:table-cell office:value-type="float" office:value="101152.962449232">
                <text:p>101152.962449232</text:p>
              </table:table-cell>
            </table:table-row>
            <table:table-row>
              <table:table-cell office:value-type="string">
                <text:p>2011-01-20</text:p>
              </table:table-cell>
              <table:table-cell office:value-type="float" office:value="99902.6353235061">
                <text:p>99902.6353235061</text:p>
              </table:table-cell>
            </table:table-row>
            <table:table-row>
              <table:table-cell office:value-type="string">
                <text:p>2011-01-21</text:p>
              </table:table-cell>
              <table:table-cell office:value-type="float" office:value="100593.874497693">
                <text:p>100593.874497693</text:p>
              </table:table-cell>
            </table:table-row>
            <table:table-row>
              <table:table-cell office:value-type="string">
                <text:p>2011-01-24</text:p>
              </table:table-cell>
              <table:table-cell office:value-type="float" office:value="100742.621258658">
                <text:p>100742.621258658</text:p>
              </table:table-cell>
            </table:table-row>
            <table:table-row>
              <table:table-cell office:value-type="string">
                <text:p>2011-01-25</text:p>
              </table:table-cell>
              <table:table-cell office:value-type="float" office:value="101347.144797298">
                <text:p>101347.144797298</text:p>
              </table:table-cell>
            </table:table-row>
            <table:table-row>
              <table:table-cell office:value-type="string">
                <text:p>2011-01-26</text:p>
              </table:table-cell>
              <table:table-cell office:value-type="float" office:value="101157.477110367">
                <text:p>101157.477110367</text:p>
              </table:table-cell>
            </table:table-row>
            <table:table-row>
              <table:table-cell office:value-type="string">
                <text:p>2011-01-27</text:p>
              </table:table-cell>
              <table:table-cell office:value-type="float" office:value="101214.495608631">
                <text:p>101214.495608631</text:p>
              </table:table-cell>
            </table:table-row>
            <table:table-row>
              <table:table-cell office:value-type="string">
                <text:p>2011-01-28</text:p>
              </table:table-cell>
              <table:table-cell office:value-type="float" office:value="101049.168678226">
                <text:p>101049.168678226</text:p>
              </table:table-cell>
            </table:table-row>
            <table:table-row>
              <table:table-cell office:value-type="string">
                <text:p>2011-01-31</text:p>
              </table:table-cell>
              <table:table-cell office:value-type="float" office:value="101440.685527395">
                <text:p>101440.685527395</text:p>
              </table:table-cell>
            </table:table-row>
            <table:table-row>
              <table:table-cell office:value-type="string">
                <text:p>2011-02-01</text:p>
              </table:table-cell>
              <table:table-cell office:value-type="float" office:value="102768.779012727">
                <text:p>102768.779012727</text:p>
              </table:table-cell>
            </table:table-row>
            <table:table-row>
              <table:table-cell office:value-type="string">
                <text:p>2011-02-02</text:p>
              </table:table-cell>
              <table:table-cell office:value-type="float" office:value="102527.610644049">
                <text:p>102527.610644049</text:p>
              </table:table-cell>
            </table:table-row>
            <table:table-row>
              <table:table-cell office:value-type="string">
                <text:p>2011-02-03</text:p>
              </table:table-cell>
              <table:table-cell office:value-type="float" office:value="102238.842993299">
                <text:p>102238.842993299</text:p>
              </table:table-cell>
            </table:table-row>
            <table:table-row>
              <table:table-cell office:value-type="string">
                <text:p>2011-02-04</text:p>
              </table:table-cell>
              <table:table-cell office:value-type="float" office:value="101745.73980049">
                <text:p>101745.73980049</text:p>
              </table:table-cell>
            </table:table-row>
            <table:table-row>
              <table:table-cell office:value-type="string">
                <text:p>2011-02-07</text:p>
              </table:table-cell>
              <table:table-cell office:value-type="float" office:value="102427.512375301">
                <text:p>102427.512375301</text:p>
              </table:table-cell>
            </table:table-row>
            <table:table-row>
              <table:table-cell office:value-type="string">
                <text:p>2011-02-08</text:p>
              </table:table-cell>
              <table:table-cell office:value-type="float" office:value="101985.972963574">
                <text:p>101985.972963574</text:p>
              </table:table-cell>
            </table:table-row>
            <table:table-row>
              <table:table-cell office:value-type="string">
                <text:p>2011-02-09</text:p>
              </table:table-cell>
              <table:table-cell office:value-type="float" office:value="102304.671071229">
                <text:p>102304.671071229</text:p>
              </table:table-cell>
            </table:table-row>
            <table:table-row>
              <table:table-cell office:value-type="string">
                <text:p>2011-02-10</text:p>
              </table:table-cell>
              <table:table-cell office:value-type="float" office:value="101899.056671683">
                <text:p>101899.056671683</text:p>
              </table:table-cell>
            </table:table-row>
            <table:table-row>
              <table:table-cell office:value-type="string">
                <text:p>2011-02-11</text:p>
              </table:table-cell>
              <table:table-cell office:value-type="float" office:value="102450.782216935">
                <text:p>102450.782216935</text:p>
              </table:table-cell>
            </table:table-row>
            <table:table-row>
              <table:table-cell office:value-type="string">
                <text:p>2011-02-14</text:p>
              </table:table-cell>
              <table:table-cell office:value-type="float" office:value="103466.743710108">
                <text:p>103466.743710108</text:p>
              </table:table-cell>
            </table:table-row>
            <table:table-row>
              <table:table-cell office:value-type="string">
                <text:p>2011-02-15</text:p>
              </table:table-cell>
              <table:table-cell office:value-type="float" office:value="102971.043924219">
                <text:p>102971.043924219</text:p>
              </table:table-cell>
            </table:table-row>
            <table:table-row>
              <table:table-cell office:value-type="string">
                <text:p>2011-02-16</text:p>
              </table:table-cell>
              <table:table-cell office:value-type="float" office:value="103223.713152342">
                <text:p>103223.713152342</text:p>
              </table:table-cell>
            </table:table-row>
            <table:table-row>
              <table:table-cell office:value-type="string">
                <text:p>2011-02-17</text:p>
              </table:table-cell>
              <table:table-cell office:value-type="float" office:value="103292.053617476">
                <text:p>103292.053617476</text:p>
              </table:table-cell>
            </table:table-row>
            <table:table-row>
              <table:table-cell office:value-type="string">
                <text:p>2011-02-18</text:p>
              </table:table-cell>
              <table:table-cell office:value-type="float" office:value="103188.838748614">
                <text:p>103188.838748614</text:p>
              </table:table-cell>
            </table:table-row>
            <table:table-row>
              <table:table-cell office:value-type="string">
                <text:p>2011-02-22</text:p>
              </table:table-cell>
              <table:table-cell office:value-type="float" office:value="103981.710396391">
                <text:p>103981.710396391</text:p>
              </table:table-cell>
            </table:table-row>
            <table:table-row>
              <table:table-cell office:value-type="string">
                <text:p>2011-02-23</text:p>
              </table:table-cell>
              <table:table-cell office:value-type="float" office:value="105046.539729621">
                <text:p>105046.539729621</text:p>
              </table:table-cell>
            </table:table-row>
            <table:table-row>
              <table:table-cell office:value-type="string">
                <text:p>2011-02-24</text:p>
              </table:table-cell>
              <table:table-cell office:value-type="float" office:value="104830.935408866">
                <text:p>104830.935408866</text:p>
              </table:table-cell>
            </table:table-row>
            <table:table-row>
              <table:table-cell office:value-type="string">
                <text:p>2011-02-25</text:p>
              </table:table-cell>
              <table:table-cell office:value-type="float" office:value="105086.112934448">
                <text:p>105086.112934448</text:p>
              </table:table-cell>
            </table:table-row>
            <table:table-row>
              <table:table-cell office:value-type="string">
                <text:p>2011-02-28</text:p>
              </table:table-cell>
              <table:table-cell office:value-type="float" office:value="105407.606918821">
                <text:p>105407.606918821</text:p>
              </table:table-cell>
            </table:table-row>
            <table:table-row>
              <table:table-cell office:value-type="string">
                <text:p>2011-03-01</text:p>
              </table:table-cell>
              <table:table-cell office:value-type="float" office:value="105299.050240364">
                <text:p>105299.050240364</text:p>
              </table:table-cell>
            </table:table-row>
            <table:table-row>
              <table:table-cell office:value-type="string">
                <text:p>2011-03-02</text:p>
              </table:table-cell>
              <table:table-cell office:value-type="float" office:value="104732.287413526">
                <text:p>104732.287413526</text:p>
              </table:table-cell>
            </table:table-row>
            <table:table-row>
              <table:table-cell office:value-type="string">
                <text:p>2011-03-03</text:p>
              </table:table-cell>
              <table:table-cell office:value-type="float" office:value="104661.263985716">
                <text:p>104661.263985716</text:p>
              </table:table-cell>
            </table:table-row>
            <table:table-row>
              <table:table-cell office:value-type="string">
                <text:p>2011-03-04</text:p>
              </table:table-cell>
              <table:table-cell office:value-type="float" office:value="104862.303166874">
                <text:p>104862.303166874</text:p>
              </table:table-cell>
            </table:table-row>
            <table:table-row>
              <table:table-cell office:value-type="string">
                <text:p>2011-03-07</text:p>
              </table:table-cell>
              <table:table-cell office:value-type="float" office:value="104285.206290856">
                <text:p>104285.206290856</text:p>
              </table:table-cell>
            </table:table-row>
            <table:table-row>
              <table:table-cell office:value-type="string">
                <text:p>2011-03-08</text:p>
              </table:table-cell>
              <table:table-cell office:value-type="float" office:value="103931.411143761">
                <text:p>103931.411143761</text:p>
              </table:table-cell>
            </table:table-row>
            <table:table-row>
              <table:table-cell office:value-type="string">
                <text:p>2011-03-09</text:p>
              </table:table-cell>
              <table:table-cell office:value-type="float" office:value="104211.048012581">
                <text:p>104211.048012581</text:p>
              </table:table-cell>
            </table:table-row>
            <table:table-row>
              <table:table-cell office:value-type="string">
                <text:p>2011-03-10</text:p>
              </table:table-cell>
              <table:table-cell office:value-type="float" office:value="103488.369195995">
                <text:p>103488.369195995</text:p>
              </table:table-cell>
            </table:table-row>
            <table:table-row>
              <table:table-cell office:value-type="string">
                <text:p>2011-03-11</text:p>
              </table:table-cell>
              <table:table-cell office:value-type="float" office:value="103707.732496716">
                <text:p>103707.732496716</text:p>
              </table:table-cell>
            </table:table-row>
            <table:table-row>
              <table:table-cell office:value-type="string">
                <text:p>2011-03-14</text:p>
              </table:table-cell>
              <table:table-cell office:value-type="float" office:value="103892.512850038">
                <text:p>103892.512850038</text:p>
              </table:table-cell>
            </table:table-row>
            <table:table-row>
              <table:table-cell office:value-type="string">
                <text:p>2011-03-15</text:p>
              </table:table-cell>
              <table:table-cell office:value-type="float" office:value="103780.103877553">
                <text:p>103780.103877553</text:p>
              </table:table-cell>
            </table:table-row>
            <table:table-row>
              <table:table-cell office:value-type="string">
                <text:p>2011-03-16</text:p>
              </table:table-cell>
              <table:table-cell office:value-type="float" office:value="102998.066071958">
                <text:p>102998.066071958</text:p>
              </table:table-cell>
            </table:table-row>
            <table:table-row>
              <table:table-cell office:value-type="string">
                <text:p>2011-03-17</text:p>
              </table:table-cell>
              <table:table-cell office:value-type="float" office:value="103572.547954126">
                <text:p>103572.547954126</text:p>
              </table:table-cell>
            </table:table-row>
            <table:table-row>
              <table:table-cell office:value-type="string">
                <text:p>2011-03-18</text:p>
              </table:table-cell>
              <table:table-cell office:value-type="float" office:value="103557.431920673">
                <text:p>103557.431920673</text:p>
              </table:table-cell>
            </table:table-row>
            <table:table-row>
              <table:table-cell office:value-type="string">
                <text:p>2011-03-21</text:p>
              </table:table-cell>
              <table:table-cell office:value-type="float" office:value="104403.2130557">
                <text:p>104403.2130557</text:p>
              </table:table-cell>
            </table:table-row>
            <table:table-row>
              <table:table-cell office:value-type="string">
                <text:p>2011-03-22</text:p>
              </table:table-cell>
              <table:table-cell office:value-type="float" office:value="104509.188030897">
                <text:p>104509.188030897</text:p>
              </table:table-cell>
            </table:table-row>
            <table:table-row>
              <table:table-cell office:value-type="string">
                <text:p>2011-03-23</text:p>
              </table:table-cell>
              <table:table-cell office:value-type="float" office:value="104489.362505709">
                <text:p>104489.362505709</text:p>
              </table:table-cell>
            </table:table-row>
            <table:table-row>
              <table:table-cell office:value-type="string">
                <text:p>2011-03-24</text:p>
              </table:table-cell>
              <table:table-cell office:value-type="float" office:value="104271.431364181">
                <text:p>104271.431364181</text:p>
              </table:table-cell>
            </table:table-row>
            <table:table-row>
              <table:table-cell office:value-type="string">
                <text:p>2011-03-25</text:p>
              </table:table-cell>
              <table:table-cell office:value-type="float" office:value="104717.64956839">
                <text:p>104717.64956839</text:p>
              </table:table-cell>
            </table:table-row>
            <table:table-row>
              <table:table-cell office:value-type="string">
                <text:p>2011-03-28</text:p>
              </table:table-cell>
              <table:table-cell office:value-type="float" office:value="104644.888853155">
                <text:p>104644.888853155</text:p>
              </table:table-cell>
            </table:table-row>
            <table:table-row>
              <table:table-cell office:value-type="string">
                <text:p>2011-03-29</text:p>
              </table:table-cell>
              <table:table-cell office:value-type="float" office:value="104163.974380692">
                <text:p>104163.974380692</text:p>
              </table:table-cell>
            </table:table-row>
            <table:table-row>
              <table:table-cell office:value-type="string">
                <text:p>2011-03-30</text:p>
              </table:table-cell>
              <table:table-cell office:value-type="float" office:value="105023.256650265">
                <text:p>105023.256650265</text:p>
              </table:table-cell>
            </table:table-row>
            <table:table-row>
              <table:table-cell office:value-type="string">
                <text:p>2011-03-31</text:p>
              </table:table-cell>
              <table:table-cell office:value-type="float" office:value="104858.2983783">
                <text:p>104858.2983783</text:p>
              </table:table-cell>
            </table:table-row>
            <table:table-row>
              <table:table-cell office:value-type="string">
                <text:p>2011-04-01</text:p>
              </table:table-cell>
              <table:table-cell office:value-type="float" office:value="105157.650148654">
                <text:p>105157.650148654</text:p>
              </table:table-cell>
            </table:table-row>
            <table:table-row>
              <table:table-cell office:value-type="string">
                <text:p>2011-04-04</text:p>
              </table:table-cell>
              <table:table-cell office:value-type="float" office:value="105226.954797221">
                <text:p>105226.954797221</text:p>
              </table:table-cell>
            </table:table-row>
            <table:table-row>
              <table:table-cell office:value-type="string">
                <text:p>2011-04-05</text:p>
              </table:table-cell>
              <table:table-cell office:value-type="float" office:value="105344.426768699">
                <text:p>105344.426768699</text:p>
              </table:table-cell>
            </table:table-row>
            <table:table-row>
              <table:table-cell office:value-type="string">
                <text:p>2011-04-06</text:p>
              </table:table-cell>
              <table:table-cell office:value-type="float" office:value="104504.62593821">
                <text:p>104504.62593821</text:p>
              </table:table-cell>
            </table:table-row>
            <table:table-row>
              <table:table-cell office:value-type="string">
                <text:p>2011-04-07</text:p>
              </table:table-cell>
              <table:table-cell office:value-type="float" office:value="104659.039315486">
                <text:p>104659.039315486</text:p>
              </table:table-cell>
            </table:table-row>
            <table:table-row>
              <table:table-cell office:value-type="string">
                <text:p>2011-04-08</text:p>
              </table:table-cell>
              <table:table-cell office:value-type="float" office:value="104466.178621383">
                <text:p>104466.178621383</text:p>
              </table:table-cell>
            </table:table-row>
            <table:table-row>
              <table:table-cell office:value-type="string">
                <text:p>2011-04-11</text:p>
              </table:table-cell>
              <table:table-cell office:value-type="float" office:value="103974.858565225">
                <text:p>103974.858565225</text:p>
              </table:table-cell>
            </table:table-row>
            <table:table-row>
              <table:table-cell office:value-type="string">
                <text:p>2011-04-12</text:p>
              </table:table-cell>
              <table:table-cell office:value-type="float" office:value="103657.125893706">
                <text:p>103657.125893706</text:p>
              </table:table-cell>
            </table:table-row>
            <table:table-row>
              <table:table-cell office:value-type="string">
                <text:p>2011-04-13</text:p>
              </table:table-cell>
              <table:table-cell office:value-type="float" office:value="104089.483495546">
                <text:p>104089.483495546</text:p>
              </table:table-cell>
            </table:table-row>
            <table:table-row>
              <table:table-cell office:value-type="string">
                <text:p>2011-04-14</text:p>
              </table:table-cell>
              <table:table-cell office:value-type="float" office:value="104188.359091196">
                <text:p>104188.359091196</text:p>
              </table:table-cell>
            </table:table-row>
            <table:table-row>
              <table:table-cell office:value-type="string">
                <text:p>2011-04-15</text:p>
              </table:table-cell>
              <table:table-cell office:value-type="float" office:value="105145.894606013">
                <text:p>105145.894606013</text:p>
              </table:table-cell>
            </table:table-row>
            <table:table-row>
              <table:table-cell office:value-type="string">
                <text:p>2011-04-18</text:p>
              </table:table-cell>
              <table:table-cell office:value-type="float" office:value="104966.016170966">
                <text:p>104966.016170966</text:p>
              </table:table-cell>
            </table:table-row>
            <table:table-row>
              <table:table-cell office:value-type="string">
                <text:p>2011-04-19</text:p>
              </table:table-cell>
              <table:table-cell office:value-type="float" office:value="105657.806450556">
                <text:p>105657.806450556</text:p>
              </table:table-cell>
            </table:table-row>
            <table:table-row>
              <table:table-cell office:value-type="string">
                <text:p>2011-04-20</text:p>
              </table:table-cell>
              <table:table-cell office:value-type="float" office:value="106280.291235549">
                <text:p>106280.291235549</text:p>
              </table:table-cell>
            </table:table-row>
            <table:table-row>
              <table:table-cell office:value-type="string">
                <text:p>2011-04-21</text:p>
              </table:table-cell>
              <table:table-cell office:value-type="float" office:value="106800.359335536">
                <text:p>106800.359335536</text:p>
              </table:table-cell>
            </table:table-row>
            <table:table-row>
              <table:table-cell office:value-type="string">
                <text:p>2011-04-25</text:p>
              </table:table-cell>
              <table:table-cell office:value-type="float" office:value="107011.790088367">
                <text:p>107011.790088367</text:p>
              </table:table-cell>
            </table:table-row>
            <table:table-row>
              <table:table-cell office:value-type="string">
                <text:p>2011-04-26</text:p>
              </table:table-cell>
              <table:table-cell office:value-type="float" office:value="107877.516189283">
                <text:p>107877.516189283</text:p>
              </table:table-cell>
            </table:table-row>
            <table:table-row>
              <table:table-cell office:value-type="string">
                <text:p>2011-04-27</text:p>
              </table:table-cell>
              <table:table-cell office:value-type="float" office:value="107704.764701076">
                <text:p>107704.764701076</text:p>
              </table:table-cell>
            </table:table-row>
            <table:table-row>
              <table:table-cell office:value-type="string">
                <text:p>2011-04-28</text:p>
              </table:table-cell>
              <table:table-cell office:value-type="float" office:value="107842.284232314">
                <text:p>107842.284232314</text:p>
              </table:table-cell>
            </table:table-row>
            <table:table-row>
              <table:table-cell office:value-type="string">
                <text:p>2011-04-29</text:p>
              </table:table-cell>
              <table:table-cell office:value-type="float" office:value="108553.946033285">
                <text:p>108553.946033285</text:p>
              </table:table-cell>
            </table:table-row>
            <table:table-row>
              <table:table-cell office:value-type="string">
                <text:p>2011-05-02</text:p>
              </table:table-cell>
              <table:table-cell office:value-type="float" office:value="107952.949993275">
                <text:p>107952.949993275</text:p>
              </table:table-cell>
            </table:table-row>
            <table:table-row>
              <table:table-cell office:value-type="string">
                <text:p>2011-05-03</text:p>
              </table:table-cell>
              <table:table-cell office:value-type="float" office:value="107705.446844578">
                <text:p>107705.446844578</text:p>
              </table:table-cell>
            </table:table-row>
            <table:table-row>
              <table:table-cell office:value-type="string">
                <text:p>2011-05-04</text:p>
              </table:table-cell>
              <table:table-cell office:value-type="float" office:value="107484.86017326">
                <text:p>107484.86017326</text:p>
              </table:table-cell>
            </table:table-row>
            <table:table-row>
              <table:table-cell office:value-type="string">
                <text:p>2011-05-05</text:p>
              </table:table-cell>
              <table:table-cell office:value-type="float" office:value="106672.225321222">
                <text:p>106672.225321222</text:p>
              </table:table-cell>
            </table:table-row>
            <table:table-row>
              <table:table-cell office:value-type="string">
                <text:p>2011-05-06</text:p>
              </table:table-cell>
              <table:table-cell office:value-type="float" office:value="106605.745343185">
                <text:p>106605.745343185</text:p>
              </table:table-cell>
            </table:table-row>
            <table:table-row>
              <table:table-cell office:value-type="string">
                <text:p>2011-05-09</text:p>
              </table:table-cell>
              <table:table-cell office:value-type="float" office:value="106929.395768077">
                <text:p>106929.395768077</text:p>
              </table:table-cell>
            </table:table-row>
            <table:table-row>
              <table:table-cell office:value-type="string">
                <text:p>2011-05-10</text:p>
              </table:table-cell>
              <table:table-cell office:value-type="float" office:value="106722.147884585">
                <text:p>106722.147884585</text:p>
              </table:table-cell>
            </table:table-row>
            <table:table-row>
              <table:table-cell office:value-type="string">
                <text:p>2011-05-11</text:p>
              </table:table-cell>
              <table:table-cell office:value-type="float" office:value="106125.269464117">
                <text:p>106125.269464117</text:p>
              </table:table-cell>
            </table:table-row>
            <table:table-row>
              <table:table-cell office:value-type="string">
                <text:p>2011-05-12</text:p>
              </table:table-cell>
              <table:table-cell office:value-type="float" office:value="105756.950930217">
                <text:p>105756.950930217</text:p>
              </table:table-cell>
            </table:table-row>
            <table:table-row>
              <table:table-cell office:value-type="string">
                <text:p>2011-05-13</text:p>
              </table:table-cell>
              <table:table-cell office:value-type="float" office:value="105883.375421124">
                <text:p>105883.375421124</text:p>
              </table:table-cell>
            </table:table-row>
            <table:table-row>
              <table:table-cell office:value-type="string">
                <text:p>2011-05-16</text:p>
              </table:table-cell>
              <table:table-cell office:value-type="float" office:value="105668.232215475">
                <text:p>105668.232215475</text:p>
              </table:table-cell>
            </table:table-row>
            <table:table-row>
              <table:table-cell office:value-type="string">
                <text:p>2011-05-17</text:p>
              </table:table-cell>
              <table:table-cell office:value-type="float" office:value="106303.508207969">
                <text:p>106303.508207969</text:p>
              </table:table-cell>
            </table:table-row>
            <table:table-row>
              <table:table-cell office:value-type="string">
                <text:p>2011-05-18</text:p>
              </table:table-cell>
              <table:table-cell office:value-type="float" office:value="106345.45090876">
                <text:p>106345.45090876</text:p>
              </table:table-cell>
            </table:table-row>
            <table:table-row>
              <table:table-cell office:value-type="string">
                <text:p>2011-05-19</text:p>
              </table:table-cell>
              <table:table-cell office:value-type="float" office:value="106590.674854034">
                <text:p>106590.674854034</text:p>
              </table:table-cell>
            </table:table-row>
            <table:table-row>
              <table:table-cell office:value-type="string">
                <text:p>2011-05-20</text:p>
              </table:table-cell>
              <table:table-cell office:value-type="float" office:value="106270.42633453">
                <text:p>106270.42633453</text:p>
              </table:table-cell>
            </table:table-row>
            <table:table-row>
              <table:table-cell office:value-type="string">
                <text:p>2011-05-23</text:p>
              </table:table-cell>
              <table:table-cell office:value-type="float" office:value="106145.191007107">
                <text:p>106145.191007107</text:p>
              </table:table-cell>
            </table:table-row>
            <table:table-row>
              <table:table-cell office:value-type="string">
                <text:p>2011-05-24</text:p>
              </table:table-cell>
              <table:table-cell office:value-type="float" office:value="106579.978361805">
                <text:p>106579.978361805</text:p>
              </table:table-cell>
            </table:table-row>
            <table:table-row>
              <table:table-cell office:value-type="string">
                <text:p>2011-05-25</text:p>
              </table:table-cell>
              <table:table-cell office:value-type="float" office:value="106757.247248481">
                <text:p>106757.247248481</text:p>
              </table:table-cell>
            </table:table-row>
            <table:table-row>
              <table:table-cell office:value-type="string">
                <text:p>2011-05-26</text:p>
              </table:table-cell>
              <table:table-cell office:value-type="float" office:value="107301.401605577">
                <text:p>107301.401605577</text:p>
              </table:table-cell>
            </table:table-row>
            <table:table-row>
              <table:table-cell office:value-type="string">
                <text:p>2011-05-27</text:p>
              </table:table-cell>
              <table:table-cell office:value-type="float" office:value="107558.691063972">
                <text:p>107558.691063972</text:p>
              </table:table-cell>
            </table:table-row>
            <table:table-row>
              <table:table-cell office:value-type="string">
                <text:p>2011-05-31</text:p>
              </table:table-cell>
              <table:table-cell office:value-type="float" office:value="108346.581561959">
                <text:p>108346.581561959</text:p>
              </table:table-cell>
            </table:table-row>
            <table:table-row>
              <table:table-cell office:value-type="string">
                <text:p>2011-06-01</text:p>
              </table:table-cell>
              <table:table-cell office:value-type="float" office:value="108399.839582846">
                <text:p>108399.839582846</text:p>
              </table:table-cell>
            </table:table-row>
            <table:table-row>
              <table:table-cell office:value-type="string">
                <text:p>2011-06-02</text:p>
              </table:table-cell>
              <table:table-cell office:value-type="float" office:value="107088.280015171">
                <text:p>107088.280015171</text:p>
              </table:table-cell>
            </table:table-row>
            <table:table-row>
              <table:table-cell office:value-type="string">
                <text:p>2011-06-03</text:p>
              </table:table-cell>
              <table:table-cell office:value-type="float" office:value="107296.621415621">
                <text:p>107296.621415621</text:p>
              </table:table-cell>
            </table:table-row>
            <table:table-row>
              <table:table-cell office:value-type="string">
                <text:p>2011-06-06</text:p>
              </table:table-cell>
              <table:table-cell office:value-type="float" office:value="106380.80963751">
                <text:p>106380.80963751</text:p>
              </table:table-cell>
            </table:table-row>
            <table:table-row>
              <table:table-cell office:value-type="string">
                <text:p>2011-06-07</text:p>
              </table:table-cell>
              <table:table-cell office:value-type="float" office:value="106307.611685503">
                <text:p>106307.611685503</text:p>
              </table:table-cell>
            </table:table-row>
            <table:table-row>
              <table:table-cell office:value-type="string">
                <text:p>2011-06-08</text:p>
              </table:table-cell>
              <table:table-cell office:value-type="float" office:value="106992.555468229">
                <text:p>106992.555468229</text:p>
              </table:table-cell>
            </table:table-row>
            <table:table-row>
              <table:table-cell office:value-type="string">
                <text:p>2011-06-09</text:p>
              </table:table-cell>
              <table:table-cell office:value-type="float" office:value="106990.094670848">
                <text:p>106990.094670848</text:p>
              </table:table-cell>
            </table:table-row>
            <table:table-row>
              <table:table-cell office:value-type="string">
                <text:p>2011-06-10</text:p>
              </table:table-cell>
              <table:table-cell office:value-type="float" office:value="106540.162521802">
                <text:p>106540.162521802</text:p>
              </table:table-cell>
            </table:table-row>
            <table:table-row>
              <table:table-cell office:value-type="string">
                <text:p>2011-06-13</text:p>
              </table:table-cell>
              <table:table-cell office:value-type="float" office:value="105963.830483292">
                <text:p>105963.830483292</text:p>
              </table:table-cell>
            </table:table-row>
            <table:table-row>
              <table:table-cell office:value-type="string">
                <text:p>2011-06-14</text:p>
              </table:table-cell>
              <table:table-cell office:value-type="float" office:value="105895.507833424">
                <text:p>105895.507833424</text:p>
              </table:table-cell>
            </table:table-row>
            <table:table-row>
              <table:table-cell office:value-type="string">
                <text:p>2011-06-15</text:p>
              </table:table-cell>
              <table:table-cell office:value-type="float" office:value="105972.772498447">
                <text:p>105972.772498447</text:p>
              </table:table-cell>
            </table:table-row>
            <table:table-row>
              <table:table-cell office:value-type="string">
                <text:p>2011-06-16</text:p>
              </table:table-cell>
              <table:table-cell office:value-type="float" office:value="106384.976984196">
                <text:p>106384.976984196</text:p>
              </table:table-cell>
            </table:table-row>
            <table:table-row>
              <table:table-cell office:value-type="string">
                <text:p>2011-06-17</text:p>
              </table:table-cell>
              <table:table-cell office:value-type="float" office:value="105969.259306073">
                <text:p>105969.259306073</text:p>
              </table:table-cell>
            </table:table-row>
            <table:table-row>
              <table:table-cell office:value-type="string">
                <text:p>2011-06-20</text:p>
              </table:table-cell>
              <table:table-cell office:value-type="float" office:value="106171.323047062">
                <text:p>106171.323047062</text:p>
              </table:table-cell>
            </table:table-row>
            <table:table-row>
              <table:table-cell office:value-type="string">
                <text:p>2011-06-21</text:p>
              </table:table-cell>
              <table:table-cell office:value-type="float" office:value="106661.722948329">
                <text:p>106661.722948329</text:p>
              </table:table-cell>
            </table:table-row>
            <table:table-row>
              <table:table-cell office:value-type="string">
                <text:p>2011-06-22</text:p>
              </table:table-cell>
              <table:table-cell office:value-type="float" office:value="106316.283276193">
                <text:p>106316.283276193</text:p>
              </table:table-cell>
            </table:table-row>
            <table:table-row>
              <table:table-cell office:value-type="string">
                <text:p>2011-06-23</text:p>
              </table:table-cell>
              <table:table-cell office:value-type="float" office:value="106219.285314688">
                <text:p>106219.285314688</text:p>
              </table:table-cell>
            </table:table-row>
            <table:table-row>
              <table:table-cell office:value-type="string">
                <text:p>2011-06-24</text:p>
              </table:table-cell>
              <table:table-cell office:value-type="float" office:value="105009.093729961">
                <text:p>105009.093729961</text:p>
              </table:table-cell>
            </table:table-row>
            <table:table-row>
              <table:table-cell office:value-type="string">
                <text:p>2011-06-27</text:p>
              </table:table-cell>
              <table:table-cell office:value-type="float" office:value="104900.682079031">
                <text:p>104900.682079031</text:p>
              </table:table-cell>
            </table:table-row>
            <table:table-row>
              <table:table-cell office:value-type="string">
                <text:p>2011-06-28</text:p>
              </table:table-cell>
              <table:table-cell office:value-type="float" office:value="105326.247289767">
                <text:p>105326.247289767</text:p>
              </table:table-cell>
            </table:table-row>
            <table:table-row>
              <table:table-cell office:value-type="string">
                <text:p>2011-06-29</text:p>
              </table:table-cell>
              <table:table-cell office:value-type="float" office:value="105273.108361957">
                <text:p>105273.108361957</text:p>
              </table:table-cell>
            </table:table-row>
            <table:table-row>
              <table:table-cell office:value-type="string">
                <text:p>2011-06-30</text:p>
              </table:table-cell>
              <table:table-cell office:value-type="float" office:value="105626.015992592">
                <text:p>105626.015992592</text:p>
              </table:table-cell>
            </table:table-row>
            <table:table-row>
              <table:table-cell office:value-type="string">
                <text:p>2011-07-01</text:p>
              </table:table-cell>
              <table:table-cell office:value-type="float" office:value="105966.375460888">
                <text:p>105966.375460888</text:p>
              </table:table-cell>
            </table:table-row>
            <table:table-row>
              <table:table-cell office:value-type="string">
                <text:p>2011-07-05</text:p>
              </table:table-cell>
              <table:table-cell office:value-type="float" office:value="106294.08724368">
                <text:p>106294.08724368</text:p>
              </table:table-cell>
            </table:table-row>
            <table:table-row>
              <table:table-cell office:value-type="string">
                <text:p>2011-07-06</text:p>
              </table:table-cell>
              <table:table-cell office:value-type="float" office:value="106705.143028209">
                <text:p>106705.143028209</text:p>
              </table:table-cell>
            </table:table-row>
            <table:table-row>
              <table:table-cell office:value-type="string">
                <text:p>2011-07-07</text:p>
              </table:table-cell>
              <table:table-cell office:value-type="float" office:value="107068.164767231">
                <text:p>107068.164767231</text:p>
              </table:table-cell>
            </table:table-row>
            <table:table-row>
              <table:table-cell office:value-type="string">
                <text:p>2011-07-08</text:p>
              </table:table-cell>
              <table:table-cell office:value-type="float" office:value="107972.754144374">
                <text:p>107972.754144374</text:p>
              </table:table-cell>
            </table:table-row>
            <table:table-row>
              <table:table-cell office:value-type="string">
                <text:p>2011-07-11</text:p>
              </table:table-cell>
              <table:table-cell office:value-type="float" office:value="108452.410338672">
                <text:p>108452.410338672</text:p>
              </table:table-cell>
            </table:table-row>
            <table:table-row>
              <table:table-cell office:value-type="string">
                <text:p>2011-07-12</text:p>
              </table:table-cell>
              <table:table-cell office:value-type="float" office:value="108705.854722191">
                <text:p>108705.854722191</text:p>
              </table:table-cell>
            </table:table-row>
            <table:table-row>
              <table:table-cell office:value-type="string">
                <text:p>2011-07-13</text:p>
              </table:table-cell>
              <table:table-cell office:value-type="float" office:value="109331.767230429">
                <text:p>109331.767230429</text:p>
              </table:table-cell>
            </table:table-row>
            <table:table-row>
              <table:table-cell office:value-type="string">
                <text:p>2011-07-14</text:p>
              </table:table-cell>
              <table:table-cell office:value-type="float" office:value="108494.497391597">
                <text:p>108494.497391597</text:p>
              </table:table-cell>
            </table:table-row>
            <table:table-row>
              <table:table-cell office:value-type="string">
                <text:p>2011-07-15</text:p>
              </table:table-cell>
              <table:table-cell office:value-type="float" office:value="109165.031520449">
                <text:p>109165.031520449</text:p>
              </table:table-cell>
            </table:table-row>
            <table:table-row>
              <table:table-cell office:value-type="string">
                <text:p>2011-07-18</text:p>
              </table:table-cell>
              <table:table-cell office:value-type="float" office:value="108891.659431698">
                <text:p>108891.659431698</text:p>
              </table:table-cell>
            </table:table-row>
            <table:table-row>
              <table:table-cell office:value-type="string">
                <text:p>2011-07-19</text:p>
              </table:table-cell>
              <table:table-cell office:value-type="float" office:value="110326.573326198">
                <text:p>110326.573326198</text:p>
              </table:table-cell>
            </table:table-row>
            <table:table-row>
              <table:table-cell office:value-type="string">
                <text:p>2011-07-20</text:p>
              </table:table-cell>
              <table:table-cell office:value-type="float" office:value="109979.051132242">
                <text:p>109979.051132242</text:p>
              </table:table-cell>
            </table:table-row>
            <table:table-row>
              <table:table-cell office:value-type="string">
                <text:p>2011-07-21</text:p>
              </table:table-cell>
              <table:table-cell office:value-type="float" office:value="110213.79171118">
                <text:p>110213.79171118</text:p>
              </table:table-cell>
            </table:table-row>
            <table:table-row>
              <table:table-cell office:value-type="string">
                <text:p>2011-07-22</text:p>
              </table:table-cell>
              <table:table-cell office:value-type="float" office:value="110969.318986593">
                <text:p>110969.318986593</text:p>
              </table:table-cell>
            </table:table-row>
            <table:table-row>
              <table:table-cell office:value-type="string">
                <text:p>2011-07-25</text:p>
              </table:table-cell>
              <table:table-cell office:value-type="float" office:value="110379.403911725">
                <text:p>110379.403911725</text:p>
              </table:table-cell>
            </table:table-row>
            <table:table-row>
              <table:table-cell office:value-type="string">
                <text:p>2011-07-26</text:p>
              </table:table-cell>
              <table:table-cell office:value-type="float" office:value="110830.951185125">
                <text:p>110830.951185125</text:p>
              </table:table-cell>
            </table:table-row>
            <table:table-row>
              <table:table-cell office:value-type="string">
                <text:p>2011-07-27</text:p>
              </table:table-cell>
              <table:table-cell office:value-type="float" office:value="110018.343032806">
                <text:p>110018.343032806</text:p>
              </table:table-cell>
            </table:table-row>
            <table:table-row>
              <table:table-cell office:value-type="string">
                <text:p>2011-07-28</text:p>
              </table:table-cell>
              <table:table-cell office:value-type="float" office:value="109435.052832226">
                <text:p>109435.052832226</text:p>
              </table:table-cell>
            </table:table-row>
            <table:table-row>
              <table:table-cell office:value-type="string">
                <text:p>2011-07-29</text:p>
              </table:table-cell>
              <table:table-cell office:value-type="float" office:value="109802.188860644">
                <text:p>109802.188860644</text:p>
              </table:table-cell>
            </table:table-row>
            <table:table-row>
              <table:table-cell office:value-type="string">
                <text:p>2011-08-01</text:p>
              </table:table-cell>
              <table:table-cell office:value-type="float" office:value="110414.043811113">
                <text:p>110414.043811113</text:p>
              </table:table-cell>
            </table:table-row>
            <table:table-row>
              <table:table-cell office:value-type="string">
                <text:p>2011-08-02</text:p>
              </table:table-cell>
              <table:table-cell office:value-type="float" office:value="111326.032068331">
                <text:p>111326.032068331</text:p>
              </table:table-cell>
            </table:table-row>
            <table:table-row>
              <table:table-cell office:value-type="string">
                <text:p>2011-08-03</text:p>
              </table:table-cell>
              <table:table-cell office:value-type="float" office:value="111492.985149019">
                <text:p>111492.985149019</text:p>
              </table:table-cell>
            </table:table-row>
            <table:table-row>
              <table:table-cell office:value-type="string">
                <text:p>2011-08-04</text:p>
              </table:table-cell>
              <table:table-cell office:value-type="float" office:value="111325.115429897">
                <text:p>111325.115429897</text:p>
              </table:table-cell>
            </table:table-row>
            <table:table-row>
              <table:table-cell office:value-type="string">
                <text:p>2011-08-05</text:p>
              </table:table-cell>
              <table:table-cell office:value-type="float" office:value="110043.05565176">
                <text:p>110043.05565176</text:p>
              </table:table-cell>
            </table:table-row>
            <table:table-row>
              <table:table-cell office:value-type="string">
                <text:p>2011-08-08</text:p>
              </table:table-cell>
              <table:table-cell office:value-type="float" office:value="109639.570638406">
                <text:p>109639.570638406</text:p>
              </table:table-cell>
            </table:table-row>
            <table:table-row>
              <table:table-cell office:value-type="string">
                <text:p>2011-08-09</text:p>
              </table:table-cell>
              <table:table-cell office:value-type="float" office:value="111165.740552032">
                <text:p>111165.740552032</text:p>
              </table:table-cell>
            </table:table-row>
            <table:table-row>
              <table:table-cell office:value-type="string">
                <text:p>2011-08-10</text:p>
              </table:table-cell>
              <table:table-cell office:value-type="float" office:value="111681.008978167">
                <text:p>111681.008978167</text:p>
              </table:table-cell>
            </table:table-row>
            <table:table-row>
              <table:table-cell office:value-type="string">
                <text:p>2011-08-11</text:p>
              </table:table-cell>
              <table:table-cell office:value-type="float" office:value="110195.87430325">
                <text:p>110195.87430325</text:p>
              </table:table-cell>
            </table:table-row>
            <table:table-row>
              <table:table-cell office:value-type="string">
                <text:p>2011-08-12</text:p>
              </table:table-cell>
              <table:table-cell office:value-type="float" office:value="111539.371238311">
                <text:p>111539.371238311</text:p>
              </table:table-cell>
            </table:table-row>
            <table:table-row>
              <table:table-cell office:value-type="string">
                <text:p>2011-08-15</text:p>
              </table:table-cell>
              <table:table-cell office:value-type="float" office:value="112238.15231979">
                <text:p>112238.15231979</text:p>
              </table:table-cell>
            </table:table-row>
            <table:table-row>
              <table:table-cell office:value-type="string">
                <text:p>2011-08-16</text:p>
              </table:table-cell>
              <table:table-cell office:value-type="float" office:value="112912.228081499">
                <text:p>112912.228081499</text:p>
              </table:table-cell>
            </table:table-row>
            <table:table-row>
              <table:table-cell office:value-type="string">
                <text:p>2011-08-17</text:p>
              </table:table-cell>
              <table:table-cell office:value-type="float" office:value="114240.199976437">
                <text:p>114240.199976437</text:p>
              </table:table-cell>
            </table:table-row>
            <table:table-row>
              <table:table-cell office:value-type="string">
                <text:p>2011-08-18</text:p>
              </table:table-cell>
              <table:table-cell office:value-type="float" office:value="113900.799201853">
                <text:p>113900.799201853</text:p>
              </table:table-cell>
            </table:table-row>
            <table:table-row>
              <table:table-cell office:value-type="string">
                <text:p>2011-08-19</text:p>
              </table:table-cell>
              <table:table-cell office:value-type="float" office:value="113756.454405511">
                <text:p>113756.454405511</text:p>
              </table:table-cell>
            </table:table-row>
            <table:table-row>
              <table:table-cell office:value-type="string">
                <text:p>2011-08-22</text:p>
              </table:table-cell>
              <table:table-cell office:value-type="float" office:value="114109.801874564">
                <text:p>114109.801874564</text:p>
              </table:table-cell>
            </table:table-row>
            <table:table-row>
              <table:table-cell office:value-type="string">
                <text:p>2011-08-23</text:p>
              </table:table-cell>
              <table:table-cell office:value-type="float" office:value="114763.253407155">
                <text:p>114763.253407155</text:p>
              </table:table-cell>
            </table:table-row>
            <table:table-row>
              <table:table-cell office:value-type="string">
                <text:p>2011-08-24</text:p>
              </table:table-cell>
              <table:table-cell office:value-type="float" office:value="112660.643318676">
                <text:p>112660.643318676</text:p>
              </table:table-cell>
            </table:table-row>
            <table:table-row>
              <table:table-cell office:value-type="string">
                <text:p>2011-08-25</text:p>
              </table:table-cell>
              <table:table-cell office:value-type="float" office:value="112525.36936404">
                <text:p>112525.36936404</text:p>
              </table:table-cell>
            </table:table-row>
            <table:table-row>
              <table:table-cell office:value-type="string">
                <text:p>2011-08-26</text:p>
              </table:table-cell>
              <table:table-cell office:value-type="float" office:value="114139.776536155">
                <text:p>114139.776536155</text:p>
              </table:table-cell>
            </table:table-row>
            <table:table-row>
              <table:table-cell office:value-type="string">
                <text:p>2011-08-29</text:p>
              </table:table-cell>
              <table:table-cell office:value-type="float" office:value="113882.626168466">
                <text:p>113882.626168466</text:p>
              </table:table-cell>
            </table:table-row>
            <table:table-row>
              <table:table-cell office:value-type="string">
                <text:p>2011-08-30</text:p>
              </table:table-cell>
              <table:table-cell office:value-type="float" office:value="115105.008997057">
                <text:p>115105.008997057</text:p>
              </table:table-cell>
            </table:table-row>
            <table:table-row>
              <table:table-cell office:value-type="string">
                <text:p>2011-08-31</text:p>
              </table:table-cell>
              <table:table-cell office:value-type="float" office:value="113979.069270564">
                <text:p>113979.069270564</text:p>
              </table:table-cell>
            </table:table-row>
            <table:table-row>
              <table:table-cell office:value-type="string">
                <text:p>2011-09-01</text:p>
              </table:table-cell>
              <table:table-cell office:value-type="float" office:value="114884.568155898">
                <text:p>114884.568155898</text:p>
              </table:table-cell>
            </table:table-row>
            <table:table-row>
              <table:table-cell office:value-type="string">
                <text:p>2011-09-02</text:p>
              </table:table-cell>
              <table:table-cell office:value-type="float" office:value="116428.799458675">
                <text:p>116428.799458675</text:p>
              </table:table-cell>
            </table:table-row>
            <table:table-row>
              <table:table-cell office:value-type="string">
                <text:p>2011-09-06</text:p>
              </table:table-cell>
              <table:table-cell office:value-type="float" office:value="116808.537897184">
                <text:p>116808.537897184</text:p>
              </table:table-cell>
            </table:table-row>
            <table:table-row>
              <table:table-cell office:value-type="string">
                <text:p>2011-09-07</text:p>
              </table:table-cell>
              <table:table-cell office:value-type="float" office:value="116373.239106942">
                <text:p>116373.239106942</text:p>
              </table:table-cell>
            </table:table-row>
            <table:table-row>
              <table:table-cell office:value-type="string">
                <text:p>2011-09-08</text:p>
              </table:table-cell>
              <table:table-cell office:value-type="float" office:value="116921.076393903">
                <text:p>116921.076393903</text:p>
              </table:table-cell>
            </table:table-row>
            <table:table-row>
              <table:table-cell office:value-type="string">
                <text:p>2011-09-09</text:p>
              </table:table-cell>
              <table:table-cell office:value-type="float" office:value="116536.893122331">
                <text:p>116536.893122331</text:p>
              </table:table-cell>
            </table:table-row>
            <table:table-row>
              <table:table-cell office:value-type="string">
                <text:p>2011-09-12</text:p>
              </table:table-cell>
              <table:table-cell office:value-type="float" office:value="116731.336460767">
                <text:p>116731.336460767</text:p>
              </table:table-cell>
            </table:table-row>
            <table:table-row>
              <table:table-cell office:value-type="string">
                <text:p>2011-09-13</text:p>
              </table:table-cell>
              <table:table-cell office:value-type="float" office:value="116048.892489041">
                <text:p>116048.892489041</text:p>
              </table:table-cell>
            </table:table-row>
            <table:table-row>
              <table:table-cell office:value-type="string">
                <text:p>2011-09-14</text:p>
              </table:table-cell>
              <table:table-cell office:value-type="float" office:value="117027.725028156">
                <text:p>117027.725028156</text:p>
              </table:table-cell>
            </table:table-row>
            <table:table-row>
              <table:table-cell office:value-type="string">
                <text:p>2011-09-15</text:p>
              </table:table-cell>
              <table:table-cell office:value-type="float" office:value="116570.263350617">
                <text:p>116570.263350617</text:p>
              </table:table-cell>
            </table:table-row>
            <table:table-row>
              <table:table-cell office:value-type="string">
                <text:p>2011-09-16</text:p>
              </table:table-cell>
              <table:table-cell office:value-type="float" office:value="117588.243422666">
                <text:p>117588.243422666</text:p>
              </table:table-cell>
            </table:table-row>
            <table:table-row>
              <table:table-cell office:value-type="string">
                <text:p>2011-09-19</text:p>
              </table:table-cell>
              <table:table-cell office:value-type="float" office:value="118554.824275233">
                <text:p>118554.824275233</text:p>
              </table:table-cell>
            </table:table-row>
            <table:table-row>
              <table:table-cell office:value-type="string">
                <text:p>2011-09-20</text:p>
              </table:table-cell>
              <table:table-cell office:value-type="float" office:value="119177.012245933">
                <text:p>119177.012245933</text:p>
              </table:table-cell>
            </table:table-row>
            <table:table-row>
              <table:table-cell office:value-type="string">
                <text:p>2011-09-21</text:p>
              </table:table-cell>
              <table:table-cell office:value-type="float" office:value="120202.133972647">
                <text:p>120202.133972647</text:p>
              </table:table-cell>
            </table:table-row>
            <table:table-row>
              <table:table-cell office:value-type="string">
                <text:p>2011-09-22</text:p>
              </table:table-cell>
              <table:table-cell office:value-type="float" office:value="120858.050040452">
                <text:p>120858.050040452</text:p>
              </table:table-cell>
            </table:table-row>
            <table:table-row>
              <table:table-cell office:value-type="string">
                <text:p>2011-09-23</text:p>
              </table:table-cell>
              <table:table-cell office:value-type="float" office:value="119046.267681399">
                <text:p>119046.267681399</text:p>
              </table:table-cell>
            </table:table-row>
            <table:table-row>
              <table:table-cell office:value-type="string">
                <text:p>2011-09-26</text:p>
              </table:table-cell>
              <table:table-cell office:value-type="float" office:value="118796.957279587">
                <text:p>118796.957279587</text:p>
              </table:table-cell>
            </table:table-row>
            <table:table-row>
              <table:table-cell office:value-type="string">
                <text:p>2011-09-27</text:p>
              </table:table-cell>
              <table:table-cell office:value-type="float" office:value="118393.74828858">
                <text:p>118393.74828858</text:p>
              </table:table-cell>
            </table:table-row>
            <table:table-row>
              <table:table-cell office:value-type="string">
                <text:p>2011-09-28</text:p>
              </table:table-cell>
              <table:table-cell office:value-type="float" office:value="117632.616101031">
                <text:p>117632.616101031</text:p>
              </table:table-cell>
            </table:table-row>
            <table:table-row>
              <table:table-cell office:value-type="string">
                <text:p>2011-09-29</text:p>
              </table:table-cell>
              <table:table-cell office:value-type="float" office:value="118738.410949485">
                <text:p>118738.410949485</text:p>
              </table:table-cell>
            </table:table-row>
            <table:table-row>
              <table:table-cell office:value-type="string">
                <text:p>2011-09-30</text:p>
              </table:table-cell>
              <table:table-cell office:value-type="float" office:value="119578.135958953">
                <text:p>119578.135958953</text:p>
              </table:table-cell>
            </table:table-row>
            <table:table-row>
              <table:table-cell office:value-type="string">
                <text:p>2011-10-03</text:p>
              </table:table-cell>
              <table:table-cell office:value-type="float" office:value="120774.074885274">
                <text:p>120774.074885274</text:p>
              </table:table-cell>
            </table:table-row>
            <table:table-row>
              <table:table-cell office:value-type="string">
                <text:p>2011-10-04</text:p>
              </table:table-cell>
              <table:table-cell office:value-type="float" office:value="120314.415172398">
                <text:p>120314.415172398</text:p>
              </table:table-cell>
            </table:table-row>
            <table:table-row>
              <table:table-cell office:value-type="string">
                <text:p>2011-10-05</text:p>
              </table:table-cell>
              <table:table-cell office:value-type="float" office:value="120605.240279229">
                <text:p>120605.240279229</text:p>
              </table:table-cell>
            </table:table-row>
            <table:table-row>
              <table:table-cell office:value-type="string">
                <text:p>2011-10-06</text:p>
              </table:table-cell>
              <table:table-cell office:value-type="float" office:value="119397.448254888">
                <text:p>119397.448254888</text:p>
              </table:table-cell>
            </table:table-row>
            <table:table-row>
              <table:table-cell office:value-type="string">
                <text:p>2011-10-07</text:p>
              </table:table-cell>
              <table:table-cell office:value-type="float" office:value="118452.001589608">
                <text:p>118452.001589608</text:p>
              </table:table-cell>
            </table:table-row>
            <table:table-row>
              <table:table-cell office:value-type="string">
                <text:p>2011-10-10</text:p>
              </table:table-cell>
              <table:table-cell office:value-type="float" office:value="119561.103500127">
                <text:p>119561.103500127</text:p>
              </table:table-cell>
            </table:table-row>
            <table:table-row>
              <table:table-cell office:value-type="string">
                <text:p>2011-10-11</text:p>
              </table:table-cell>
              <table:table-cell office:value-type="float" office:value="119614.078890431">
                <text:p>119614.078890431</text:p>
              </table:table-cell>
            </table:table-row>
            <table:table-row>
              <table:table-cell office:value-type="string">
                <text:p>2011-10-12</text:p>
              </table:table-cell>
              <table:table-cell office:value-type="float" office:value="119194.175580895">
                <text:p>119194.175580895</text:p>
              </table:table-cell>
            </table:table-row>
            <table:table-row>
              <table:table-cell office:value-type="string">
                <text:p>2011-10-13</text:p>
              </table:table-cell>
              <table:table-cell office:value-type="float" office:value="119614.708027275">
                <text:p>119614.708027275</text:p>
              </table:table-cell>
            </table:table-row>
            <table:table-row>
              <table:table-cell office:value-type="string">
                <text:p>2011-10-14</text:p>
              </table:table-cell>
              <table:table-cell office:value-type="float" office:value="119923.345925628">
                <text:p>119923.345925628</text:p>
              </table:table-cell>
            </table:table-row>
            <table:table-row>
              <table:table-cell office:value-type="string">
                <text:p>2011-10-17</text:p>
              </table:table-cell>
              <table:table-cell office:value-type="float" office:value="120616.227766106">
                <text:p>120616.227766106</text:p>
              </table:table-cell>
            </table:table-row>
            <table:table-row>
              <table:table-cell office:value-type="string">
                <text:p>2011-10-18</text:p>
              </table:table-cell>
              <table:table-cell office:value-type="float" office:value="120825.605091555">
                <text:p>120825.605091555</text:p>
              </table:table-cell>
            </table:table-row>
            <table:table-row>
              <table:table-cell office:value-type="string">
                <text:p>2011-10-19</text:p>
              </table:table-cell>
              <table:table-cell office:value-type="float" office:value="119736.466542256">
                <text:p>119736.466542256</text:p>
              </table:table-cell>
            </table:table-row>
            <table:table-row>
              <table:table-cell office:value-type="string">
                <text:p>2011-10-20</text:p>
              </table:table-cell>
              <table:table-cell office:value-type="float" office:value="119156.693176781">
                <text:p>119156.693176781</text:p>
              </table:table-cell>
            </table:table-row>
            <table:table-row>
              <table:table-cell office:value-type="string">
                <text:p>2011-10-21</text:p>
              </table:table-cell>
              <table:table-cell office:value-type="float" office:value="119132.384429588">
                <text:p>119132.384429588</text:p>
              </table:table-cell>
            </table:table-row>
            <table:table-row>
              <table:table-cell office:value-type="string">
                <text:p>2011-10-24</text:p>
              </table:table-cell>
              <table:table-cell office:value-type="float" office:value="119764.860327656">
                <text:p>119764.860327656</text:p>
              </table:table-cell>
            </table:table-row>
            <table:table-row>
              <table:table-cell office:value-type="string">
                <text:p>2011-10-25</text:p>
              </table:table-cell>
              <table:table-cell office:value-type="float" office:value="121121.189842385">
                <text:p>121121.189842385</text:p>
              </table:table-cell>
            </table:table-row>
            <table:table-row>
              <table:table-cell office:value-type="string">
                <text:p>2011-10-26</text:p>
              </table:table-cell>
              <table:table-cell office:value-type="float" office:value="120903.426848397">
                <text:p>120903.426848397</text:p>
              </table:table-cell>
            </table:table-row>
            <table:table-row>
              <table:table-cell office:value-type="string">
                <text:p>2011-10-27</text:p>
              </table:table-cell>
              <table:table-cell office:value-type="float" office:value="119403.00293432">
                <text:p>119403.00293432</text:p>
              </table:table-cell>
            </table:table-row>
            <table:table-row>
              <table:table-cell office:value-type="string">
                <text:p>2011-10-28</text:p>
              </table:table-cell>
              <table:table-cell office:value-type="float" office:value="119886.433887753">
                <text:p>119886.433887753</text:p>
              </table:table-cell>
            </table:table-row>
            <table:table-row>
              <table:table-cell office:value-type="string">
                <text:p>2011-10-31</text:p>
              </table:table-cell>
              <table:table-cell office:value-type="float" office:value="120719.315244559">
                <text:p>120719.315244559</text:p>
              </table:table-cell>
            </table:table-row>
            <table:table-row>
              <table:table-cell office:value-type="string">
                <text:p>2011-11-01</text:p>
              </table:table-cell>
              <table:table-cell office:value-type="float" office:value="121692.788603869">
                <text:p>121692.788603869</text:p>
              </table:table-cell>
            </table:table-row>
            <table:table-row>
              <table:table-cell office:value-type="string">
                <text:p>2011-11-02</text:p>
              </table:table-cell>
              <table:table-cell office:value-type="float" office:value="121623.423185637">
                <text:p>121623.423185637</text:p>
              </table:table-cell>
            </table:table-row>
            <table:table-row>
              <table:table-cell office:value-type="string">
                <text:p>2011-11-03</text:p>
              </table:table-cell>
              <table:table-cell office:value-type="float" office:value="121720.376956664">
                <text:p>121720.376956664</text:p>
              </table:table-cell>
            </table:table-row>
            <table:table-row>
              <table:table-cell office:value-type="string">
                <text:p>2011-11-04</text:p>
              </table:table-cell>
              <table:table-cell office:value-type="float" office:value="121507.577042491">
                <text:p>121507.577042491</text:p>
              </table:table-cell>
            </table:table-row>
            <table:table-row>
              <table:table-cell office:value-type="string">
                <text:p>2011-11-07</text:p>
              </table:table-cell>
              <table:table-cell office:value-type="float" office:value="122542.067546759">
                <text:p>122542.067546759</text:p>
              </table:table-cell>
            </table:table-row>
            <table:table-row>
              <table:table-cell office:value-type="string">
                <text:p>2011-11-08</text:p>
              </table:table-cell>
              <table:table-cell office:value-type="float" office:value="122183.753443239">
                <text:p>122183.753443239</text:p>
              </table:table-cell>
            </table:table-row>
            <table:table-row>
              <table:table-cell office:value-type="string">
                <text:p>2011-11-09</text:p>
              </table:table-cell>
              <table:table-cell office:value-type="float" office:value="122065.763836259">
                <text:p>122065.763836259</text:p>
              </table:table-cell>
            </table:table-row>
            <table:table-row>
              <table:table-cell office:value-type="string">
                <text:p>2011-11-10</text:p>
              </table:table-cell>
              <table:table-cell office:value-type="float" office:value="121264.648243058">
                <text:p>121264.648243058</text:p>
              </table:table-cell>
            </table:table-row>
            <table:table-row>
              <table:table-cell office:value-type="string">
                <text:p>2011-11-11</text:p>
              </table:table-cell>
              <table:table-cell office:value-type="float" office:value="121492.722219242">
                <text:p>121492.722219242</text:p>
              </table:table-cell>
            </table:table-row>
            <table:table-row>
              <table:table-cell office:value-type="string">
                <text:p>2011-11-14</text:p>
              </table:table-cell>
              <table:table-cell office:value-type="float" office:value="121971.341968573">
                <text:p>121971.341968573</text:p>
              </table:table-cell>
            </table:table-row>
            <table:table-row>
              <table:table-cell office:value-type="string">
                <text:p>2011-11-15</text:p>
              </table:table-cell>
              <table:table-cell office:value-type="float" office:value="122250.645866103">
                <text:p>122250.645866103</text:p>
              </table:table-cell>
            </table:table-row>
            <table:table-row>
              <table:table-cell office:value-type="string">
                <text:p>2011-11-16</text:p>
              </table:table-cell>
              <table:table-cell office:value-type="float" office:value="122222.734805466">
                <text:p>122222.734805466</text:p>
              </table:table-cell>
            </table:table-row>
            <table:table-row>
              <table:table-cell office:value-type="string">
                <text:p>2011-11-17</text:p>
              </table:table-cell>
              <table:table-cell office:value-type="float" office:value="122038.398849411">
                <text:p>122038.398849411</text:p>
              </table:table-cell>
            </table:table-row>
            <table:table-row>
              <table:table-cell office:value-type="string">
                <text:p>2011-11-18</text:p>
              </table:table-cell>
              <table:table-cell office:value-type="float" office:value="121999.493611977">
                <text:p>121999.493611977</text:p>
              </table:table-cell>
            </table:table-row>
            <table:table-row>
              <table:table-cell office:value-type="string">
                <text:p>2011-11-21</text:p>
              </table:table-cell>
              <table:table-cell office:value-type="float" office:value="121492.445353466">
                <text:p>121492.445353466</text:p>
              </table:table-cell>
            </table:table-row>
            <table:table-row>
              <table:table-cell office:value-type="string">
                <text:p>2011-11-22</text:p>
              </table:table-cell>
              <table:table-cell office:value-type="float" office:value="122216.233775938">
                <text:p>122216.233775938</text:p>
              </table:table-cell>
            </table:table-row>
            <table:table-row>
              <table:table-cell office:value-type="string">
                <text:p>2011-11-23</text:p>
              </table:table-cell>
              <table:table-cell office:value-type="float" office:value="121932.877574872">
                <text:p>121932.877574872</text:p>
              </table:table-cell>
            </table:table-row>
            <table:table-row>
              <table:table-cell office:value-type="string">
                <text:p>2011-11-25</text:p>
              </table:table-cell>
              <table:table-cell office:value-type="float" office:value="120461.672106467">
                <text:p>120461.672106467</text:p>
              </table:table-cell>
            </table:table-row>
            <table:table-row>
              <table:table-cell office:value-type="string">
                <text:p>2011-11-28</text:p>
              </table:table-cell>
              <table:table-cell office:value-type="float" office:value="121866.964148665">
                <text:p>121866.964148665</text:p>
              </table:table-cell>
            </table:table-row>
            <table:table-row>
              <table:table-cell office:value-type="string">
                <text:p>2011-11-29</text:p>
              </table:table-cell>
              <table:table-cell office:value-type="float" office:value="121710.966891813">
                <text:p>121710.966891813</text:p>
              </table:table-cell>
            </table:table-row>
            <table:table-row>
              <table:table-cell office:value-type="string">
                <text:p>2011-11-30</text:p>
              </table:table-cell>
              <table:table-cell office:value-type="float" office:value="122664.800930396">
                <text:p>122664.800930396</text:p>
              </table:table-cell>
            </table:table-row>
            <table:table-row>
              <table:table-cell office:value-type="string">
                <text:p>2011-12-01</text:p>
              </table:table-cell>
              <table:table-cell office:value-type="float" office:value="122210.916753725">
                <text:p>122210.916753725</text:p>
              </table:table-cell>
            </table:table-row>
            <table:table-row>
              <table:table-cell office:value-type="string">
                <text:p>2011-12-02</text:p>
              </table:table-cell>
              <table:table-cell office:value-type="float" office:value="123181.633062469">
                <text:p>123181.633062469</text:p>
              </table:table-cell>
            </table:table-row>
            <table:table-row>
              <table:table-cell office:value-type="string">
                <text:p>2011-12-05</text:p>
              </table:table-cell>
              <table:table-cell office:value-type="float" office:value="123252.639704354">
                <text:p>123252.639704354</text:p>
              </table:table-cell>
            </table:table-row>
            <table:table-row>
              <table:table-cell office:value-type="string">
                <text:p>2011-12-06</text:p>
              </table:table-cell>
              <table:table-cell office:value-type="float" office:value="122778.95725492">
                <text:p>122778.95725492</text:p>
              </table:table-cell>
            </table:table-row>
            <table:table-row>
              <table:table-cell office:value-type="string">
                <text:p>2011-12-07</text:p>
              </table:table-cell>
              <table:table-cell office:value-type="float" office:value="123151.76802961">
                <text:p>123151.76802961</text:p>
              </table:table-cell>
            </table:table-row>
            <table:table-row>
              <table:table-cell office:value-type="string">
                <text:p>2011-12-08</text:p>
              </table:table-cell>
              <table:table-cell office:value-type="float" office:value="123256.526213033">
                <text:p>123256.526213033</text:p>
              </table:table-cell>
            </table:table-row>
            <table:table-row>
              <table:table-cell office:value-type="string">
                <text:p>2011-12-09</text:p>
              </table:table-cell>
              <table:table-cell office:value-type="float" office:value="122647.220623607">
                <text:p>122647.220623607</text:p>
              </table:table-cell>
            </table:table-row>
            <table:table-row>
              <table:table-cell office:value-type="string">
                <text:p>2011-12-12</text:p>
              </table:table-cell>
              <table:table-cell office:value-type="float" office:value="122450.802231946">
                <text:p>122450.802231946</text:p>
              </table:table-cell>
            </table:table-row>
            <table:table-row>
              <table:table-cell office:value-type="string">
                <text:p>2011-12-13</text:p>
              </table:table-cell>
              <table:table-cell office:value-type="float" office:value="122906.397004396">
                <text:p>122906.397004396</text:p>
              </table:table-cell>
            </table:table-row>
            <table:table-row>
              <table:table-cell office:value-type="string">
                <text:p>2011-12-14</text:p>
              </table:table-cell>
              <table:table-cell office:value-type="float" office:value="123020.775954493">
                <text:p>123020.775954493</text:p>
              </table:table-cell>
            </table:table-row>
            <table:table-row>
              <table:table-cell office:value-type="string">
                <text:p>2011-12-15</text:p>
              </table:table-cell>
              <table:table-cell office:value-type="float" office:value="122941.905091156">
                <text:p>122941.905091156</text:p>
              </table:table-cell>
            </table:table-row>
            <table:table-row>
              <table:table-cell office:value-type="string">
                <text:p>2011-12-16</text:p>
              </table:table-cell>
              <table:table-cell office:value-type="float" office:value="124049.210184056">
                <text:p>124049.210184056</text:p>
              </table:table-cell>
            </table:table-row>
            <table:table-row>
              <table:table-cell office:value-type="string">
                <text:p>2011-12-19</text:p>
              </table:table-cell>
              <table:table-cell office:value-type="float" office:value="124646.446015666">
                <text:p>124646.446015666</text:p>
              </table:table-cell>
            </table:table-row>
            <table:table-row>
              <table:table-cell office:value-type="string">
                <text:p>2011-12-20</text:p>
              </table:table-cell>
              <table:table-cell office:value-type="float" office:value="124557.200200412">
                <text:p>124557.200200412</text:p>
              </table:table-cell>
            </table:table-row>
            <table:table-row>
              <table:table-cell office:value-type="string">
                <text:p>2011-12-21</text:p>
              </table:table-cell>
              <table:table-cell office:value-type="float" office:value="124131.722372209">
                <text:p>124131.722372209</text:p>
              </table:table-cell>
            </table:table-row>
            <table:table-row>
              <table:table-cell office:value-type="string">
                <text:p>2011-12-22</text:p>
              </table:table-cell>
              <table:table-cell office:value-type="float" office:value="124884.516207248">
                <text:p>124884.516207248</text:p>
              </table:table-cell>
            </table:table-row>
            <table:table-row>
              <table:table-cell office:value-type="string">
                <text:p>2011-12-23</text:p>
              </table:table-cell>
              <table:table-cell office:value-type="float" office:value="124708.571878287">
                <text:p>124708.571878287</text:p>
              </table:table-cell>
            </table:table-row>
            <table:table-row>
              <table:table-cell office:value-type="string">
                <text:p>2011-12-27</text:p>
              </table:table-cell>
              <table:table-cell office:value-type="float" office:value="125042.47537726">
                <text:p>125042.47537726</text:p>
              </table:table-cell>
            </table:table-row>
            <table:table-row>
              <table:table-cell office:value-type="string">
                <text:p>2011-12-28</text:p>
              </table:table-cell>
              <table:table-cell office:value-type="float" office:value="125386.806770721">
                <text:p>125386.806770721</text:p>
              </table:table-cell>
            </table:table-row>
            <table:table-row>
              <table:table-cell office:value-type="string">
                <text:p>2011-12-29</text:p>
              </table:table-cell>
              <table:table-cell office:value-type="float" office:value="125995.942950791">
                <text:p>125995.942950791</text:p>
              </table:table-cell>
            </table:table-row>
            <table:table-row>
              <table:table-cell office:value-type="string">
                <text:p>2011-12-30</text:p>
              </table:table-cell>
              <table:table-cell office:value-type="float" office:value="126111.448994994">
                <text:p>126111.4489949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da8c1e6-fd468f4-454e206-f42a4a9-143cf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